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naTermMini" svg:font-family="AnnaTermMini" style:font-family-generic="modern"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ulixtla009Sans" svg:font-family="Caulixtla009Sans" style:font-family-generic="swiss" style:font-pitch="variable"/>
    <style:font-face style:name="Caulixtla009Serif" svg:font-family="Caulixtla009Serif"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Wingdings" svg:font-family="Wingdings" style:font-pitch="variable" style:font-charset="x-symbol"/>
  </office:font-face-decls>
  <office:automatic-styles>
    <style:style style:name="P1" style:family="paragraph" style:parent-style-name="Standard">
      <style:paragraph-properties fo:text-align="center" style:justify-single-word="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2" style:family="paragraph" style:parent-style-name="Standard">
      <style:paragraph-properties fo:hyphenation-ladder-count="no-limit"/>
      <style:text-properties fo:font-style="italic" style:font-style-asian="italic" fo:hyphenate="false" fo:hyphenation-remain-char-count="2" fo:hyphenation-push-char-count="2" loext:hyphenation-no-caps="false" loext:hyphenation-no-last-word="false" loext:hyphenation-word-char-count="no-limit" loext:hyphenation-zone="no-limit"/>
    </style:style>
    <style:style style:name="P3" style:family="paragraph" style:parent-style-name="Standard">
      <style:paragraph-properties fo:text-align="center" style:justify-single-word="false" fo:hyphenation-ladder-count="no-limit"/>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style:paragraph-properties fo:hyphenation-ladder-count="no-limit" fo:break-before="page"/>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style:paragraph-properties fo:hyphenation-ladder-count="no-limit"/>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style:paragraph-properties fo:line-height="150%" fo:hyphenation-ladder-count="no-limit"/>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style:paragraph-properties fo:line-height="150%" fo:hyphenation-ladder-count="no-limit" fo:break-before="page"/>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style:paragraph-properties fo:text-align="center" style:justify-single-word="false" fo:hyphenation-ladder-count="no-limit"/>
      <style:text-properties style:font-name="Caulixtla009Sans" fo:font-size="20pt" fo:font-weight="bold" style:font-name-asian="Caulixtla009Sans" style:font-size-asian="20pt"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style:paragraph-properties fo:hyphenation-ladder-count="no-limit"/>
      <style:text-properties style:font-name="Caulixtla009Sans" fo:font-size="14pt" fo:font-weight="bold" style:font-name-asian="Caulixtla009Sans" style:font-size-asian="14pt" style:font-weight-asian="bold" style:font-name-complex="Caulixtla009Sans" style:font-size-complex="14pt"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style:paragraph-properties fo:hyphenation-ladder-count="no-limit" fo:break-before="page"/>
      <style:text-properties style:font-name="Caulixtla009Sans" fo:font-size="14pt" fo:font-weight="bold" style:font-name-asian="Caulixtla009Sans" style:font-size-asian="14pt" style:font-weight-asian="bold" style:font-name-complex="Caulixtla009Sans" style:font-size-complex="14pt"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line-height="150%" fo:hyphenation-ladder-count="no-limit" fo:break-before="page"/>
      <style:text-properties style:font-name="Caulixtla009Sans" fo:font-size="14pt" fo:font-weight="bold" style:font-name-asian="Caulixtla009Sans" style:font-size-asian="14pt" style:font-weight-asian="bold" style:font-name-complex="Caulixtla009Sans" style:font-size-complex="14pt"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hyphenation-ladder-count="no-limit" fo:break-before="page"/>
      <style:text-properties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style:paragraph-properties fo:margin-left="0.1965in" fo:margin-right="0in"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style:paragraph-properties fo:hyphenation-ladder-count="no-limit"/>
      <style:text-properties style:font-name="AnnaTermMini" fo:font-size="10pt" fo:font-weight="bold" style:font-name-asian="AnnaTermMini" style:font-size-asian="10pt" style:font-weight-asian="bold"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style:paragraph-properties fo:hyphenation-ladder-count="no-limit"/>
      <style:text-properties style:font-name="AnnaTermMini" fo:font-size="10pt"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style:paragraph-properties fo:hyphenation-ladder-count="no-limit" fo:break-before="page"/>
      <style:text-properties style:font-name="AnnaTermMini" fo:font-size="10pt"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paragraph-properties fo:hyphenation-ladder-count="no-limit"/>
      <style:text-properties style:font-name="AnnaTermMini" fo:font-size="10pt" fo:font-style="italic" style:font-name-asian="AnnaTermMini" style:font-size-asian="10pt" style:font-style-asian="italic"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style:list-style-name="WW8Num1">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list-style-name="WW8Num2">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style:list-style-name="WW8Num3">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style:list-style-name="WW8Num4">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list-style-name="WW8Num5">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style:list-style-name="WW8Num6">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style:list-style-name="WW8Num7">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style:list-style-name="WW8Num8">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style:list-style-name="WW8Num9">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style:list-style-name="WW8Num10">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style:list-style-name="WW8Num11">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0" style:family="paragraph" style:parent-style-name="Standard" style:list-style-name="WW8Num12">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style:list-style-name="WW8Num13">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style:list-style-name="WW8Num14">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style:list-style-name="WW8Num14">
      <style:paragraph-properties fo:margin-left="0.1965in" fo:margin-right="0in" fo:hyphenation-ladder-count="no-limit" fo:text-indent="-0.1965in" style:auto-text-indent="false" fo:break-before="page"/>
      <style:text-properties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style:list-style-name="WW8Num15">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style:list-style-name="WW8Num16">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style:list-style-name="WW8Num17">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style:list-style-name="WW8Num18">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style:list-style-name="WW8Num19">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style:paragraph-properties fo:hyphenation-ladder-count="no-limit" fo:break-before="page"/>
      <style:text-properties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style:list-style-name="">
      <style:paragraph-properties fo:margin-left="0.1965in" fo:margin-right="0in" fo:orphans="0" fo:widows="0"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AnnaTermMini" fo:font-size="10pt" style:font-name-asian="AnnaTermMini" style:font-size-asian="10pt" style:font-name-complex="AnnaTermMini" style:font-size-complex="10pt"/>
    </style:style>
    <style:style style:name="T4" style:family="text">
      <style:text-properties style:font-name="AnnaTermMini" fo:font-size="10pt" fo:font-weight="bold" style:font-name-asian="AnnaTermMini" style:font-size-asian="10pt" style:font-weight-asian="bold" style:font-name-complex="AnnaTermMini" style:font-size-complex="10pt" style:font-weight-complex="bold"/>
    </style:style>
    <style:style style:name="T5" style:family="text">
      <style:text-properties style:font-name="AnnaTermMini" fo:font-size="10pt" style:text-underline-style="solid" style:text-underline-width="auto" style:text-underline-color="font-color" fo:font-weight="bold" style:font-name-asian="AnnaTermMini" style:font-size-asian="10pt" style:font-weight-asian="bold" style:font-name-complex="AnnaTermMini" style:font-size-complex="10pt" style:font-weight-complex="bold"/>
    </style:style>
    <style:style style:name="T6" style:family="text">
      <style:text-properties style:font-name="AnnaTermMini" fo:font-size="10pt" style:text-underline-style="solid" style:text-underline-width="auto" style:text-underline-color="font-color" style:font-name-asian="AnnaTermMini" style:font-size-asian="10pt" style:font-name-complex="AnnaTermMini" style:font-size-complex="10pt"/>
    </style:style>
    <style:style style:name="T7"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am Discusses Lunacy</text:p>
      <text:p text:style-name="P1"/>
      <text:p text:style-name="P8">Table of contents</text:p>
      <text:p text:style-name="P15"/>
      <text:p text:style-name="P16"><text:s text:c="7"/>Introduction .................................................... <text:s/>2</text:p>
      <text:p text:style-name="P16"><text:s text:c="7"/>Installing Lunacy ............................................... <text:s/>3</text:p>
      <text:p text:style-name="P16"><text:s text:c="7"/>Running Lunacy .................................................. <text:s/>4</text:p>
      <text:p text:style-name="P16"><text:s text:c="7"/>Desktop calculator .............................................. <text:s/>5</text:p>
      <text:p text:style-name="P16"><text:s text:c="7"/>Numbers ......................................................... <text:s/>6</text:p>
      <text:p text:style-name="P16"><text:s text:c="7"/>Comments ........................................................ <text:s/>9</text:p>
      <text:p text:style-name="P16"><text:s text:c="7"/>If statements ................................................... 10</text:p>
      <text:p text:style-name="P16"><text:s text:c="7"/>Loops (While and repeat) ........................................ 12</text:p>
      <text:p text:style-name="P16"><text:s text:c="7"/>Strings ......................................................... 15</text:p>
      <text:p text:style-name="P16"><text:s text:c="7"/>Recursion and local variables ................................... 18</text:p>
      <text:p text:style-name="P16"><text:s text:c="7"/>Function closure ................................................ 19</text:p>
      <text:p text:style-name="P16"><text:s text:c="7"/>Types ........................................................... 20</text:p>
      <text:p text:style-name="P16"><text:s text:c="7"/>Binary numbers .................................................. 21</text:p>
      <text:p text:style-name="P16"><text:s text:c="7"/>Tables .......................................................... 25</text:p>
      <text:p text:style-name="P16"><text:s text:c="7"/>Tables: Passed by reference ..................................... 28</text:p>
      <text:p text:style-name="P16"><text:s text:c="7"/>Arrays .......................................................... 29</text:p>
      <text:p text:style-name="P16"><text:s text:c="7"/>Metatables (Classes) ............................................ 30</text:p>
      <text:p text:style-name="P16"><text:s text:c="7"/>For loops with functions ........................................ 35</text:p>
      <text:p text:style-name="P16"><text:s text:c="7"/>List iteration .................................................. 38</text:p>
      <text:p text:style-name="P16"><text:s text:c="7"/>Multiple inheritance ............................................ 39</text:p>
      <text:p text:style-name="P16"><text:s text:c="7"/>Private functions (Includes RadioGatún[32] class) ............... 42</text:p>
      <text:p text:style-name="P16"><text:s text:c="7"/>Regular expressions ............................................. 47</text:p>
      <text:p text:style-name="P16"><text:s text:c="7"/>File input and output ........................................... 50</text:p>
      <text:p text:style-name="P16"><text:s text:c="7"/>Math ............................................................ 54</text:p>
      <text:p text:style-name="P16"><text:s text:c="7"/>More on regular expressions ..................................... 57</text:p>
      <text:p text:style-name="P16"><text:s text:c="7"/>Directory traversal ............................................. 60</text:p>
      <text:p text:style-name="P16"><text:s text:c="7"/>Two-way pipes ................................................... 61</text:p>
      <text:p text:style-name="P16"><text:s text:c="7"/>Silly job interview questions ................................... 62</text:p>
      <text:p text:style-name="P16"><text:s text:c="7"/>A reverse Polish calculator ..................................... 63</text:p>
      <text:p text:style-name="P16"><text:s text:c="7"/>A text adventure: Part 1 ........................................ 67</text:p>
      <text:p text:style-name="P16"><text:s text:c="7"/>A text adventure: Part 2 ........................................ 69</text:p>
      <text:p text:style-name="P16"><text:s text:c="7"/>A text adventure: Part 3 ........................................ 75</text:p>
      <text:p text:style-name="P16"><text:s text:c="7"/>Text processing: Breaking long lines ............................ 86</text:p>
      <text:p text:style-name="P16"><text:s text:c="7"/>Text processing: Generating a man page .......................... 88</text:p>
      <text:p text:style-name="P16"><text:s text:c="7"/>Some other ways Lua is used ..................................... 95</text:p>
      <text:p text:style-name="P16"/>
      <text:p text:style-name="P2">All content in this book, including code samples, has been donated to the public domain by Sam Trenholme.</text:p>
      <text:p text:style-name="P2"/>
      <text:p text:style-name="P12"><text:tab/></text:p>
      <text:p text:style-name="P4">Introduction</text:p>
      <text:p text:style-name="P5"/>
      <text:p text:style-name="P12"><text:span text:style-name="T1">Lunacy</text:span> is my personal fork of Lua 5.1. <text:span text:style-name="T1">Lua</text:span> is a tiny scripting language which is suitable for embedding in other applications. While there are newer versions of Lua, Lua 5.1 is the most widely deployed and used. Lua 5.1 is the most recent version supported by LuaJIT, a very fast implementation of Lua; Lua 5.1 is also the basis for Luau, the scripting language used by the very popular gaming platform Roblox, as well as the Scribunto MediaWiki extension which allows the Wikipedia to run Lua scripts.</text:p>
      <text:p text:style-name="P12"/>
      <text:p text:style-name="P12">This book is a guide to programming in Lunacy. While the book is written for Lunacy, it can also be used to learn how to program in Lua. </text:p>
      <text:p text:style-name="P12"/>
      <text:p text:style-name="P12">The book is not an introduction to programming; in particular, it assumes the reader is already familiar with other scripting languages such as AWK, Perl, or Python. The book concentrates more on the parts of Lua which can be difficult for people used to other scripting languages to understand, such as function closures, how Lunacy uses function factories to run <text:span text:style-name="T3">for</text:span> loops (and how one can have Lunacy iterate through items in a list using the right function in a <text:span text:style-name="T3">for</text:span> loop), metatables, and Lunacy’s prototypical class model.</text:p>
      <text:p text:style-name="P12"/>
      <text:p text:style-name="P12">This book uses a large number of code examples to illustrate how code is written in Lunacy, and to provide public domain “battery” code (such as a regular expression splitter and a function which makes regular expressions case insensitive) people can use in their own Lunacy scripts.</text:p>
      <text:p text:style-name="P12"/>
      <text:p text:style-name="P12">This book is not a Lunacy reference; a very terse reference manual is already included with Lunacy. This is a companion to the reference manual to have code examples and longer explanations of the concepts expressed in that manual.</text:p>
      <text:p text:style-name="P12"/>
      <text:p text:style-name="P12">This book concentrates on using Lunacy as a scripting language in the vein of Perl/AWK/Python/etc. That in mind, it does <text:span text:style-name="T2">not</text:span> cover concepts which are not used in text processing scripts, such as coroutines or integrating Lunacy in to a larger C or C++ project.</text:p>
      <text:p text:style-name="P12"/>
      <text:p text:style-name="P12">The goal of this book is to be an open content guide to programming in Lunacy (or Lua) which people can use to become familiar with this language.</text:p>
      <text:p text:style-name="P12"/>
      <text:p text:style-name="P12">This book is a work in progress and the latest version of this book can be found at either <text:span text:style-name="T3">https://github.com/samboy/lunacy</text:span> or <text:span text:style-name="T3">https://maradns.samiam.org/lunacy/</text:span></text:p>
      <text:p text:style-name="P4">Installing Lunacy</text:p>
      <text:p text:style-name="P5"/>
      <text:p text:style-name="P12">To way to install Lunacy depends on the operating system one is using. In Windows (Windows XP, Windows 7, Windows 8, Windows 10, and Windows 11) one can simply use the pre-compiled Lunacy binary. In Linux and MacOS, if one has a C compiler and an implementation of <text:span text:style-name="T2">make</text:span>, it is possible to compile Lunacy.</text:p>
      <text:p text:style-name="P12"/>
      <text:p text:style-name="P12">The simplest way to download Lunacy is to get it from GitHub using the <text:span text:style-name="T2">git</text:span> command. From a command line, run this:</text:p>
      <text:p text:style-name="P12"/>
      <text:p text:style-name="P16">git clone https://github.com/samboy/lunacy</text:p>
      <text:p text:style-name="P16"/>
      <text:p text:style-name="P12">One option to obtain Lunacy without git is to go to <text:span text:style-name="T3">https://github.com/samboy/lunacy</text:span>, click on “Code” then “download zip”. Another option is to go to <text:span text:style-name="T3">https://maradns.samiam.org/lunacy/</text:span> and download Lunacy there.</text:p>
      <text:p text:style-name="P12"/>
      <text:p text:style-name="P12">Should GitHub be down, Lunacy is available at other locations on the internet, e.g.<text:line-break/><text:span text:style-name="T3">https://codeberg.org/samboy/lunacy</text:span> or <text:span text:style-name="T3">https://gitlab.com/maradns/lunacy/</text:span></text:p>
      <text:p text:style-name="P16"/>
      <text:p text:style-name="P12">Once Lunacy is downloaded, Windows users can use the <text:span text:style-name="T3">lunacy.exe</text:span> 32-bit x86 compile of Lunacy in the <text:span text:style-name="T3">bin/</text:span> folder of the download. People on other platforms can compile Lunacy with <text:span text:style-name="T3">make</text:span> and a C compiler (<text:span text:style-name="T3">gcc</text:span>, <text:span text:style-name="T3">clang</text:span>, etc.) in the <text:span text:style-name="T3">src/</text:span> folder. The simplest way to compile Lunacy is to simply run <text:span text:style-name="T3">make</text:span> in the <text:span text:style-name="T3">src/</text:span> folder of Lunacy; if readline support is desired (to have up arrow history) and the, one can compile Lunacy via <text:span text:style-name="T3">make -f Makefile.readline</text:span> If one has the editline library instead (similar to readline, but without the GPL license), one can</text:p>
      <text:p text:style-name="P12">compile Lunacy via <text:span text:style-name="T3">make -f Makefile.editline</text:span></text:p>
      <text:p text:style-name="P16"/>
      <text:p text:style-name="P12">Once Lunacy is compiled, one can copy it over to one’s local path (e.g. <text:span text:style-name="T3">/bin/</text:span> or <text:span text:style-name="T3">/usr/bin/</text:span> or another directory in one’s usual path) as root or admin via the appropriate copy command (e.g. <text:span text:style-name="T3">cp lunacy /usr/bin/</text:span>).</text:p>
      <text:p text:style-name="P12"/>
      <text:p text:style-name="P12">The Windows binary of Lunacy has up arrow history support if it’s run in Cygwin (available at <text:span text:style-name="T3">https://cygwin.com/</text:span>) or PowerShell.</text:p>
      <text:p text:style-name="P12"/>
      <text:p text:style-name="P12">Lunacy is a command line application, so it is best run from a terminal window, such as Cygwin, PowerShell, any Linux terminal application, or the terminal in MacOS.</text:p>
      <text:p text:style-name="P12"/>
      <text:p text:style-name="P12">That said, the <text:span text:style-name="T3">lunacy.exe</text:span> binary runs just fine when double clicked on in Windows 10, and even has up arrow history support.</text:p>
      <text:p text:style-name="P4">Running Lunacy</text:p>
      <text:p text:style-name="P5"/>
      <text:p text:style-name="P12">Once Lunacy is installed, running the <text:span text:style-name="T3">lunacy</text:span> binary (e.g. <text:span text:style-name="T3">lunacy.exe</text:span> on Windows) will show something that looks like this:</text:p>
      <text:p text:style-name="P16"/>
      <text:p text:style-name="P16">Lunacy 2022-12-06 <text:s/>Copyright 1994-2012 Lua.org PUC-Rio; 2020-2022 Sam Trenholme</text:p>
      <text:p text:style-name="P16">&gt;</text:p>
      <text:p text:style-name="P16"/>
      <text:p text:style-name="P12">Here we can begin to type in commands. In the examples on this page, text in bold <text:span text:style-name="T4">like this</text:span> is typed by the user; text not in bold <text:span text:style-name="T3">like this</text:span> is returned from the Lunacy binary.</text:p>
      <text:p text:style-name="P12"/>
      <text:p text:style-name="P12">Let’s do the “Hello, world!” example:</text:p>
      <text:p text:style-name="P12"/>
      <text:p text:style-name="P12"><text:span text:style-name="T3">&gt; </text:span><text:span text:style-name="T4">print("Hello, world!")</text:span></text:p>
      <text:p text:style-name="P16">Hello, world!</text:p>
      <text:p text:style-name="P16"/>
      <text:p text:style-name="P12">We can also use Lunacy as a basic desktop calculator:</text:p>
      <text:p text:style-name="P12"/>
      <text:p text:style-name="P12"><text:span text:style-name="T3">&gt; </text:span><text:span text:style-name="T4">1 + 1</text:span></text:p>
      <text:p text:style-name="P16">2</text:p>
      <text:p text:style-name="P16"/>
      <text:p text:style-name="P12">Note that the trick that makes the answer to an expression appear only works if the first character in the line is a number or the left parenthesis “<text:span text:style-name="T3">(</text:span>” character. Other characters need <text:span text:style-name="T3">=</text:span> at the beginning of the line, e.g.</text:p>
      <text:p text:style-name="P12"/>
      <text:p text:style-name="P12"><text:span text:style-name="T3">&gt; </text:span><text:span text:style-name="T4">= math.pi</text:span></text:p>
      <text:p text:style-name="P16">3.1415926535898</text:p>
      <text:p text:style-name="P16"/>
      <text:p text:style-name="P12">Lunacy has support for functions, e.g.</text:p>
      <text:p text:style-name="P16"/>
      <text:p text:style-name="P12"><text:span text:style-name="T3">&gt; </text:span><text:span text:style-name="T4">function hi()</text:span></text:p>
      <text:p text:style-name="P12"><text:span text:style-name="T3">&gt;&gt; </text:span><text:span text:style-name="T4">print("Hello, world!")</text:span></text:p>
      <text:p text:style-name="P12"><text:span text:style-name="T3">&gt;&gt; </text:span><text:span text:style-name="T4">end</text:span></text:p>
      <text:p text:style-name="P12"><text:span text:style-name="T3">&gt; </text:span><text:span text:style-name="T4">hi()</text:span></text:p>
      <text:p text:style-name="P16">Hello, world!</text:p>
      <text:p text:style-name="P16"/>
      <text:p text:style-name="P12">If Lunacy is being run from the command shell, it is possible to tell Lunacy to run a given file as its script contents. <text:s/>For example, let us suppose we have a file <text:span text:style-name="T3">foo.lua</text:span> with the following</text:p>
      <text:p text:style-name="P12">in it:</text:p>
      <text:p text:style-name="P12"/>
      <text:p text:style-name="P16">print("Hello, world!")</text:p>
      <text:p text:style-name="P16"/>
      <text:p text:style-name="P12">Running Lunacy in the same directory as <text:span text:style-name="T3">foo.lua</text:span> gives us a result like this:</text:p>
      <text:p text:style-name="P12"/>
      <text:p text:style-name="P12"><text:span text:style-name="T3">$ cat foo.lua<text:tab/></text:span><text:span text:style-name="T2">This would be “type foo.lua” in a Windows cmd shell terminal</text:span></text:p>
      <text:p text:style-name="P16">print("Hello, world!")</text:p>
      <text:p text:style-name="P16">$ lunacy foo.lua</text:p>
      <text:p text:style-name="P16">Hello, world!</text:p>
      <text:p text:style-name="P16"/>
      <text:p text:style-name="P12">Where <text:span text:style-name="T3">$</text:span> is a Cygwin, Linux terminal, MacOS terminal, or similar prompt.</text:p>
      <text:p text:style-name="P6"><text:soft-page-break/>Desktop Calculator</text:p>
      <text:p text:style-name="P12">Lunacy can be used as a desktop calculator. To do so, Lunacy can be started from the command line in a terminal window. For example, anything in bold is typed by the user:</text:p>
      <text:p text:style-name="P12"/>
      <text:p text:style-name="P12"><text:span text:style-name="T3">$ </text:span><text:span text:style-name="T4">lunacy</text:span></text:p>
      <text:p text:style-name="P16">Lunacy 2022-12-06 <text:s/>Copyright 1994-2012 Lua.org PUC-Rio; 2020-2022 Sam Trenholme</text:p>
      <text:p text:style-name="P12"><text:span text:style-name="T3">&gt; </text:span><text:span text:style-name="T4">1 + 1</text:span></text:p>
      <text:p text:style-name="P16">2</text:p>
      <text:p text:style-name="P12"><text:span text:style-name="T3">&gt; </text:span><text:span text:style-name="T4">(1 + 2) * 3</text:span></text:p>
      <text:p text:style-name="P16">9</text:p>
      <text:p text:style-name="P16"/>
      <text:p text:style-name="P12"><text:span text:style-name="T3">+</text:span> is addition; <text:span text:style-name="T3">-</text:span> is subtraction;<text:span text:style-name="T3"> *</text:span> is multiplication;<text:span text:style-name="T3"> /</text:span> is division.</text:p>
      <text:p text:style-name="P12"/>
      <text:p text:style-name="P12">Lines which begin with a number of the <text:span text:style-name="T3">(</text:span> character are calculated. Should an expression who which starts with another character is desired, the line needs to start with the <text:span text:style-name="T3">=</text:span> character.</text:p>
      <text:p text:style-name="P12"/>
      <text:p text:style-name="P12"><text:span text:style-name="T3">&gt; </text:span><text:span text:style-name="T4">=math.pi</text:span></text:p>
      <text:p text:style-name="P16">3.1415926535898</text:p>
      <text:p text:style-name="P16"/>
      <text:p text:style-name="P12">It’s possible to assign and use variables in the Lunacy command line:</text:p>
      <text:p text:style-name="P12"/>
      <text:p text:style-name="P12"><text:span text:style-name="T3">&gt; </text:span><text:span text:style-name="T4">a = (34 * 3) + 2</text:span></text:p>
      <text:p text:style-name="P12"><text:span text:style-name="T3">&gt; </text:span><text:span text:style-name="T4">= a * 2</text:span></text:p>
      <text:p text:style-name="P16">208</text:p>
      <text:p text:style-name="P16"/>
      <text:p text:style-name="P12">It’s also possible to define functions (or do pretty much anything Lunacy can do when run as a script) when being run as a desktop calculator:</text:p>
      <text:p text:style-name="P12"/>
      <text:p text:style-name="P12"><text:span text:style-name="T3">&gt; </text:span><text:span text:style-name="T4">function addOne(x)</text:span></text:p>
      <text:p text:style-name="P12"><text:span text:style-name="T3">&gt;&gt; </text:span><text:span text:style-name="T4">print(x + 1)</text:span></text:p>
      <text:p text:style-name="P12"><text:span text:style-name="T3">&gt;&gt; </text:span><text:span text:style-name="T4">end</text:span></text:p>
      <text:p text:style-name="P12"><text:span text:style-name="T3">&gt; </text:span><text:span text:style-name="T4">=addOne(3)</text:span></text:p>
      <text:p text:style-name="P16">4</text:p>
      <text:p text:style-name="P16"/>
      <text:p text:style-name="P12">A desktop calculator will usually have arrow history support; in other words, if one hits the up arrow character while using Lunacy in desktop calculator mode, the previously entered command will appear again and can be edited with the left and right arrow keys. The 32-bit Windows Lunacy has arrow support when run in Cygwin, PowerShell, or from the Windows cmd shell; the source code to Lunacy has support for both readline and editline which also can give Lunacy this support.</text:p>
      <text:p text:style-name="P12"/>
      <text:p text:style-name="P12">Lunacy does not store the state of its virtual machine; every single time Lunacy is started as a fresh slate; functions and variables stored in previous invocations of Lunacy are lost.</text:p>
      <text:p text:style-name="P12"/>
      <text:p text:style-name="P4">Numbers</text:p>
      <text:p text:style-name="P5"/>
      <text:p text:style-name="P12">The version of Lua I use is Lunacy, which is a fork of Lua 5.1.</text:p>
      <text:p text:style-name="P12"/>
      <text:p text:style-name="P12">In Lunacy, all numbers are IEEE 64-bit floats. <text:s/>This means:</text:p>
      <text:p text:style-name="P12"/>
      <text:list text:style-name="WW8Num1">
        <text:list-item>
          <text:p text:style-name="P19">Numbers between -9,007,199,254,740,992 and 9,007,199,254,740,992 have a precision of 1 or higher; numbers in this range can be represented as integers.</text:p>
        </text:list-item>
        <text:list-item>
          <text:p text:style-name="P19">Numbers can be fractional; the closer the number is to zero, the more precision the fraction has.</text:p>
        </text:list-item>
        <text:list-item>
          <text:p text:style-name="P19">The type of floating point number Lunacy uses is binary. <text:s/>This means that fractions which are not a power of two are imprecise in Lua.</text:p>
        </text:list-item>
      </text:list>
      <text:p text:style-name="P12"/>
      <text:p text:style-name="P12">Let’s show an issue with these floats by looking at a loop in Lua.</text:p>
      <text:p text:style-name="P12"/>
      <text:p text:style-name="P12">To do a simple loop in Lua, we use this form:</text:p>
      <text:p text:style-name="P16"/>
      <text:p text:style-name="P16">for counter = start, end, increment do</text:p>
      <text:p text:style-name="P16"><text:s text:c="2"/>print(counter)</text:p>
      <text:p text:style-name="P16">end</text:p>
      <text:p text:style-name="P16"/>
      <text:p text:style-name="P12">The default value for increment is <text:span text:style-name="T3">1</text:span>.</text:p>
      <text:p text:style-name="P12"/>
      <text:p text:style-name="P12">For example:</text:p>
      <text:p text:style-name="P12"/>
      <text:p text:style-name="P16">for counter = 1,10 do</text:p>
      <text:p text:style-name="P16"><text:s text:c="2"/>print(counter)</text:p>
      <text:p text:style-name="P16">end</text:p>
      <text:p text:style-name="P16"/>
      <text:p text:style-name="P12">Which gives us 1,2,3,4,5,6,7,8,9, and finally 10.</text:p>
      <text:p text:style-name="P12"/>
      <text:p text:style-name="P12">Likewise:</text:p>
      <text:p text:style-name="P12"/>
      <text:p text:style-name="P16">for counter = 1,11,2 do</text:p>
      <text:p text:style-name="P16"><text:s text:c="2"/>print(counter)</text:p>
      <text:p text:style-name="P16">end</text:p>
      <text:p text:style-name="P16"/>
      <text:p text:style-name="P12">Will give us 1,3,5,7,9,11</text:p>
      <text:p text:style-name="P12"/>
      <text:p text:style-name="P12">We can count backwards:</text:p>
      <text:p text:style-name="P12"/>
      <text:p text:style-name="P16">for counter = 10,1,-1 do</text:p>
      <text:p text:style-name="P16"><text:s text:c="2"/>print(counter)</text:p>
      <text:p text:style-name="P16">end</text:p>
      <text:p text:style-name="P16"/>
      <text:p text:style-name="P12">This gives us 10,9,8,7,6,5,4,3,2,1</text:p>
      <text:p text:style-name="P12"/>
      <text:p text:style-name="P12">Note that we must have the increment as a negative number to count backwards.</text:p>
      <text:p text:style-name="P12"/>
      <text:p text:style-name="P12"><text:soft-page-break/>Note that, since Lunacy uses 64-bit IEEE floats, counters really should only use integers. <text:s/>This can give unexpected behavior:</text:p>
      <text:p text:style-name="P12"/>
      <text:p text:style-name="P16">for counter = .9,1,.05 do</text:p>
      <text:p text:style-name="P16"><text:s text:c="2"/>print(counter)</text:p>
      <text:p text:style-name="P16">end</text:p>
      <text:p text:style-name="P16"/>
      <text:p text:style-name="P12">With infinite precision numbers, or heck with decimal floating point numbers, we would get 0.90, 0.95, 1.00, but instead we get 0.90 and 0.95 without the 1.00 (when running as 32-bit x86 code; the behavior is as expected on ARM64 and x86_64). <text:s/>This is caused because .05 is a number ever so slightly higher when represented as a 64-bit IEEE binary floating point number, causing the loop to act in unexpected ways.</text:p>
      <text:p text:style-name="P12"/>
      <text:p text:style-name="P12">The solution to avoid these kinds of issues is to always use integers for Lua loops, then divide the number as needed, e.g.:</text:p>
      <text:p text:style-name="P16"/>
      <text:p text:style-name="P16">for counter = 90,100,5 do</text:p>
      <text:p text:style-name="P16"><text:s text:c="2"/>print(counter / 100)</text:p>
      <text:p text:style-name="P16">end</text:p>
      <text:p text:style-name="P16"/>
      <text:p text:style-name="P12">This will give the expected behavior.</text:p>
      <text:p text:style-name="P12"/>
      <text:p text:style-name="P12">How can we see a large integer in Lunacy?</text:p>
      <text:p text:style-name="P12"/>
      <text:p text:style-name="P12">The simple <text:span text:style-name="T3">print()</text:span> command will, with Lunacy, print numbers as high as 99,999,999,999,999. <text:s/>Higher numbers show the number of as "e+XXX" format, e.g. 100,000,000,000,000 is shown as <text:span text:style-name="T3">1e+014</text:span>.</text:p>
      <text:p text:style-name="P12"/>
      <text:p text:style-name="P16">print(99999999999999)</text:p>
      <text:p text:style-name="P16">print(100000000000000)</text:p>
      <text:p text:style-name="P16"/>
      <text:p text:style-name="P12">This shows <text:span text:style-name="T3">99999999999999</text:span> then <text:span text:style-name="T3">1e+014</text:span></text:p>
      <text:p text:style-name="P12"/>
      <text:p text:style-name="P12">In a 64-bit compile of Lunacy, this will correctly show <text:span text:style-name="T3">100000000000000</text:span>:</text:p>
      <text:p text:style-name="P12"/>
      <text:p text:style-name="P16">print(string.format("%d",100000000000000))</text:p>
      <text:p text:style-name="P16"/>
      <text:p text:style-name="P12">However, in a 32-bit compile of Lunacy, the above code incorrectly shows</text:p>
      <text:p text:style-name="P12"><text:span text:style-name="T3">-2147483648</text:span>. <text:s/>To work around this issue requires a function (see the next page):</text:p>
      <text:p text:style-name="P12"/>
      <text:p text:style-name="P16"/>
      <text:p text:style-name="P17">function numberToString(n)</text:p>
      <text:p text:style-name="P16"><text:s text:c="2"/>out = ""</text:p>
      <text:p text:style-name="P16"><text:s text:c="2"/>isNeg = false</text:p>
      <text:p text:style-name="P16"><text:s text:c="2"/>if(n &lt; 0) then</text:p>
      <text:p text:style-name="P16"><text:s text:c="4"/>n = -n</text:p>
      <text:p text:style-name="P16"><text:s text:c="4"/>isNeg = true</text:p>
      <text:p text:style-name="P16"><text:s text:c="2"/>end</text:p>
      <text:p text:style-name="P16"><text:s text:c="2"/>if(n == 0) then</text:p>
      <text:p text:style-name="P16"><text:s text:c="4"/>return "0"</text:p>
      <text:p text:style-name="P16"><text:s text:c="2"/>end</text:p>
      <text:p text:style-name="P16"><text:s text:c="2"/>while n &gt; 0 do</text:p>
      <text:p text:style-name="P16"><text:s text:c="4"/>out = string.format("%d",n%10) .. out</text:p>
      <text:p text:style-name="P16"><text:s text:c="4"/>n = n - (n % 10)</text:p>
      <text:p text:style-name="P16"><text:s text:c="4"/>n = n / 10</text:p>
      <text:p text:style-name="P16"><text:s text:c="2"/>end</text:p>
      <text:p text:style-name="P16"><text:s text:c="2"/>if isNeg then</text:p>
      <text:p text:style-name="P16"><text:s text:c="4"/>out = "-" .. out</text:p>
      <text:p text:style-name="P16"><text:s text:c="2"/>end</text:p>
      <text:p text:style-name="P16"><text:s text:c="2"/>return out</text:p>
      <text:p text:style-name="P16">end</text:p>
      <text:p text:style-name="P16">print(numberToString(100000000000000))</text:p>
      <text:p text:style-name="P16"/>
      <text:p text:style-name="P12">This will correctly show <text:span text:style-name="T3">100000000000000</text:span> in both the 32-bit and 64-bit versions of Lunacy.</text:p>
      <text:p text:style-name="P12"/>
      <text:p text:style-name="P12">Note that this function only works correctly for integers, and only for numbers small enough to correctly divide by 10.</text:p>
      <text:p text:style-name="P5"/>
      <text:p text:style-name="P4">Comments</text:p>
      <text:p text:style-name="P5"/>
      <text:p text:style-name="P12">Lunacy has support for comments. Comments are blocks of code ignored by the Lunacy parser. Unlike traditional UNIX scripts, Lua uses two dashes to indicate the beginning of the comment.</text:p>
      <text:p text:style-name="P12"/>
      <text:p text:style-name="P12">Here is an example comment:</text:p>
      <text:p text:style-name="P12"/>
      <text:p text:style-name="P16">-- Here is a comment. It ends at the end of the line</text:p>
      <text:p text:style-name="P16">foo = 1</text:p>
      <text:p text:style-name="P16">-- Another comment</text:p>
      <text:p text:style-name="P16"/>
      <text:p text:style-name="P12">A comment which starts with two dashes ends at the end of a line.</text:p>
      <text:p text:style-name="P12"/>
      <text:p text:style-name="P9">Multi-line comments</text:p>
      <text:p text:style-name="P9"/>
      <text:p text:style-name="P12">Lua also has support for multi-line comments. A multi line comment starts with two dashes, immediately followed by two left square brackets. A multi-line comment ends with two right square brackets.</text:p>
      <text:p text:style-name="P12"/>
      <text:p text:style-name="P12">Here is an example multi-line comment:</text:p>
      <text:p text:style-name="P12"/>
      <text:p text:style-name="P16">foo = 1</text:p>
      <text:p text:style-name="P16">--[[ Here is a multi-line comment. <text:s/>It ends with two right square</text:p>
      <text:p text:style-name="P16"><text:s text:c="5"/>brackets, like this: ]]</text:p>
      <text:p text:style-name="P16">bar = 2</text:p>
      <text:p text:style-name="P16"/>
      <text:p text:style-name="P12">It’s also possible to use square bracket comment notation to put a comment in the middle of a line:</text:p>
      <text:p text:style-name="P12"/>
      <text:p text:style-name="P16">foo --[[ Here is a mid-line comment ]] = 1</text:p>
      <text:p text:style-name="P16"/>
      <text:p text:style-name="P12">In case we want <text:span text:style-name="T3">]]</text:span> in a comment, we can use this syntax:</text:p>
      <text:p text:style-name="P16"/>
      <text:p text:style-name="P16">foo = 1</text:p>
      <text:p text:style-name="P16">--[=[ Here is another multi-line comment. <text:s/>Since this comment has an equal </text:p>
      <text:p text:style-name="P16"><text:s text:c="6"/>sign between the brackets, ]] no longer ends a comment. <text:s/>Instead,</text:p>
      <text:p text:style-name="P16"><text:s text:c="6"/>the comment ends with an equals sign between the brackets: ]=]</text:p>
      <text:p text:style-name="P16">bar = 2</text:p>
      <text:p text:style-name="P16"/>
      <text:p text:style-name="P12">If both <text:span text:style-name="T3">]]</text:span> and <text:span text:style-name="T3">]=]</text:span> are desired in a comment, we can use <text:span text:style-name="T3">--[==[</text:span> or <text:span text:style-name="T3">--[===[ </text:span>or <text:span text:style-name="T3">--[====[</text:span></text:p>
      <text:p text:style-name="P12">to begin a comment; the comment is ended by the corresponding number of equals signs between the brackets closing the comment (e.g. <text:span text:style-name="T3">]==]</text:span> or <text:span text:style-name="T3">]===]</text:span> or <text:span text:style-name="T3">]====]</text:span>):</text:p>
      <text:p text:style-name="P12"/>
      <text:p text:style-name="P16">foo = 1</text:p>
      <text:p text:style-name="P16">--[===[ Comment with three equals between the brackets </text:p>
      <text:p text:style-name="P16"><text:s text:c="2"/>]===]</text:p>
      <text:p text:style-name="P16">bar = 2</text:p>
      <text:p text:style-name="P4">If statements</text:p>
      <text:p text:style-name="P5"/>
      <text:p text:style-name="P12">Lunacy implements <text:span text:style-name="T2">flow control</text:span> via “<text:span text:style-name="T3">if</text:span>” statements. The form is:</text:p>
      <text:p text:style-name="P12"/>
      <text:p text:style-name="P12"><text:span text:style-name="T3">if </text:span><text:span text:style-name="T2">condition</text:span><text:span text:style-name="T3"> then</text:span></text:p>
      <text:p text:style-name="P12"><text:span text:style-name="T3"><text:s text:c="2"/></text:span><text:span text:style-name="T2">block of code #1</text:span></text:p>
      <text:p text:style-name="P12"><text:span text:style-name="T3">elseif </text:span><text:span text:style-name="T2">other condition</text:span><text:span text:style-name="T3"> then</text:span></text:p>
      <text:p text:style-name="P12"><text:span text:style-name="T3"><text:s text:c="2"/></text:span><text:span text:style-name="T2">block of code #2</text:span></text:p>
      <text:p text:style-name="P16">else </text:p>
      <text:p text:style-name="P12"><text:span text:style-name="T3"><text:s text:c="2"/></text:span><text:span text:style-name="T2">block of code #3</text:span></text:p>
      <text:p text:style-name="P16">end</text:p>
      <text:p text:style-name="P16"/>
      <text:p text:style-name="P12">The “<text:span text:style-name="T3">elseif</text:span>” and “<text:span text:style-name="T3">else</text:span>” blocks are optional, and it’s possible to have multiple <text:span text:style-name="T3">elseif</text:span> blocks. The way code is run is as follows:</text:p>
      <text:p text:style-name="P12"/>
      <text:list text:style-name="WW8Num2">
        <text:list-item>
          <text:p text:style-name="P20" loext:marker-style-name="T2">If the condition in the initial <text:span text:style-name="T3">if</text:span> statement is true, then we execute <text:span text:style-name="T2">block of code #1</text:span></text:p>
        </text:list-item>
        <text:list-item>
          <text:p text:style-name="P20">Otherwise, if a condition in an <text:span text:style-name="T3">elseif</text:span> statement is true, when we execute the block of code after the <text:span text:style-name="T3">elseif</text:span> condition that is true. We only execute one <text:span text:style-name="T3">elseif</text:span> in a block.</text:p>
        </text:list-item>
        <text:list-item>
          <text:p text:style-name="P20">Otherwise, we execute the condition in the <text:span text:style-name="T3">else</text:span> block of code.</text:p>
        </text:list-item>
      </text:list>
      <text:p text:style-name="P12"/>
      <text:p text:style-name="P12"><text:span text:style-name="T1">Condition</text:span> is a statement that satisfies the <text:span text:style-name="T3">if</text:span>/<text:span text:style-name="T3">elseif</text:span> condition (so that we can run the block of code right after then condition) if it evaluates to anything besides <text:span text:style-name="T3">nil</text:span> or <text:span text:style-name="T3">false</text:span>. In particular, the number <text:span text:style-name="T3">0</text:span> and the empty string <text:span text:style-name="T3">""</text:span> are considered <text:span text:style-name="T3">true</text:span> for the purposes of evaluating an <text:span text:style-name="T3">if</text:span> or <text:span text:style-name="T3">elseif</text:span> block (also used with <text:span text:style-name="T3">while</text:span> and <text:span text:style-name="T3">until</text:span>, discussed elsewhere).</text:p>
      <text:p text:style-name="P12"/>
      <text:p text:style-name="P12">Condition statements are usually in the form <text:span text:style-name="T2">variable-or-value operation variable-or-value</text:span>.</text:p>
      <text:p text:style-name="P12">For example, <text:span text:style-name="T3">a &lt; 10</text:span> evaluates to <text:span text:style-name="T3">true</text:span> if <text:span text:style-name="T3">a</text:span> is less than <text:span text:style-name="T3">10</text:span>. Some operations:</text:p>
      <text:p text:style-name="P12"/>
      <text:list text:style-name="WW8Num3">
        <text:list-item>
          <text:p text:style-name="P21"><text:span text:style-name="T3">a &lt; b</text:span> is true if <text:span text:style-name="T3">a</text:span> is less than <text:span text:style-name="T3">b</text:span>. Strings are lexically compared; for example “<text:span text:style-name="T3">a</text:span>” is less than “<text:span text:style-name="T3">b</text:span>”, “<text:span text:style-name="T3">Z</text:span>” is less than “<text:span text:style-name="T3">a</text:span>”, and the string “<text:span text:style-name="T3">11</text:span>” is less than the string “<text:span text:style-name="T3">2</text:span>”. </text:p>
        </text:list-item>
        <text:list-item>
          <text:p text:style-name="P21" loext:marker-style-name="T3"><text:span text:style-name="T3">a &lt;= b</text:span> is true if <text:span text:style-name="T3">a</text:span> is less than or equal to <text:span text:style-name="T3">b</text:span></text:p>
        </text:list-item>
        <text:list-item>
          <text:p text:style-name="P21" loext:marker-style-name="T3"><text:span text:style-name="T3">a &gt; b</text:span> is true if <text:span text:style-name="T3">a</text:span> is greater than <text:span text:style-name="T3">b</text:span></text:p>
        </text:list-item>
        <text:list-item>
          <text:p text:style-name="P21" loext:marker-style-name="T3"><text:span text:style-name="T3">a &gt;= b</text:span> is true if <text:span text:style-name="T3">a</text:span> is greater than or equal to <text:span text:style-name="T3">b</text:span></text:p>
        </text:list-item>
        <text:list-item>
          <text:p text:style-name="P21"><text:span text:style-name="T3">a == b</text:span> is true if <text:span text:style-name="T3">a</text:span> is the same as <text:span text:style-name="T3">b</text:span>. Strings are never equal to numbers. Tables are equal if they point to the same table; two different tables with the same data are not equal.</text:p>
        </text:list-item>
        <text:list-item>
          <text:p text:style-name="P21"><text:span text:style-name="T3">a ~= b</text:span> is true if <text:span text:style-name="T3">a</text:span> is not equal to <text:span text:style-name="T3">b</text:span></text:p>
        </text:list-item>
      </text:list>
      <text:p text:style-name="P12"/>
      <text:p text:style-name="P12">This example code returns <text:span text:style-name="T3">"Fizzy"</text:span>, <text:span text:style-name="T3">"Buzzy"</text:span>, <text:span text:style-name="T3">3</text:span>, <text:span text:style-name="T3">4</text:span>, and finally <text:span text:style-name="T3">5</text:span>:</text:p>
      <text:p text:style-name="P12"/>
      <text:p text:style-name="P16">for number = 1,5 do -- Iterate so that number is 1, 2, 3, 4, and then 5</text:p>
      <text:p text:style-name="P16"><text:s text:c="2"/>if number &lt; 2 then</text:p>
      <text:p text:style-name="P16"><text:s text:c="4"/>print("Fizzy")</text:p>
      <text:p text:style-name="P16"><text:s text:c="2"/>elseif number &lt; 3 then</text:p>
      <text:p text:style-name="P16"><text:s text:c="4"/>print("Buzzy")</text:p>
      <text:p text:style-name="P16"><text:s text:c="2"/>else</text:p>
      <text:p text:style-name="P16"><text:s text:c="4"/>print(number)</text:p>
      <text:p text:style-name="P16"><text:s text:c="2"/>end</text:p>
      <text:p text:style-name="P16">end</text:p>
      <text:p text:style-name="P11">Compound if conditions</text:p>
      <text:p text:style-name="P12">It possible to compile multiple conditions in to a single if statement. If we want a given condition to be true only if all of multiple conditions are true, we use <text:span text:style-name="T3">and</text:span>. For example:</text:p>
      <text:p text:style-name="P12"/>
      <text:p text:style-name="P16">for number=1,5 do -- Iterate so that number is 1, 2, 3, 4, and then 5</text:p>
      <text:p text:style-name="P16"><text:s text:c="2"/>if number &gt; 2 and number &lt; 5 then</text:p>
      <text:p text:style-name="P16"><text:s text:c="4"/>print(number)</text:p>
      <text:p text:style-name="P16"><text:s text:c="2"/>end</text:p>
      <text:p text:style-name="P16">end</text:p>
      <text:p text:style-name="P16"/>
      <text:p text:style-name="P12">This will output 3 then 4. This is because the compound <text:span text:style-name="T3">if</text:span> statement has two sub-conditions. The compound <text:span text:style-name="T3">if</text:span> statement is only true if both:</text:p>
      <text:p text:style-name="P12"/>
      <text:list text:style-name="WW8Num4">
        <text:list-item>
          <text:p text:style-name="P22" loext:marker-style-name="T4"><text:span text:style-name="T3">number &gt; 2</text:span> i.e. <text:span text:style-name="T3">number</text:span> is greater than two <text:span text:style-name="T4">and</text:span></text:p>
        </text:list-item>
        <text:list-item>
          <text:p text:style-name="P22"><text:span text:style-name="T3">number &lt; 5</text:span> i.e. <text:span text:style-name="T3">number</text:span> is less than five</text:p>
        </text:list-item>
      </text:list>
      <text:p text:style-name="P12"/>
      <text:p text:style-name="P12">If, on the other hand, we want a condition to be true if any of the sub-conditions is true, we use <text:span text:style-name="T3">or</text:span>. For example:</text:p>
      <text:p text:style-name="P12"/>
      <text:p text:style-name="P16">for number=1,5 do -- Iterate so that number is 1, 2, 3, 4, and then 5</text:p>
      <text:p text:style-name="P16"><text:s text:c="2"/>if number &lt; 2 or number &gt; 3 then</text:p>
      <text:p text:style-name="P16"><text:s text:c="4"/>print(number)</text:p>
      <text:p text:style-name="P16"><text:s text:c="2"/>end</text:p>
      <text:p text:style-name="P16">end</text:p>
      <text:p text:style-name="P16"/>
      <text:p text:style-name="P12">This will output 1, 4, then 5. This is because the compound <text:span text:style-name="T3">if</text:span> statement, like the above one, had two sub-conditions. The compound <text:span text:style-name="T3">if</text:span> statement is true if either:</text:p>
      <text:p text:style-name="P12"/>
      <text:list text:style-name="WW8Num5">
        <text:list-item>
          <text:p text:style-name="P23" loext:marker-style-name="T4"><text:span text:style-name="T3">number &lt; 2</text:span> i.e. <text:span text:style-name="T3">number</text:span> is less than two <text:span text:style-name="T4">or</text:span></text:p>
        </text:list-item>
        <text:list-item>
          <text:p text:style-name="P23"><text:span text:style-name="T3">number &gt; 3</text:span> i.e. <text:span text:style-name="T3">number</text:span> is more than three</text:p>
        </text:list-item>
      </text:list>
      <text:p text:style-name="P14"/>
      <text:p text:style-name="P12">The third way to modify an <text:span text:style-name="T3">if</text:span> statement is to use the <text:span text:style-name="T3">not</text:span> keyword. The <text:span text:style-name="T3">not</text:span> keyword makes an <text:span text:style-name="T3">if</text:span> condition that is otherwise <text:span text:style-name="T3">true</text:span> become <text:span text:style-name="T3">false</text:span> and an <text:span text:style-name="T3">if</text:span> condition that is otherwise <text:span text:style-name="T3">false</text:span> become <text:span text:style-name="T3">true</text:span>. For example:</text:p>
      <text:p text:style-name="P12"/>
      <text:p text:style-name="P16">for number=1,5 do -- Iterate so that number is 1, 2, 3, 4, and then 5</text:p>
      <text:p text:style-name="P16"><text:s text:c="2"/>if not (number &lt; 3) then</text:p>
      <text:p text:style-name="P16"><text:s text:c="4"/>print(number)</text:p>
      <text:p text:style-name="P16"><text:s text:c="2"/>end</text:p>
      <text:p text:style-name="P16">end</text:p>
      <text:p text:style-name="P16"/>
      <text:p text:style-name="P12">Here, the output will be 3, 4, then 5. In more detail, <text:span text:style-name="T3">number &lt; 3</text:span> is only true when the above loop is run when <text:span text:style-name="T3">number</text:span> is 1 or 2, and is false when <text:span text:style-name="T3">number</text:span> is 3, 4, or 5. However, the not makes false statements true and vice versa, so now the compound state is true when <text:span text:style-name="T3">number</text:span> is 3, 4, or 5. </text:p>
      <text:p text:style-name="P12"/>
      <text:p text:style-name="P12">Note the parenthesis in the condition after <text:span text:style-name="T3">not</text:span>; they are mandatory.</text:p>
      <text:p text:style-name="P7">Loops (While and Repeat)</text:p>
      <text:p text:style-name="P12">In this chapter we will look at <text:span text:style-name="T3">while</text:span> loops, <text:span text:style-name="T3">repeat</text:span> loops, the <text:span text:style-name="T3">break</text:span> keyword, working around Lunacy’s lack of a “continue” keyword, and show a basic <text:span text:style-name="T3">for</text:span> loop.</text:p>
      <text:p text:style-name="P12"/>
      <text:p text:style-name="P9">The While loop</text:p>
      <text:p text:style-name="P9"/>
      <text:p text:style-name="P12">In a <text:span text:style-name="T3">while</text:span> loop, we go through a loop while <text:span text:style-name="T2">condition</text:span> is true. A <text:span text:style-name="T3">while</text:span> loop starts with the <text:span text:style-name="T3">do</text:span> keyword and ends with the <text:span text:style-name="T3">end</text:span> keyword. The general form is:</text:p>
      <text:p text:style-name="P12"/>
      <text:p text:style-name="P12"><text:span text:style-name="T3">while </text:span><text:span text:style-name="T2">condition</text:span><text:span text:style-name="T3"> do </text:span></text:p>
      <text:p text:style-name="P12"><text:span text:style-name="T3"><text:s text:c="2"/></text:span><text:span text:style-name="T2">actions</text:span></text:p>
      <text:p text:style-name="P16">end</text:p>
      <text:p text:style-name="P16"/>
      <text:p text:style-name="P12">When Lunacy hits the <text:span text:style-name="T3">end</text:span> keyword, we see if <text:span text:style-name="T2">condition </text:span>is true; if so, Lunacy goes back to the <text:span text:style-name="T3">do</text:span> keyword which begins the <text:span text:style-name="T3">while</text:span> loop.</text:p>
      <text:p text:style-name="P12"/>
      <text:p text:style-name="P12">Let’s this look at this code:</text:p>
      <text:p text:style-name="P12"/>
      <text:p text:style-name="P16">a = 1</text:p>
      <text:p text:style-name="P16">while a &lt; 10 do </text:p>
      <text:p text:style-name="P16"><text:s text:c="2"/>print(a) </text:p>
      <text:p text:style-name="P16"><text:s text:c="2"/>a = a + 1 </text:p>
      <text:p text:style-name="P16">end</text:p>
      <text:p text:style-name="P16"/>
      <text:p text:style-name="P12">The output is 1, 2, 3, 4, 5, 6, 7, 8, and 9.</text:p>
      <text:p text:style-name="P12"/>
      <text:p text:style-name="P12">While loops can nest, which means we can have one while loop in another while loop:</text:p>
      <text:p text:style-name="P12"/>
      <text:p text:style-name="P16">a = 1</text:p>
      <text:p text:style-name="P16">while a &lt; 4 do </text:p>
      <text:p text:style-name="P16"><text:s text:c="2"/>b = 1</text:p>
      <text:p text:style-name="P16"><text:s text:c="2"/>while b &lt; 3 do</text:p>
      <text:p text:style-name="P16"><text:s text:c="4"/>print(a * b)</text:p>
      <text:p text:style-name="P16"><text:s text:c="4"/>b = b + 1</text:p>
      <text:p text:style-name="P16"><text:s text:c="2"/>end</text:p>
      <text:p text:style-name="P16"><text:s text:c="2"/>a = a + 1</text:p>
      <text:p text:style-name="P16">end</text:p>
      <text:p text:style-name="P16"/>
      <text:p text:style-name="P12">Output is 1, 2, 2, 4, 3, 6.</text:p>
      <text:p text:style-name="P12"/>
      <text:p text:style-name="P12">Note that it’s possible to have a <text:span text:style-name="T3">while</text:span> loop which never runs, e.g.:</text:p>
      <text:p text:style-name="P12"/>
      <text:p text:style-name="P16">a = 10</text:p>
      <text:p text:style-name="P16">while a &lt; 4 do</text:p>
      <text:p text:style-name="P16"><text:s text:c="2"/>print("This will never run")</text:p>
      <text:p text:style-name="P16">end</text:p>
      <text:p text:style-name="P16">print("We are here")</text:p>
      <text:p text:style-name="P16"/>
      <text:p text:style-name="P12">This will only output <text:span text:style-name="T3">We are here</text:span>.</text:p>
      <text:p text:style-name="P10">The repeat loop</text:p>
      <text:p text:style-name="P9"/>
      <text:p text:style-name="P12">A <text:span text:style-name="T3">repeat</text:span> loop is similar to a <text:span text:style-name="T3">while</text:span> loop, but it will always goes through the loop once. For example:</text:p>
      <text:p text:style-name="P12"/>
      <text:p text:style-name="P16">a = nil</text:p>
      <text:p text:style-name="P16">repeat</text:p>
      <text:p text:style-name="P16"><text:s text:c="2"/>if a == nil then</text:p>
      <text:p text:style-name="P16"><text:s text:c="4"/>a = 1</text:p>
      <text:p text:style-name="P16"><text:s text:c="2"/>end</text:p>
      <text:p text:style-name="P16"><text:s text:c="2"/>print(a)</text:p>
      <text:p text:style-name="P16"><text:s text:c="2"/>a = a + 1</text:p>
      <text:p text:style-name="P16">until a &gt; 9</text:p>
      <text:p text:style-name="P16">print("Hello")</text:p>
      <text:p text:style-name="P16"/>
      <text:p text:style-name="P12">This outputs 1,2,3,4,5,6,7,8,9, then the word <text:span text:style-name="T3">Hello</text:span>.</text:p>
      <text:p text:style-name="P16"/>
      <text:p text:style-name="P12">Note that a <text:span text:style-name="T3">repeat</text:span> loop, unlike other loops, does not terminate with the <text:span text:style-name="T3">end</text:span> keyword but instead with an <text:span text:style-name="T3">until</text:span> statement.</text:p>
      <text:p text:style-name="P12"/>
      <text:p text:style-name="P9">The break keyword</text:p>
      <text:p text:style-name="P9"/>
      <text:p text:style-name="P12">It’s possible to break a <text:span text:style-name="T3">for</text:span>, <text:span text:style-name="T3">while</text:span>, or <text:span text:style-name="T3">repeat</text:span> loop with the <text:span text:style-name="T3">break</text:span> keyword. For example:</text:p>
      <text:p text:style-name="P12"/>
      <text:p text:style-name="P16">a = 1</text:p>
      <text:p text:style-name="P16">while true do</text:p>
      <text:p text:style-name="P16"><text:s text:c="2"/>if a &gt;= 10 then</text:p>
      <text:p text:style-name="P16"><text:s text:c="4"/>break</text:p>
      <text:p text:style-name="P16"><text:s text:c="2"/>end</text:p>
      <text:p text:style-name="P16"><text:s text:c="2"/>print(a)</text:p>
      <text:p text:style-name="P16"><text:s text:c="2"/>a = a + 1</text:p>
      <text:p text:style-name="P16">end</text:p>
      <text:p text:style-name="P16"/>
      <text:p text:style-name="P12">This will output 1,2,3,4,5,6,7,8, and 9.</text:p>
      <text:p text:style-name="P12"/>
      <text:p text:style-name="P12">With a <text:span text:style-name="T3">repeat</text:span> loop:</text:p>
      <text:p text:style-name="P12"/>
      <text:p text:style-name="P16">a = 1</text:p>
      <text:p text:style-name="P16">repeat</text:p>
      <text:p text:style-name="P16"><text:s text:c="2"/>if a &gt;= 10 then</text:p>
      <text:p text:style-name="P16"><text:s text:c="4"/>break</text:p>
      <text:p text:style-name="P16"><text:s text:c="2"/>end</text:p>
      <text:p text:style-name="P16"><text:s text:c="2"/>print(a)</text:p>
      <text:p text:style-name="P16"><text:s text:c="2"/>a = a + 1</text:p>
      <text:p text:style-name="P16">until false</text:p>
      <text:p text:style-name="P16"/>
      <text:p text:style-name="P12">This will also output 1,2,3,4,5,6,7,8, and 9.</text:p>
      <text:p text:style-name="P10">No continue keyword</text:p>
      <text:p text:style-name="P9"/>
      <text:p text:style-name="P12">Some other languages, such as C, have a “continue” keyword. This keyword would cause the loop to go back to the beginning of the loop, e.g. the <text:span text:style-name="T3">while</text:span> keyword if we’re in a <text:span text:style-name="T3">while</text:span> loop.</text:p>
      <text:p text:style-name="P12"/>
      <text:p text:style-name="P12">Lunacy does not have a continue keyword, but we can simulate it by having a loop inside of a loop:</text:p>
      <text:p text:style-name="P12"/>
      <text:p text:style-name="P16">doBreak = false</text:p>
      <text:p text:style-name="P16">a = 1</text:p>
      <text:p text:style-name="P16">repeat</text:p>
      <text:p text:style-name="P16"><text:s text:c="2"/>while a &lt; 10 do</text:p>
      <text:p text:style-name="P16"><text:s text:c="4"/>doBreak = true</text:p>
      <text:p text:style-name="P16"><text:s text:c="4"/>a = a + 1</text:p>
      <text:p text:style-name="P16"><text:s text:c="4"/>if a % 2 == 0 then</text:p>
      <text:p text:style-name="P16"><text:s text:c="6"/>doBreak = false -- Make break act like continue</text:p>
      <text:p text:style-name="P16"><text:s text:c="6"/>break -- Acts like continue</text:p>
      <text:p text:style-name="P16"><text:s text:c="4"/>end</text:p>
      <text:p text:style-name="P16"><text:s text:c="4"/>if a == 9 then</text:p>
      <text:p text:style-name="P16"><text:s text:c="6"/>break -- Acts like break because doBreak is true</text:p>
      <text:p text:style-name="P16"><text:s text:c="4"/>end</text:p>
      <text:p text:style-name="P16"><text:s text:c="4"/>print(a)</text:p>
      <text:p text:style-name="P16"><text:s text:c="2"/>end</text:p>
      <text:p text:style-name="P16">until doBreak</text:p>
      <text:p text:style-name="P16"/>
      <text:p text:style-name="P12">This will output 3,5, and 7.</text:p>
      <text:p text:style-name="P12"/>
      <text:p text:style-name="P12">This trick works for <text:span text:style-name="T3">while</text:span> and <text:span text:style-name="T3">repeat</text:span> loops, but not with <text:span text:style-name="T3">for</text:span> loops (a version with the <text:span text:style-name="T3">repeat</text:span>/<text:span text:style-name="T3">until</text:span> inside the <text:span text:style-name="T3">for</text:span> loop would work; this is left as an exercise for the reader).</text:p>
      <text:p text:style-name="P12"/>
      <text:p text:style-name="P9">The for loop</text:p>
      <text:p text:style-name="P9"/>
      <text:p text:style-name="P12">Lunacy actually has two forms of a <text:span text:style-name="T3">for</text:span> loop. One is a simple for loop where we go through numbers; the other, which we will look at elsewhere, uses a function along with <text:span text:style-name="T3">for</text:span>. Here is a simple numerical <text:span text:style-name="T3">for</text:span> loop:</text:p>
      <text:p text:style-name="P12"/>
      <text:p text:style-name="P16">for a=1,10,2 do</text:p>
      <text:p text:style-name="P16"><text:s text:c="2"/>print(a)</text:p>
      <text:p text:style-name="P16">end</text:p>
      <text:p text:style-name="P16"/>
      <text:p text:style-name="P12">This will output 1,3,5,7, and 9.</text:p>
      <text:p text:style-name="P12"/>
      <text:p text:style-name="P12">The “<text:span text:style-name="T3">1</text:span>” above is the value <text:span text:style-name="T3">a</text:span> has when we run the loop for the first time; <text:span text:style-name="T3">10</text:span> is the maximum value <text:span text:style-name="T3">a</text:span> can have and have the loop still run. <text:span text:style-name="T3">2</text:span> above is the amount we increment <text:span text:style-name="T3">a</text:span> by (or decrement, should this third number be negative) after each iteration of the loop.</text:p>
      <text:p text:style-name="P12"/>
      <text:p text:style-name="P12">Note that it’s best in a <text:span text:style-name="T3">for</text:span> loop of this form to use only integers; see the chapter on numbers for discussion of why.</text:p>
      <text:p text:style-name="P4">Strings</text:p>
      <text:p text:style-name="P5"/>
      <text:p text:style-name="P12">Lunacy has support for strings. For example:</text:p>
      <text:p text:style-name="P12"/>
      <text:p text:style-name="P16">a = "Hello, world!"</text:p>
      <text:p text:style-name="P16">print(a)</text:p>
      <text:p text:style-name="P16"/>
      <text:p text:style-name="P12">This will output “<text:span text:style-name="T3">Hello, world!</text:span>”. </text:p>
      <text:p text:style-name="P12"/>
      <text:p text:style-name="P9">Single quotes</text:p>
      <text:p text:style-name="P9"/>
      <text:p text:style-name="P12">Strings can be quoted with either single quotes or double quotes; here’s single quotes:</text:p>
      <text:p text:style-name="P12"/>
      <text:p text:style-name="P16">a = 'Hello, world!'</text:p>
      <text:p text:style-name="P16">print(a)</text:p>
      <text:p text:style-name="P16"/>
      <text:p text:style-name="P12">The only difference between single and double quotes is that it changes whether a single quote or a double quote needs to be escaped; unlike other languages, Lunacy does not by default expand variables in strings.</text:p>
      <text:p text:style-name="P12"/>
      <text:p text:style-name="P9">Strings are binary</text:p>
      <text:p text:style-name="P9"/>
      <text:p text:style-name="P12">A string is a binary stream; unlike C’s default string type, the NUL (0 value) character can be part of a string. Lunacy does not have UTF-8 or any other locale support; high bit strings are stored as is and strings do not have locale information (i.e. what character encoding a given string uses or even what type of line feed is used) attached to them.</text:p>
      <text:p text:style-name="P12"/>
      <text:p text:style-name="P9">Escaping characters</text:p>
      <text:p text:style-name="P9"/>
      <text:p text:style-name="P12">It’s possible to escape characters with strings:</text:p>
      <text:p text:style-name="P12"/>
      <text:list text:style-name="WW8Num6">
        <text:list-item>
          <text:p text:style-name="P24" loext:marker-style-name="T3"><text:span text:style-name="T3">\"</text:span> always returns a double quote without terminating a string. This escape sequence is not needed if the string is single quoted; e.g. <text:span text:style-name="T3">'" is a double quote'</text:span> is equivalent to the string<text:span text:style-name="T3"> "\" is a double quote"</text:span> or <text:span text:style-name="T3">'\" is a double quote'</text:span>. In all cases, the resulting string is <text:line-break/><text:span text:style-name="T3">" is a double quote</text:span></text:p>
        </text:list-item>
        <text:list-item>
          <text:p text:style-name="P24"><text:span text:style-name="T3">\'</text:span> likewise always returns a single quote.</text:p>
        </text:list-item>
        <text:list-item>
          <text:p text:style-name="P24"><text:span text:style-name="T3">\\</text:span> returns a backslash</text:p>
        </text:list-item>
        <text:list-item>
          <text:p text:style-name="P24"><text:span text:style-name="T3">\</text:span> followed by a newline allows a multi-line string; the <text:span text:style-name="T3">\</text:span> is not part of the resulting string.</text:p>
        </text:list-item>
        <text:list-item>
          <text:p text:style-name="P24"><text:span text:style-name="T3">\0</text:span>, <text:span text:style-name="T3">\00</text:span>, or <text:span text:style-name="T3">\000</text:span> represents a NUL character</text:p>
        </text:list-item>
        <text:list-item>
          <text:p text:style-name="P24">Likewise <text:span text:style-name="T3">\</text:span><text:span text:style-name="T2">nnn</text:span>, where <text:span text:style-name="T2">nnn</text:span> is a one digit, two digit, or three digit decimal number between 0 and 255 represents a character with the corresponding ASCII (or high bit) numerical value. E.g. <text:span text:style-name="T3">\33</text:span> or <text:span text:style-name="T3">\033</text:span> is an exclamation point (“bang”) character and is equivalent to <text:span text:style-name="T3">!</text:span></text:p>
        </text:list-item>
        <text:list-item>
          <text:p text:style-name="P24"><text:span text:style-name="T3">\r</text:span>, <text:span text:style-name="T3">\n</text:span>, <text:span text:style-name="T3">\a</text:span>, <text:span text:style-name="T3">\b</text:span>, <text:span text:style-name="T3">\f</text:span>, <text:span text:style-name="T3">\t</text:span>, and <text:span text:style-name="T3">\v</text:span> generate the corresponding character (In order shown here: carriage return, newline, bell, backspace, form feed, tab, and vertical tab).</text:p>
        </text:list-item>
      </text:list>
      <text:p text:style-name="P12"/>
      <text:p text:style-name="P10">String concatenation</text:p>
      <text:p text:style-name="P9"/>
      <text:p text:style-name="P12">It’s possible to concatenate strings using the <text:span text:style-name="T3">..</text:span> operator. For example:</text:p>
      <text:p text:style-name="P12"/>
      <text:p text:style-name="P16">a = "Hello, "</text:p>
      <text:p text:style-name="P16">b = a .. "world!"</text:p>
      <text:p text:style-name="P16">print(b)</text:p>
      <text:p text:style-name="P16"/>
      <text:p text:style-name="P12">returns <text:span text:style-name="T3">Hello, world!</text:span></text:p>
      <text:p text:style-name="P16"/>
      <text:p text:style-name="P9">String manipulation functions</text:p>
      <text:p text:style-name="P9"/>
      <text:p text:style-name="P12">Let’s look at some of Lunacy’s string manipulation methods. String methods can be called either as <text:span text:style-name="T3">string.</text:span><text:span text:style-name="T2">functionName</text:span> (the first argument is the string to run the method against) or as <text:span text:style-name="T2">string</text:span><text:span text:style-name="T3">:</text:span><text:span text:style-name="T2">functionName</text:span> (where the string name is already given); e.g. given that <text:span text:style-name="T3">a</text:span> is a string, <text:span text:style-name="T3">string.sub(a,1,3)</text:span> is equivalent to <text:span text:style-name="T3">a:sub(1,3)</text:span>. Note that strings in Lunacy are immutable and the functions which generate strings return newly created strings.</text:p>
      <text:p text:style-name="P12"/>
      <text:p text:style-name="P9">string.sub</text:p>
      <text:p text:style-name="P9"/>
      <text:p text:style-name="P12"><text:span text:style-name="T3">string.sub</text:span> returns a substring. Its arguments are <text:span text:style-name="T3">string.sub(</text:span><text:span text:style-name="T2">string, start, end</text:span>), where <text:span text:style-name="T2">start</text:span> is the first character of the resulting string we put in the resulting substring (since Lua tends to be 1-indexed, 1 is the first character in the source string, 2 is the second character, and so on) and <text:span text:style-name="T2">end</text:span> is the final character. If <text:span text:style-name="T2">start</text:span> or <text:span text:style-name="T2">end</text:span> are negative, we count characters from the end of the string; e.g. <text:span text:style-name="T3">-1</text:span> is the final character in the string, <text:span text:style-name="T3">-2</text:span> is the second final character, and so on. If <text:span text:style-name="T2">end</text:span> is not specified, the resulting substring ends with the source string ends. </text:p>
      <text:p text:style-name="P12"/>
      <text:p text:style-name="P12">If a search is out of bounds, <text:span text:style-name="T3">string.sub</text:span> returns the empty string (and <text:span text:style-name="T2">not</text:span> <text:span text:style-name="T3">nil</text:span>).</text:p>
      <text:p text:style-name="P12"/>
      <text:p text:style-name="P12">Examples:</text:p>
      <text:p text:style-name="P12"/>
      <text:p text:style-name="P16">a = "1234567890"</text:p>
      <text:p text:style-name="P16">print(a:sub(2,5)) -- Output is 2345</text:p>
      <text:p text:style-name="P16">print(string.sub(a,3,8)) -- Output is 345678</text:p>
      <text:p text:style-name="P16">print(a:sub(8)) -- Output is 890</text:p>
      <text:p text:style-name="P16">print(a:sub(7,-2)) -- Output is 789</text:p>
      <text:p text:style-name="P16">print(string.sub(a,-5,8)) -- Output is 678</text:p>
      <text:p text:style-name="P16">print(a:sub(12,12)) -- Out of bounds, returns ""</text:p>
      <text:p text:style-name="P16"/>
      <text:p text:style-name="P9">string.len</text:p>
      <text:p text:style-name="P9"/>
      <text:p text:style-name="P12"><text:span text:style-name="T3">string.len</text:span> returns how long a string is. A string can be 0 or more bytes long. Examples:</text:p>
      <text:p text:style-name="P12"/>
      <text:p text:style-name="P16">a = "12345"</text:p>
      <text:p text:style-name="P16">print(a:len()) -- Returns 5</text:p>
      <text:p text:style-name="P16">a = ""</text:p>
      <text:p text:style-name="P16">print(a:len()) -- Returns 0</text:p>
      <text:p text:style-name="P10">string.find</text:p>
      <text:p text:style-name="P9"/>
      <text:p text:style-name="P12"><text:span text:style-name="T3">string.find</text:span> looks for a given substring in a string. Its form is <text:span text:style-name="T3">string.find(</text:span><text:span text:style-name="T2">string</text:span>, <text:span text:style-name="T2">pattern</text:span>, <text:span text:style-name="T2">start</text:span>, <text:span text:style-name="T2">plain</text:span><text:span text:style-name="T3">)</text:span>. <text:span text:style-name="T2">start</text:span> and <text:span text:style-name="T2">plain</text:span> are optional. <text:span text:style-name="T2">pattern</text:span> is the substring we are looking for; by default <text:span text:style-name="T2">pattern</text:span> is a Lunacy regular expression pattern (a regular expression allows various different strings with certain characteristics to match; regular expressions will be discussed elsewhere). <text:span text:style-name="T2">start</text:span> is the first character we look at in the string for the matching pattern; if not specified, <text:span text:style-name="T2">start</text:span> has a value of <text:span text:style-name="T3">1</text:span> which is the start of a string. <text:span text:style-name="T2">plain</text:span>, if set to <text:span text:style-name="T3">true</text:span>, looks for the literal string in <text:span text:style-name="T2">pattern</text:span> instead of performing regular expression matching.</text:p>
      <text:p text:style-name="P16"/>
      <text:p text:style-name="P12">If the pattern is found, <text:span text:style-name="T3">string.find</text:span> returns two numbers: Where the matching string starts (as a numeric string index; e.g. <text:span text:style-name="T3">1</text:span> is the first character), followed by where the matching string ends. If the pattern is not found, <text:span text:style-name="T3">string.find</text:span> returns <text:span text:style-name="T3">nil</text:span>.</text:p>
      <text:p text:style-name="P16"/>
      <text:p text:style-name="P12">For example, <text:span text:style-name="T3">string.find(a, "345")</text:span> will look for an occurrence of the substring <text:span text:style-name="T3">345</text:span> in the string <text:span text:style-name="T3">a</text:span>. Some other examples:</text:p>
      <text:p text:style-name="P12"/>
      <text:p text:style-name="P16">a = "1234567890"</text:p>
      <text:p text:style-name="P16">print(a:find("567")) -- Returns 5,7</text:p>
      <text:p text:style-name="P16">print(a:find("111")) -- Returns nil</text:p>
      <text:p text:style-name="P16">a = "LoveLoveLove"</text:p>
      <text:p text:style-name="P16">print(a:find("Love")) -- Returns 1,4</text:p>
      <text:p text:style-name="P16">print(a:find("Love",3)) -- Returns 5,8</text:p>
      <text:p text:style-name="P16">print(a:find("Love",7,true)) -- Returns 9,12</text:p>
      <text:p text:style-name="P16">print(a:find("Love",11)) -- Returns nil</text:p>
      <text:p text:style-name="P16"/>
      <text:p text:style-name="P9">string.gsub</text:p>
      <text:p text:style-name="P9"/>
      <text:p text:style-name="P12"><text:span text:style-name="T3">string.gsub</text:span> replaces occurrences of a pattern with another string. It is called as <text:span text:style-name="T3">string.gsub(</text:span><text:span text:style-name="T2">string</text:span><text:span text:style-name="T3">, </text:span><text:span text:style-name="T2">pattern</text:span><text:span text:style-name="T3">,</text:span> <text:span text:style-name="T2">newString</text:span><text:span text:style-name="T3">,</text:span><text:span text:style-name="T2"> count</text:span><text:span text:style-name="T3">)</text:span> or <text:span text:style-name="T2">string</text:span><text:span text:style-name="T3">:gsub(</text:span><text:span text:style-name="T2">pattern</text:span>, <text:span text:style-name="T2">newString</text:span>, <text:span text:style-name="T2">count</text:span><text:span text:style-name="T3">)</text:span></text:p>
      <text:p text:style-name="P16"/>
      <text:p text:style-name="P12"><text:span text:style-name="T2">string</text:span> is the string we are creating an altered copy of. <text:span text:style-name="T2">pattern</text:span> is the regular expression pattern we are looking for (again, regular expressions will be discussed elsewhere). <text:span text:style-name="T2">newString</text:span> is the string we replace occurrences of <text:span text:style-name="T2">pattern</text:span> with. <text:span text:style-name="T2">count</text:span>, which is an optional argument, specifies the maximum number of times we replace <text:span text:style-name="T2">pattern</text:span>; if <text:span text:style-name="T2">count</text:span> is not specified, we replace all occurrences of <text:span text:style-name="T2">pattern</text:span> in <text:span text:style-name="T2">string</text:span>.</text:p>
      <text:p text:style-name="P12"/>
      <text:p text:style-name="P12"><text:span text:style-name="T3">string.gsub</text:span> returns the altered string as well as the number of times it found <text:span text:style-name="T2">pattern</text:span>.</text:p>
      <text:p text:style-name="P12"/>
      <text:p text:style-name="P12">Some examples:</text:p>
      <text:p text:style-name="P12"/>
      <text:p text:style-name="P16">a = "1234567890"</text:p>
      <text:p text:style-name="P16">print(a:gsub("456","axy")) -- Returns "123axy7890",1</text:p>
      <text:p text:style-name="P16">print(a:gsub("111","axy")) -- Returns "1234567890",0</text:p>
      <text:p text:style-name="P16">a = "LifeLifeLife"</text:p>
      <text:p text:style-name="P16">print(a:gsub("Life","Love")) -- Returns "LoveLoveLove",3</text:p>
      <text:p text:style-name="P16">print(a:gsub("Life","Love",1)) -- Returns "LoveLifeLife",1</text:p>
      <text:p text:style-name="P16">print(a:gsub("Life","Love",2)) -- Returns "LoveLoveLife",2</text:p>
      <text:p text:style-name="P16"/>
      <text:p text:style-name="P4">Recursion and local variables</text:p>
      <text:p text:style-name="P5"/>
      <text:p text:style-name="P12">Lunacy has support for recursion:</text:p>
      <text:p text:style-name="P12"/>
      <text:p text:style-name="P16">function factorial(a)</text:p>
      <text:p text:style-name="P16"><text:s text:c="2"/>if a &lt;= 1 then</text:p>
      <text:p text:style-name="P16"><text:s text:c="4"/>return 1</text:p>
      <text:p text:style-name="P16"><text:s text:c="2"/>end</text:p>
      <text:p text:style-name="P16"><text:s text:c="2"/>return a * factorial(a - 1)</text:p>
      <text:p text:style-name="P16">end</text:p>
      <text:p text:style-name="P16"/>
      <text:p text:style-name="P12">The above code works, e.g. <text:span text:style-name="T3">factorial(5)</text:span> returns <text:span text:style-name="T3">120. </text:span>This, however, will not work:</text:p>
      <text:p text:style-name="P12"/>
      <text:p text:style-name="P16">function sillyFactorial(a)</text:p>
      <text:p text:style-name="P16"><text:s text:c="2"/>b = a</text:p>
      <text:p text:style-name="P16"><text:s text:c="2"/>if b &lt;= 1 then</text:p>
      <text:p text:style-name="P16"><text:s text:c="4"/>return 1</text:p>
      <text:p text:style-name="P16"><text:s text:c="2"/>end</text:p>
      <text:p text:style-name="P16"><text:s text:c="2"/>c = sillyFactorial(b - 1)</text:p>
      <text:p text:style-name="P16"><text:s text:c="2"/>return b * c</text:p>
      <text:p text:style-name="P16">end</text:p>
      <text:p text:style-name="P16"/>
      <text:p text:style-name="P12">This is because <text:span text:style-name="T3">b</text:span> and <text:span text:style-name="T3">c</text:span> are global variables. This <text:span text:style-name="T2">does</text:span> work:</text:p>
      <text:p text:style-name="P12"/>
      <text:p text:style-name="P16">function worksFactorial(a)</text:p>
      <text:p text:style-name="P16"><text:s text:c="2"/>local b = a</text:p>
      <text:p text:style-name="P16"><text:s text:c="2"/>if b &lt;= 1 then</text:p>
      <text:p text:style-name="P16"><text:s text:c="4"/>return 1</text:p>
      <text:p text:style-name="P16"><text:s text:c="2"/>end</text:p>
      <text:p text:style-name="P16"><text:s text:c="2"/>local c = worksFactorial(b - 1)</text:p>
      <text:p text:style-name="P16"><text:s text:c="2"/>return b * c</text:p>
      <text:p text:style-name="P16">end</text:p>
      <text:p text:style-name="P16"/>
      <text:p text:style-name="P12">Point being, any variables defined in a recursive function should always be <text:span text:style-name="T3">local</text:span>.</text:p>
      <text:p text:style-name="P12"/>
      <text:p text:style-name="P12">Local variables are variables which only exist in the block (<text:span text:style-name="T3">function</text:span>, <text:span text:style-name="T3">while</text:span>, <text:span text:style-name="T3">if</text:span>, etc.) they are declared as <text:span text:style-name="T3">local</text:span> in. Let’s look at a simpler example of <text:span text:style-name="T3">local</text:span>:</text:p>
      <text:p text:style-name="P12"/>
      <text:p text:style-name="P16">a = 1</text:p>
      <text:p text:style-name="P16">function changeA(value)</text:p>
      <text:p text:style-name="P16"><text:s text:c="2"/>local a = value</text:p>
      <text:p text:style-name="P16"><text:s text:c="2"/>print(a)</text:p>
      <text:p text:style-name="P16">end</text:p>
      <text:p text:style-name="P16">changeA(2)</text:p>
      <text:p text:style-name="P16">print(a)</text:p>
      <text:p text:style-name="P16"/>
      <text:p text:style-name="P12">This will return <text:span text:style-name="T3">2</text:span> then <text:span text:style-name="T3">1</text:span> because the instance of <text:span text:style-name="T3">a</text:span> in the <text:span text:style-name="T3">changeA</text:span> function is a different instance than the <text:span text:style-name="T3">a = 1</text:span> which is in the global (i.e. non-local) scope. If the <text:span text:style-name="T3">local</text:span> keyword was not present in the above block (i.e. <text:span text:style-name="T3">a = value</text:span> instead of <text:span text:style-name="T3">local a = value</text:span>) then it would return <text:span text:style-name="T3">2</text:span> twice, because then the global <text:span text:style-name="T3">a</text:span> would be changed in the <text:span text:style-name="T3">changeA</text:span> function.</text:p>
      <text:p text:style-name="P4">Function closure</text:p>
      <text:p text:style-name="P5"/>
      <text:p text:style-name="P12">Some other languages, such as C, support “static” variables, i.e. variables local to a function which keep their values between calls to the function, e.g.:</text:p>
      <text:p text:style-name="P12"/>
      <text:p text:style-name="P16">int stat() {</text:p>
      <text:p text:style-name="P16"><text:s text:c="2"/>static int z = 0;</text:p>
      <text:p text:style-name="P16"><text:s text:c="2"/>return ++z;</text:p>
      <text:p text:style-name="P16">}</text:p>
      <text:p text:style-name="P16">int main() {</text:p>
      <text:p text:style-name="P16"><text:s text:c="2"/>int a; </text:p>
      <text:p text:style-name="P16"><text:s text:c="2"/>for(a = 0; a &lt; 10; a++) {</text:p>
      <text:p text:style-name="P16"><text:s text:c="4"/>printf("%d ",stat());</text:p>
      <text:p text:style-name="P16"><text:s text:c="2"/>} </text:p>
      <text:p text:style-name="P16"><text:s text:c="2"/>puts("");</text:p>
      <text:p text:style-name="P16">}</text:p>
      <text:p text:style-name="P16"/>
      <text:p text:style-name="P12">This returns <text:span text:style-name="T3">1 2 3 4 5 6 7 8 9 10</text:span> because the value of <text:span text:style-name="T3">z</text:span> is remembered between invocations of <text:span text:style-name="T3">stat()</text:span></text:p>
      <text:p text:style-name="P16"/>
      <text:p text:style-name="P12">To do this in Lunacy requires a function which returns a function. Here’s the equivalent Lunacy code:</text:p>
      <text:p text:style-name="P12"/>
      <text:p text:style-name="P16">function statFactory()</text:p>
      <text:p text:style-name="P16"><text:s text:c="2"/>local z = 0</text:p>
      <text:p text:style-name="P16"><text:s text:c="2"/>return function()</text:p>
      <text:p text:style-name="P16"><text:s text:c="4"/>z = z + 1</text:p>
      <text:p text:style-name="P16"><text:s text:c="4"/>return z</text:p>
      <text:p text:style-name="P16"><text:s text:c="2"/>end</text:p>
      <text:p text:style-name="P16">end</text:p>
      <text:p text:style-name="P16">stat = statFactory()</text:p>
      <text:p text:style-name="P16">for a = 0,9 do </text:p>
      <text:p text:style-name="P16"><text:s text:c="2"/>print(stat()) </text:p>
      <text:p text:style-name="P16">end</text:p>
      <text:p text:style-name="P16"/>
      <text:p text:style-name="P12">Like the C code above, this also returns 1, 2, 3, 4, 5, 6, 7, 8, 9, and 10, since the value of <text:span text:style-name="T3">z</text:span> is remembered between invocations of the <text:span text:style-name="T3">stat</text:span> function.</text:p>
      <text:p text:style-name="P12"/>
      <text:p text:style-name="P12">This is called <text:span text:style-name="T2">function closure</text:span> and it’s Lunacy’s way of having variables local to a function which keep their value between calls of the function. The advantage of function closure over static variables is that we can have multiple instances of <text:span text:style-name="T3">stat</text:span> with their own closure. Given the <text:span text:style-name="T3">statFactory</text:span> function above:</text:p>
      <text:p text:style-name="P12"/>
      <text:p text:style-name="P16">stat1 = statFactory()</text:p>
      <text:p text:style-name="P16">stat2 = statFactory()</text:p>
      <text:p text:style-name="P16">print(stat1())</text:p>
      <text:p text:style-name="P16">for a=1,5 do print(stat2()) end</text:p>
      <text:p text:style-name="P16">print(stat1())</text:p>
      <text:p text:style-name="P16"/>
      <text:p text:style-name="P12">This will return 1 (<text:span text:style-name="T3">stat1</text:span>), 1,2,3,4, and 5 (<text:span text:style-name="T3">stat2</text:span>), then 2 (<text:span text:style-name="T3">stat1</text:span> again).</text:p>
      <text:p text:style-name="P4">Types</text:p>
      <text:p text:style-name="P5"/>
      <text:p text:style-name="P12">To determine the type of a given variable, we use the <text:span text:style-name="T3">type</text:span> keyword. <text:span text:style-name="T3">type</text:span> returns a string describing what kind of value a given variable has. Some examples:</text:p>
      <text:p text:style-name="P12"/>
      <text:p text:style-name="P16">a = {this = "is", a = "table", n = 321}</text:p>
      <text:p text:style-name="P16">b = 1.2345</text:p>
      <text:p text:style-name="P16">c = "This is a string"</text:p>
      <text:p text:style-name="P16">print(type(a))</text:p>
      <text:p text:style-name="P16">print(type(b))</text:p>
      <text:p text:style-name="P16">print(type(c))</text:p>
      <text:p text:style-name="P16">print(type(a.n))</text:p>
      <text:p text:style-name="P16">print(type(a.this))</text:p>
      <text:p text:style-name="P16"/>
      <text:p text:style-name="P12">This will return the strings <text:span text:style-name="T3">table</text:span>, <text:span text:style-name="T3">number</text:span>, <text:span text:style-name="T3">string</text:span>, <text:span text:style-name="T3">number</text:span>, and <text:span text:style-name="T3">string</text:span>.</text:p>
      <text:p text:style-name="P12"/>
      <text:p text:style-name="P12">Another type that can be seen is <text:span text:style-name="T3">userdata</text:span>. In the chapter on file input and output, we will see code that looks like this:</text:p>
      <text:p text:style-name="P16"/>
      <text:p text:style-name="P16">handle = io.open("foo.txt","wb")</text:p>
      <text:p text:style-name="P16">print(type(handle))</text:p>
      <text:p text:style-name="P16"/>
      <text:p text:style-name="P12">This will return the string <text:span text:style-name="T3">userdata</text:span>. This code will also write a blank file called <text:span text:style-name="T3">foo.txt</text:span>, so run this code with care.</text:p>
      <text:p text:style-name="P12"/>
      <text:p text:style-name="P12">We can use the <text:span text:style-name="T3">type</text:span> operator to help recursively look at the contents of a table (see the chapter on tables for more discussion of the <text:span text:style-name="T3">table</text:span> type):</text:p>
      <text:p text:style-name="P12"/>
      <text:p text:style-name="P16">function viewTable(theTable, prefix, depth)</text:p>
      <text:p text:style-name="P16"><text:s text:c="2"/>if not prefix then </text:p>
      <text:p text:style-name="P16"><text:s text:c="4"/>prefix = ""</text:p>
      <text:p text:style-name="P16"><text:s text:c="2"/>end</text:p>
      <text:p text:style-name="P16"><text:s text:c="2"/>if not depth then</text:p>
      <text:p text:style-name="P16"><text:s text:c="4"/>depth = 1</text:p>
      <text:p text:style-name="P16"><text:s text:c="2"/>end</text:p>
      <text:p text:style-name="P16"><text:s text:c="2"/>if depth &gt; 10 then</text:p>
      <text:p text:style-name="P16"><text:s text:c="4"/>return nil</text:p>
      <text:p text:style-name="P16"><text:s text:c="2"/>end</text:p>
      <text:p text:style-name="P16"><text:s text:c="2"/>if type(theTable) ~= "table" then</text:p>
      <text:p text:style-name="P16"><text:s text:c="4"/>return nil</text:p>
      <text:p text:style-name="P16"><text:s text:c="2"/>end</text:p>
      <text:p text:style-name="P16"><text:s text:c="2"/>for k,v in pairs(theTable) do</text:p>
      <text:p text:style-name="P16"><text:s text:c="4"/>if type(v) ~= "table" then</text:p>
      <text:p text:style-name="P16"><text:s text:c="6"/>print(prefix .. k,v)</text:p>
      <text:p text:style-name="P16"><text:s text:c="4"/>else</text:p>
      <text:p text:style-name="P16"><text:s text:c="6"/>viewTable(v, k .. "/", depth + 1)</text:p>
      <text:p text:style-name="P16"><text:s text:c="4"/>end</text:p>
      <text:p text:style-name="P16"><text:s text:c="2"/>end</text:p>
      <text:p text:style-name="P16">end</text:p>
      <text:p text:style-name="P16">-- Example usage of the viewTable function above</text:p>
      <text:p text:style-name="P16">theTable = {a = 1, b = { c = 1, d = 2 }, e = "Hello!" }</text:p>
      <text:p text:style-name="P16">viewTable(theTable)</text:p>
      <text:p text:style-name="P5"><text:soft-page-break/>Binary Numbers</text:p>
      <text:p text:style-name="P5"/>
      <text:p text:style-name="P12">Numbers in Lunacy are <text:span text:style-name="T2">binary numbers</text:span>, which mean they are internally represented as numbers with only 0s and 1s in them. The number 0 is represented as <text:span text:style-name="T3">0</text:span>, the number 1 is <text:span text:style-name="T3">1</text:span>, but the number 2 is <text:span text:style-name="T3">10</text:span>, and the number 3 is <text:span text:style-name="T3">11</text:span>, 4 is <text:span text:style-name="T3">100</text:span>, and so on (to be pedantic, the representation for numbers in Lunacy are actually IEEE 754 64-bit floating point numbers which have a different representation in binary, but for the purposes of this lesson we can treat the numbers as if they are binary integers). Each digit in a binary number is called a <text:span text:style-name="T2">bit</text:span>.</text:p>
      <text:p text:style-name="P12"/>
      <text:p text:style-name="P9">Hexadecimal</text:p>
      <text:p text:style-name="P12"><text:s/></text:p>
      <text:p text:style-name="P12">While it’s not possible in Lunacy to directly represent numbers in binary, we can represent numbers as hexadecimal (sometimes called hex) numbers. This is a base 16 notation and we tell Lunacy the number is hexadecimal by prefixing it with <text:span text:style-name="T3">0x</text:span> so <text:span text:style-name="T3">0x9 + 0x1</text:span> is <text:span text:style-name="T3">0xA</text:span> or equivalently 10. Let’s look at numbers in decimal (normal numbers as taught in elementary school math), binary (base 2, as discussed above), and hexadecimal.</text:p>
      <text:p text:style-name="P12"/>
      <text:p text:style-name="P12">Decimal<text:tab/><text:span text:style-name="T3"><text:tab/>0<text:tab/>1<text:tab/>2<text:tab/>3<text:tab/>4<text:tab/>5<text:tab/>6<text:tab/>7<text:tab/></text:span></text:p>
      <text:p text:style-name="P12">Binary<text:tab/><text:tab/><text:tab/><text:span text:style-name="T3">0000<text:tab/>0001<text:tab/>0010<text:tab/>0011<text:tab/>0100<text:tab/>0101<text:tab/>0110<text:tab/>0111</text:span></text:p>
      <text:p text:style-name="P12">Hexadecimal<text:tab/><text:tab/><text:span text:style-name="T3">0x0<text:tab/>0x1<text:tab/>0x2<text:tab/>0x3<text:tab/>0x4<text:tab/>0x5<text:tab/>0x6<text:tab/>0x7</text:span></text:p>
      <text:p text:style-name="P16"/>
      <text:p text:style-name="P12">Decimal<text:tab/><text:tab/><text:span text:style-name="T3">8<text:tab/>9<text:tab/>10<text:tab/>11<text:tab/>12<text:tab/>13<text:tab/>14<text:tab/>15</text:span></text:p>
      <text:p text:style-name="P12">Binary<text:tab/><text:tab/><text:span text:style-name="T3"><text:tab/>1000<text:tab/>1001<text:tab/>1010<text:tab/>1011<text:tab/>1100<text:tab/>1101<text:tab/>1110<text:tab/>1111</text:span></text:p>
      <text:p text:style-name="P12">Hexadecimal<text:tab/><text:tab/><text:span text:style-name="T3">0x8<text:tab/>0x9<text:tab/>0xA<text:tab/>0xB<text:tab/>0xC<text:tab/>0xD<text:tab/>0xE<text:tab/>0xF</text:span></text:p>
      <text:p text:style-name="P16"/>
      <text:p text:style-name="P12">Note forms like <text:span text:style-name="T3">0xa</text:span> or <text:span text:style-name="T3">0xc</text:span> are also acceptable; either upper case or lower case or even mixed case (e.g. <text:span text:style-name="T3">0xfF</text:span>) is acceptable.</text:p>
      <text:p text:style-name="P12"/>
      <text:p text:style-name="P12">Viewing numbers in hexadecimal can be done with the <text:span text:style-name="T3">string.format</text:span> call as follows:</text:p>
      <text:p text:style-name="P12"/>
      <text:p text:style-name="P16">function viewAsHex(n)</text:p>
      <text:p text:style-name="P16"><text:s text:c="2"/>return string.format("%x",n)</text:p>
      <text:p text:style-name="P16">end</text:p>
      <text:p text:style-name="P16">print(viewAsHex(0xBeadBabe))</text:p>
      <text:p text:style-name="P16"/>
      <text:p text:style-name="P12">If we wish to view the hexadecimal number in upper case, use <text:span text:style-name="T3">%X</text:span> for the string format:</text:p>
      <text:p text:style-name="P16"/>
      <text:p text:style-name="P16">function viewAsHexUpper(n)</text:p>
      <text:p text:style-name="P16"><text:s text:c="2"/>return string.format("%X",n)</text:p>
      <text:p text:style-name="P16">end</text:p>
      <text:p text:style-name="P16">print(viewAsHexUpper(0xBeadBabe))</text:p>
      <text:p text:style-name="P16"/>
      <text:p text:style-name="P9">32-bit numbers</text:p>
      <text:p text:style-name="P9"/>
      <text:p text:style-name="P12">There are certain binary operations Lunacy can perform on the numbers. Since the float point format Lunacy uses to represent numbers allows numbers with up to 53 bits of precision, we can not use 64-bit binary integers in Lunacy. 32-bit is the largest common representation of binary numbers smaller than the 53 bits Lunacy can actually store as a <text:soft-page-break/>number, so the functions which this book is about to show representing binary math are done with 32-bit numbers. <text:span text:style-name="T3">bit32.bor(0,foo)</text:span> will return the value of <text:span text:style-name="T3">foo</text:span> as long as <text:span text:style-name="T3">foo</text:span> can fit in 32 bits. <text:s/>That in mind:</text:p>
      <text:p text:style-name="P16"/>
      <text:p text:style-name="P16">print(string.format("%x",bit32.bor(4294967295,0)))</text:p>
      <text:p text:style-name="P16"/>
      <text:p text:style-name="P12">returns <text:span text:style-name="T3">ffffffff</text:span>, the largest number we can represent with 32 bits, but</text:p>
      <text:p text:style-name="P16"/>
      <text:p text:style-name="P16">print(string.format("%x",bit32.bor(4294967297,0)))</text:p>
      <text:p text:style-name="P16"/>
      <text:p text:style-name="P12">returns <text:span text:style-name="T3">1</text:span> (two more than the largest number one can fit in 32 bits; its hex form would be <text:span text:style-name="T3">0x100000001</text:span> but 32-bit Lunacy can only handle numbers inputted as hex between <text:span text:style-name="T3">0x00000000</text:span> and <text:span text:style-name="T3">0xffffffff</text:span>) because the <text:span text:style-name="T3">bit32</text:span> operations work on return the lowest 32 bits of the input number.</text:p>
      <text:p text:style-name="P12"/>
      <text:p text:style-name="P9">Binary operations</text:p>
      <text:p text:style-name="P9"/>
      <text:p text:style-name="P12">While Lua 5.1 does not have direct support for bitwise binary operations, Lunacy (as well as other common ports of Lua 5.1 such as LuaJIT, Luau used in Roblox, and the version of Lua 5.1 used by the Wikipedia) includes a library of functions which allow binary operations. The number of this library in Lunacy is <text:span text:style-name="T3">bit32</text:span>.</text:p>
      <text:p text:style-name="P12"/>
      <text:p text:style-name="P12">Common binary operations are <text:span text:style-name="T2">and</text:span>, called <text:span text:style-name="T3">bit32.band</text:span> in Lunacy, <text:span text:style-name="T2">or</text:span> called <text:span text:style-name="T3">bit32.bor</text:span>, and<text:span text:style-name="T2"> exclusive or</text:span> called <text:span text:style-name="T3">bit32.bxor</text:span>. These operations work on each bit independently. Let’s look at the four possible one bit results for these operations, where the input is <text:span text:style-name="T3">0</text:span> or <text:span text:style-name="T3">1</text:span></text:p>
      <text:p text:style-name="P16"/>
      <text:p text:style-name="P12">Operation<text:tab/><text:tab/>Result</text:p>
      <text:p text:style-name="P16">bit32.band(0,0)<text:tab/>0</text:p>
      <text:p text:style-name="P16">bit32.band(0,1)<text:tab/>0</text:p>
      <text:p text:style-name="P16">bit32.band(1,0)<text:tab/>0</text:p>
      <text:p text:style-name="P16">bit32.band(1,1)<text:tab/>1</text:p>
      <text:p text:style-name="P16">bit32.bor(0,0)<text:tab/>0</text:p>
      <text:p text:style-name="P16">bit32.bor(0,1)<text:tab/>1</text:p>
      <text:p text:style-name="P16">bit32.bor(1,0)<text:tab/>1</text:p>
      <text:p text:style-name="P16">bit32.bor(1,1)<text:tab/>1</text:p>
      <text:p text:style-name="P16">bit32.bxor(0,0)<text:tab/>0</text:p>
      <text:p text:style-name="P16">bit32.bxor(0,1)<text:tab/>1</text:p>
      <text:p text:style-name="P16">bit32.bxor(1,0)<text:tab/>1</text:p>
      <text:p text:style-name="P16">bit32.bxor(1,1)<text:tab/>0</text:p>
      <text:p text:style-name="P16"/>
      <text:p text:style-name="P12">As mentioned before, these operations work on each bit independently. So, if the two inputs have 3 bits, we perform the relevant operation on the lowest bit of the input numbers and have the determine the lowest bit in the output number, then perform the relevant operation on the second lowest bit of the input numbers to determine the second lowest bit in the output number, and finally perform the operation on the third lowest bit of the input numbers which affects the third lowest bit in the output number.</text:p>
      <text:p text:style-name="P12"/>
      <text:p text:style-name="P12">So, for example, to exclusive or the binary numbers <text:span text:style-name="T3">100</text:span> (four) and <text:span text:style-name="T3">110</text:span> (six), we do the following steps:</text:p>
      <text:list text:style-name="WW8Num7">
        <text:list-header>
          <text:p text:style-name="P25"/>
        </text:list-header>
        <text:list-item>
          <text:p text:style-name="P25"><text:soft-page-break/>The highest (leftmost) bits in the input numbers are <text:span text:style-name="T3">1</text:span> and <text:span text:style-name="T3">1</text:span>. The exclusive or of <text:span text:style-name="T3">1</text:span> and <text:span text:style-name="T3">1</text:span> is <text:span text:style-name="T3">0</text:span>. So the leftmost bit of the output is <text:span text:style-name="T3">0</text:span>.</text:p>
        </text:list-item>
        <text:list-item>
          <text:p text:style-name="P25">The second (middle) bits in the input numbers are <text:span text:style-name="T3">0</text:span> and <text:span text:style-name="T3">1</text:span>. The exclusive or of <text:span text:style-name="T3">0</text:span> and <text:span text:style-name="T3">1</text:span> is <text:span text:style-name="T3">1</text:span>, so the middle bit in the output is <text:span text:style-name="T3">1</text:span>.</text:p>
        </text:list-item>
        <text:list-item>
          <text:p text:style-name="P25">The lowest (rightmost) bits in the input numbers are <text:span text:style-name="T3">0</text:span> and <text:span text:style-name="T3">0</text:span>. The exclusive or of <text:span text:style-name="T3">0</text:span> and <text:span text:style-name="T3">0</text:span> is <text:span text:style-name="T3">0</text:span>, so the lowest bit in the output is <text:span text:style-name="T3">0</text:span>.</text:p>
        </text:list-item>
      </text:list>
      <text:p text:style-name="P14"/>
      <text:p text:style-name="P12">Let’s look at this another way:</text:p>
      <text:p text:style-name="P12"/>
      <text:p text:style-name="P12"><text:span text:style-name="T3">100</text:span><text:tab/>input one<text:tab/></text:p>
      <text:p text:style-name="P12"><text:span text:style-name="T3">110</text:span><text:tab/>input two</text:p>
      <text:p text:style-name="P12"><text:span text:style-name="T3">010</text:span><text:tab/>result</text:p>
      <text:p text:style-name="P12"/>
      <text:p text:style-name="P12">Since binary <text:span text:style-name="T3">100</text:span> is <text:span text:style-name="T3">4</text:span> in decimal and binary <text:span text:style-name="T3">110</text:span> is <text:span text:style-name="T3">6</text:span> in decimal, the result is <text:span text:style-name="T3">2</text:span> (<text:span text:style-name="T3">010</text:span>).</text:p>
      <text:p text:style-name="P12"/>
      <text:p text:style-name="P12">And, indeed:</text:p>
      <text:p text:style-name="P12"/>
      <text:p text:style-name="P16">print(bit32.bxor(4,6))</text:p>
      <text:p text:style-name="P16"/>
      <text:p text:style-name="P12">Returns <text:span text:style-name="T3">2</text:span>.</text:p>
      <text:p text:style-name="P12"/>
      <text:p text:style-name="P9">Other binary operations</text:p>
      <text:p text:style-name="P9"/>
      <text:p text:style-name="P12">Another binary operation is <text:span text:style-name="T3">bit32.lshift(n,x)</text:span>, which shifts a number <text:span text:style-name="T3">n</text:span> to the left <text:span text:style-name="T3">x</text:span> number of bits. For example, shifting the binary number <text:span text:style-name="T3">110</text:span> one bit to the left yields <text:span text:style-name="T3">1100</text:span>; shifting <text:span text:style-name="T3">101</text:span> two bits to the left results in <text:span text:style-name="T3">10100</text:span>. A <text:span text:style-name="T3">lshift</text:span> of one bit is equivalent of multiplying a number by 2; a two bit shift is like multiplying a number by 4; a three bit shift like multiplying by 8; and so on.</text:p>
      <text:p text:style-name="P12"/>
      <text:p text:style-name="P12">The other binary operation in the example xoshiro code is <text:span text:style-name="T3">bit32.rrotate(n,x)</text:span>, which rotates a number <text:span text:style-name="T3">n</text:span> by <text:span text:style-name="T3">x</text:span> bits to the right. <text:s/>Since this is an operation on 32-bit numbers, this means that if the low (rightmost) bit is <text:span text:style-name="T3">1</text:span>, the high (32<text:span text:style-name="T7">nd</text:span> from left) bit becomes <text:span text:style-name="T3">1</text:span> when rotating one bit to the right. </text:p>
      <text:p text:style-name="P12"/>
      <text:p text:style-name="P12">One example of <text:span text:style-name="T3">bit32.rrotate</text:span>:</text:p>
      <text:p text:style-name="P12"/>
      <text:p text:style-name="P12">Binary form of <text:span text:style-name="T3">n</text:span><text:tab/><text:tab/><text:span text:style-name="T3">00000010 00000111 10100101 10000001 </text:span>In hex: <text:span text:style-name="T3">0x0207a581</text:span></text:p>
      <text:p text:style-name="P12"><text:span text:style-name="T3">bit32.rrotate(n,2) <text:tab/>01000000 10000001 11101001 01100000 </text:span>In hex: <text:span text:style-name="T3">0x4081e960</text:span></text:p>
      <text:p text:style-name="P16"/>
      <text:p text:style-name="P12">Here, the two low bits of the input become the two high bits in the output, and the rest of the bits move to the right by two spots.</text:p>
      <text:p text:style-name="P12"/>
      <text:p text:style-name="P10">A real world example</text:p>
      <text:p text:style-name="P9"/>
      <text:p text:style-name="P12">One real-world algorithm which generates <text:span text:style-name="T2">pseudo-random numbers</text:span> (a pseudo-random number is a number which looks random, but is actually generated in a non-random way) using 32-bit number bitwise math is <text:span text:style-name="T2">xoshiro128**</text:span>. Here is an implementation of the algorithm in Lua:</text:p>
      <text:p text:style-name="P16"/>
      <text:p text:style-name="P16">xoshiro128 = {}</text:p>
      <text:p text:style-name="P16">xoshiro128.__index = xoshiro128</text:p>
      <text:p text:style-name="P16">function xoshiro128:init()</text:p>
      <text:p text:style-name="P16"><text:s text:c="2"/>out = {}</text:p>
      <text:p text:style-name="P16"><text:s text:c="2"/>setmetatable(out, xoshiro128) -- Instance of xoshiro128 class</text:p>
      <text:p text:style-name="P16"><text:s text:c="2"/>out.s1 = 1</text:p>
      <text:p text:style-name="P16"><text:s text:c="2"/>out.s2 = 2</text:p>
      <text:p text:style-name="P16"><text:s text:c="2"/>out.s3 = 3</text:p>
      <text:p text:style-name="P16"><text:s text:c="2"/>out.s0 = 4</text:p>
      <text:p text:style-name="P16"><text:s text:c="2"/>return out</text:p>
      <text:p text:style-name="P16">end</text:p>
      <text:p text:style-name="P16">function xoshiro128:next()</text:p>
      <text:p text:style-name="P16"><text:s text:c="2"/>local result = self.s1 * 5</text:p>
      <text:p text:style-name="P16"><text:s text:c="2"/>result = result % 4294967296 -- Keep number 32-bit</text:p>
      <text:p text:style-name="P16"><text:s text:c="2"/>result = bit32.rrotate(result,25) -- 7-bit left shift in reference code</text:p>
      <text:p text:style-name="P16"><text:s text:c="2"/>result = result * 9</text:p>
      <text:p text:style-name="P16"><text:s text:c="2"/>result = result % 4294967296</text:p>
      <text:p text:style-name="P16"><text:s text:c="2"/>local t = bit32.lshift(self.s1, 9)</text:p>
      <text:p text:style-name="P16"><text:s text:c="2"/>self.s2 = bit32.bxor(self.s2,self.s0)</text:p>
      <text:p text:style-name="P16"><text:s text:c="2"/>self.s3 = bit32.bxor(self.s3,self.s1)</text:p>
      <text:p text:style-name="P16"><text:s text:c="2"/>self.s1 = bit32.bxor(self.s1,self.s2)</text:p>
      <text:p text:style-name="P16"><text:s text:c="2"/>self.s0 = bit32.bxor(self.s0,self.s3)</text:p>
      <text:p text:style-name="P16"><text:s text:c="2"/>self.s2 = bit32.bxor(self.s2,t)</text:p>
      <text:p text:style-name="P16"><text:s text:c="2"/>self.s3 = bit32.rrotate(self.s3,21)</text:p>
      <text:p text:style-name="P16"><text:s text:c="2"/>return result</text:p>
      <text:p text:style-name="P16">end</text:p>
      <text:p text:style-name="P16">-- This seeding is not part of the xoshiro128** spec</text:p>
      <text:p text:style-name="P16">function xoshiro128:seed(s)</text:p>
      <text:p text:style-name="P16"><text:s text:c="2"/>s = s % 4294967296</text:p>
      <text:p text:style-name="P16"><text:s text:c="2"/>self.s0 = bit32.bxor(s,0x55555555)</text:p>
      <text:p text:style-name="P16"><text:s text:c="2"/>self.s1 = (s * 37 + s * 3 + 1009) % 4294967296</text:p>
      <text:p text:style-name="P16"><text:s text:c="2"/>self.s2 = (s * 223 + s * 7 + 1229) % 4294967296</text:p>
      <text:p text:style-name="P16"><text:s text:c="2"/>self.s3 = (s * 947 + bit32.bxor(s,0xAAAAAAAA)) % 4294967296</text:p>
      <text:p text:style-name="P16"><text:s text:c="2"/>return true</text:p>
      <text:p text:style-name="P16">end</text:p>
      <text:p text:style-name="P16">x = xoshiro128:init()</text:p>
      <text:p text:style-name="P16">x:seed(12345)</text:p>
      <text:p text:style-name="P16">for a=1,8 do</text:p>
      <text:p text:style-name="P16"><text:s text:c="2"/>print(string.format("%08x",x:next()))</text:p>
      <text:p text:style-name="P16">end</text:p>
      <text:p text:style-name="P16"/>
      <text:p text:style-name="P12">This code uses classes, which are discussed in the chapter on metatables. </text:p>
      <text:p text:style-name="P12"/>
      <text:p text:style-name="P12">While stock Lua 5.1 uses a low-quality pseudo random number generator for <text:span text:style-name="T3">math.random()</text:span> and the above code generates higher quality numbers, Lunacy’s <text:span text:style-name="T3">math.random()</text:span> generates high quality random numbers using RadioGatún[32].</text:p>
      <text:p text:style-name="P4">Tables</text:p>
      <text:p text:style-name="P5"/>
      <text:p text:style-name="P12">Let’s look at Lunacy’s tables. A <text:span text:style-name="T2">table</text:span> is a way to store multiple entries in a variable, akin to Python’s dictionaries, Perl’s “hashes”, and AWK’s associative arrays. </text:p>
      <text:p text:style-name="P12"/>
      <text:p text:style-name="P16">foo = {}</text:p>
      <text:p text:style-name="P16">foo["bar"] = "Hello, "</text:p>
      <text:p text:style-name="P16">foo["baz"] = "world!"</text:p>
      <text:p text:style-name="P16">foo["bozzle"] = function() print("Hello, world!") end</text:p>
      <text:p text:style-name="P16"/>
      <text:p text:style-name="P12">Then, we can do stuff like this:</text:p>
      <text:p text:style-name="P12"/>
      <text:p text:style-name="P16">print(foo["bar"])</text:p>
      <text:p text:style-name="P16">print(foo["baz"])</text:p>
      <text:p text:style-name="P16">print(foo["bozzle"])</text:p>
      <text:p text:style-name="P16"/>
      <text:p text:style-name="P12">Since <text:span text:style-name="T3">foo["bozzle"]</text:span> is a function (table members can be numbers, strings, functions, tables, booleans, among other data types, but not <text:span text:style-name="T3">nil</text:span>), we can call it directly:</text:p>
      <text:p text:style-name="P12"/>
      <text:p text:style-name="P16">foo["bozzle"]()</text:p>
      <text:p text:style-name="P16"/>
      <text:p text:style-name="P12">or even</text:p>
      <text:p text:style-name="P12"/>
      <text:p text:style-name="P16">print(foo["bozzle"]())</text:p>
      <text:p text:style-name="P16"/>
      <text:p text:style-name="P12">We can define the above table like this in Lua:</text:p>
      <text:p text:style-name="P12"/>
      <text:p text:style-name="P16">foo = {</text:p>
      <text:p text:style-name="P16"><text:s text:c="3"/>bar = "Hello, ",</text:p>
      <text:p text:style-name="P16"><text:s text:c="3"/>baz = "world!",</text:p>
      <text:p text:style-name="P16"><text:s text:c="3"/>bozzle = function() print("Hello, world!") end</text:p>
      <text:p text:style-name="P16">}</text:p>
      <text:p text:style-name="P16"/>
      <text:p text:style-name="P12">Tables, as noted above, can have members which are themselves tables:</text:p>
      <text:p text:style-name="P12"/>
      <text:p text:style-name="P16">foo = {}</text:p>
      <text:p text:style-name="P16">foo["bar"] = { oink = "Hello, world!",</text:p>
      <text:p text:style-name="P16"><text:s text:c="15"/>mister = function() print("Hello, world!") return 1 end</text:p>
      <text:p text:style-name="P16"><text:s text:c="13"/>}</text:p>
      <text:p text:style-name="P16">foo["baz"] = "Cool!"</text:p>
      <text:p text:style-name="P16"/>
      <text:p text:style-name="P16">print(foo["bar"]["oink"])</text:p>
      <text:p text:style-name="P16">print(foo["bar"]["mister"]())</text:p>
      <text:p text:style-name="P16"/>
      <text:p text:style-name="P12">The brackets and quotes can get unwieldy, so this also works:</text:p>
      <text:p text:style-name="P12"/>
      <text:p text:style-name="P16">print(foo.bar.oink)</text:p>
      <text:p text:style-name="P16">print(foo.bar.mister())</text:p>
      <text:p text:style-name="P16"/>
      <text:p text:style-name="P12">We can combine brackets and dot notation (see the next page):</text:p>
      <text:p text:style-name="P16"/>
      <text:p text:style-name="P17">print(foo["bar"].oink)</text:p>
      <text:p text:style-name="P16"/>
      <text:p text:style-name="P12">Which is useful when using a variable to determine the table index:</text:p>
      <text:p text:style-name="P12"/>
      <text:p text:style-name="P16">bozzle = "bar"</text:p>
      <text:p text:style-name="P16">print(foo[bozzle].oink)</text:p>
      <text:p text:style-name="P16"/>
      <text:p text:style-name="P12">We can even have a sub-table refer to the parent table:</text:p>
      <text:p text:style-name="P12"/>
      <text:p text:style-name="P16">foo.bar.loop = foo</text:p>
      <text:p text:style-name="P16"/>
      <text:p text:style-name="P12">And then:</text:p>
      <text:p text:style-name="P12"/>
      <text:p text:style-name="P16">print(foo.bar.loop.bar.oink)</text:p>
      <text:p text:style-name="P16">print(foo.bar.loop.bar.loop.bar.oink)</text:p>
      <text:p text:style-name="P16">print(foo.bar.loop.bar.loop.bar.loop.bar.oink)</text:p>
      <text:p text:style-name="P16"/>
      <text:p text:style-name="P12">To see the members of a table, we have to iterate through them:</text:p>
      <text:p text:style-name="P12"/>
      <text:p text:style-name="P16">for k,v in pairs(foo) do print(k,v) end</text:p>
      <text:p text:style-name="P16"/>
      <text:p text:style-name="P12">Which gives us output like this:</text:p>
      <text:p text:style-name="P16"/>
      <text:p text:style-name="P16">bar <text:s text:c="4"/>table: 00F49F08</text:p>
      <text:p text:style-name="P16">baz <text:s text:c="4"/>Cool!</text:p>
      <text:p text:style-name="P16"/>
      <text:p text:style-name="P12">We can use recursion to look at subtables, but be careful of loops!</text:p>
      <text:p text:style-name="P12"/>
      <text:p text:style-name="P16">function tableView(t, name, depth)</text:p>
      <text:p text:style-name="P16"><text:s text:c="2"/>-- If we call a function with too few arguments, the extra parameters</text:p>
      <text:p text:style-name="P16"><text:s text:c="2"/>-- have the value nil</text:p>
      <text:p text:style-name="P16"><text:s text:c="2"/>if name == nil then</text:p>
      <text:p text:style-name="P16"><text:s text:c="4"/>name = ""</text:p>
      <text:p text:style-name="P16"><text:s text:c="2"/>end</text:p>
      <text:p text:style-name="P16"><text:s text:c="2"/>if depth == nil then</text:p>
      <text:p text:style-name="P16"><text:s text:c="4"/>depth = 0</text:p>
      <text:p text:style-name="P16"><text:s text:c="2"/>end</text:p>
      <text:p text:style-name="P16"/>
      <text:p text:style-name="P16"><text:s text:c="2"/>-- Infinite loop protection</text:p>
      <text:p text:style-name="P16"><text:s text:c="2"/>if depth &gt; 10 then</text:p>
      <text:p text:style-name="P16"><text:s text:c="4"/>return 0</text:p>
      <text:p text:style-name="P16"><text:s text:c="2"/>end</text:p>
      <text:p text:style-name="P16"/>
      <text:p text:style-name="P16"><text:s text:c="2"/>-- View this table and recurse with subtables</text:p>
      <text:p text:style-name="P16"><text:s text:c="2"/>for k,v in pairs(t) do</text:p>
      <text:p text:style-name="P16"><text:s text:c="4"/>if type(v) ~= "table" then -- ~= is != in most other languages</text:p>
      <text:p text:style-name="P16"><text:s text:c="6"/>print(name,k,v)</text:p>
      <text:p text:style-name="P16"><text:s text:c="4"/>else</text:p>
      <text:p text:style-name="P16"><text:s text:c="6"/>tableView(v, name .. " " .. k, depth + 1)</text:p>
      <text:p text:style-name="P16"><text:s text:c="4"/>end</text:p>
      <text:p text:style-name="P16"><text:s text:c="2"/>end</text:p>
      <text:p text:style-name="P16">end</text:p>
      <text:p text:style-name="P12"/>
      <text:p text:style-name="P13">Note that Lua uses “<text:span text:style-name="T3">--</text:span>” to start a comment, unlike the “<text:span text:style-name="T3">#</text:span>” most UNIX scripting languages use.</text:p>
      <text:p text:style-name="P12"/>
      <text:p text:style-name="P12">We can now invoke it:</text:p>
      <text:p text:style-name="P12"/>
      <text:p text:style-name="P16">tableView(foo)</text:p>
      <text:p text:style-name="P16"/>
      <text:p text:style-name="P12">Note the function takes three arguments; since we call the function with only one argument, the other two values are set by Lua to be <text:span text:style-name="T3">nil</text:span>.</text:p>
      <text:p text:style-name="P12"/>
      <text:p text:style-name="P12">While the above works, the issue is that when we have an element which loops back to the top of the table, we will show that element multiple times. <text:s/>There <text:span text:style-name="T2">is</text:span> a way to solve that problem, but it’s a little tricky to understand.</text:p>
      <text:p text:style-name="P12"/>
      <text:p text:style-name="P12">The trick is this: Table keys can <text:span text:style-name="T2">also</text:span> be tables (well, pointers to tables; Lua internally stores the memory address of the table as the key and a note the pointer is to a table).</text:p>
      <text:p text:style-name="P12"/>
      <text:p text:style-name="P12">Let’s check this out:</text:p>
      <text:p text:style-name="P12"/>
      <text:p text:style-name="P16">foo[foo] = "Table pointer key example"</text:p>
      <text:p text:style-name="P16"/>
      <text:p text:style-name="P12">Here, the <text:span text:style-name="T2">key</text:span> is a pointer to a table. <text:s/>This can be useful, because we can use that to know right away if we’re going in to a loop with <text:span text:style-name="T3">tableView</text:span>:</text:p>
      <text:p text:style-name="P12"/>
      <text:p text:style-name="P16">function tableView(t, name, seen)</text:p>
      <text:p text:style-name="P16"><text:s text:c="2"/>-- If we call a function with too few arguments, the extra parameters</text:p>
      <text:p text:style-name="P16"><text:s text:c="2"/>-- have the value nil</text:p>
      <text:p text:style-name="P16"><text:s text:c="2"/>if name == nil then</text:p>
      <text:p text:style-name="P16"><text:s text:c="4"/>name = ""</text:p>
      <text:p text:style-name="P16"><text:s text:c="2"/>end</text:p>
      <text:p text:style-name="P16"><text:s text:c="2"/>if seen == nil then</text:p>
      <text:p text:style-name="P16"><text:s text:c="4"/>seen = {t = true}</text:p>
      <text:p text:style-name="P16"><text:s text:c="2"/>end</text:p>
      <text:p text:style-name="P16"/>
      <text:p text:style-name="P16"><text:s text:c="2"/>seen[t] = true</text:p>
      <text:p text:style-name="P16"/>
      <text:p text:style-name="P16"><text:s text:c="2"/>-- View this table and recurse with subtables</text:p>
      <text:p text:style-name="P16"><text:s text:c="2"/>for k,v in pairs(t) do</text:p>
      <text:p text:style-name="P16"><text:s text:c="4"/>if type(v) ~= "table" then -- ~= is != in most other languages</text:p>
      <text:p text:style-name="P16"><text:s text:c="6"/>print(name,k,v)</text:p>
      <text:p text:style-name="P16"><text:s text:c="4"/>else</text:p>
      <text:p text:style-name="P16"><text:s text:c="6"/>if seen[v] then</text:p>
      <text:p text:style-name="P16"><text:s text:c="8"/>print(name, k, "LOOP!")</text:p>
      <text:p text:style-name="P16"><text:s text:c="6"/>else</text:p>
      <text:p text:style-name="P16"><text:s text:c="8"/>tableView(v, name .. " " .. k, seen)</text:p>
      <text:p text:style-name="P16"><text:s text:c="6"/>end</text:p>
      <text:p text:style-name="P16"><text:s text:c="4"/>end</text:p>
      <text:p text:style-name="P16"><text:s text:c="2"/>end</text:p>
      <text:p text:style-name="P16">end</text:p>
      <text:p text:style-name="P16"/>
      <text:p text:style-name="P4">Tables: Passed by reference</text:p>
      <text:p text:style-name="P5"/>
      <text:p text:style-name="P12">Numbers are passed by value, which means when we send a number to a function, we send a copy of the number, e.g.:</text:p>
      <text:p text:style-name="P12"/>
      <text:p text:style-name="P16">a = 1</text:p>
      <text:p text:style-name="P16">function inc(a)</text:p>
      <text:p text:style-name="P16"><text:s text:c="2"/>a = a + 1</text:p>
      <text:p text:style-name="P16"><text:s text:c="2"/>print(a)</text:p>
      <text:p text:style-name="P16">end</text:p>
      <text:p text:style-name="P16">inc(a)</text:p>
      <text:p text:style-name="P16">print(a)</text:p>
      <text:p text:style-name="P16"/>
      <text:p text:style-name="P12">This will output <text:span text:style-name="T3">2</text:span> then <text:span text:style-name="T3">1</text:span>; the copy of <text:span text:style-name="T3">a</text:span> in the <text:span text:style-name="T3">inc</text:span> function does not affect the global <text:span text:style-name="T3">a</text:span> variable.</text:p>
      <text:p text:style-name="P12"/>
      <text:p text:style-name="P12">Tables, on the other hand, are passed by reference, so any changes to a table passed to a function will remain after the function is done. Let’s see that:</text:p>
      <text:p text:style-name="P12"/>
      <text:p text:style-name="P16">local a = { b = 1 }</text:p>
      <text:p text:style-name="P16">function inc(z)</text:p>
      <text:p text:style-name="P16"><text:s text:c="2"/>z.b = z.b + 1</text:p>
      <text:p text:style-name="P16"><text:s text:c="2"/>print(z.b)</text:p>
      <text:p text:style-name="P16">end</text:p>
      <text:p text:style-name="P16">inc(a)</text:p>
      <text:p text:style-name="P16">print(a.b)</text:p>
      <text:p text:style-name="P16"/>
      <text:p text:style-name="P12">This will output <text:span text:style-name="T3">2</text:span> then <text:span text:style-name="T3">2</text:span> again; the function <text:span text:style-name="T3">inc</text:span> gets a reference to the <text:span text:style-name="T3">a</text:span> table (called <text:span text:style-name="T3">z</text:span> in the function) so any alterations it makes to the table are kept after the function exits.</text:p>
      <text:p text:style-name="P12"/>
      <text:p text:style-name="P12">If we want to have a copy of a table which does not affect the original table, we need a <text:span text:style-name="T3">deepcopy</text:span> function to copy the table. This is called like “<text:span text:style-name="T3">copy = deepcopy(someTable)</text:span>”.</text:p>
      <text:p text:style-name="P16"/>
      <text:p text:style-name="P16">function deepcopy(orig, seen)</text:p>
      <text:p text:style-name="P16"><text:s text:c="2"/>if not seen then</text:p>
      <text:p text:style-name="P16"><text:s text:c="4"/>seen = {}</text:p>
      <text:p text:style-name="P16"><text:s text:c="2"/>end</text:p>
      <text:p text:style-name="P16"><text:s text:c="2"/>if type(orig) ~= "table" then</text:p>
      <text:p text:style-name="P16"><text:s text:c="4"/>return orig</text:p>
      <text:p text:style-name="P16"><text:s text:c="2"/>end</text:p>
      <text:p text:style-name="P16"><text:s text:c="2"/>local out = {}</text:p>
      <text:p text:style-name="P16"><text:s text:c="2"/>seen[orig] = out</text:p>
      <text:p text:style-name="P16"><text:s text:c="2"/>for k,v in pairs(orig) do</text:p>
      <text:p text:style-name="P16"><text:s text:c="4"/>if not seen[v] then</text:p>
      <text:p text:style-name="P16"><text:s text:c="6"/>out[k] = deepcopy(v, seen)</text:p>
      <text:p text:style-name="P16"><text:s text:c="4"/>else</text:p>
      <text:p text:style-name="P16"><text:s text:c="6"/>out[k] = seen[v]</text:p>
      <text:p text:style-name="P16"><text:s text:c="4"/>end</text:p>
      <text:p text:style-name="P16"><text:s text:c="2"/>end</text:p>
      <text:p text:style-name="P16"><text:s text:c="2"/>return out</text:p>
      <text:p text:style-name="P16">end</text:p>
      <text:p text:style-name="P4">Arrays</text:p>
      <text:p text:style-name="P5"/>
      <text:p text:style-name="P12">Lunacy does not have an array type <text:span text:style-name="T2">per se</text:span> but it can simulate an array by having a table where the keys are integer numeric keys like 1, 2, 3, 4, and so on. Since <text:span text:style-name="T2">any</text:span> number can be a table key, Lunacy can have 0-indexed arrays (0, 1, 2, 3, etc.) or even 5-indexed arrays (5, 6, 7, etc.) or any other number (-1 indexed arrays would be possible too).</text:p>
      <text:p text:style-name="P12"/>
      <text:p text:style-name="P12">Some of the routines and functions assume an array is 1-indexed, where the first element in the array is 1, but this is mainly a matter of convenience which isn’t hard-coded in to Lunacy arrays.</text:p>
      <text:p text:style-name="P12"/>
      <text:p text:style-name="P9">Array length</text:p>
      <text:p text:style-name="P9"/>
      <text:p text:style-name="P12">Lunacy uses the <text:span text:style-name="T3">#</text:span> character to indicate the highest numeric index an array has, as long as said index is 1 or higher. For example:</text:p>
      <text:p text:style-name="P12"/>
      <text:p text:style-name="P16">a={} a[0]="a" a[1]="b" a[2]="c"</text:p>
      <text:p text:style-name="P16">b={} b[1]="d" b[2]="e" b[3]="f"</text:p>
      <text:p text:style-name="P16">print(#a)</text:p>
      <text:p text:style-name="P16">print(#b)</text:p>
      <text:p text:style-name="P16"/>
      <text:p text:style-name="P12">This will output 2 (the highest element in the array “<text:span text:style-name="T3">a</text:span>”) then 3 (the highest element in the array “<text:span text:style-name="T3">b</text:span>”). Note that a 0-indexed array will have a length value of 0 both when the array has either 0 or 1 elements.</text:p>
      <text:p text:style-name="P12"/>
      <text:p text:style-name="P9">Adding and removing elements from arrays</text:p>
      <text:p text:style-name="P9"/>
      <text:p text:style-name="P12">One can add and remove elements from an array using the built-in <text:span text:style-name="T3">table.insert()</text:span> and <text:span text:style-name="T3">table.remove()</text:span> methods. To insert an element at the end of an array:</text:p>
      <text:p text:style-name="P12"/>
      <text:p text:style-name="P16">a = {}</text:p>
      <text:p text:style-name="P16">table.insert(a, "Hello")</text:p>
      <text:p text:style-name="P16">for z=1,#a do </text:p>
      <text:p text:style-name="P16"><text:s text:c="2"/>print(z,a[z])</text:p>
      <text:p text:style-name="P16">end</text:p>
      <text:p text:style-name="P16"/>
      <text:p text:style-name="P12">This will output <text:span text:style-name="T3">1</text:span> then <text:span text:style-name="T3">Hello</text:span>, the key and value for the one element in the array.</text:p>
      <text:p text:style-name="P12"/>
      <text:p text:style-name="P12"><text:span text:style-name="T3">table.remove()</text:span> not only removes an element from the array, it shifts the elements above the removed element down so the array does not have any holes in it. For example:</text:p>
      <text:p text:style-name="P12"/>
      <text:p text:style-name="P16">b={} b[1]="d" b[2]="e" b[3]="f" b[4]="g"</text:p>
      <text:p text:style-name="P16">table.remove(b,2)</text:p>
      <text:p text:style-name="P16">for a=1,#b do</text:p>
      <text:p text:style-name="P16"><text:s text:c="2"/>print(a, b[a])</text:p>
      <text:p text:style-name="P16">end</text:p>
      <text:p text:style-name="P16"/>
      <text:p text:style-name="P12">This will output (1, “<text:span text:style-name="T3">d</text:span>”), (2, “<text:span text:style-name="T3">f</text:span>”), (3, “<text:span text:style-name="T3">g</text:span>”); the “<text:span text:style-name="T3">e</text:span>” element has been removed and the other elements shifted down in the array; e.g. element 3 was “<text:span text:style-name="T3">f</text:span>” before and now element 2 is “<text:span text:style-name="T3">f</text:span>”.</text:p>
      <text:p text:style-name="P4">Metatables</text:p>
      <text:p text:style-name="P5"/>
      <text:p text:style-name="P12">Let’s make two tables in Lua:</text:p>
      <text:p text:style-name="P12"/>
      <text:p text:style-name="P16">foo = { bar = "Hello", baz = "World" }</text:p>
      <text:p text:style-name="P16">someTable = { life = "is", good = "yes" }</text:p>
      <text:p text:style-name="P16">print(someTable.bar)</text:p>
      <text:p text:style-name="P16"/>
      <text:p text:style-name="P12">This returns “<text:span text:style-name="T3">nil</text:span>”. <text:s/>When we look for <text:span text:style-name="T3">someTable.bar</text:span> (i.e. <text:span text:style-name="T3">someTable["bar"]</text:span>), we will get <text:span text:style-name="T3">nil</text:span> because the element “<text:span text:style-name="T3">bar</text:span>” is not in <text:span text:style-name="T3">someTable</text:span>, even though it’s in the table <text:span text:style-name="T3">foo</text:span>.</text:p>
      <text:p text:style-name="P12"/>
      <text:p text:style-name="P12">Now, let’s have it so that, if an element is not in <text:span text:style-name="T3">someTable</text:span>, we look in the table <text:span text:style-name="T3">foo</text:span> for that element:</text:p>
      <text:p text:style-name="P12"/>
      <text:p text:style-name="P16">someTableMeta = {__index = foo}</text:p>
      <text:p text:style-name="P16">setmetatable(someTable, someTableMeta)</text:p>
      <text:p text:style-name="P16">print(someTable.bar)</text:p>
      <text:p text:style-name="P16"/>
      <text:p text:style-name="P12">Now, looking up <text:span text:style-name="T3">someTable.bar</text:span> returns the value “<text:span text:style-name="T3">Hello</text:span>”:</text:p>
      <text:p text:style-name="P12"/>
      <text:list text:style-name="WW8Num8">
        <text:list-item>
          <text:p text:style-name="P26">We look in <text:span text:style-name="T3">someTable</text:span> for the element “<text:span text:style-name="T3">bar</text:span>”</text:p>
        </text:list-item>
        <text:list-item>
          <text:p text:style-name="P26">Since it’s not found, we see if we have an index metatable. <text:s/>We do, so we look in the index metatable, in this case the table <text:span text:style-name="T3">foo</text:span>, for the element.</text:p>
        </text:list-item>
        <text:list-item>
          <text:p text:style-name="P26">Since <text:span text:style-name="T3">foo</text:span> has the element <text:span text:style-name="T3">foo.bar</text:span>, we use the element in the index metatable for <text:span text:style-name="T3">someTable</text:span> to have it so asking for <text:span text:style-name="T3">someTable.bar</text:span> gives us “<text:span text:style-name="T3">Hello</text:span>”.</text:p>
        </text:list-item>
      </text:list>
      <text:p text:style-name="P12"/>
      <text:p text:style-name="P12">If we don’t want a separate metatable, a table can be its own metatable:</text:p>
      <text:p text:style-name="P12"/>
      <text:p text:style-name="P16">foo = { bar = "Hello", baz = "World" }</text:p>
      <text:p text:style-name="P16">someTable = { life = "is", good = "yes", __index = foo }</text:p>
      <text:p text:style-name="P16">setmetatable(someTable, someTable)</text:p>
      <text:p text:style-name="P16">print(someTable.bar)</text:p>
      <text:p text:style-name="P16"/>
      <text:p text:style-name="P12"><text:span text:style-name="T3">someTable.bar</text:span> is now “<text:span text:style-name="T3">Hello</text:span>”, since <text:span text:style-name="T3">foo.bar</text:span> is “<text:span text:style-name="T3">Hello</text:span>” and <text:span text:style-name="T3">someTable</text:span>’s index metatable is the <text:span text:style-name="T3">foo</text:span> table.</text:p>
      <text:p text:style-name="P12"/>
      <text:p text:style-name="P12">Likewise, the index metatable can also be the metatable:</text:p>
      <text:p text:style-name="P12"/>
      <text:p text:style-name="P16">foo = { bar = "Hello", baz = "World" }</text:p>
      <text:p text:style-name="P16">foo.__index = foo</text:p>
      <text:p text:style-name="P16">someTable = { life = "is", good = "yes" }</text:p>
      <text:p text:style-name="P16">setmetatable(someTable, foo)</text:p>
      <text:p text:style-name="P16">print(someTable.bar)</text:p>
      <text:p text:style-name="P16"/>
      <text:p text:style-name="P12">Again, this returns “<text:span text:style-name="T3">Hello</text:span>”.</text:p>
      <text:p text:style-name="P12"/>
      <text:p text:style-name="P12">Note that the “<text:span text:style-name="T3">__index</text:span>” element needs to be set <text:span text:style-name="T2">after</text:span> the table is initially declared.</text:p>
      <text:p text:style-name="P12"/>
      <text:p text:style-name="P13">Index metatables can also be functions:</text:p>
      <text:p text:style-name="P12"/>
      <text:p text:style-name="P16">someTable = { life = "is", good = "yes",</text:p>
      <text:p text:style-name="P16"><text:s text:c="14"/>__index = function() return 404 end }</text:p>
      <text:p text:style-name="P16">setmetatable(someTable, someTable)</text:p>
      <text:p text:style-name="P16">print(someTable.bar)</text:p>
      <text:p text:style-name="P16"/>
      <text:p text:style-name="P12">This returns the number <text:span text:style-name="T3">404</text:span>. <text:s/>Here, any element which is not in the table will return, instead of <text:span text:style-name="T3">nil</text:span>, the number <text:span text:style-name="T3">404</text:span>.</text:p>
      <text:p text:style-name="P12"/>
      <text:p text:style-name="P12">We can use a function to have the same behavior we have when an index metatable is a table:</text:p>
      <text:p text:style-name="P12"/>
      <text:p text:style-name="P16">foo = { bar = "Hello", baz = "World" }</text:p>
      <text:p text:style-name="P16">someTable = { life = "is", good = "yes",</text:p>
      <text:p text:style-name="P16"><text:s text:c="14"/>__index = function(self, i) return foo[i] end }</text:p>
      <text:p text:style-name="P16">setmetatable(someTable, someTable)</text:p>
      <text:p text:style-name="P16">print(someTable.bar)</text:p>
      <text:p text:style-name="P16"/>
      <text:p text:style-name="P12">This will return “<text:span text:style-name="T3">Hello</text:span>”. <text:s/>The second argument to an index metatable function is the element we tried to access in the table.</text:p>
      <text:p text:style-name="P12"/>
      <text:p text:style-name="P12">The first argument, <text:span text:style-name="T3">self</text:span>, is a reference to the table calling the function, e.g. <text:s/>this will return “<text:span text:style-name="T3">yes</text:span>” for any element not otherwise in <text:span text:style-name="T3">someTable</text:span>:</text:p>
      <text:p text:style-name="P12"/>
      <text:p text:style-name="P16">someTable = { life = "is", good = "yes",</text:p>
      <text:p text:style-name="P16"><text:s text:c="14"/>__index = function(self, i) return self.good end }</text:p>
      <text:p text:style-name="P16">setmetatable(someTable, someTable)</text:p>
      <text:p text:style-name="P16">print(someTable.bar)</text:p>
      <text:p text:style-name="P16"/>
      <text:p text:style-name="P12">This returns “<text:span text:style-name="T3">yes</text:span>”.</text:p>
      <text:p text:style-name="P12"/>
      <text:p text:style-name="P12">All of this in mind, we can use metatables to have classes:</text:p>
      <text:p text:style-name="P12"/>
      <text:p text:style-name="P16">simpleClass = {}</text:p>
      <text:p text:style-name="P16">simpleClass.__index = simpleClass</text:p>
      <text:p text:style-name="P16">function simpleClass.init(self, x, y)</text:p>
      <text:p text:style-name="P16"><text:s text:c="2"/>self.x = x</text:p>
      <text:p text:style-name="P16"><text:s text:c="2"/>self.y = y</text:p>
      <text:p text:style-name="P16">end</text:p>
      <text:p text:style-name="P16">function simpleClass.add(self, x, y)</text:p>
      <text:p text:style-name="P16"><text:s text:c="2"/>self.x = self.x + x</text:p>
      <text:p text:style-name="P16"><text:s text:c="2"/>self.y = self.y + y</text:p>
      <text:p text:style-name="P16">end</text:p>
      <text:p text:style-name="P16">function simpleClass.values(self)</text:p>
      <text:p text:style-name="P16"><text:s text:c="2"/>return self.x, self.y</text:p>
      <text:p text:style-name="P16">end</text:p>
      <text:p text:style-name="P16"/>
      <text:p text:style-name="P12">Now that we have created a simple class, we can make instances of that class via metatables. <text:s/>Give the above class, let’s make an instance of it:</text:p>
      <text:p text:style-name="P12"/>
      <text:p text:style-name="P16">objectInstance = {}</text:p>
      <text:p text:style-name="P16"><text:soft-page-break/>setmetatable(objectInstance, simpleClass)</text:p>
      <text:p text:style-name="P16">objectInstance.init(objectInstance, 1, 2)</text:p>
      <text:p text:style-name="P16">objectInstance.add(objectInstance, 3, 3)</text:p>
      <text:p text:style-name="P16">print(objectInstance.values(objectInstance))</text:p>
      <text:p text:style-name="P16"/>
      <text:p text:style-name="P12">This will return <text:span text:style-name="T3">4</text:span> then <text:span text:style-name="T3">5</text:span>.</text:p>
      <text:p text:style-name="P12"/>
      <text:p text:style-name="P12">This works but the grammar is a bit clunky. <text:s/>Lua has some synatic sugar to make things look a little nicer. <text:s/>This is equivalent to the above example class code:</text:p>
      <text:p text:style-name="P12"/>
      <text:p text:style-name="P16">simpleClass = {}</text:p>
      <text:p text:style-name="P16">simpleClass.__index = simpleClass</text:p>
      <text:p text:style-name="P16">function simpleClass:init(x, y)</text:p>
      <text:p text:style-name="P16"><text:s text:c="2"/>self.x = x</text:p>
      <text:p text:style-name="P16"><text:s text:c="2"/>self.y = y</text:p>
      <text:p text:style-name="P16">end</text:p>
      <text:p text:style-name="P16">function simpleClass:add(x, y)</text:p>
      <text:p text:style-name="P16"><text:s text:c="2"/>self.x = self.x + x</text:p>
      <text:p text:style-name="P16"><text:s text:c="2"/>self.y = self.y + y</text:p>
      <text:p text:style-name="P16">end</text:p>
      <text:p text:style-name="P16">function simpleClass:values()</text:p>
      <text:p text:style-name="P16"><text:s text:c="2"/>return self.x, self.y</text:p>
      <text:p text:style-name="P16">end</text:p>
      <text:p text:style-name="P16">objectInstance = {}</text:p>
      <text:p text:style-name="P16">setmetatable(objectInstance, simpleClass)</text:p>
      <text:p text:style-name="P16">objectInstance:init(1,2)</text:p>
      <text:p text:style-name="P16">objectInstance:add(3,3)</text:p>
      <text:p text:style-name="P16">print(objectInstance:values())</text:p>
      <text:p text:style-name="P16"/>
      <text:p text:style-name="P12">This also returns <text:span text:style-name="T3">4</text:span> then <text:span text:style-name="T3">5</text:span>.</text:p>
      <text:p text:style-name="P12"/>
      <text:p text:style-name="P12">“<text:span text:style-name="T3">self</text:span>” is a magic word in Lua used with Lua’s colon syntax.</text:p>
      <text:p text:style-name="P12"/>
      <text:p text:style-name="P12">Let’s change the class so that, for addition, we have a method which returns a new object which is the sum of two other objects:</text:p>
      <text:p text:style-name="P12"/>
      <text:p text:style-name="P16">simpleClass = {}</text:p>
      <text:p text:style-name="P16">simpleClass.__index = simpleClass</text:p>
      <text:p text:style-name="P16">function simpleClass:init(x, y)</text:p>
      <text:p text:style-name="P16"><text:s text:c="2"/>self.x = x</text:p>
      <text:p text:style-name="P16"><text:s text:c="2"/>self.y = y</text:p>
      <text:p text:style-name="P16">end</text:p>
      <text:p text:style-name="P16">function simpleClass:add(other)</text:p>
      <text:p text:style-name="P16"><text:s text:c="2"/>newObject = {}</text:p>
      <text:p text:style-name="P16"><text:s text:c="2"/>setmetatable(newObject, simpleClass)</text:p>
      <text:p text:style-name="P16"><text:s text:c="2"/>newObject.x = self.x + other.x</text:p>
      <text:p text:style-name="P16"><text:s text:c="2"/>newObject.y = self.y + other.y</text:p>
      <text:p text:style-name="P16"><text:s text:c="2"/>return newObject</text:p>
      <text:p text:style-name="P16">end</text:p>
      <text:p text:style-name="P16">function simpleClass:values()</text:p>
      <text:p text:style-name="P16"><text:s text:c="2"/>return self.x, self.y</text:p>
      <text:p text:style-name="P16">end</text:p>
      <text:p text:style-name="P16">objectInstance = {}</text:p>
      <text:p text:style-name="P16">setmetatable(objectInstance, simpleClass)</text:p>
      <text:p text:style-name="P16"><text:soft-page-break/>anotherObject = {}</text:p>
      <text:p text:style-name="P16">setmetatable(anotherObject, simpleClass)</text:p>
      <text:p text:style-name="P16">objectInstance:init(1,2)</text:p>
      <text:p text:style-name="P16">anotherObject:init(3,3)</text:p>
      <text:p text:style-name="P16">thirdObject = objectInstance:add(anotherObject)</text:p>
      <text:p text:style-name="P16">print(thirdObject:values())</text:p>
      <text:p text:style-name="P16"/>
      <text:p text:style-name="P12">This again returns <text:span text:style-name="T3">4</text:span> then <text:span text:style-name="T3">5</text:span>.</text:p>
      <text:p text:style-name="P12"/>
      <text:p text:style-name="P12">This in mind, we can use metatables to define what “<text:span text:style-name="T3">+</text:span>” does with a given table:</text:p>
      <text:p text:style-name="P12"/>
      <text:p text:style-name="P16">simpleClass = {}</text:p>
      <text:p text:style-name="P16">simpleClass.__index = simpleClass</text:p>
      <text:p text:style-name="P16">function simpleClass:init(x, y)</text:p>
      <text:p text:style-name="P16"><text:s text:c="2"/>self.x = x</text:p>
      <text:p text:style-name="P16"><text:s text:c="2"/>self.y = y</text:p>
      <text:p text:style-name="P16">end</text:p>
      <text:p text:style-name="P16">function simpleClass:add(other)</text:p>
      <text:p text:style-name="P16"><text:s text:c="2"/>newObject = {}</text:p>
      <text:p text:style-name="P16"><text:s text:c="2"/>setmetatable(newObject, simpleClass)</text:p>
      <text:p text:style-name="P16"><text:s text:c="2"/>newObject.x = self.x + other.x</text:p>
      <text:p text:style-name="P16"><text:s text:c="2"/>newObject.y = self.y + other.y</text:p>
      <text:p text:style-name="P16"><text:s text:c="2"/>return newObject</text:p>
      <text:p text:style-name="P16">end</text:p>
      <text:p text:style-name="P16">simpleClass.__add = simpleClass.add</text:p>
      <text:p text:style-name="P16">function simpleClass:values()</text:p>
      <text:p text:style-name="P16"><text:s text:c="2"/>return self.x, self.y</text:p>
      <text:p text:style-name="P16">end</text:p>
      <text:p text:style-name="P16">objectInstance = {}</text:p>
      <text:p text:style-name="P16">setmetatable(objectInstance, simpleClass)</text:p>
      <text:p text:style-name="P16">anotherObject = {}</text:p>
      <text:p text:style-name="P16">setmetatable(anotherObject, simpleClass)</text:p>
      <text:p text:style-name="P16">objectInstance:init(1,2)</text:p>
      <text:p text:style-name="P16">anotherObject:init(3,3)</text:p>
      <text:p text:style-name="P16">thirdObject = objectInstance + anotherObject</text:p>
      <text:p text:style-name="P16">print(thirdObject:values())</text:p>
      <text:p text:style-name="P16"/>
      <text:p text:style-name="P12">Like the other examples, this returns <text:span text:style-name="T3">4</text:span> then <text:span text:style-name="T3">5</text:span>.</text:p>
      <text:p text:style-name="P12"/>
      <text:p text:style-name="P12">As we can see, Lua has operator overloading.</text:p>
      <text:p text:style-name="P12"/>
      <text:p text:style-name="P12">We can make it a little easier to make new objects. <text:s/>In addition, the <text:span text:style-name="T3">__add</text:span> metatable can be a function instead of a pointer to a function (see the next page):</text:p>
      <text:p text:style-name="P17">simpleClass = {}</text:p>
      <text:p text:style-name="P16">simpleClass.__index = simpleClass</text:p>
      <text:p text:style-name="P16">function simpleClass:init(x, y)</text:p>
      <text:p text:style-name="P16"><text:s text:c="2"/>out = {}</text:p>
      <text:p text:style-name="P16"><text:s text:c="2"/>setmetatable(out, simpleClass)</text:p>
      <text:p text:style-name="P16"><text:s text:c="2"/>out.x = x</text:p>
      <text:p text:style-name="P16"><text:s text:c="2"/>out.y = y</text:p>
      <text:p text:style-name="P16"><text:s text:c="2"/>return out</text:p>
      <text:p text:style-name="P16">end</text:p>
      <text:p text:style-name="P16">function simpleClass:__add(other)</text:p>
      <text:p text:style-name="P16"><text:s text:c="2"/>newObject = {}</text:p>
      <text:p text:style-name="P16"><text:s text:c="2"/>setmetatable(newObject, simpleClass)</text:p>
      <text:p text:style-name="P16"><text:s text:c="2"/>newObject.x = self.x + other.x</text:p>
      <text:p text:style-name="P16"><text:s text:c="2"/>newObject.y = self.y + other.y</text:p>
      <text:p text:style-name="P16"><text:s text:c="2"/>return newObject</text:p>
      <text:p text:style-name="P16">end</text:p>
      <text:p text:style-name="P16">function simpleClass:values()</text:p>
      <text:p text:style-name="P16"><text:s text:c="2"/>return self.x, self.y</text:p>
      <text:p text:style-name="P16">end</text:p>
      <text:p text:style-name="P16">objectInstance = simpleClass:init(1, 2)</text:p>
      <text:p text:style-name="P16">anotherObject = simpleClass:init(3, 3)</text:p>
      <text:p text:style-name="P16">thirdObject = objectInstance + anotherObject</text:p>
      <text:p text:style-name="P16">print(thirdObject:values())</text:p>
      <text:p text:style-name="P16"/>
      <text:p text:style-name="P12">This also returns <text:span text:style-name="T3">4</text:span> then <text:span text:style-name="T3">5</text:span>.</text:p>
      <text:p text:style-name="P12"/>
      <text:p text:style-name="P12">Note that while the <text:span text:style-name="T3">init</text:span> method gets a “<text:span text:style-name="T3">self</text:span>” argument, we ignore that so that we can retain the colon syntax for object methods.</text:p>
      <text:p text:style-name="P12"/>
      <text:p text:style-name="P4">For loops with functions</text:p>
      <text:p text:style-name="P5"/>
      <text:p text:style-name="P12">It’s possible to use a function with a <text:span text:style-name="T3">for</text:span> loop. E.g:</text:p>
      <text:p text:style-name="P12"/>
      <text:p text:style-name="P16">a = {z = 1, y = 2}</text:p>
      <text:p text:style-name="P16">for k,v in pairs(a) do</text:p>
      <text:p text:style-name="P16"><text:s text:c="2"/>print(k,v)</text:p>
      <text:p text:style-name="P16">end</text:p>
      <text:p text:style-name="P16"/>
      <text:p text:style-name="P12">This will output in varying order (z,1) and (y,2).</text:p>
      <text:p text:style-name="P12"/>
      <text:p text:style-name="P12">We can make our own function which can be used as the iterator in a <text:span text:style-name="T3">for</text:span> loop:</text:p>
      <text:p text:style-name="P12"/>
      <text:p text:style-name="P16">function range(low, high)</text:p>
      <text:p text:style-name="P16"><text:s text:c="2"/>local index = low</text:p>
      <text:p text:style-name="P16"><text:s text:c="2"/>return function()</text:p>
      <text:p text:style-name="P16"><text:s text:c="4"/>local rvalue = index</text:p>
      <text:p text:style-name="P16"><text:s text:c="4"/>index = index + 1</text:p>
      <text:p text:style-name="P16"><text:s text:c="4"/>if(rvalue &gt; high) then</text:p>
      <text:p text:style-name="P16"><text:s text:c="6"/>return nil</text:p>
      <text:p text:style-name="P16"><text:s text:c="4"/>end</text:p>
      <text:p text:style-name="P16"><text:s text:c="4"/>return rvalue</text:p>
      <text:p text:style-name="P16"><text:s text:c="2"/>end</text:p>
      <text:p text:style-name="P16">end</text:p>
      <text:p text:style-name="P16"/>
      <text:p text:style-name="P12">Here, <text:span text:style-name="T3">range</text:span> is a function which returns a function. What does the function generated by <text:span text:style-name="T3">range</text:span> do? Let’s look:</text:p>
      <text:p text:style-name="P12"/>
      <text:p text:style-name="P16">twoToNine = range(2,9)</text:p>
      <text:p text:style-name="P16">for a=1,11 do</text:p>
      <text:p text:style-name="P16"><text:s text:c="2"/>print(twoToNine())</text:p>
      <text:p text:style-name="P16">end</text:p>
      <text:p text:style-name="P16"/>
      <text:p text:style-name="P12">We get this output:</text:p>
      <text:p text:style-name="P12"/>
      <text:p text:style-name="P16">2</text:p>
      <text:p text:style-name="P16">3</text:p>
      <text:p text:style-name="P16">4</text:p>
      <text:p text:style-name="P16">5</text:p>
      <text:p text:style-name="P16">6</text:p>
      <text:p text:style-name="P16">7</text:p>
      <text:p text:style-name="P16">8</text:p>
      <text:p text:style-name="P16">9</text:p>
      <text:p text:style-name="P16">nil</text:p>
      <text:p text:style-name="P16">nil</text:p>
      <text:p text:style-name="P16">nil</text:p>
      <text:p text:style-name="P16"/>
      <text:p text:style-name="P12">Here is what is happening: The function <text:span text:style-name="T3">twoToNine</text:span> is able to remember the value of the variable <text:span text:style-name="T3">index</text:span> between its invocations. <text:span text:style-name="T3">index</text:span> is a variable whose value gets stored in a namespace local to the <text:span text:style-name="T3">twoToNine</text:span> function; this ability is called <text:span text:style-name="T2">function closure</text:span>.</text:p>
      <text:p text:style-name="P13">That in mind, we can use this <text:span text:style-name="T3">range</text:span> function in a <text:span text:style-name="T3">for</text:span> loop:</text:p>
      <text:p text:style-name="P12"/>
      <text:p text:style-name="P16">for a in range(2,9) do</text:p>
      <text:p text:style-name="P16"><text:s text:c="2"/>print(a)</text:p>
      <text:p text:style-name="P16">end</text:p>
      <text:p text:style-name="P16"/>
      <text:p text:style-name="P12">Given <text:span text:style-name="T3">range</text:span> as defined above, the above function will return this:</text:p>
      <text:p text:style-name="P12"/>
      <text:p text:style-name="P16">2</text:p>
      <text:p text:style-name="P16">3</text:p>
      <text:p text:style-name="P16">4</text:p>
      <text:p text:style-name="P16">5</text:p>
      <text:p text:style-name="P16">6</text:p>
      <text:p text:style-name="P16">7</text:p>
      <text:p text:style-name="P16">8</text:p>
      <text:p text:style-name="P16">9</text:p>
      <text:p text:style-name="P16"/>
      <text:p text:style-name="P12">Under the hood, Lunacy calls the <text:span text:style-name="T3">range</text:span> function once. The <text:span text:style-name="T3">range</text:span> function returns an anonymous function which we will call <text:span text:style-name="T2">instanceOfRange</text:span>. This <text:span text:style-name="T2">instanceOfRange</text:span> function is then called at the start of the <text:span text:style-name="T3">for</text:span> loop. If <text:span text:style-name="T2">instanceOfRange</text:span> returns <text:span text:style-name="T3">nil</text:span> then the loop terminates; otherwise we go through the loop with the variable <text:span text:style-name="T3">a</text:span> set to be the output value of the <text:span text:style-name="T2">instanceOfRange</text:span> function. We do this over and over until <text:span text:style-name="T2">instanceOfRange</text:span> returns <text:span text:style-name="T3">nil</text:span>.</text:p>
      <text:p text:style-name="P12"/>
      <text:p text:style-name="P9">Sorted table keys</text:p>
      <text:p text:style-name="P9"/>
      <text:p text:style-name="P12">Let’s make a <text:span text:style-name="T3">for</text:span> iterator function which will return a function that returns the key for each element in a table in sorted order:</text:p>
      <text:p text:style-name="P12"/>
      <text:p text:style-name="P16">function sortedTableKeys(inputTable)</text:p>
      <text:p text:style-name="P16"><text:s text:c="2"/>local keyList = {}</text:p>
      <text:p text:style-name="P16"><text:s text:c="2"/>local index = 1</text:p>
      <text:p text:style-name="P16"><text:s text:c="2"/>for k,_ in pairs(inputTable) do</text:p>
      <text:p text:style-name="P16"><text:s text:c="4"/>table.insert(keyList,k)</text:p>
      <text:p text:style-name="P16"><text:s text:c="2"/>end</text:p>
      <text:p text:style-name="P16"><text:s text:c="2"/>table.sort(keyList)</text:p>
      <text:p text:style-name="P16"><text:s text:c="2"/>return function()</text:p>
      <text:p text:style-name="P16"><text:s text:c="4"/>rvalue = keyList[index]</text:p>
      <text:p text:style-name="P16"><text:s text:c="4"/>index = index + 1</text:p>
      <text:p text:style-name="P16"><text:s text:c="4"/>return rvalue</text:p>
      <text:p text:style-name="P16"><text:s text:c="2"/>end</text:p>
      <text:p text:style-name="P16">end</text:p>
      <text:p text:style-name="P16"/>
      <text:p text:style-name="P12">Here, <text:span text:style-name="T3">table.insert</text:span> is used to add a key in <text:span text:style-name="T3">inputTable</text:span> to <text:span text:style-name="T3">keyList</text:span>; it is run over and over again to make <text:span text:style-name="T3">keyList</text:span> a list of all of the keys in <text:span text:style-name="T3">inputTable</text:span>. <text:s/>Once we have this list as an array, <text:span text:style-name="T3">table.sort</text:span> sorts the list for us.</text:p>
      <text:p text:style-name="P12"/>
      <text:p text:style-name="P12">Next, the <text:span text:style-name="T3">sortedTableKeys</text:span> function creates a function which will simply return, when called over and over again, the keys to <text:span text:style-name="T3">inputTable</text:span> in sorted order. <text:s/>That in mind, let’s make a table and compare how the <text:span text:style-name="T3">sortedTableKeys</text:span> function runs versus how <text:span text:style-name="T3">pairs</text:span> runs (on next page):</text:p>
      <text:p text:style-name="P16"/>
      <text:p text:style-name="P17">someTable = {a=12,b=14,c=19,d=23,e=17,f=11}</text:p>
      <text:p text:style-name="P16"/>
      <text:p text:style-name="P16">print("Unsorted:")</text:p>
      <text:p text:style-name="P16">for a in pairs(someTable) do</text:p>
      <text:p text:style-name="P16"><text:s text:c="2"/>print(a) -- Letters in random order</text:p>
      <text:p text:style-name="P16">end</text:p>
      <text:p text:style-name="P16"/>
      <text:p text:style-name="P16">print("")</text:p>
      <text:p text:style-name="P16">print("Sorted:")</text:p>
      <text:p text:style-name="P16">for a in sortedTableKeys(someTable) do</text:p>
      <text:p text:style-name="P16"><text:s text:c="2"/>print(a) -- Letters correctly sorted</text:p>
      <text:p text:style-name="P16">end</text:p>
      <text:p text:style-name="P16"/>
      <text:p text:style-name="P12">This will first output the keys to <text:span text:style-name="T3">someTable</text:span> in random order (as an aside, the order changes each time Lunacy is started), then output the keys to <text:span text:style-name="T3">someTable</text:span> in sorted order, namely a, b, c, d, e, and f.</text:p>
      <text:p text:style-name="P12"/>
      <text:p text:style-name="P12">We can even have a function which determines how the keys are sorted:</text:p>
      <text:p text:style-name="P12"/>
      <text:p text:style-name="P16">function sortedTableKeysSF(inputTable, sortFunction)</text:p>
      <text:p text:style-name="P16"><text:s text:c="2"/>local keyList = {}</text:p>
      <text:p text:style-name="P16"><text:s text:c="2"/>local index = 1</text:p>
      <text:p text:style-name="P16"><text:s text:c="2"/>for k,_ in pairs(inputTable) do</text:p>
      <text:p text:style-name="P16"><text:s text:c="4"/>table.insert(keyList,k)</text:p>
      <text:p text:style-name="P16"><text:s text:c="2"/>end</text:p>
      <text:p text:style-name="P16"><text:s text:c="2"/>table.sort(keyList, sortFunction)</text:p>
      <text:p text:style-name="P16"><text:s text:c="2"/>return function()</text:p>
      <text:p text:style-name="P16"><text:s text:c="4"/>rvalue = keyList[index]</text:p>
      <text:p text:style-name="P16"><text:s text:c="4"/>index = index + 1</text:p>
      <text:p text:style-name="P16"><text:s text:c="4"/>return rvalue</text:p>
      <text:p text:style-name="P16"><text:s text:c="2"/>end</text:p>
      <text:p text:style-name="P16">end</text:p>
      <text:p text:style-name="P16"/>
      <text:p text:style-name="P16">function revSort(a, b)</text:p>
      <text:p text:style-name="P16"><text:s text:c="2"/>return a &gt; b</text:p>
      <text:p text:style-name="P16">end</text:p>
      <text:p text:style-name="P16"/>
      <text:p text:style-name="P16">someTable = {a=12,b=14,c=19,d=23,e=17,f=11}</text:p>
      <text:p text:style-name="P16"/>
      <text:p text:style-name="P16">for a in sortedTableKeysSF(someTable, revSort) do</text:p>
      <text:p text:style-name="P16"><text:s text:c="2"/>print(a) -- Letters sorted in reverse</text:p>
      <text:p text:style-name="P16">end</text:p>
      <text:p text:style-name="P16"/>
      <text:p text:style-name="P12">Here, the above code returns f, e, d, c, b, and a: The letters reverse sorted. The default (forwards, i.e a, b, c, d, e, and f) sorting would be done as follows:</text:p>
      <text:p text:style-name="P12"/>
      <text:p text:style-name="P16">function normalSort(a, b)</text:p>
      <text:p text:style-name="P16"><text:s text:c="2"/>return a &lt; b</text:p>
      <text:p text:style-name="P16">end</text:p>
      <text:p text:style-name="P16"/>
      <text:p text:style-name="P16">for a in sortedTableKeysSF(someTable, normalSort) do</text:p>
      <text:p text:style-name="P16"><text:s text:c="2"/>print(a)</text:p>
      <text:p text:style-name="P16">end</text:p>
      <text:p text:style-name="P4">List iteration</text:p>
      <text:p text:style-name="P5"/>
      <text:p text:style-name="P12">Lua has simple numerical iteration via <text:span text:style-name="T3">for foo=1,10 do</text:span> and Lua has function iteration via <text:span text:style-name="T3">for foo in something(bar) do</text:span> but Lua does not have built in iterators for a list the way, say, Perl or Python do.</text:p>
      <text:p text:style-name="P12"/>
      <text:p text:style-name="P12">However, we can work around this by making functions which let Lua go through a list.</text:p>
      <text:p text:style-name="P12"/>
      <text:p text:style-name="P12">First, let’s have a function that, when given a table, returns its keys as a list:</text:p>
      <text:p text:style-name="P12"/>
      <text:p text:style-name="P16">function tableKeys(inputTable) </text:p>
      <text:p text:style-name="P16"><text:s text:c="2"/>local out = {}</text:p>
      <text:p text:style-name="P16"><text:s text:c="2"/>for k,_ in pairs(inputTable) do</text:p>
      <text:p text:style-name="P16"><text:s text:c="4"/>table.insert(out,k)</text:p>
      <text:p text:style-name="P16"><text:s text:c="2"/>end</text:p>
      <text:p text:style-name="P16"><text:s text:c="2"/>return out</text:p>
      <text:p text:style-name="P16">end</text:p>
      <text:p text:style-name="P16"/>
      <text:p text:style-name="P12">Now, let’s have a function that will allow us to use <text:span text:style-name="T3">for</text:span> to iterate through a list:</text:p>
      <text:p text:style-name="P12"/>
      <text:p text:style-name="P16">function iterateList(inputList)</text:p>
      <text:p text:style-name="P16"><text:s text:c="2"/>local index = 1</text:p>
      <text:p text:style-name="P16"><text:s text:c="2"/>return function()</text:p>
      <text:p text:style-name="P16"><text:s text:c="4"/>local rvalue = inputList[index]</text:p>
      <text:p text:style-name="P16"><text:s text:c="4"/>index = index + 1</text:p>
      <text:p text:style-name="P16"><text:s text:c="4"/>return rvalue</text:p>
      <text:p text:style-name="P16"><text:s text:c="2"/>end</text:p>
      <text:p text:style-name="P16">end</text:p>
      <text:p text:style-name="P16"/>
      <text:p text:style-name="P12"><text:span text:style-name="T3">­</text:span>And another function which sorts a list and returns the sorted list</text:p>
      <text:p text:style-name="P12"/>
      <text:p text:style-name="P16">function sorted(inputList)</text:p>
      <text:p text:style-name="P16"><text:s text:c="2"/>table.sort(inputList)</text:p>
      <text:p text:style-name="P16"><text:s text:c="2"/>return inputList</text:p>
      <text:p text:style-name="P16">end</text:p>
      <text:p text:style-name="P16"/>
      <text:p text:style-name="P12">We can also have a function to reverse a list:</text:p>
      <text:p text:style-name="P12"/>
      <text:p text:style-name="P16">function reverse(inputList)</text:p>
      <text:p text:style-name="P16"><text:s text:c="2"/>local out = {}</text:p>
      <text:p text:style-name="P16"><text:s text:c="2"/>for a=#inputList,1,-1 do</text:p>
      <text:p text:style-name="P16"><text:s text:c="4"/>table.insert(out,inputList[a])</text:p>
      <text:p text:style-name="P16"><text:s text:c="2"/>end</text:p>
      <text:p text:style-name="P16"><text:s text:c="2"/>return out</text:p>
      <text:p text:style-name="P16">end</text:p>
      <text:p text:style-name="P16"/>
      <text:p text:style-name="P12">With these four functions, we can iterate through a table with the keys reversed sorted:</text:p>
      <text:p text:style-name="P12"/>
      <text:p text:style-name="P16">someTable = {a=12,b=14,c=19,d=23,e=17,f=11}</text:p>
      <text:p text:style-name="P16">for k in iterateList(reverse(sorted(tableKeys(someTable)))) do</text:p>
      <text:p text:style-name="P16"><text:s text:c="2"/>print(k, someTable[k])</text:p>
      <text:p text:style-name="P16">end</text:p>
      <text:p text:style-name="P5"><text:soft-page-break/>Multiple inheritance</text:p>
      <text:p text:style-name="P5"/>
      <text:p text:style-name="P12">In the chapter on metatables we looked at simple inheritance. We can also have multiple inheritance:</text:p>
      <text:p text:style-name="P12"/>
      <text:list text:style-name="WW8Num9">
        <text:list-item>
          <text:p text:style-name="P27">A class can have child classes</text:p>
        </text:list-item>
        <text:list-item>
          <text:p text:style-name="P27">Child classes can have multiple parents</text:p>
        </text:list-item>
      </text:list>
      <text:p text:style-name="P12"/>
      <text:p text:style-name="P9">Children</text:p>
      <text:p text:style-name="P9"/>
      <text:p text:style-name="P12">A given class can have a derived (a.k.a. child) class. Let’s look at the xoshiro128** example we used in the chapter on binary numbers, but now with a child class. <text:s/>First, the parent class:</text:p>
      <text:p text:style-name="P12"/>
      <text:p text:style-name="P16">xoshiro128 = {}</text:p>
      <text:p text:style-name="P16">xoshiro128.__index = xoshiro128</text:p>
      <text:p text:style-name="P16"/>
      <text:p text:style-name="P16">function xoshiro128:init()</text:p>
      <text:p text:style-name="P16"><text:s text:c="2"/>out = {}</text:p>
      <text:p text:style-name="P16"><text:s text:c="2"/>setmetatable(out, self)</text:p>
      <text:p text:style-name="P16"><text:s text:c="2"/>out.s1 = 1</text:p>
      <text:p text:style-name="P16"><text:s text:c="2"/>out.s2 = 2</text:p>
      <text:p text:style-name="P16"><text:s text:c="2"/>out.s3 = 3</text:p>
      <text:p text:style-name="P16"><text:s text:c="2"/>out.s0 = 4</text:p>
      <text:p text:style-name="P16"><text:s text:c="2"/>return out</text:p>
      <text:p text:style-name="P16">end</text:p>
      <text:p text:style-name="P16"/>
      <text:p text:style-name="P16">function xoshiro128:next()</text:p>
      <text:p text:style-name="P16"><text:s text:c="2"/>local result = self.s1 * 5</text:p>
      <text:p text:style-name="P16"><text:s text:c="2"/>result = result % 4294967296 -- Keep number 32-bit</text:p>
      <text:p text:style-name="P16"><text:s text:c="2"/>result = bit32.rrotate(result,25) -- 7-bit left shift in reference code</text:p>
      <text:p text:style-name="P16"><text:s text:c="2"/>result = result * 9</text:p>
      <text:p text:style-name="P16"><text:s text:c="2"/>result = result % 4294967296</text:p>
      <text:p text:style-name="P16"><text:s text:c="2"/>local t = bit32.lshift(self.s1, 9)</text:p>
      <text:p text:style-name="P16"><text:s text:c="2"/>self.s2 = bit32.bxor(self.s2,self.s0)</text:p>
      <text:p text:style-name="P16"><text:s text:c="2"/>self.s3 = bit32.bxor(self.s3,self.s1)</text:p>
      <text:p text:style-name="P16"><text:s text:c="2"/>self.s1 = bit32.bxor(self.s1,self.s2)</text:p>
      <text:p text:style-name="P16"><text:s text:c="2"/>self.s0 = bit32.bxor(self.s0,self.s3)</text:p>
      <text:p text:style-name="P16"><text:s text:c="2"/>self.s2 = bit32.bxor(self.s2,t)</text:p>
      <text:p text:style-name="P16"><text:s text:c="2"/>self.s3 = bit32.rrotate(self.s3,21)</text:p>
      <text:p text:style-name="P16"><text:s text:c="2"/>return result</text:p>
      <text:p text:style-name="P16">end</text:p>
      <text:p text:style-name="P16"/>
      <text:p text:style-name="P12">We can run this:</text:p>
      <text:p text:style-name="P12"/>
      <text:p text:style-name="P16">x = xoshiro128:init()</text:p>
      <text:p text:style-name="P16">print(string.format("%x",x:next()))</text:p>
      <text:p text:style-name="P16"/>
      <text:p text:style-name="P12">Now that we have this class, we can make a derived class which adds the seeding method. We do this because the method to seed a xoshiro128** state is not part of its specification.</text:p>
      <text:p text:style-name="P12">On the next page is how that code will look:</text:p>
      <text:p text:style-name="P17">-- Let’s make a class which is the child class </text:p>
      <text:p text:style-name="P16">-- This seeding is not part of the xoshiro128** spec</text:p>
      <text:p text:style-name="P16">xoSeed = {}</text:p>
      <text:p text:style-name="P16">xoSeed.__index = xoSeed</text:p>
      <text:p text:style-name="P16">setmetatable(xoSeed,xoshiro128)</text:p>
      <text:p text:style-name="P16"/>
      <text:p text:style-name="P16">function xoSeed:seed(s)</text:p>
      <text:p text:style-name="P16"><text:s text:c="2"/>s = s % 4294967296</text:p>
      <text:p text:style-name="P16"><text:s text:c="2"/>self.s0 = bit32.bxor(s,0x55555555)</text:p>
      <text:p text:style-name="P16"><text:s text:c="2"/>self.s1 = (s * 37 + s * 3 + 1009) % 4294967296</text:p>
      <text:p text:style-name="P16"><text:s text:c="2"/>self.s2 = (s * 223 + s * 7 + 1229) % 4294967296</text:p>
      <text:p text:style-name="P16"><text:s text:c="2"/>self.s3 = (s * 947 + bit32.bxor(s,0xAAAAAAAA)) % 4294967296</text:p>
      <text:p text:style-name="P16"><text:s text:c="2"/>return true</text:p>
      <text:p text:style-name="P16">end</text:p>
      <text:p text:style-name="P16"/>
      <text:p text:style-name="P12">Now that we have a child class, we can run it:</text:p>
      <text:p text:style-name="P12"/>
      <text:p text:style-name="P16">x = xoSeed:init()</text:p>
      <text:p text:style-name="P16">x:seed(12345)</text:p>
      <text:p text:style-name="P16">for a=1,8 do</text:p>
      <text:p text:style-name="P16"><text:s text:c="2"/>print(string.format("%08x",x:next()))</text:p>
      <text:p text:style-name="P16">end</text:p>
      <text:p text:style-name="P16"/>
      <text:p text:style-name="P12">Let’s look at the <text:span text:style-name="T3">init()</text:span> method which is used by both the parent and child class again:</text:p>
      <text:p text:style-name="P12"/>
      <text:p text:style-name="P16">function xoshiro128:init()</text:p>
      <text:p text:style-name="P16"><text:s text:c="2"/>out = {}</text:p>
      <text:p text:style-name="P16"><text:s text:c="2"/>setmetatable(out, self)</text:p>
      <text:p text:style-name="P16"><text:s text:c="2"/>out.s1 = 1</text:p>
      <text:p text:style-name="P16"><text:s text:c="2"/>out.s2 = 2</text:p>
      <text:p text:style-name="P16"><text:s text:c="2"/>out.s3 = 3</text:p>
      <text:p text:style-name="P16"><text:s text:c="2"/>out.s0 = 4</text:p>
      <text:p text:style-name="P16"><text:s text:c="2"/>return out</text:p>
      <text:p text:style-name="P16">end</text:p>
      <text:p text:style-name="P16"/>
      <text:p text:style-name="P12">Here, the <text:span text:style-name="T3">setmetatable</text:span> function call has it so the class the object is derived from, <text:span text:style-name="T3">self</text:span> in the code, is whatever class we are calling the function in. If we’re calling this method from the <text:span text:style-name="T3">xoshiro128</text:span> class, then <text:span text:style-name="T3">self</text:span> will be <text:span text:style-name="T3">xoshiro128</text:span>. If we’re calling this method from the <text:span text:style-name="T3">xoSeed</text:span> class, then <text:span text:style-name="T3">self</text:span> is <text:span text:style-name="T3">xoSeed</text:span>. </text:p>
      <text:p text:style-name="P16"/>
      <text:p text:style-name="P9">Multiple parents</text:p>
      <text:p text:style-name="P9"/>
      <text:p text:style-name="P12">Since the <text:span text:style-name="T3">__index</text:span> member of a metatable can be either a table or a function, we can have multiple parents for a class in Lua. Let’s see how that would look. <text:s/>Note that the <text:span text:style-name="T3">xoshiro128</text:span> class is the same as it was before:</text:p>
      <text:p text:style-name="P12"/>
      <text:p text:style-name="P17">xoshiro128 = {}</text:p>
      <text:p text:style-name="P16">xoshiro128.__index = xoshiro128</text:p>
      <text:p text:style-name="P16"/>
      <text:p text:style-name="P16">function xoshiro128:init()</text:p>
      <text:p text:style-name="P16"><text:s text:c="2"/>out = {}</text:p>
      <text:p text:style-name="P16"><text:s text:c="2"/>setmetatable(out, self)</text:p>
      <text:p text:style-name="P16"><text:s text:c="2"/>out.s1 = 1</text:p>
      <text:p text:style-name="P16"><text:s text:c="2"/>out.s2 = 2</text:p>
      <text:p text:style-name="P16"><text:s text:c="2"/>out.s3 = 3</text:p>
      <text:p text:style-name="P16"><text:s text:c="2"/>out.s0 = 4</text:p>
      <text:p text:style-name="P16"><text:s text:c="2"/>return out</text:p>
      <text:p text:style-name="P16">end</text:p>
      <text:p text:style-name="P16"/>
      <text:p text:style-name="P16">function xoshiro128:next()</text:p>
      <text:p text:style-name="P16"><text:s text:c="2"/>local result = self.s1 * 5</text:p>
      <text:p text:style-name="P16"><text:s text:c="2"/>result = result % 4294967296 -- Keep number 32-bit</text:p>
      <text:p text:style-name="P16"><text:s text:c="2"/>result = bit32.rrotate(result,25) -- 7-bit left shift in reference code</text:p>
      <text:p text:style-name="P16"><text:s text:c="2"/>result = result * 9</text:p>
      <text:p text:style-name="P16"><text:s text:c="2"/>result = result % 4294967296</text:p>
      <text:p text:style-name="P16"><text:s text:c="2"/>local t = bit32.lshift(self.s1, 9)</text:p>
      <text:p text:style-name="P16"><text:s text:c="2"/>self.s2 = bit32.bxor(self.s2,self.s0)</text:p>
      <text:p text:style-name="P16"><text:s text:c="2"/>self.s3 = bit32.bxor(self.s3,self.s1)</text:p>
      <text:p text:style-name="P16"><text:s text:c="2"/>self.s1 = bit32.bxor(self.s1,self.s2)</text:p>
      <text:p text:style-name="P16"><text:s text:c="2"/>self.s0 = bit32.bxor(self.s0,self.s3)</text:p>
      <text:p text:style-name="P16"><text:s text:c="2"/>self.s2 = bit32.bxor(self.s2,t)</text:p>
      <text:p text:style-name="P16"><text:s text:c="2"/>self.s3 = bit32.rrotate(self.s3,21)</text:p>
      <text:p text:style-name="P16"><text:s text:c="2"/>return result</text:p>
      <text:p text:style-name="P16">end</text:p>
      <text:p text:style-name="P16"/>
      <text:p text:style-name="P16">seeder = {}</text:p>
      <text:p text:style-name="P16">seeder.__index = seeder</text:p>
      <text:p text:style-name="P16">function seeder:seed(s)</text:p>
      <text:p text:style-name="P16"><text:s text:c="2"/>s = s % 4294967296</text:p>
      <text:p text:style-name="P16"><text:s text:c="2"/>self.s0 = bit32.bxor(s,0x55555555)</text:p>
      <text:p text:style-name="P16"><text:s text:c="2"/>self.s1 = (s * 37 + s * 3 + 1009) % 4294967296</text:p>
      <text:p text:style-name="P16"><text:s text:c="2"/>self.s2 = (s * 223 + s * 7 + 1229) % 4294967296</text:p>
      <text:p text:style-name="P16"><text:s text:c="2"/>self.s3 = (s * 947 + bit32.bxor(s,0xAAAAAAAA)) % 4294967296</text:p>
      <text:p text:style-name="P16"><text:s text:c="2"/>return true</text:p>
      <text:p text:style-name="P16">end</text:p>
      <text:p text:style-name="P16"/>
      <text:p text:style-name="P16">mix={}</text:p>
      <text:p text:style-name="P16">mix.__index = function(self,element) </text:p>
      <text:p text:style-name="P16"><text:s text:c="2"/>if xoshiro128[element] then</text:p>
      <text:p text:style-name="P16"><text:s text:c="4"/>return xoshiro128[element]</text:p>
      <text:p text:style-name="P16"><text:s text:c="2"/>end</text:p>
      <text:p text:style-name="P16"><text:s text:c="2"/>if seeder[element] then</text:p>
      <text:p text:style-name="P16"><text:s text:c="4"/>return seeder[element]</text:p>
      <text:p text:style-name="P16"><text:s text:c="2"/>end</text:p>
      <text:p text:style-name="P16"><text:s text:c="2"/>return nil</text:p>
      <text:p text:style-name="P16">end</text:p>
      <text:p text:style-name="P16">setmetatable(mix, mix)</text:p>
      <text:p text:style-name="P16"/>
      <text:p text:style-name="P16">x = mix:init()</text:p>
      <text:p text:style-name="P16">x:seed(12345)</text:p>
      <text:p text:style-name="P16">for a=1,8 do print(string.format("%08x",x:next())) end</text:p>
      <text:p text:style-name="P4">Private functions (Includes RadioGatún[32] class)</text:p>
      <text:p text:style-name="P5"/>
      <text:p text:style-name="P12">Lunacy has support for private functions, e.g.:</text:p>
      <text:p text:style-name="P12"/>
      <text:p text:style-name="P16">repeat</text:p>
      <text:p text:style-name="P16"/>
      <text:p text:style-name="P16"><text:s text:c="2"/>local function a() </text:p>
      <text:p text:style-name="P16"><text:s text:c="4"/>return 3 </text:p>
      <text:p text:style-name="P16"><text:s text:c="2"/>end</text:p>
      <text:p text:style-name="P16"><text:s text:c="2"/>local function b() </text:p>
      <text:p text:style-name="P16"><text:s text:c="4"/>return 4 </text:p>
      <text:p text:style-name="P16"><text:s text:c="2"/>end</text:p>
      <text:p text:style-name="P16"><text:s text:c="2"/>function c() </text:p>
      <text:p text:style-name="P16"><text:s text:c="4"/>return a() + b() </text:p>
      <text:p text:style-name="P16"><text:s text:c="2"/>end</text:p>
      <text:p text:style-name="P16"/>
      <text:p text:style-name="P16"><text:s text:c="2"/>print(a)</text:p>
      <text:p text:style-name="P16"><text:s text:c="2"/>print(b)</text:p>
      <text:p text:style-name="P16"><text:s text:c="2"/>print(c())</text:p>
      <text:p text:style-name="P16"/>
      <text:p text:style-name="P16">until true</text:p>
      <text:p text:style-name="P16"/>
      <text:p text:style-name="P16">print(a)</text:p>
      <text:p text:style-name="P16">print(b)</text:p>
      <text:p text:style-name="P16">print(c())</text:p>
      <text:p text:style-name="P16"/>
      <text:p text:style-name="P12">This will print two function pointers, the number 7, <text:span text:style-name="T3">nil</text:span> twice, then the number 7 again. Point being, the functions <text:span text:style-name="T3">a()</text:span> and <text:span text:style-name="T3">b()</text:span> are only visible in the <text:span text:style-name="T3">repeat/until true</text:span> block, but the function <text:span text:style-name="T3">c()</text:span> which can see <text:span text:style-name="T3">a()</text:span> and <text:span text:style-name="T3">b()</text:span> can always see those private functions, even in contexts where <text:span text:style-name="T3">a()</text:span> and <text:span text:style-name="T3">b()</text:span> are not visible.</text:p>
      <text:p text:style-name="P12"/>
      <text:p text:style-name="P12">Private functions are useful when writing object oriented code. Let’s see that by looking at a Lunacy implementation of RadioGatún[32], the random number generator Lunacy uses:</text:p>
      <text:p text:style-name="P12"/>
      <text:p text:style-name="P16">repeat</text:p>
      <text:p text:style-name="P16"/>
      <text:p text:style-name="P12">The class is public, and we make it its own metatable:</text:p>
      <text:p text:style-name="P12"/>
      <text:p text:style-name="P16">rg32 = {}</text:p>
      <text:p text:style-name="P16">rg32.__index = rg32</text:p>
      <text:p text:style-name="P16"/>
      <text:p text:style-name="P12">“<text:span text:style-name="T3">local</text:span>” here indicates that the function is private, i.e. it’s not visible outside of the “<text:span text:style-name="T3">repeat</text:span>”/“<text:span text:style-name="T3">until true</text:span>” block of code. This function implements the “belt” and “mill” part of RadioGatún, which is a cryptographic protocol originally introduced in 2006 and remains secure. The exact design of a cryptographic protocol requires very specialized math and cryptanalyst to get right; programmers without knowledge of that kind of math should implement a cryptographic protocol <text:span text:style-name="T2">exactly</text:span> as specified. The specification for RadioGatún is available at <text:span text:style-name="T3">https://radiogatun.noekeon.org/RadioGatun.pdf</text:span></text:p>
      <text:p text:style-name="P12"/>
      <text:p text:style-name="P16">-- Note that belt and mill are 1-indexed here</text:p>
      <text:p text:style-name="P16">local function beltMill(belt, mill)</text:p>
      <text:p text:style-name="P16"><text:soft-page-break/></text:p>
      <text:p text:style-name="P12">The mill to belt feedforward is on page 9 of the RadioGatún specification, in the “algorithm 3” section.</text:p>
      <text:p text:style-name="P16"/>
      <text:p text:style-name="P16"><text:s text:c="2"/>-- Mill to belt feedforward</text:p>
      <text:p text:style-name="P16"><text:s text:c="2"/>for z = 0, 11 do</text:p>
      <text:p text:style-name="P16"><text:s text:c="4"/>offset = z + ((z % 3) * 13) + 1</text:p>
      <text:p text:style-name="P16"><text:s text:c="4"/>belt[offset] = bit32.bxor(belt[offset],mill[z + 2])</text:p>
      <text:p text:style-name="P16"><text:s text:c="2"/>end</text:p>
      <text:p text:style-name="P16"/>
      <text:p text:style-name="P12"><text:span text:style-name="T3">­</text:span>The mill core is as per page 9 of the RadioGatún specification, in the “algorithm 4” section.</text:p>
      <text:p text:style-name="P16"/>
      <text:p text:style-name="P16"><text:s text:c="2"/>-- Mill core</text:p>
      <text:p text:style-name="P16"><text:s text:c="2"/>local rotate = 0</text:p>
      <text:p text:style-name="P16"><text:s text:c="2"/>local millPrime = {}</text:p>
      <text:p text:style-name="P16"><text:s text:c="2"/>for z = 0, 18 do</text:p>
      <text:p text:style-name="P16"><text:s text:c="4"/>rotate = rotate + z</text:p>
      <text:p text:style-name="P16"><text:s text:c="4"/>local view = (z * 7) % 19</text:p>
      <text:p text:style-name="P16"><text:s text:c="4"/>local num = mill[view + 1]</text:p>
      <text:p text:style-name="P16"><text:s text:c="4"/>view = (view + 1) % 19</text:p>
      <text:p text:style-name="P16"><text:s text:c="4"/>local viewPrime = (view + 1) % 19</text:p>
      <text:p text:style-name="P16"><text:s text:c="4"/>num = bit32.bxor(num,bit32.bor(mill[view + 1],</text:p>
      <text:p text:style-name="P16"><text:s text:c="21"/>bit32.bnot(mill[viewPrime + 1])))</text:p>
      <text:p text:style-name="P16"><text:s text:c="4"/>num = bit32.rrotate(num,rotate)</text:p>
      <text:p text:style-name="P16"><text:s text:c="4"/>millPrime[z + 1] = num</text:p>
      <text:p text:style-name="P16"><text:s text:c="2"/>end</text:p>
      <text:p text:style-name="P16"><text:s text:c="2"/>for z = 0, 18 do</text:p>
      <text:p text:style-name="P16"><text:s text:c="4"/>local view = (z + 1) % 19</text:p>
      <text:p text:style-name="P16"><text:s text:c="4"/>local viewPrime = (z + 4) % 19</text:p>
      <text:p text:style-name="P16"><text:s text:c="4"/>mill[z + 1] = bit32.bxor(millPrime[z + 1],</text:p>
      <text:p text:style-name="P16"><text:s text:c="8"/>millPrime[view + 1],millPrime[viewPrime + 1])</text:p>
      <text:p text:style-name="P16"><text:s text:c="2"/>end</text:p>
      <text:p text:style-name="P16"/>
      <text:p text:style-name="P12">The belt rotate is part of the “algorithm 3” section of the RadioGatún specification.</text:p>
      <text:p text:style-name="P12"/>
      <text:p text:style-name="P16"><text:s text:c="2"/>-- Belt rotate</text:p>
      <text:p text:style-name="P16"><text:s text:c="2"/>for z = 39, 1, -1 do</text:p>
      <text:p text:style-name="P16"><text:s text:c="5"/>belt[z + 1] = belt[z]</text:p>
      <text:p text:style-name="P16"><text:s text:c="2"/>end</text:p>
      <text:p text:style-name="P16"><text:s text:c="2"/>for z = 0, 2 do</text:p>
      <text:p text:style-name="P16"><text:s text:c="5"/>belt[(z * 13) + 1] = belt[((z + 1) * 13) + 1]</text:p>
      <text:p text:style-name="P16"><text:s text:c="2"/>end</text:p>
      <text:p text:style-name="P16"/>
      <text:p text:style-name="P12">The belt to mill feedforward is also part of the “algorithm 3” section.</text:p>
      <text:p text:style-name="P12"/>
      <text:p text:style-name="P16"><text:s text:c="2"/>-- Belt to mill</text:p>
      <text:p text:style-name="P16"><text:s text:c="2"/>for z = 0, 2 do</text:p>
      <text:p text:style-name="P16"><text:s text:c="5"/>mill[14 + z] = bit32.bxor(belt[(z * 13) + 1],mill[14 + z])</text:p>
      <text:p text:style-name="P16"><text:s text:c="2"/>end</text:p>
      <text:p text:style-name="P16"/>
      <text:p text:style-name="P12">The iota step is actually in the “algorithm 4” section, described as “asymmetry”.</text:p>
      <text:p text:style-name="P16"/>
      <text:p text:style-name="P16"><text:s text:c="2"/>mill[1] = bit32.bxor(mill[1],1) -- Iota</text:p>
      <text:p text:style-name="P16">end</text:p>
      <text:p text:style-name="P12"><text:soft-page-break/>The belt and mill are initialized with zeros, as per the first line of the “algorithm 5” section.</text:p>
      <text:p text:style-name="P16"/>
      <text:p text:style-name="P16">local function initBeltMill()</text:p>
      <text:p text:style-name="P16"><text:s text:c="2"/>local belt = {}</text:p>
      <text:p text:style-name="P16"><text:s text:c="2"/>local mill = {}</text:p>
      <text:p text:style-name="P16"><text:s text:c="2"/>for z = 1, 40 do</text:p>
      <text:p text:style-name="P16"><text:s text:c="4"/>belt[z] = 0</text:p>
      <text:p text:style-name="P16"><text:s text:c="2"/>end</text:p>
      <text:p text:style-name="P16"><text:s text:c="2"/>for z = 1, 19 do</text:p>
      <text:p text:style-name="P16"><text:s text:c="4"/>mill[z] = 0</text:p>
      <text:p text:style-name="P16"><text:s text:c="2"/>end</text:p>
      <text:p text:style-name="P16"><text:s text:c="2"/>return belt, mill</text:p>
      <text:p text:style-name="P16">end</text:p>
      <text:p text:style-name="P16"/>
      <text:p text:style-name="P12">This is the rest of the input mapping as per the “algorithm 5” section of the specification.</text:p>
      <text:p text:style-name="P12"/>
      <text:p text:style-name="P16">-- RadioGatun input map; given string return belt, mill</text:p>
      <text:p text:style-name="P16">function RG32inputMap(i)</text:p>
      <text:p text:style-name="P16"><text:s text:c="2"/>local belt, mill</text:p>
      <text:p text:style-name="P16"><text:s text:c="2"/>belt, mill = initBeltMill()</text:p>
      <text:p text:style-name="P16"><text:s text:c="2"/>local phase = 0;</text:p>
      <text:p text:style-name="P16"><text:s text:c="2"/>for a = 1, string.len(i) do</text:p>
      <text:p text:style-name="P16"><text:s text:c="4"/>local c = string.byte(i, a)</text:p>
      <text:p text:style-name="P16"><text:s text:c="4"/>local b</text:p>
      <text:p text:style-name="P16"><text:s text:c="4"/>c = bit32.band(c,0xff)</text:p>
      <text:p text:style-name="P16"><text:s text:c="4"/>c = bit32.lshift(c,8 * (phase % 4))</text:p>
      <text:p text:style-name="P16"><text:s text:c="4"/>b = math.floor(phase / 4) % 3</text:p>
      <text:p text:style-name="P16"><text:s text:c="4"/>belt[(13 * b) + 1] = bit32.bxor(belt[(13 * b) + 1],c)</text:p>
      <text:p text:style-name="P16"><text:s text:c="4"/>mill[17 + b] = bit32.bxor(mill[17 + b],c)</text:p>
      <text:p text:style-name="P16"><text:s text:c="4"/>phase = phase + 1</text:p>
      <text:p text:style-name="P16"><text:s text:c="4"/>if phase % 12 == 0 then</text:p>
      <text:p text:style-name="P16"><text:s text:c="6"/>beltMill(belt, mill)</text:p>
      <text:p text:style-name="P16"><text:s text:c="4"/>end</text:p>
      <text:p text:style-name="P16"><text:s text:c="2"/>end</text:p>
      <text:p text:style-name="P16"/>
      <text:p text:style-name="P12">The padding byte and blank rounds are as per section 6.2 on page 9 of the specification. While the specification says there are 16 blank rounds, we actually need to run 18 blank rounds to get the same output as the reference test vectors.</text:p>
      <text:p text:style-name="P12"/>
      <text:p text:style-name="P16"><text:s text:c="2"/>-- Padding byte</text:p>
      <text:p text:style-name="P16"><text:s text:c="2"/>local b = math.floor(phase / 4) % 3</text:p>
      <text:p text:style-name="P16"><text:s text:c="2"/>local c = bit32.lshift(1,8 * (phase % 4))</text:p>
      <text:p text:style-name="P16"><text:s text:c="2"/>belt[(13 * b) + 1] = bit32.bxor(belt[(13 * b) + 1],c)</text:p>
      <text:p text:style-name="P16"><text:s text:c="2"/>mill[17 + b] = bit32.bxor(mill[17 + b],c)</text:p>
      <text:p text:style-name="P16"/>
      <text:p text:style-name="P16"><text:s text:c="2"/>-- Blank rounds</text:p>
      <text:p text:style-name="P16"><text:s text:c="2"/>for z = 1, 18 do</text:p>
      <text:p text:style-name="P16"><text:s text:c="4"/>beltMill(belt,mill)</text:p>
      <text:p text:style-name="P16"><text:s text:c="2"/>end</text:p>
      <text:p text:style-name="P16"><text:s text:c="2"/>return belt, mill</text:p>
      <text:p text:style-name="P16">end</text:p>
      <text:p text:style-name="P16"/>
      <text:p text:style-name="P12">We can initialize the RadioGatún[32] state now that we have implemented the specification:</text:p>
      <text:p text:style-name="P12"/>
      <text:p text:style-name="P16"><text:soft-page-break/>-- Initialize a RG32 state we can get 32-bit PRNGs from</text:p>
      <text:p text:style-name="P16">local function RG32init(i)</text:p>
      <text:p text:style-name="P16"><text:s text:c="2"/>local belt, mill = RG32inputMap(i)</text:p>
      <text:p text:style-name="P16"><text:s text:c="2"/>return {belt = belt, mill = mill, phase = 1}</text:p>
      <text:p text:style-name="P16">end</text:p>
      <text:p text:style-name="P16"/>
      <text:p text:style-name="P12">Note that the actual test vectors have an endian swap, which we do not perform here to keep the code as simple as possible. The “<text:span text:style-name="T3">phase</text:span>” is which word we look at in the mill to get the desired pseudo-random number, as per “algorithm 6”, the output mapping, on page 9 of the specification.</text:p>
      <text:p text:style-name="P16"/>
      <text:p text:style-name="P16">-- This returns a 32-bit pseudo-random integer from a RG32 state</text:p>
      <text:p text:style-name="P16">local function RG32rand32(state)</text:p>
      <text:p text:style-name="P16"><text:s text:c="2"/>if state.phase == 1 then</text:p>
      <text:p text:style-name="P16"><text:s text:c="4"/>state.phase = 2</text:p>
      <text:p text:style-name="P16"><text:s text:c="2"/>elseif state.phase == 2 then</text:p>
      <text:p text:style-name="P16"><text:s text:c="4"/>state.phase = 3</text:p>
      <text:p text:style-name="P16"><text:s text:c="2"/>else</text:p>
      <text:p text:style-name="P16"><text:s text:c="4"/>state.phase = 2</text:p>
      <text:p text:style-name="P16"><text:s text:c="4"/>beltMill(state.belt,state.mill)</text:p>
      <text:p text:style-name="P16"><text:s text:c="2"/>end</text:p>
      <text:p text:style-name="P16"><text:s text:c="2"/>return state.mill[state.phase]</text:p>
      <text:p text:style-name="P16">end</text:p>
      <text:p text:style-name="P16"/>
      <text:p text:style-name="P12">Now that all of the private (“<text:span text:style-name="T3">local</text:span>”) functions are defined, we have public functions for the RadioGatún[32] class, starting with the one which initializes a new object using the class.</text:p>
      <text:p text:style-name="P12"/>
      <text:p text:style-name="P16">-- Public functions</text:p>
      <text:p text:style-name="P16">function rg32:init(seed)</text:p>
      <text:p text:style-name="P16"><text:s text:c="2"/>if not seed then</text:p>
      <text:p text:style-name="P16"><text:s text:c="4"/>seed = tostring(os.time())</text:p>
      <text:p text:style-name="P16"><text:s text:c="2"/>end</text:p>
      <text:p text:style-name="P16"><text:s text:c="2"/>out = {}</text:p>
      <text:p text:style-name="P16"><text:s text:c="2"/>setmetatable(out, self)</text:p>
      <text:p text:style-name="P16"><text:s text:c="2"/>out.state = RG32init(seed)</text:p>
      <text:p text:style-name="P16"><text:s text:c="2"/>return out</text:p>
      <text:p text:style-name="P16">end</text:p>
      <text:p text:style-name="P16"/>
      <text:p text:style-name="P12">This returns a raw (endian-swapped compared to the reference test vectors) 32-bit number from RadioGatún:</text:p>
      <text:p text:style-name="P12"/>
      <text:p text:style-name="P16">function rg32:rand32()</text:p>
      <text:p text:style-name="P16"><text:s text:c="2"/>return RG32rand32(self.state)</text:p>
      <text:p text:style-name="P16">end</text:p>
      <text:p text:style-name="P16"/>
      <text:p text:style-name="P12">This returns a random number. If run without arguments, we get a floating point number between 0 and just below 1; if run with one argument, we get an integer between 1 and that argument; if run with two arguments, we get an integer between those two numbers. There is a lot of error checking and correction for cases like <text:span text:style-name="T3">high</text:span> being less than or equal to than <text:span text:style-name="T3">low</text:span> and what not. This function is on the next page:</text:p>
      <text:p text:style-name="P12"/>
      <text:p text:style-name="P17">function rg32:random(low, high)</text:p>
      <text:p text:style-name="P16"><text:s text:c="2"/>if not low then</text:p>
      <text:p text:style-name="P16"><text:s text:c="4"/>return RG32rand32(self.state) / 4294967296</text:p>
      <text:p text:style-name="P16"><text:s text:c="2"/>end</text:p>
      <text:p text:style-name="P16"><text:s text:c="2"/>if not high then</text:p>
      <text:p text:style-name="P16"><text:s text:c="4"/>high = low</text:p>
      <text:p text:style-name="P16"><text:s text:c="4"/>low = 1</text:p>
      <text:p text:style-name="P16"><text:s text:c="2"/>end</text:p>
      <text:p text:style-name="P16"><text:s text:c="2"/>if high &lt; low then</text:p>
      <text:p text:style-name="P16"><text:s text:c="4"/>local temp = low</text:p>
      <text:p text:style-name="P16"><text:s text:c="4"/>low = high</text:p>
      <text:p text:style-name="P16"><text:s text:c="4"/>high = temp</text:p>
      <text:p text:style-name="P16"><text:s text:c="2"/>end</text:p>
      <text:p text:style-name="P16"><text:s text:c="2"/>if high == low then</text:p>
      <text:p text:style-name="P16"><text:s text:c="4"/>return low</text:p>
      <text:p text:style-name="P16"><text:s text:c="2"/>end</text:p>
      <text:p text:style-name="P16"><text:s text:c="2"/>return (RG32rand32(self.state) % (high - low)) + low</text:p>
      <text:p text:style-name="P16">end</text:p>
      <text:p text:style-name="P16"/>
      <text:p text:style-name="P16">until true -- End block containing private functions</text:p>
      <text:p text:style-name="P16"/>
      <text:p text:style-name="P12">Now that we have made a class, complete with private functions, we can use that class:</text:p>
      <text:p text:style-name="P12"/>
      <text:p text:style-name="P16">randomState = rg32:init(1)</text:p>
      <text:p text:style-name="P16">print(string.format("%x",randomState:rand32()))</text:p>
      <text:p text:style-name="P16">print(randomState:random(10))</text:p>
      <text:p text:style-name="P16">print(randomState:random(1,7))</text:p>
      <text:p text:style-name="P16"/>
      <text:p text:style-name="P12">This will output the following:</text:p>
      <text:p text:style-name="P12"/>
      <text:p text:style-name="P16">e586c89</text:p>
      <text:p text:style-name="P16">3</text:p>
      <text:p text:style-name="P16">6</text:p>
      <text:p text:style-name="P16"/>
      <text:p text:style-name="P12">We can implement this in pure Lunacy, which uses the same random number generator:</text:p>
      <text:p text:style-name="P12"/>
      <text:p text:style-name="P16">function endianSwap(number)</text:p>
      <text:p text:style-name="P16"><text:s text:c="2"/>return bit32.bor(bit32.lshift(number, 24),</text:p>
      <text:p text:style-name="P16"><text:s text:c="12"/>bit32.band(bit32.lshift(number, 8),0xff0000),</text:p>
      <text:p text:style-name="P16"><text:s text:c="12"/>bit32.band(bit32.rshift(number, 8),0xff00),</text:p>
      <text:p text:style-name="P16"><text:s text:c="12"/>bit32.band(bit32.rshift(number, 24),0xff))</text:p>
      <text:p text:style-name="P16">end</text:p>
      <text:p text:style-name="P16">rg32.randomseed(1)</text:p>
      <text:p text:style-name="P16">print(string.format("%x",endianSwap(rg32.rand32())))</text:p>
      <text:p text:style-name="P16">print(endianSwap(rg32.rand32()) % 9 + 1)</text:p>
      <text:p text:style-name="P16">print(endianSwap(rg32.rand32()) % 6 + 1)</text:p>
      <text:p text:style-name="P16"/>
      <text:p text:style-name="P12">The <text:span text:style-name="T3">rg32</text:span> library Lunacy uses to generate these random numbers is available at <text:span text:style-name="T3">https://github.com/samboy/LUAlibs</text:span></text:p>
      <text:p text:style-name="P4">Regular expressions</text:p>
      <text:p text:style-name="P5"/>
      <text:p text:style-name="P12">In the chapter on strings, we mentioned regular expressions. Let’s look at those in more detail.</text:p>
      <text:p text:style-name="P12"/>
      <text:p text:style-name="P12">To review, here’s an example of <text:span text:style-name="T3">string.gsub</text:span>:</text:p>
      <text:p text:style-name="P12"/>
      <text:p text:style-name="P16">a = "Hello for the world."</text:p>
      <text:p text:style-name="P16">b = "Life is good. Life is amazing!"</text:p>
      <text:p text:style-name="P16">a = a:gsub("Hello","Love")</text:p>
      <text:p text:style-name="P16">b = b:gsub("Life","Love")</text:p>
      <text:p text:style-name="P16">print(a,b)</text:p>
      <text:p text:style-name="P16"/>
      <text:p text:style-name="P12">At the point, the output is “<text:span text:style-name="T3">Love for the world.</text:span>” and “<text:span text:style-name="T3">Love is good. Love is amazing!</text:span>”.</text:p>
      <text:p text:style-name="P12"/>
      <text:p text:style-name="P12">What if we could simply replace the first word in a given sentence with the word <text:span text:style-name="T3">Love</text:span>? That is where <text:span text:style-name="T2">regular expressions</text:span> come in; they allow a number of different strings to match a given <text:span text:style-name="T2">pattern</text:span>. For example, here’s the Lunacy regular expression which means “the first word in a sentence”:</text:p>
      <text:p text:style-name="P12"/>
      <text:p text:style-name="P16">%.%s*%w+</text:p>
      <text:p text:style-name="P16"/>
      <text:p text:style-name="P12"><text:span text:style-name="T3">­</text:span>­In more detail:</text:p>
      <text:p text:style-name="P16"/>
      <text:list text:style-name="WW8Num10">
        <text:list-item>
          <text:p text:style-name="P28">“<text:span text:style-name="T3">%.</text:span>” means “the ‘<text:span text:style-name="T3">.</text:span>’ character”. This is followed by....</text:p>
        </text:list-item>
        <text:list-item>
          <text:p text:style-name="P28">“<text:span text:style-name="T3">%s*</text:span>” means “any number, including zero, of spaces, tabs, or other whitespace characters”</text:p>
        </text:list-item>
        <text:list-item>
          <text:p text:style-name="P28">That is followed by “<text:span text:style-name="T3">%w+</text:span>” which means “one or more letters and/or numbers” </text:p>
        </text:list-item>
      </text:list>
      <text:p text:style-name="P12"/>
      <text:p text:style-name="P12">So we match against a period, then any amount of space, then a word. In particular:</text:p>
      <text:p text:style-name="P12"/>
      <text:list text:style-name="WW8Num11">
        <text:list-item>
          <text:p text:style-name="P29">“<text:span text:style-name="T3">%.</text:span>” means “the literal ‘<text:span text:style-name="T3">.</text:span>’ character”</text:p>
        </text:list-item>
        <text:list-item>
          <text:p text:style-name="P29">“<text:span text:style-name="T3">%s</text:span>” means “any whitespace character (space, tab, etc.)”</text:p>
        </text:list-item>
        <text:list-item>
          <text:p text:style-name="P29">“<text:span text:style-name="T3">*­</text:span>”<text:span text:style-name="T3"> </text:span>means “zero or more instances of the character (or character type) we just saw”</text:p>
        </text:list-item>
        <text:list-item>
          <text:p text:style-name="P29">“<text:span text:style-name="T3">%w</text:span>” means “any letter or number”</text:p>
        </text:list-item>
        <text:list-item>
          <text:p text:style-name="P29">“<text:span text:style-name="T3">+</text:span>” means “one or more instances of the previous character (or character type)”</text:p>
        </text:list-item>
      </text:list>
      <text:p text:style-name="P12"/>
      <text:p text:style-name="P12">So, let’s see this in action:</text:p>
      <text:p text:style-name="P12"/>
      <text:p text:style-name="P16">b = "Life is good. Life is amazing!"</text:p>
      <text:p text:style-name="P16">b = b:gsub("%.%s*%w+","Love")</text:p>
      <text:p text:style-name="P16">print(b)</text:p>
      <text:p text:style-name="P16"/>
      <text:p text:style-name="P12">We get this:</text:p>
      <text:p text:style-name="P16"/>
      <text:p text:style-name="P16">Life is goodLove is amazing!</text:p>
      <text:p text:style-name="P12"><text:line-break/>This is a start but there are some problems (see next page):</text:p>
      <text:p text:style-name="P12"/>
      <text:p text:style-name="P12"/>
      <text:list text:style-name="WW8Num12">
        <text:list-item>
          <text:p text:style-name="P30"><text:soft-page-break/>We do not replace the word at the beginning of the string</text:p>
        </text:list-item>
        <text:list-item>
          <text:p text:style-name="P30">We do not preserve the punctuation starting the sentence</text:p>
        </text:list-item>
      </text:list>
      <text:p text:style-name="P12"/>
      <text:p text:style-name="P12">So, let’s see if we can account for these. Let’s look at this regular expression:</text:p>
      <text:p text:style-name="P12"/>
      <text:p text:style-name="P16">^%w+</text:p>
      <text:p text:style-name="P16"/>
      <text:p text:style-name="P12">This regular expression means “the first word in the string”:</text:p>
      <text:p text:style-name="P12"/>
      <text:list text:style-name="WW8Num13">
        <text:list-item>
          <text:p text:style-name="P31">“<text:span text:style-name="T3">^</text:span>” means “the beginning of the string”</text:p>
        </text:list-item>
        <text:list-item>
          <text:p text:style-name="P31">“<text:span text:style-name="T3">%w</text:span>” means “any letter or number”</text:p>
        </text:list-item>
        <text:list-item>
          <text:p text:style-name="P31">“<text:span text:style-name="T3">+</text:span>” means “one or more instances of the previous character (or character type)”</text:p>
        </text:list-item>
      </text:list>
      <text:p text:style-name="P12"/>
      <text:p text:style-name="P16">b = "Life is good. Life is amazing!"</text:p>
      <text:p text:style-name="P16">b = b:gsub("^%w+","Love")</text:p>
      <text:p text:style-name="P16">print(b)</text:p>
      <text:p text:style-name="P16"/>
      <text:p text:style-name="P12">Gives us this:</text:p>
      <text:p text:style-name="P16"/>
      <text:p text:style-name="P16">Love is good. Life is amazing!</text:p>
      <text:p text:style-name="P16"/>
      <text:p text:style-name="P12">So now we need another regular expression which lets us capture words at the beginning of sentences, while preserving the punctuation which begins a sentence:</text:p>
      <text:p text:style-name="P12"/>
      <text:p text:style-name="P16">(%.%s*)%w+</text:p>
      <text:p text:style-name="P16"/>
      <text:p text:style-name="P12">The part of the regular expression between the parenthesis is noted; “<text:span text:style-name="T3">%1</text:span>” in the second argument to <text:span text:style-name="T3">gsub</text:span> is replaced with the part between the parenthesis in the first argument, e.g.</text:p>
      <text:p text:style-name="P12"/>
      <text:p text:style-name="P16">b = "Life is good. Life is amazing!"</text:p>
      <text:p text:style-name="P16">b = b:gsub("(%.%s*)%w+","%1Love")</text:p>
      <text:p text:style-name="P16">print(b)</text:p>
      <text:p text:style-name="P16"/>
      <text:p text:style-name="P12">Gets this:</text:p>
      <text:p text:style-name="P16"/>
      <text:p text:style-name="P16">Life is good. Love is amazing!</text:p>
      <text:p text:style-name="P16"/>
      <text:p text:style-name="P12">It would also be nice if we could have more characters than “<text:span text:style-name="T3">.</text:span>” matched, because sentences sometimes end with “<text:span text:style-name="T3">?</text:span>” or “<text:span text:style-name="T3">!</text:span>”. Let’s look at how we can match multiple characters:</text:p>
      <text:p text:style-name="P12"/>
      <text:p text:style-name="P16">[%.%?!]</text:p>
      <text:p text:style-name="P16"/>
      <text:list text:style-name="WW8Num14">
        <text:list-item>
          <text:p text:style-name="P32">The left square bracket “<text:span text:style-name="T3">[</text:span>” indicates we begin a set of multiple possible characters and/or character types which the regular expression can match against.</text:p>
        </text:list-item>
        <text:list-item>
          <text:p text:style-name="P32">“<text:span text:style-name="T3">%.</text:span>” indicates the literal “<text:span text:style-name="T3">.</text:span>” character. We need the “<text:span text:style-name="T3">%</text:span>” character because “<text:span text:style-name="T3">.</text:span>” otherwise indicates that any character can match that position in a regular expression.</text:p>
        </text:list-item>
        <text:list-item>
          <text:p text:style-name="P32">“<text:span text:style-name="T3">%?</text:span>” likewise matches against the literal “<text:span text:style-name="T3">?</text:span>” character. We need “<text:span text:style-name="T3">%</text:span>” here because “<text:span text:style-name="T3">?</text:span>” matches against zero or one occurrences of the previous character (or character group) in the regular expression.</text:p>
        </text:list-item>
      </text:list>
      <text:p text:style-name="P40"/>
      <text:list text:continue-numbering="true" text:style-name="WW8Num14">
        <text:list-item>
          <text:p text:style-name="P33">“<text:span text:style-name="T3">!</text:span>” does not have any special meaning in Lunacy regular expressions. However, should we forget this when formulating regular expression, “<text:span text:style-name="T3">%!</text:span>” matches against a literal “<text:span text:style-name="T3">!</text:span>” as does just “<text:span text:style-name="T3">!</text:span>”.</text:p>
        </text:list-item>
        <text:list-item>
          <text:p text:style-name="P32">While not used in the above regular expression, we use “<text:span text:style-name="T3">%%</text:span>” to match against “<text:span text:style-name="T3">%</text:span>”. </text:p>
        </text:list-item>
        <text:list-item>
          <text:p text:style-name="P32">“<text:span text:style-name="T3">]</text:span>” ends the set of possible characters we can match against.</text:p>
        </text:list-item>
      </text:list>
      <text:p text:style-name="P12"/>
      <text:p text:style-name="P12">Let’s see the above regular expression in action:</text:p>
      <text:p text:style-name="P12"/>
      <text:p text:style-name="P16">a = "!@*$.?%^&amp;"</text:p>
      <text:p text:style-name="P16">a = a:gsub("[%.%?!]","#")</text:p>
      <text:p text:style-name="P16">print(a)</text:p>
      <text:p text:style-name="P16"/>
      <text:p text:style-name="P12">This outputs:</text:p>
      <text:p text:style-name="P12"/>
      <text:p text:style-name="P16">#@*$##%^&amp; <text:s text:c="6"/></text:p>
      <text:p text:style-name="P16"/>
      <text:p text:style-name="P12">As one can see, the “<text:span text:style-name="T3">.</text:span>”, “<text:span text:style-name="T3">?</text:span>”, and “<text:span text:style-name="T3">!</text:span>” characters are all replaced with “<text:span text:style-name="T3">#</text:span>”.</text:p>
      <text:p text:style-name="P12"/>
      <text:p text:style-name="P12">That in mind, let’s replace every word at the beginning of sentences with “<text:span text:style-name="T3">Love</text:span>”. Let’s first look at the Lunacy code which does this:</text:p>
      <text:p text:style-name="P12"/>
      <text:p text:style-name="P16">a = "Life is good. Someone is nice! What is amazing? Iron is strong."</text:p>
      <text:p text:style-name="P16">a = a:gsub("^%w+","Love") -- Make first word on line “Love”</text:p>
      <text:p text:style-name="P16">a = a:gsub("([%.%?!]%s*)%w+","%1Love") -- Words at sentence start</text:p>
      <text:p text:style-name="P16">print(a)</text:p>
      <text:p text:style-name="P16"/>
      <text:p text:style-name="P12">This outputs:</text:p>
      <text:p text:style-name="P12"/>
      <text:p text:style-name="P16">Love is good. Love is nice! Love is amazing? Love is strong.</text:p>
      <text:p text:style-name="P16"/>
      <text:p text:style-name="P9">The “.” character</text:p>
      <text:p text:style-name="P9"/>
      <text:p text:style-name="P12">In regular expressions, the “<text:span text:style-name="T3">.</text:span>” character matches against any possible character in the regular expression. For example, the regular expressions “<text:span text:style-name="T3">Sp..k</text:span>” matches against the words “<text:span text:style-name="T3">Spook</text:span>”, “<text:span text:style-name="T3">Speak</text:span>”, “<text:span text:style-name="T3">Spork</text:span>”, and “<text:span text:style-name="T3">Spock</text:span>”, but doesn’t match against, say, “<text:span text:style-name="T3">Splook</text:span>” or “<text:span text:style-name="T3">Spilt</text:span>”.</text:p>
      <text:p text:style-name="P12"/>
      <text:p text:style-name="P12">Example code:</text:p>
      <text:p text:style-name="P16"/>
      <text:p text:style-name="P16">a = "The Spook Speak Spork about Spock, Splook, and Split"</text:p>
      <text:p text:style-name="P16">a = a:gsub("Sp..k","Spunk")</text:p>
      <text:p text:style-name="P16">print(a)</text:p>
      <text:p text:style-name="P16"/>
      <text:p text:style-name="P12">Will output:</text:p>
      <text:p text:style-name="P16"/>
      <text:p text:style-name="P16">The Spunk Spunk Spunk about Spunk, Splook, and Split</text:p>
      <text:p text:style-name="P16"/>
      <text:p text:style-name="P12">This comes from the fact anything in the form of S-p-<text:span text:style-name="T2">any</text:span>-<text:span text:style-name="T2">any</text:span>-k matches, but other patterns do not match against the “<text:span text:style-name="T3">Sp..k</text:span>” regular expression.<text:line-break/><text:line-break/>If we want to see if a regular expression is in a string, we can use <text:span text:style-name="T3">string.find()</text:span>. </text:p>
      <text:p text:style-name="P5"><text:soft-page-break/>File input and output</text:p>
      <text:p text:style-name="P5"/>
      <text:p text:style-name="P12">Let’s create a file with the name “<text:span text:style-name="T3">foo.txt</text:span>” and put it in the same directory we are running a Lunacy script in:</text:p>
      <text:p text:style-name="P12"/>
      <text:p text:style-name="P16">handle = io.open("foo.txt","wb")</text:p>
      <text:p text:style-name="P16">if not handle then</text:p>
      <text:p text:style-name="P16"><text:s text:c="2"/>error("Can not open foo.txt for writing")</text:p>
      <text:p text:style-name="P16"><text:s text:c="2"/>os.exit(1)</text:p>
      <text:p text:style-name="P16">end</text:p>
      <text:p text:style-name="P16">handle:write("Hello, world!\n")</text:p>
      <text:p text:style-name="P16">handle:close()­</text:p>
      <text:p text:style-name="P16"/>
      <text:p text:style-name="P12">This writes a file called <text:span text:style-name="T3">foo.txt</text:span> and puts the string “<text:span text:style-name="T3">Hello, world!</text:span>” in that file. Should it not be possible to open a file, the above code returns an error.</text:p>
      <text:p text:style-name="P12"/>
      <text:p text:style-name="P12">To read that file:</text:p>
      <text:p text:style-name="P12"/>
      <text:p text:style-name="P16">handle = io.open("foo.txt","rb")</text:p>
      <text:p text:style-name="P16">if not handle then</text:p>
      <text:p text:style-name="P16"><text:s text:c="2"/>error("Can not open foo.txt for reading")</text:p>
      <text:p text:style-name="P16"><text:s text:c="2"/>os.exit(1)</text:p>
      <text:p text:style-name="P16">end</text:p>
      <text:p text:style-name="P16">contents = handle:read("*a") -- Read all the file</text:p>
      <text:p text:style-name="P16">handle:close()</text:p>
      <text:p text:style-name="P16">print(contents)</text:p>
      <text:p text:style-name="P16"/>
      <text:p text:style-name="P12">If both are run, one will see “<text:span text:style-name="T3">Hello, world!</text:span>” after the second block of code above is run.</text:p>
      <text:p text:style-name="P16"/>
      <text:p text:style-name="P9">Line by line</text:p>
      <text:p text:style-name="P9"/>
      <text:p text:style-name="P12">It’s also possible to read a file line by line. For example, let’s write a file with a number of lines, then read the file and output it with the line numbers added to the left:</text:p>
      <text:p text:style-name="P12"/>
      <text:p text:style-name="P16">handle = io.open("foo.txt","wb")</text:p>
      <text:p text:style-name="P16">if not handle then</text:p>
      <text:p text:style-name="P16"><text:s text:c="2"/>error("Can not open foo.txt for writing")</text:p>
      <text:p text:style-name="P16"><text:s text:c="2"/>os.exit(1)</text:p>
      <text:p text:style-name="P16">end</text:p>
      <text:p text:style-name="P16">handle:write("This\nhas\na\nlot\nof\nlines\nin\nit!")</text:p>
      <text:p text:style-name="P16">handle:close()­</text:p>
      <text:p text:style-name="P16">handle = io.open("foo.txt","rb")</text:p>
      <text:p text:style-name="P16">if not handle then</text:p>
      <text:p text:style-name="P16"><text:s text:c="2"/>error("Can not open foo.txt for reading")</text:p>
      <text:p text:style-name="P16"><text:s text:c="2"/>os.exit(1)</text:p>
      <text:p text:style-name="P16">end</text:p>
      <text:p text:style-name="P16">lineNumber = 1</text:p>
      <text:p text:style-name="P16">for line in handle:lines() do</text:p>
      <text:p text:style-name="P16"><text:s text:c="2"/>print(lineNumber .. " " .. line)</text:p>
      <text:p text:style-name="P16"><text:s text:c="2"/>lineNumber = lineNumber + 1</text:p>
      <text:p text:style-name="P16">end</text:p>
      <text:p text:style-name="P16">handle:close()</text:p>
      <text:p text:style-name="P12"><text:soft-page-break/>The code on the bottom of the previous page will output this:</text:p>
      <text:p text:style-name="P12"/>
      <text:p text:style-name="P16">1 This</text:p>
      <text:p text:style-name="P16">2 has</text:p>
      <text:p text:style-name="P16">3 a</text:p>
      <text:p text:style-name="P16">4 lot</text:p>
      <text:p text:style-name="P16">5 of</text:p>
      <text:p text:style-name="P16">6 lines</text:p>
      <text:p text:style-name="P16">7 in</text:p>
      <text:p text:style-name="P16">8 it!</text:p>
      <text:p text:style-name="P16"/>
      <text:p text:style-name="P9">Function iteration</text:p>
      <text:p text:style-name="P9"/>
      <text:p text:style-name="P12">Let’s look at this code again:</text:p>
      <text:p text:style-name="P12"/>
      <text:p text:style-name="P16">lineNumber = 1</text:p>
      <text:p text:style-name="P16">for line in handle:lines() do</text:p>
      <text:p text:style-name="P16"><text:s text:c="2"/>print(lineNumber .. " " .. line)</text:p>
      <text:p text:style-name="P16"><text:s text:c="2"/>lineNumber = lineNumber + 1</text:p>
      <text:p text:style-name="P16">end</text:p>
      <text:p text:style-name="P16"/>
      <text:p text:style-name="P12">This code could be written like this:</text:p>
      <text:p text:style-name="P12"/>
      <text:p text:style-name="P16">lineNumber = 1</text:p>
      <text:p text:style-name="P16">iteratorFunction = handle:lines()</text:p>
      <text:p text:style-name="P16">line = iteratorFunction()</text:p>
      <text:p text:style-name="P16">while line do</text:p>
      <text:p text:style-name="P16"><text:s text:c="2"/>print(lineNumber .. " " .. line)</text:p>
      <text:p text:style-name="P16"><text:s text:c="2"/>lineNumber = lineNumber + 1</text:p>
      <text:p text:style-name="P16"><text:s text:c="2"/>line = iteratorFunction()</text:p>
      <text:p text:style-name="P16">end</text:p>
      <text:p text:style-name="P16"/>
      <text:p text:style-name="P12">Likewise, we can write our own implementation of <text:span text:style-name="T3">handle:lines()</text:span> as follows:</text:p>
      <text:p text:style-name="P12"/>
      <text:p text:style-name="P16">function myLines(fileHandle)</text:p>
      <text:p text:style-name="P16"><text:s text:c="2"/>canReadFile = true</text:p>
      <text:p text:style-name="P16"><text:s text:c="2"/>return function()</text:p>
      <text:p text:style-name="P16"><text:s text:c="4"/>if not canReadFile then return nil end</text:p>
      <text:p text:style-name="P16"><text:s text:c="4"/>thisLine = fileHandle:read("*l") -- read one line from file</text:p>
      <text:p text:style-name="P16"><text:s text:c="4"/>if not thisLine then canReadFile = false end</text:p>
      <text:p text:style-name="P16"><text:s text:c="4"/>return thisLine</text:p>
      <text:p text:style-name="P16"><text:s text:c="2"/>end</text:p>
      <text:p text:style-name="P16">end</text:p>
      <text:p text:style-name="P16"/>
      <text:p text:style-name="P12">This works as before. <text:s/>Given the code on the previous page and the above function:</text:p>
      <text:p text:style-name="P12"/>
      <text:p text:style-name="P16">lineNumber = 1</text:p>
      <text:p text:style-name="P16">for line in myLines(handle) do</text:p>
      <text:p text:style-name="P16"><text:s text:c="2"/>print(lineNumber .. " " .. line)</text:p>
      <text:p text:style-name="P16"><text:s text:c="2"/>lineNumber = lineNumber + 1</text:p>
      <text:p text:style-name="P16">end</text:p>
      <text:p text:style-name="P10">The read() function</text:p>
      <text:p text:style-name="P9"/>
      <text:p text:style-name="P12">A file handle has, as seen in the previous code, a function called <text:span text:style-name="T3">read</text:span>. <text:s/>This function can be called either in the form of <text:span text:style-name="T3">fileHandle:read("*a")</text:span> or <text:span text:style-name="T3">fileHandle.read(fileHandle,"*a")</text:span>; the two are equivalent. <text:span text:style-name="T3">read()</text:span> takes one argument which determines how it reads from a file:</text:p>
      <text:p text:style-name="P12"/>
      <text:list text:style-name="WW8Num15">
        <text:list-item>
          <text:p text:style-name="P34" loext:marker-style-name="T3">The string <text:span text:style-name="T3">*a</text:span> means to read the rest of the file; e.g. <text:span text:style-name="T3">fileHandle:read("*a")</text:span></text:p>
        </text:list-item>
        <text:list-item>
          <text:p text:style-name="P34" loext:marker-style-name="T3">The string <text:span text:style-name="T3">*l</text:span> means to read one line from the file; e.g. <text:span text:style-name="T3">fileHandle:read("*l")</text:span></text:p>
        </text:list-item>
        <text:list-item>
          <text:p text:style-name="P34">If the <text:span text:style-name="T3">read()</text:span> function is given a number <text:span text:style-name="T2">n</text:span>, Lunacy will read up to <text:span text:style-name="T2">n</text:span> bytes from the file.</text:p>
        </text:list-item>
      </text:list>
      <text:p text:style-name="P12"/>
      <text:p text:style-name="P12"><text:span text:style-name="T3">read()</text:span> will return a string containing the contents of what was read from a file, or <text:span text:style-name="T3">nil</text:span> if either the file handle is invalid (e.g. unable to open the file) or if it’s at the end of the file.</text:p>
      <text:p text:style-name="P12"/>
      <text:p text:style-name="P12">Before showing examples of <text:span text:style-name="T3">read()</text:span>, let’s write an example file to read:</text:p>
      <text:p text:style-name="P12"/>
      <text:p text:style-name="P16">handle = io.open("foo.txt","wb")</text:p>
      <text:p text:style-name="P16">if not handle then</text:p>
      <text:p text:style-name="P16"><text:s text:c="2"/>error("Can not open foo.txt for writing")</text:p>
      <text:p text:style-name="P16"><text:s text:c="2"/>os.exit(1)</text:p>
      <text:p text:style-name="P16">end</text:p>
      <text:p text:style-name="P16">handle:write("This\nhas\na\nlot\nof\nlines\nin\nit!")</text:p>
      <text:p text:style-name="P16">handle:close()­</text:p>
      <text:p text:style-name="P16">­</text:p>
      <text:p text:style-name="P12">Given this file, let’s read the first line of the file:</text:p>
      <text:p text:style-name="P12"/>
      <text:p text:style-name="P16">handle = io.open("foo.txt","rb")</text:p>
      <text:p text:style-name="P16">if not handle then</text:p>
      <text:p text:style-name="P16"><text:s text:c="2"/>error("Can not open foo.txt for reading")</text:p>
      <text:p text:style-name="P16"><text:s text:c="2"/>os.exit(1)</text:p>
      <text:p text:style-name="P16">end</text:p>
      <text:p text:style-name="P16">contents = handle:read("*l") -- Read one line of the file</text:p>
      <text:p text:style-name="P16">handle:close()</text:p>
      <text:p text:style-name="P16">print(contents)</text:p>
      <text:p text:style-name="P16"/>
      <text:p text:style-name="P12">If <text:span text:style-name="T3">handle:read("*l")</text:span> was called again before closing the file, we would read the second line of the file. If <text:span text:style-name="T3">handle:read("*l")</text:span> was called a third time, we would read the third line, and so on.</text:p>
      <text:p text:style-name="P12"/>
      <text:p text:style-name="P12">We can also read only nine bytes, which are the first two lines of the example file:</text:p>
      <text:p text:style-name="P12"/>
      <text:p text:style-name="P16">handle = io.open("foo.txt","rb")</text:p>
      <text:p text:style-name="P16">if not handle then</text:p>
      <text:p text:style-name="P16"><text:s text:c="2"/>error("Can not open foo.txt for reading")</text:p>
      <text:p text:style-name="P16"><text:s text:c="2"/>os.exit(1)</text:p>
      <text:p text:style-name="P16">end</text:p>
      <text:p text:style-name="P16">contents = handle:read(9) -- Read nine bytes from the file</text:p>
      <text:p text:style-name="P16">handle:close()</text:p>
      <text:p text:style-name="P16">print(contents)</text:p>
      <text:p text:style-name="P16"/>
      <text:p text:style-name="P12">Example code reading the entire file, i.e. <text:span text:style-name="T3">handle:read("*a")</text:span>, is on a previous page.</text:p>
      <text:p text:style-name="P9"><text:soft-page-break/>Standard input</text:p>
      <text:p text:style-name="P9"/>
      <text:p text:style-name="P12">The standard input is available via the <text:span text:style-name="T3">io.stdin</text:span> descriptor, e.g.:</text:p>
      <text:p text:style-name="P12"/>
      <text:p text:style-name="P16">print("Type something then press enter")</text:p>
      <text:p text:style-name="P16">line = io.stdin:read("*l")</text:p>
      <text:p text:style-name="P16">print("You typed " .. line)</text:p>
      <text:p text:style-name="P16"/>
      <text:p text:style-name="P12">This will read a line typed in then print back what was just typed in.</text:p>
      <text:p text:style-name="P12"/>
      <text:p text:style-name="P9">Standard output</text:p>
      <text:p text:style-name="P9"/>
      <text:p text:style-name="P12">Standard output is likewise available via the <text:span text:style-name="T3">io.stdout</text:span> descriptor. This is useful when a line without a linefeed needs to be output, e.g.:</text:p>
      <text:p text:style-name="P12"/>
      <text:p text:style-name="P16">io.stdout:write("Type something here: ")</text:p>
      <text:p text:style-name="P16">line = io.stdin:read("*l")</text:p>
      <text:p text:style-name="P16">print("You typed " .. line)</text:p>
      <text:p text:style-name="P16"/>
      <text:p text:style-name="P12">Like the previous example, this will read a line the user types in and then print it back.</text:p>
      <text:p text:style-name="P16"/>
      <text:p text:style-name="P9">Standard error</text:p>
      <text:p text:style-name="P9"/>
      <text:p text:style-name="P12">Likewise, Lunacy has support for outputting to standard error:</text:p>
      <text:p text:style-name="P16"/>
      <text:p text:style-name="P16">io.stdout:write("Standard output\n")</text:p>
      <text:p text:style-name="P16">io.stderr:write("Standard error\n")</text:p>
      <text:p text:style-name="P16"/>
      <text:p text:style-name="P12">This will output <text:span text:style-name="T3">Standard output</text:span> on standard output and <text:span text:style-name="T3">Standard error</text:span> on standard error.</text:p>
      <text:p text:style-name="P12"/>
      <text:p text:style-name="P9">Flushing buffered writes</text:p>
      <text:p text:style-name="P9"/>
      <text:p text:style-name="P12">When writing to a file, the writes may be buffered, which means the contents of the file may not be updated in a timely fashion. Writes can be forced to occur at once with the <text:span text:style-name="T3">flush</text:span> method, as can be seen in the following example (run <text:span text:style-name="T3">tail -f foo.txt</text:span> while running this):</text:p>
      <text:p text:style-name="P12"/>
      <text:p text:style-name="P16">handle = io.open("foo.txt","wb")</text:p>
      <text:p text:style-name="P16">if not handle then</text:p>
      <text:p text:style-name="P16"><text:s text:c="2"/>error("Can not open foo.txt for writing")</text:p>
      <text:p text:style-name="P16"><text:s text:c="2"/>os.exit(1)</text:p>
      <text:p text:style-name="P16">end</text:p>
      <text:p text:style-name="P16">for a=1,1000000 do</text:p>
      <text:p text:style-name="P16"><text:s text:c="2"/>for b=1,10000 do</text:p>
      <text:p text:style-name="P16"><text:s text:c="4"/>for c=1,10000 do</text:p>
      <text:p text:style-name="P16"><text:s text:c="6"/>if b * c == 18016129 then</text:p>
      <text:p text:style-name="P16"><text:s text:c="8"/>handle:write(b .. " " .. c .. " ")</text:p>
      <text:p text:style-name="P16"><text:s text:c="8"/>handle:flush()</text:p>
      <text:p text:style-name="P16"><text:s text:c="6"/>end</text:p>
      <text:p text:style-name="P16"><text:s text:c="4"/>end</text:p>
      <text:p text:style-name="P16"><text:s text:c="2"/>end</text:p>
      <text:p text:style-name="P16">end</text:p>
      <text:p text:style-name="P4">Math</text:p>
      <text:p text:style-name="P5"/>
      <text:p text:style-name="P12">Lunacy has a full scientific calculator library allowing it to perform a number of different numerical calculations.</text:p>
      <text:p text:style-name="P12"/>
      <text:p text:style-name="P9">Arithmetic</text:p>
      <text:p text:style-name="P9"/>
      <text:p text:style-name="P12">Lunacy uses <text:span text:style-name="T3">+</text:span> for addition and <text:span text:style-name="T3">-</text:span> for subtraction:</text:p>
      <text:p text:style-name="P12"/>
      <text:p text:style-name="P16">print(1 + 7 - 3)</text:p>
      <text:p text:style-name="P16"/>
      <text:p text:style-name="P12">Outputs <text:span text:style-name="T3">5</text:span>.</text:p>
      <text:p text:style-name="P12"/>
      <text:p text:style-name="P12">Lunacy uses <text:span text:style-name="T3">*</text:span> for multiplication and <text:span text:style-name="T3">/</text:span> for division:</text:p>
      <text:p text:style-name="P12"/>
      <text:p text:style-name="P16">print(6 / 2 * 3)</text:p>
      <text:p text:style-name="P16"/>
      <text:p text:style-name="P12">This outputs 9 (and <text:span text:style-name="T2">not</text:span> 1) because multiplication and division have the same <text:span text:style-name="T2">operator preference</text:span>: When multiplies and divides are in an expression, they are evaluated left to right.</text:p>
      <text:p text:style-name="P12"/>
      <text:p text:style-name="P12">However, multiplication and division have a higher operator preference than addition and subtraction. For example, this returns <text:span text:style-name="T3">12</text:span> and not <text:span text:style-name="T3">24</text:span>:</text:p>
      <text:p text:style-name="P12"/>
      <text:p text:style-name="P16">print(6 + 2 * 3)</text:p>
      <text:p text:style-name="P16"/>
      <text:p text:style-name="P12">That is because we perform all multiplication and division operations before addition and subtraction are done.</text:p>
      <text:p text:style-name="P12"/>
      <text:p text:style-name="P9">Exponents and roots</text:p>
      <text:p text:style-name="P9"/>
      <text:p text:style-name="P12">Exponentiation is done with the <text:span text:style-name="T3">^</text:span> operator:</text:p>
      <text:p text:style-name="P12"/>
      <text:p text:style-name="P16">print(6 ^ 2)</text:p>
      <text:p text:style-name="P16"/>
      <text:p text:style-name="P12">Returns <text:span text:style-name="T3">36</text:span>, i.e. six squared.</text:p>
      <text:p text:style-name="P12"/>
      <text:p text:style-name="P12">Roots are performed by fractional exponentiation; e.g. going to the power <text:span text:style-name="T3">1 / 2</text:span> (equivalent to <text:span text:style-name="T3">.5</text:span>) gives us the square root. Code example:</text:p>
      <text:p text:style-name="P16"/>
      <text:p text:style-name="P16">print(16 ^ (1 / 2))</text:p>
      <text:p text:style-name="P16"/>
      <text:p text:style-name="P12">Returns <text:span text:style-name="T3">4</text:span>, the square root of 16. We need to use parenthesis because exponentiation takes precedence over multiplication, division, as well as addition and subtraction.</text:p>
      <text:p text:style-name="P10">Trigonometry</text:p>
      <text:p text:style-name="P9"/>
      <text:p text:style-name="P12">Lunacy has support for trigonometry functions.</text:p>
      <text:p text:style-name="P9"/>
      <text:p text:style-name="P12">For example:</text:p>
      <text:p text:style-name="P9"/>
      <text:p text:style-name="P16">print(math.sin(math.pi / 6))</text:p>
      <text:p text:style-name="P9"/>
      <text:p text:style-name="P12">Returns <text:span text:style-name="T3">0.5</text:span>, i.e. the sine of 30 degrees. Note that <text:span text:style-name="T3">math.sin</text:span> assumes the input is in radians (so a circle has <text:span text:style-name="T3">2 * math.pi</text:span> radians and 360 degrees, where <text:span text:style-name="T3">math.pi</text:span> is approximately <text:span text:style-name="T3">3.14159</text:span>); if inputting the angle in degrees is preferred, we can use the <text:span text:style-name="T3">math.rad</text:span> function which converts degrees to radians:</text:p>
      <text:p text:style-name="P12"/>
      <text:p text:style-name="P16">print(math.sin(math.rad(30))</text:p>
      <text:p text:style-name="P16"/>
      <text:p text:style-name="P12">This also returns <text:span text:style-name="T3">0.5</text:span>.</text:p>
      <text:p text:style-name="P12"/>
      <text:p text:style-name="P12"><text:span text:style-name="T3">math.cos</text:span> returns the cosine. </text:p>
      <text:p text:style-name="P16"/>
      <text:p text:style-name="P12">That in mind, we can write a function where, given a polygon where each side has a length of 1, we list the coordinates of each point in the polygon:</text:p>
      <text:p text:style-name="P16"/>
      <text:p text:style-name="P16">function polygonPoints(sides)</text:p>
      <text:p text:style-name="P16"><text:s text:c="2"/>local x = 0</text:p>
      <text:p text:style-name="P16"><text:s text:c="2"/>local y = 0</text:p>
      <text:p text:style-name="P16"><text:s text:c="2"/>local angle = 0</text:p>
      <text:p text:style-name="P16"><text:s text:c="2"/>for a=1,sides do</text:p>
      <text:p text:style-name="P16"><text:s text:c="4"/>print(string.format("%f %f",x,y))</text:p>
      <text:p text:style-name="P16"><text:s text:c="4"/>x = x + math.cos(angle)</text:p>
      <text:p text:style-name="P16"><text:s text:c="4"/>y = y + math.sin(angle)</text:p>
      <text:p text:style-name="P16"><text:s text:c="4"/>angle = angle + math.pi * 2 / sides</text:p>
      <text:p text:style-name="P16"><text:s text:c="2"/>end</text:p>
      <text:p text:style-name="P16">end</text:p>
      <text:p text:style-name="P16"/>
      <text:p text:style-name="P12">To see where the points are around an equilateral triangle:</text:p>
      <text:p text:style-name="P12"/>
      <text:p text:style-name="P16">polygonPoints(3)</text:p>
      <text:p text:style-name="P16"/>
      <text:p text:style-name="P12">Around a square:</text:p>
      <text:p text:style-name="P12"/>
      <text:p text:style-name="P16">polygonPoints(4)</text:p>
      <text:p text:style-name="P16"/>
      <text:p text:style-name="P12">A pentagon:</text:p>
      <text:p text:style-name="P12"/>
      <text:p text:style-name="P16">polygonPoints(5)</text:p>
      <text:p text:style-name="P16"/>
      <text:p text:style-name="P12">And so on. </text:p>
      <text:p text:style-name="P12"/>
      <text:p text:style-name="P12">The function uses <text:span text:style-name="T3">string.format()</text:span> to make the output more attractive.</text:p>
      <text:p text:style-name="P10">Logarithms </text:p>
      <text:p text:style-name="P9"/>
      <text:p text:style-name="P12">Lunacy also has support for logarithms. To get the natural logarithm of a number, use <text:span text:style-name="T3">math.log</text:span>, for example:</text:p>
      <text:p text:style-name="P12"/>
      <text:p text:style-name="P16">print(math.log(10))</text:p>
      <text:p text:style-name="P16"/>
      <text:p text:style-name="P12">Which is around 2.3; i.e. it is the exponent of <text:span text:style-name="T2">e</text:span> (approximately 2.718) to get 10:</text:p>
      <text:p text:style-name="P12"/>
      <text:p text:style-name="P16">print(2.718 ^ 2.3)</text:p>
      <text:p text:style-name="P16"/>
      <text:p text:style-name="P12">Which gives us a number ever so slightly lower than 10 — the number is not quite 10 because the value of <text:span text:style-name="T2">e</text:span> and the <text:span text:style-name="T3">math.log(10)</text:span> values are approximations.</text:p>
      <text:p text:style-name="P12"/>
      <text:p text:style-name="P12">Lunacy has support for base 10 logarithms. For example, <text:span text:style-name="T3">print(math.log10(10))</text:span> returns 1, and <text:span text:style-name="T3">print(math.log10(100))</text:span> returns 2.</text:p>
      <text:p text:style-name="P12"/>
      <text:p text:style-name="P12">To get the logarithm in another base, we can use this form:</text:p>
      <text:p text:style-name="P12"/>
      <text:p text:style-name="P16">function log2(n)</text:p>
      <text:p text:style-name="P16"><text:s text:c="2"/>return math.log(n) / math.log(2)</text:p>
      <text:p text:style-name="P16">end</text:p>
      <text:p text:style-name="P16"/>
      <text:p text:style-name="P12">Here, <text:span text:style-name="T3">log2(2)</text:span> returns <text:span text:style-name="T3">1</text:span>, <text:span text:style-name="T3">log2(4)</text:span> returns <text:span text:style-name="T3">2</text:span>, <text:span text:style-name="T3">log2(8)</text:span> returns <text:span text:style-name="T3">3</text:span>, and so on.</text:p>
      <text:p text:style-name="P12"/>
      <text:p text:style-name="P9">A table of logarithms</text:p>
      <text:p text:style-name="P9"/>
      <text:p text:style-name="P12">That in mind, we can make a simple ASCII table of logarithms:</text:p>
      <text:p text:style-name="P12"/>
      <text:p text:style-name="P16">out = "\t"</text:p>
      <text:p text:style-name="P16">-- Header</text:p>
      <text:p text:style-name="P16">for a=0,9 do </text:p>
      <text:p text:style-name="P16"><text:s text:c="2"/>out = out .. string.format("%.1f-..-",a / 10) </text:p>
      <text:p text:style-name="P16">end</text:p>
      <text:p text:style-name="P16">-- Body </text:p>
      <text:p text:style-name="P16">for a=1,9 do</text:p>
      <text:p text:style-name="P16"><text:s text:c="2"/>out = out .. string.format("\n%.1f\t",a)</text:p>
      <text:p text:style-name="P16"><text:s text:c="2"/>for b=0,9 do </text:p>
      <text:p text:style-name="P16"><text:s text:c="4"/>out = out .. string.format("%.4f ",math.log10(a + b/10))</text:p>
      <text:p text:style-name="P16"><text:s text:c="2"/>end</text:p>
      <text:p text:style-name="P16">end</text:p>
      <text:p text:style-name="P16">out = out .. "\n"</text:p>
      <text:p text:style-name="P16">print(out)</text:p>
      <text:p text:style-name="P16"/>
      <text:p text:style-name="P12">The above code creates a table which can be used to determine the common logarithm for a given number between 1.0 and 9.9 with a precision of 0.1; rows are the first digit of the number and columns are the second digit of the number we want the logarithm for.</text:p>
      <text:p text:style-name="P4">More on regular expressions</text:p>
      <text:p text:style-name="P5"/>
      <text:p text:style-name="P12">Lunacy regular expressions do not have have all the features other regular expression libraries, such as PCRE2, have. This is because Lunacy is a tiny language designed to be embedded in other programs or to be used as a very small stand alone scripting language. The PCRE2 shared library is about twice the size of the entire Lunacy binary when both are compiled and stripped using the same toolchain. Doing an apples to apples comparison, the PCRE2 library is 32 times the size of Lunacy’s string library (<text:span text:style-name="T3">lstrlib.o</text:span> in Lunacy’s source code) which implements the Lunacy regular expression engine.</text:p>
      <text:p text:style-name="P12"/>
      <text:p text:style-name="P12">While there <text:span text:style-name="T2">are</text:span> library bindings which allow Lua to use PCRE2 for regular expression processing, it’s also possible to write some much more compact functions which allow Lunacy to support enough regular expression processing to have it be a reasonable replacement for Perl or another language with a more extensive regular expression library. Indeed, I recently converted a number of Perl scripts which extensively used regular expressions in to Lunacy scripts.</text:p>
      <text:p text:style-name="P12"/>
      <text:p text:style-name="P12">Let’s look at some functions which cover some of the gaps Lunacy’s regular expression library has compared to a larger regular expression engine.</text:p>
      <text:p text:style-name="P12"/>
      <text:p text:style-name="P9">Case insensitive matching</text:p>
      <text:p text:style-name="P9"/>
      <text:p text:style-name="P12">Here’s a function which converts regular expressions in to a case insensitive form:</text:p>
      <text:p text:style-name="P12"/>
      <text:p text:style-name="P16">function mixedCaseRegex(pattern)</text:p>
      <text:p text:style-name="P16"><text:s text:c="2"/>local out = ""</text:p>
      <text:p text:style-name="P16"><text:s text:c="2"/>local afterPercent = false</text:p>
      <text:p text:style-name="P16"><text:s text:c="2"/>for a=1,pattern:len() do</text:p>
      <text:p text:style-name="P16"><text:s text:c="4"/>seek = pattern:sub(a,a)</text:p>
      <text:p text:style-name="P16"><text:s text:c="4"/>-- Do not mangle anything right after a %</text:p>
      <text:p text:style-name="P16"><text:s text:c="4"/>if seek == "%" and not afterPercent then</text:p>
      <text:p text:style-name="P16"><text:s text:c="6"/>out = out .. seek</text:p>
      <text:p text:style-name="P16"><text:s text:c="6"/>afterPercent = true</text:p>
      <text:p text:style-name="P16"><text:s text:c="4"/>-- Only letters not after a % get mangled</text:p>
      <text:p text:style-name="P16"><text:s text:c="4"/>elseif seek:find("%a") and not afterPercent then</text:p>
      <text:p text:style-name="P16"><text:s text:c="6"/>out = out .. "[" .. seek:upper() .. seek:lower() .. "]"</text:p>
      <text:p text:style-name="P16"><text:s text:c="4"/>-- Other stuff is copied as is</text:p>
      <text:p text:style-name="P16"><text:s text:c="4"/>elseif seek and not afterPercent then</text:p>
      <text:p text:style-name="P16"><text:s text:c="6"/>out = out .. seek</text:p>
      <text:p text:style-name="P16"><text:s text:c="4"/>-- Everything right after a % is passed as-is</text:p>
      <text:p text:style-name="P16"><text:s text:c="4"/>elseif afterPercent then</text:p>
      <text:p text:style-name="P16"><text:s text:c="6"/>out = out .. seek</text:p>
      <text:p text:style-name="P16"><text:s text:c="6"/>afterPercent = false</text:p>
      <text:p text:style-name="P16"><text:s text:c="4"/>end</text:p>
      <text:p text:style-name="P16"><text:s text:c="2"/>end</text:p>
      <text:p text:style-name="P16"><text:s text:c="2"/>return out</text:p>
      <text:p text:style-name="P16">end</text:p>
      <text:p text:style-name="P16"/>
      <text:p text:style-name="P12">The reason we have this function is because Lunacy’s regular expression library does not have support for case insensitive pattern matching. </text:p>
      <text:p text:style-name="P12"><text:soft-page-break/>To have case insensitive matching, we match against both the upper case and lower case version of a letter. </text:p>
      <text:p text:style-name="P12"/>
      <text:p text:style-name="P12">For example, <text:span text:style-name="T3">string.gsub(someString,"[Jj][Oo][Hh][Nn]","Joe")</text:span> will replace all instances of “<text:span text:style-name="T3">John</text:span>”, regardless of case, in to “<text:span text:style-name="T3">Joe</text:span>”. Example code:</text:p>
      <text:p text:style-name="P12"/>
      <text:p text:style-name="P16">z = string.gsub("John JOHN JoHn john was here", "[Jj][Oo][Hh][Nn]", "Joe")</text:p>
      <text:p text:style-name="P16">print(z)</text:p>
      <text:p text:style-name="P16"/>
      <text:p text:style-name="P12">This returns “<text:span text:style-name="T3">Joe Joe Joe Joe was here</text:span>”.</text:p>
      <text:p text:style-name="P12"/>
      <text:p text:style-name="P12">The function on the previous page allows us to avoid the awkward syntax of case insensitive regular expressions. Given that function:</text:p>
      <text:p text:style-name="P12"/>
      <text:p text:style-name="P16">z = string.gsub("John JOHN JoHn john was here", mixedCaseRegex("John"), "Joe")</text:p>
      <text:p text:style-name="P16">print(z)</text:p>
      <text:p text:style-name="P16"/>
      <text:p text:style-name="P12">This also returns “<text:span text:style-name="T3">Joe Joe Joe Joe was here</text:span>”.</text:p>
      <text:p text:style-name="P12"/>
      <text:p text:style-name="P12">The function <text:span text:style-name="T3">mixedCaseRegex</text:span> (defined on the previous page) converts a string in to its case insensitive form, e.g.:</text:p>
      <text:p text:style-name="P12"/>
      <text:p text:style-name="P16">print(mixedCaseRegex("John %w+ happy"))</text:p>
      <text:p text:style-name="P16"/>
      <text:p text:style-name="P12">returns “<text:span text:style-name="T3">[Jj][Oo][Hh][Nn] %w+ [Hh][Aa][Pp][Pp][Yy]</text:span>”. The <text:span text:style-name="T3">%w+</text:span> pattern, which matches against any word or number, is unaltered, while the letters in the pattern are made case insensitive. Note that <text:span text:style-name="T3">mixedCaseRegex</text:span> assumes that the regular expression it receives doesn’t have letters in bracketed parts (parts between “<text:span text:style-name="T3">[</text:span>” and “<text:span text:style-name="T3">]</text:span>”).</text:p>
      <text:p text:style-name="P12"/>
      <text:p text:style-name="P9">Regular expression splitting</text:p>
      <text:p text:style-name="P9"/>
      <text:p text:style-name="P12">Lunacy also doesn’t have support for splitting up a string by using a regular expression. That in mind, here’s another function:</text:p>
      <text:p text:style-name="P12"/>
      <text:p text:style-name="P16">function regexSplit(subject, splitOn)</text:p>
      <text:p text:style-name="P16"><text:s text:c="2"/>if not splitOn then splitOn = "," end</text:p>
      <text:p text:style-name="P16"><text:s text:c="2"/>local place = true</text:p>
      <text:p text:style-name="P16"><text:s text:c="2"/>local out = {}</text:p>
      <text:p text:style-name="P16"><text:s text:c="2"/>local mark</text:p>
      <text:p text:style-name="P16"><text:s text:c="2"/>local last = 1</text:p>
      <text:p text:style-name="P16"><text:s text:c="2"/>while place do</text:p>
      <text:p text:style-name="P16"><text:s text:c="4"/>place, mark = string.find(subject, splitOn, last, false)</text:p>
      <text:p text:style-name="P16"><text:s text:c="4"/>if place then</text:p>
      <text:p text:style-name="P16"><text:s text:c="6"/>table.insert(out,string.sub(subject, last, place - 1))</text:p>
      <text:p text:style-name="P16"><text:s text:c="6"/>last = mark + 1</text:p>
      <text:p text:style-name="P16"><text:s text:c="4"/>end</text:p>
      <text:p text:style-name="P16"><text:s text:c="2"/>end</text:p>
      <text:p text:style-name="P16"><text:s text:c="2"/>table.insert(out,string.sub(subject, last, -1))</text:p>
      <text:p text:style-name="P16"><text:s text:c="2"/>return out</text:p>
      <text:p text:style-name="P16">end</text:p>
      <text:p text:style-name="P12">The input to this function is the string we want to split up (<text:span text:style-name="T3">subject</text:span>) and the regular <text:soft-page-break/>expression we will use to split up the string (<text:span text:style-name="T3">splitOn</text:span>). The output is a list of substrings that are the <text:span text:style-name="T3">subject</text:span> split up via <text:span text:style-name="T3">splitOn</text:span>.</text:p>
      <text:p text:style-name="P12"/>
      <text:p text:style-name="P12">For example, if we have the string “<text:span text:style-name="T3">Life; Love; Happiness</text:span>” and split on the regular expression “<text:span text:style-name="T3">;%s*</text:span>” (or, equivalently, “<text:span text:style-name="T3">%;%s*</text:span>”), the <text:span text:style-name="T3">regexSplit</text:span> function on the previous page will return, as a list, <text:span text:style-name="T3">{"Life", "Love", "Happiness"}</text:span></text:p>
      <text:p text:style-name="P16"/>
      <text:p text:style-name="P12">For example, if <text:span text:style-name="T3">regexSplit</text:span> is defined:</text:p>
      <text:p text:style-name="P16"/>
      <text:p text:style-name="P16">t = regexSplit("Life; Love; Happiness",";%s*")</text:p>
      <text:p text:style-name="P16">for a = 1, #t do print(t[a]) end</text:p>
      <text:p text:style-name="P16"/>
      <text:p text:style-name="P12">This will output, on three lines, “<text:span text:style-name="T3">Life</text:span>”, “<text:span text:style-name="T3">Love</text:span>”, then “<text:span text:style-name="T3">Happiness</text:span>”.</text:p>
      <text:p text:style-name="P12"/>
      <text:p text:style-name="P12">The <text:span text:style-name="T3">%s*</text:span> part of the regular expression means “match against zero or more whitespace characters”. <text:span text:style-name="T3">regexSplit("Life;Love; <text:s/>Happiness", ";%s*")</text:span> would generate the same output, namely <text:span text:style-name="T3">{"Life", "Love", "Happiness"}</text:span>, since the splitting regular expression splits on the “<text:span text:style-name="T3">;</text:span>” character optionally followed by any number of whitespace (space, tab, etc.) characters.</text:p>
      <text:p text:style-name="P12"/>
      <text:p text:style-name="P9">An AWK like script</text:p>
      <text:p text:style-name="P9"/>
      <text:p text:style-name="P12">With the <text:span text:style-name="T3">regexSplit</text:span> function, we can make a Lunacy script which acts like the AWK script <text:span text:style-name="T2">{print $2 " " $1},</text:span> i.e. print the second word then the first word of every input line.</text:p>
      <text:p text:style-name="P12"/>
      <text:p text:style-name="P16">line = io.read() -- Default io device is standard input</text:p>
      <text:p text:style-name="P16">while line do</text:p>
      <text:p text:style-name="P16"><text:s text:c="2"/>-- Remove leading whitespace</text:p>
      <text:p text:style-name="P16"><text:s text:c="2"/>line = string.gsub(line,"^%s+","") </text:p>
      <text:p text:style-name="P16"><text:s text:c="2"/>-- AWK-style split: fields[1] is $1, etc.</text:p>
      <text:p text:style-name="P16"><text:s text:c="2"/>fields = regexSplit(line,"%s+") </text:p>
      <text:p text:style-name="P16"><text:s text:c="2"/>if fields[2] then -- Avoid raising error</text:p>
      <text:p text:style-name="P16"><text:s text:c="4"/>print(fields[2] .. " " .. fields[1]) -- print $2 " " $1</text:p>
      <text:p text:style-name="P16"><text:s text:c="2"/>else</text:p>
      <text:p text:style-name="P16"><text:s text:c="4"/>print(" " .. fields[1]) -- Act like AWK script</text:p>
      <text:p text:style-name="P16"><text:s text:c="2"/>end</text:p>
      <text:p text:style-name="P16"><text:s text:c="2"/>line = io.read() -- Read next line. </text:p>
      <text:p text:style-name="P16">end</text:p>
      <text:p text:style-name="P4">Directory traversal</text:p>
      <text:p text:style-name="P5"/>
      <text:p text:style-name="P12">Lua 5.1 does not have support for directory traversal out of the box, but there are a number of ways of adding this support. Lunacy adds support for directory traversal via the LuaFileSystem library, which is available for stock Lua 5.1 at <text:span text:style-name="T3">https://github.com/lunarmodules/luafilesystem</text:span> or <text:span text:style-name="T3">https://github.com/samboy/LUAlibs</text:span> (the second link has a version with a script to compile LuaFileSystem without needing luarocks).</text:p>
      <text:p text:style-name="P12"/>
      <text:p text:style-name="P12">Once LuaFileSystem support is in place (or one simply uses a version of Lunacy compiled with LuaFileSystem support), this script lists all the files in the current working directory:</text:p>
      <text:p text:style-name="P12"/>
      <text:p text:style-name="P16">for filename in lfs.dir(".") do</text:p>
      <text:p text:style-name="P16"><text:s text:c="2"/>print(filename)</text:p>
      <text:p text:style-name="P16">end</text:p>
      <text:p text:style-name="P16"/>
      <text:p text:style-name="P12">Let’s see what kind of files and/or folders we’re looking at:</text:p>
      <text:p text:style-name="P12"/>
      <text:p text:style-name="P16">for filename in lfs.dir(".") do</text:p>
      <text:p text:style-name="P16"><text:s text:c="2"/>local attr = lfs.attributes(filename)</text:p>
      <text:p text:style-name="P16"><text:s text:c="2"/>if attr and attr.mode then</text:p>
      <text:p text:style-name="P16"><text:s text:c="4"/>spaces = ""</text:p>
      <text:p text:style-name="P16"><text:s text:c="4"/>for a=1,17 - attr.mode:len() do</text:p>
      <text:p text:style-name="P16"><text:s text:c="6"/>spaces = spaces .. " "</text:p>
      <text:p text:style-name="P16"><text:s text:c="4"/>end</text:p>
      <text:p text:style-name="P16"><text:s text:c="4"/>print(attr.mode .. spaces .. filename)</text:p>
      <text:p text:style-name="P16"><text:s text:c="2"/>end</text:p>
      <text:p text:style-name="P16">end</text:p>
      <text:p text:style-name="P16"/>
      <text:p text:style-name="P12">In the resulting output, the first column is the type of file and/or directory we’re looking at, and the second column is the filename (or directory name, if you will).</text:p>
      <text:p text:style-name="P12"/>
      <text:p text:style-name="P12">Let’s list all files in the current working directory and all sub-folders:</text:p>
      <text:p text:style-name="P12"/>
      <text:p text:style-name="P16">function find(path, depth)</text:p>
      <text:p text:style-name="P16"><text:s text:c="2"/>if depth &gt; 20 then return true end</text:p>
      <text:p text:style-name="P16"><text:s text:c="2"/>for filename in lfs.dir(".") do</text:p>
      <text:p text:style-name="P16"><text:s text:c="4"/>local attr = lfs.attributes(filename)</text:p>
      <text:p text:style-name="P16"><text:s text:c="4"/>if attr and filename ~= "." and filename ~= ".." then</text:p>
      <text:p text:style-name="P16"><text:s text:c="6"/>if attr.mode == 'directory' then </text:p>
      <text:p text:style-name="P16"><text:s text:c="8"/>lfs.chdir(filename)</text:p>
      <text:p text:style-name="P16"><text:s text:c="8"/>find(path .. "/" .. filename, depth + 1)</text:p>
      <text:p text:style-name="P16"><text:s text:c="6"/>else </text:p>
      <text:p text:style-name="P16"><text:s text:c="8"/>print(path .. "/" .. filename) </text:p>
      <text:p text:style-name="P16"><text:s text:c="6"/>end</text:p>
      <text:p text:style-name="P16"><text:s text:c="4"/>end</text:p>
      <text:p text:style-name="P16"><text:s text:c="2"/>end</text:p>
      <text:p text:style-name="P16"><text:s text:c="2"/>lfs.chdir("..")</text:p>
      <text:p text:style-name="P16">end</text:p>
      <text:p text:style-name="P16">find(".",1)</text:p>
      <text:p text:style-name="P4">Two-way pipes</text:p>
      <text:p text:style-name="P5"/>
      <text:p text:style-name="P12">While Lua 5.1 does not include support for two-way pipes with sub-processes (i.e. the ability to spawn a child process and both write to the child’s standard input and read from the child's standard output), Lunacy has this support via the open source <text:span text:style-name="T3">spawner</text:span> library. Lua 5.1 users can add this support by downloading the <text:span text:style-name="T3">spawner</text:span> libraries from <text:span text:style-name="T3">https://github.com/samboy/LUAlibs</text:span></text:p>
      <text:p text:style-name="P16"/>
      <text:p text:style-name="P12">These examples assume a UNIX-like environment (e.g. Linux) with standard UNIX commands. Assuming we have the “<text:span text:style-name="T3">wc</text:span>” command available:</text:p>
      <text:p text:style-name="P16"/>
      <text:p text:style-name="P16">write, read = spawner.popen2("wc")</text:p>
      <text:p text:style-name="P16">write:write("Hello, world!\n")</text:p>
      <text:p text:style-name="P16">write:flush()</text:p>
      <text:p text:style-name="P16">write:close()</text:p>
      <text:p text:style-name="P12"><text:span text:style-name="T3">print(read:read())</text:span> </text:p>
      <text:p text:style-name="P12"/>
      <text:p text:style-name="P12">This will return something like <text:span text:style-name="T3">1 2 15</text:span>, the output of <text:span text:style-name="T3">wc</text:span> when given the string “<text:span text:style-name="T3">Hello, world!</text:span>” followed by a newline.</text:p>
      <text:p text:style-name="P12"/>
      <text:p text:style-name="P12">We can make a more complicated script which acts like the UNIX pipeline <text:span text:style-name="T3"><text:line-break/>ls | sort -n | head</text:span> as seen in the following example:</text:p>
      <text:p text:style-name="P12"/>
      <text:p text:style-name="P16">w1, r1 = spawner.popen2("ls")</text:p>
      <text:p text:style-name="P16">w1:close()</text:p>
      <text:p text:style-name="P16">lsOutput = ""</text:p>
      <text:p text:style-name="P16">line = r1:read()</text:p>
      <text:p text:style-name="P16">while line do</text:p>
      <text:p text:style-name="P16"><text:s text:c="2"/>lsOutput = lsOutput .. line .. "\n"</text:p>
      <text:p text:style-name="P16"><text:s text:c="2"/>line = r1:read()</text:p>
      <text:p text:style-name="P16">end</text:p>
      <text:p text:style-name="P16">w2, r2 = spawner.popen2("sort -n")</text:p>
      <text:p text:style-name="P16">w2:write(lsOutput)</text:p>
      <text:p text:style-name="P16">w2:close()</text:p>
      <text:p text:style-name="P16">sortOutput = ""</text:p>
      <text:p text:style-name="P16">line = r2:read()</text:p>
      <text:p text:style-name="P16">while line do</text:p>
      <text:p text:style-name="P16"><text:s text:c="2"/>sortOutput = sortOutput .. line .. "\n"</text:p>
      <text:p text:style-name="P16"><text:s text:c="2"/>line = r2:read()</text:p>
      <text:p text:style-name="P16">end</text:p>
      <text:p text:style-name="P16">w3, r3 = spawner.popen2("head")</text:p>
      <text:p text:style-name="P16">w3:write(sortOutput)</text:p>
      <text:p text:style-name="P16">w3:close()</text:p>
      <text:p text:style-name="P16">line = r3:read()</text:p>
      <text:p text:style-name="P16">while line do</text:p>
      <text:p text:style-name="P16"><text:s text:c="2"/>print(line)</text:p>
      <text:p text:style-name="P16"><text:s text:c="2"/>line = r3:read()</text:p>
      <text:p text:style-name="P16">end</text:p>
      <text:p text:style-name="P4">Silly job interview questions</text:p>
      <text:p text:style-name="P5"/>
      <text:p text:style-name="P12">Sometimes, in job interviews, they like to ask questions which have little to do with actual day to day programming. Let’s look at two of them.</text:p>
      <text:p text:style-name="P12"/>
      <text:p text:style-name="P9">Swapping two variables</text:p>
      <text:p text:style-name="P9"/>
      <text:p text:style-name="P12">One job interview question is how to swap two variables without using a temporary variable. This is easy enough to do in Lunacy. To swap <text:span text:style-name="T3">a</text:span> and <text:span text:style-name="T3">b</text:span>:</text:p>
      <text:p text:style-name="P12"/>
      <text:p text:style-name="P16">a, b = b, a</text:p>
      <text:p text:style-name="P16"/>
      <text:p text:style-name="P12">If <text:span text:style-name="T3">a</text:span> and <text:span text:style-name="T3">b</text:span> are numbers, we also can swap them as follows:</text:p>
      <text:p text:style-name="P12"/>
      <text:p text:style-name="P16">a = a + b</text:p>
      <text:p text:style-name="P16">b = a - b</text:p>
      <text:p text:style-name="P16">a = a - b</text:p>
      <text:p text:style-name="P16"/>
      <text:p text:style-name="P12">Or with exclusive or:</text:p>
      <text:p text:style-name="P12"/>
      <text:p text:style-name="P16">a = bit32.bxor(a,b)</text:p>
      <text:p text:style-name="P16">b = bit32.bxor(a,b)</text:p>
      <text:p text:style-name="P16">a = bit32.bxor(a,b)</text:p>
      <text:p text:style-name="P16"/>
      <text:p text:style-name="P9">Fibonacci sequence</text:p>
      <text:p text:style-name="P9"/>
      <text:p text:style-name="P12">A <text:span text:style-name="T2">Fibonacci sequence</text:span> is a series of numbers where the subsequent number in the sequence is the previous two numbers added together. It starts out with <text:span text:style-name="T3">1 1</text:span> and the next number is <text:span text:style-name="T3">2</text:span> (<text:span text:style-name="T3">1+1</text:span>). This gives us the sequence <text:span text:style-name="T3">1 1 2</text:span> and the next number is <text:span text:style-name="T3">3</text:span> (<text:span text:style-name="T3">1+2</text:span>). The sequence goes on like this, looking like <text:span text:style-name="T3">1 1 2 3 5 8 13 21 34</text:span> and so on.</text:p>
      <text:p text:style-name="P12"/>
      <text:p text:style-name="P12">To calculate a Fibonacci number in Lua:</text:p>
      <text:p text:style-name="P12"/>
      <text:p text:style-name="P16">function fib(n)</text:p>
      <text:p text:style-name="P16"><text:s text:c="2"/>local a = 1</text:p>
      <text:p text:style-name="P16"><text:s text:c="2"/>local b = 1</text:p>
      <text:p text:style-name="P16"><text:s text:c="2"/>for z=1,n-2 do</text:p>
      <text:p text:style-name="P16"><text:s text:c="4"/>local t = a + b</text:p>
      <text:p text:style-name="P16"><text:s text:c="4"/>a = b</text:p>
      <text:p text:style-name="P16"><text:s text:c="4"/>b = t</text:p>
      <text:p text:style-name="P16"><text:s text:c="2"/>end</text:p>
      <text:p text:style-name="P16"><text:s text:c="2"/>return b</text:p>
      <text:p text:style-name="P16">end</text:p>
      <text:p text:style-name="P4">A reverse Polish calculator</text:p>
      <text:p text:style-name="P5"/>
      <text:p text:style-name="P12">Let’s look at a way of inputting expressions called <text:span text:style-name="T2">reverse Polish notation. </text:span>This is a way of inputting mathematical expressions such that the operation we perform is placed <text:span text:style-name="T2">after</text:span> the numbers we perform the operation on. For example:</text:p>
      <text:p text:style-name="P12"/>
      <text:p text:style-name="P12"><text:span text:style-name="T3">&gt; </text:span><text:span text:style-name="T4">1 2 +</text:span></text:p>
      <text:p text:style-name="P16">3</text:p>
      <text:p text:style-name="P16"/>
      <text:p text:style-name="P12">Here, we first specify the numbers we want to add (<text:span text:style-name="T3">1</text:span> and <text:span text:style-name="T3">2</text:span>) and then we specify we want to add them (<text:span text:style-name="T3">+</text:span>). We can even do multiple operations this way:</text:p>
      <text:p text:style-name="P12"/>
      <text:p text:style-name="P12"><text:span text:style-name="T3">&gt; </text:span><text:span text:style-name="T4">1 2 + 2 3 *</text:span></text:p>
      <text:p text:style-name="P16">3</text:p>
      <text:p text:style-name="P16">6</text:p>
      <text:p text:style-name="P16"/>
      <text:p text:style-name="P12">The first number, <text:span text:style-name="T3">3</text:span>, is the result of adding the previous numbers: <text:span text:style-name="T3">1</text:span> and <text:span text:style-name="T3">2</text:span>. The second number is <text:span text:style-name="T3">6</text:span>, the result of multiplying (represented by the <text:span text:style-name="T3">*</text:span> symbol) the previous numbers: <text:span text:style-name="T3">2</text:span> and <text:span text:style-name="T3">3</text:span>.</text:p>
      <text:p text:style-name="P12"/>
      <text:p text:style-name="P12">The previous number doesn’t need to be explicitly specified; it can also be the result of a previous math operation. Let’s look at that:</text:p>
      <text:p text:style-name="P12"/>
      <text:p text:style-name="P12"><text:span text:style-name="T3">&gt; </text:span><text:span text:style-name="T4">1 2 + 3 *</text:span></text:p>
      <text:p text:style-name="P16">3</text:p>
      <text:p text:style-name="P16">9</text:p>
      <text:p text:style-name="P16"/>
      <text:p text:style-name="P12">Here, we take the numbers <text:span text:style-name="T3">1</text:span> and <text:span text:style-name="T3">2</text:span> and add them together. The result is stored (on the <text:span text:style-name="T2">stack</text:span>, which we look at momentarily), and then when we do the <text:span text:style-name="T3">*</text:span> operation, we do it on the two previous numbers: The <text:span text:style-name="T3">3</text:span> specified in the expression just before the <text:span text:style-name="T3">*</text:span>, and the result of “<text:span text:style-name="T3">1 2 +</text:span>” which is also <text:span text:style-name="T3">3</text:span>.</text:p>
      <text:p text:style-name="P12"/>
      <text:p text:style-name="P12">In the expression “<text:span text:style-name="T3">1 2 + 3 *</text:span>” we have five steps. Each step affects the stack; to show how the stack works, we will look at each step in the operation, and show the stack on the right hand side:</text:p>
      <text:p text:style-name="P12"/>
      <text:p text:style-name="P12">Operation<text:tab/><text:tab/>Stack</text:p>
      <text:p text:style-name="P16">1<text:tab/><text:tab/><text:tab/>1</text:p>
      <text:p text:style-name="P16">2<text:tab/><text:tab/><text:tab/>1 2</text:p>
      <text:p text:style-name="P16"/>
      <text:p text:style-name="P12">The <text:span text:style-name="T3">+</text:span> operation pulls the top two numbers from the stack, adds them together, and puts the result on the stack. So, we pull <text:span text:style-name="T3">2</text:span> from the stack, then we pull <text:span text:style-name="T3">1</text:span> from the stack, and we add those two numbers together to get <text:span text:style-name="T3">3</text:span> which we push on to the stack. <text:s/>Let us continue:</text:p>
      <text:p text:style-name="P12"/>
      <text:p text:style-name="P12">Operation<text:tab/><text:tab/>Stack</text:p>
      <text:p text:style-name="P16">+<text:tab/><text:tab/><text:tab/>3<text:tab/><text:tab/></text:p>
      <text:p text:style-name="P16">3<text:tab/><text:tab/><text:tab/>3 3</text:p>
      <text:p text:style-name="P16"/>
      <text:p text:style-name="P12">Like the <text:span text:style-name="T3">+</text:span> operation, the <text:span text:style-name="T3">*</text:span> operation pulls the two numbers from the top of the stack, but <text:soft-page-break/>this time we multiply the numbers together and put the result on the top of the stack:</text:p>
      <text:p text:style-name="P12"/>
      <text:p text:style-name="P12">Operation<text:tab/><text:tab/>Stack</text:p>
      <text:p text:style-name="P16">*<text:tab/><text:tab/><text:tab/>9</text:p>
      <text:p text:style-name="P18"/>
      <text:p text:style-name="P12">Let’s look at another expression and how the stack changes at every step of the expression:</text:p>
      <text:p text:style-name="P12"/>
      <text:p text:style-name="P12"><text:span text:style-name="T3">&gt; </text:span><text:span text:style-name="T4">1 2 + 2 3 * +</text:span></text:p>
      <text:p text:style-name="P16">3</text:p>
      <text:p text:style-name="P16">6</text:p>
      <text:p text:style-name="P16">9</text:p>
      <text:p text:style-name="P16"/>
      <text:p text:style-name="P12">Here is how the stack changes after every step:</text:p>
      <text:p text:style-name="P12"/>
      <text:p text:style-name="P12">Operation<text:tab/><text:tab/>Stack</text:p>
      <text:p text:style-name="P16">1<text:tab/><text:tab/><text:tab/>1</text:p>
      <text:p text:style-name="P12"><text:span text:style-name="T3">2<text:tab/><text:tab/><text:tab/></text:span><text:span text:style-name="T5">1 2</text:span></text:p>
      <text:p text:style-name="P16">+<text:tab/><text:tab/><text:tab/>3</text:p>
      <text:p text:style-name="P16">2<text:tab/><text:tab/><text:tab/>3 2</text:p>
      <text:p text:style-name="P12"><text:span text:style-name="T3">3<text:tab/><text:tab/><text:tab/>3 </text:span><text:span text:style-name="T5">2 3</text:span></text:p>
      <text:p text:style-name="P12"><text:span text:style-name="T3">*<text:tab/><text:tab/><text:tab/></text:span><text:span text:style-name="T5">3 6</text:span></text:p>
      <text:p text:style-name="P16">+<text:tab/><text:tab/><text:tab/>9</text:p>
      <text:p text:style-name="P16"/>
      <text:p text:style-name="P12">Anything that is underlined above is processed by the operation on the next line. Note that stack items get placed on the right when we add new items to the stack, e.g.</text:p>
      <text:p text:style-name="P12"/>
      <text:p text:style-name="P12"><text:span text:style-name="T3">&gt; </text:span><text:span text:style-name="T4">1 2 3 4 5 + * * +</text:span></text:p>
      <text:p text:style-name="P16">9</text:p>
      <text:p text:style-name="P16">27</text:p>
      <text:p text:style-name="P16">54</text:p>
      <text:p text:style-name="P16">55</text:p>
      <text:p text:style-name="P16"/>
      <text:p text:style-name="P12">Operation<text:tab/><text:tab/>Stack</text:p>
      <text:p text:style-name="P16">1<text:tab/><text:tab/><text:tab/>1</text:p>
      <text:p text:style-name="P16">2<text:tab/><text:tab/><text:tab/>1 2</text:p>
      <text:p text:style-name="P16">3<text:tab/><text:tab/><text:tab/>1 2 3</text:p>
      <text:p text:style-name="P16">4<text:tab/><text:tab/><text:tab/>1 2 3 4</text:p>
      <text:p text:style-name="P12"><text:span text:style-name="T3">5<text:tab/><text:tab/><text:tab/>1 2 3 </text:span><text:span text:style-name="T5">4 5</text:span></text:p>
      <text:p text:style-name="P12"><text:span text:style-name="T3">+<text:tab/><text:tab/><text:tab/>1 2 </text:span><text:span text:style-name="T5">3 9</text:span></text:p>
      <text:p text:style-name="P12"><text:span text:style-name="T3">*<text:tab/><text:tab/><text:tab/>1 </text:span><text:span text:style-name="T5">2 27</text:span></text:p>
      <text:p text:style-name="P12"><text:span text:style-name="T3">*<text:tab/><text:tab/><text:tab/></text:span><text:span text:style-name="T5">1 54</text:span></text:p>
      <text:p text:style-name="P16">+<text:tab/><text:tab/><text:tab/>55</text:p>
      <text:p text:style-name="P16"/>
      <text:p text:style-name="P12">Now that we have gone over how a reverse Polish calculator works, let’s look at the Lunacy code which implements this calculator.</text:p>
      <text:p text:style-name="P12"/>
      <text:p text:style-name="P12">We start off with <text:span text:style-name="T3">regexSplit()</text:span> which is discussed in the chapter “More on regular expressions” and is a “battery” utility function to split a line in to multiple fields (so “<text:span text:style-name="T3">1 2 +</text:span>” becomes “<text:span text:style-name="T3">1</text:span>”, “<text:span text:style-name="T3">2</text:span>”, and “<text:span text:style-name="T3">+</text:span>”). See the next page:</text:p>
      <text:p text:style-name="P16"/>
      <text:p text:style-name="P16">function regexSplit(subject, splitOn)</text:p>
      <text:p text:style-name="P16"><text:s text:c="2"/>if not splitOn then splitOn = "," end</text:p>
      <text:p text:style-name="P16"><text:s text:c="2"/>local place = true</text:p>
      <text:p text:style-name="P16"><text:soft-page-break/><text:s text:c="2"/>local out = {}</text:p>
      <text:p text:style-name="P16"><text:s text:c="2"/>local mark</text:p>
      <text:p text:style-name="P16"><text:s text:c="2"/>local last = 1</text:p>
      <text:p text:style-name="P16"><text:s text:c="2"/>while place do</text:p>
      <text:p text:style-name="P16"><text:s text:c="4"/>place, mark = string.find(subject, splitOn, last, false)</text:p>
      <text:p text:style-name="P16"><text:s text:c="4"/>if place then</text:p>
      <text:p text:style-name="P16"><text:s text:c="6"/>table.insert(out,string.sub(subject, last, place - 1))</text:p>
      <text:p text:style-name="P16"><text:s text:c="6"/>last = mark + 1</text:p>
      <text:p text:style-name="P16"><text:s text:c="4"/>end</text:p>
      <text:p text:style-name="P16"><text:s text:c="2"/>end</text:p>
      <text:p text:style-name="P16"><text:s text:c="2"/>table.insert(out,string.sub(subject, last, -1))</text:p>
      <text:p text:style-name="P16"><text:s text:c="2"/>return out</text:p>
      <text:p text:style-name="P16">end</text:p>
      <text:p text:style-name="P16"/>
      <text:p text:style-name="P12">Since Lunacy doesn’t have a built-in way to have <text:span text:style-name="T3">for</text:span> iterate through a list, such as the list generated by the <text:span text:style-name="T3">regexSplit</text:span> function above, we have another function that allows <text:span text:style-name="T3">for</text:span> to process a list:</text:p>
      <text:p text:style-name="P12"/>
      <text:p text:style-name="P16">function iterateList(inputList)</text:p>
      <text:p text:style-name="P16"><text:s text:c="2"/>local index = 1</text:p>
      <text:p text:style-name="P16"><text:s text:c="2"/>return function()</text:p>
      <text:p text:style-name="P16"><text:s text:c="4"/>local rvalue = inputList[index]</text:p>
      <text:p text:style-name="P16"><text:s text:c="4"/>index = index + 1</text:p>
      <text:p text:style-name="P16"><text:s text:c="4"/>return rvalue</text:p>
      <text:p text:style-name="P16"><text:s text:c="2"/>end</text:p>
      <text:p text:style-name="P16">end</text:p>
      <text:p text:style-name="P16"/>
      <text:p text:style-name="P12">Putting a number on top of a stack is called a <text:span text:style-name="T2">push. </text:span>Let’s implement that:</text:p>
      <text:p text:style-name="P12"/>
      <text:p text:style-name="P16">function push(stack, item)</text:p>
      <text:p text:style-name="P16"><text:s text:c="2"/>table.insert(stack, item)</text:p>
      <text:p text:style-name="P16"><text:s text:c="2"/>return item</text:p>
      <text:p text:style-name="P16">end</text:p>
      <text:p text:style-name="P16"/>
      <text:p text:style-name="P12">Likewise, getting a number from the top of the stack is called a <text:span text:style-name="T2">pop</text:span> (this can also be done with just a “<text:span text:style-name="T3">return table.remove(stack)</text:span>” but the code here is simpler to understand):</text:p>
      <text:p text:style-name="P12"/>
      <text:p text:style-name="P16">function pop(stack)</text:p>
      <text:p text:style-name="P16"><text:s text:c="2"/>local item = stack[#stack]</text:p>
      <text:p text:style-name="P16"><text:s text:c="2"/>table.remove(stack, #stack)</text:p>
      <text:p text:style-name="P16"><text:s text:c="2"/>return item</text:p>
      <text:p text:style-name="P16">end</text:p>
      <text:p text:style-name="P16"/>
      <text:p text:style-name="P12">The stack is a simple array where we push items by adding them to the end of the array, and we likewise pop items by removing them from the end of the array.</text:p>
      <text:p text:style-name="P16"/>
      <text:p text:style-name="P12">Given a token (called “<text:span text:style-name="T3">item</text:span>” here in the code), let’s parse the token and perform the appropriate operation (see next page):</text:p>
      <text:p text:style-name="P12"/>
      <text:p text:style-name="P17">function process(stack, item)</text:p>
      <text:p text:style-name="P16"/>
      <text:p text:style-name="P12">We put numbers on the top of stack:</text:p>
      <text:p text:style-name="P16"/>
      <text:p text:style-name="P16"><text:s text:c="2"/>if item:find("^[0-9]") then</text:p>
      <text:p text:style-name="P16"><text:s text:c="4"/>return push(stack, item)</text:p>
      <text:p text:style-name="P16"/>
      <text:p text:style-name="P12">If given a “<text:span text:style-name="T3">+</text:span>” token, we add the two numbers on top of the stack, and push the sum to the top of the stack. We also print the resulting sum:</text:p>
      <text:p text:style-name="P16"/>
      <text:p text:style-name="P16"><text:s text:c="2"/>elseif item:find("^%+") then</text:p>
      <text:p text:style-name="P16"><text:s text:c="4"/>local a = pop(stack)</text:p>
      <text:p text:style-name="P16"><text:s text:c="4"/>local b = pop(stack)</text:p>
      <text:p text:style-name="P16"><text:s text:c="4"/>push(stack, a + b)</text:p>
      <text:p text:style-name="P16"><text:s text:c="4"/>print(a + b)</text:p>
      <text:p text:style-name="P16"><text:s text:c="4"/>return a + b</text:p>
      <text:p text:style-name="P16"/>
      <text:p text:style-name="P12">Similarly, we do the same but multiply if given a “<text:span text:style-name="T3">*</text:span>” token:</text:p>
      <text:p text:style-name="P12"/>
      <text:p text:style-name="P16"><text:s text:c="2"/>elseif item:find("^%*") then</text:p>
      <text:p text:style-name="P16"><text:s text:c="4"/>local a = pop(stack)</text:p>
      <text:p text:style-name="P16"><text:s text:c="4"/>local b = pop(stack)</text:p>
      <text:p text:style-name="P16"><text:s text:c="4"/>push(stack, a * b)</text:p>
      <text:p text:style-name="P16"><text:s text:c="4"/>print(a * b)</text:p>
      <text:p text:style-name="P16"><text:s text:c="4"/>return a * b</text:p>
      <text:p text:style-name="P16"/>
      <text:p text:style-name="P12">We support one more operation: “<text:span text:style-name="T3">.</text:span>” which prints the number on top of the stack:</text:p>
      <text:p text:style-name="P12"/>
      <text:p text:style-name="P16"><text:s text:c="2"/>elseif item:find("^%.") then</text:p>
      <text:p text:style-name="P16"><text:s text:c="4"/>local a = pop(stack)</text:p>
      <text:p text:style-name="P16"><text:s text:c="4"/>print(a)</text:p>
      <text:p text:style-name="P16"><text:s text:c="4"/>push(stack, a)</text:p>
      <text:p text:style-name="P16"><text:s text:c="4"/>return a</text:p>
      <text:p text:style-name="P16"><text:s text:c="2"/>else</text:p>
      <text:p text:style-name="P16"><text:s text:c="4"/>print("Unknown operation: " .. item)</text:p>
      <text:p text:style-name="P16"><text:s text:c="4"/>return nil</text:p>
      <text:p text:style-name="P16"><text:s text:c="2"/>end</text:p>
      <text:p text:style-name="P16">end</text:p>
      <text:p text:style-name="P16"/>
      <text:p text:style-name="P12">Now that we have the code in place to process items, we run the desktop calculator. Note that the stack is reset for every line of input:</text:p>
      <text:p text:style-name="P12"/>
      <text:p text:style-name="P16">io.stdout:write("&gt; ")</text:p>
      <text:p text:style-name="P16"/>
      <text:p text:style-name="P16">for line in io.stdin:lines() do</text:p>
      <text:p text:style-name="P16"><text:s text:c="2"/>local stack = {}</text:p>
      <text:p text:style-name="P16"><text:s text:c="2"/>line = line:gsub("^%s*","")</text:p>
      <text:p text:style-name="P16"><text:s text:c="2"/>fields = regexSplit(line,"%s+")</text:p>
      <text:p text:style-name="P16"><text:s text:c="2"/>for field in iterateList(fields) do</text:p>
      <text:p text:style-name="P16"><text:s text:c="4"/>process(stack, field)</text:p>
      <text:p text:style-name="P16"><text:s text:c="2"/>end</text:p>
      <text:p text:style-name="P16"><text:s text:c="2"/>io.stdout:write("&gt; ")</text:p>
      <text:p text:style-name="P16">end</text:p>
      <text:p text:style-name="P4">A text adventure: Part 1</text:p>
      <text:p text:style-name="P5"/>
      <text:p text:style-name="P12">Let’s look at a simple text adventure game, based on the classic <text:span text:style-name="T2">Cloak of Darkness</text:span>:</text:p>
      <text:p text:style-name="P12"/>
      <text:p text:style-name="P16">foyer = {</text:p>
      <text:p text:style-name="P16">name = "foyer",</text:p>
      <text:p text:style-name="P16">description = "You are standing in a spacious hall, splendidly decorated in"</text:p>
      <text:p text:style-name="P16">.. "\nred and gold, with glittering chandeliers overhead. The entrance from"</text:p>
      <text:p text:style-name="P16">.. "\nthe street is to the north, and there are doorways south and west.",</text:p>
      <text:p text:style-name="P16">n = "You've only just arrived, and besides, the weather outside\n" ..</text:p>
      <text:p text:style-name="P16">"seems to be getting worse.", e = "You can not go that way."</text:p>
      <text:p text:style-name="P16">}</text:p>
      <text:p text:style-name="P16"/>
      <text:p text:style-name="P16">cloakroom = {</text:p>
      <text:p text:style-name="P16">name = "cloakroom",</text:p>
      <text:p text:style-name="P16">description = "The walls of this small room were clearly once lined with " ..</text:p>
      <text:p text:style-name="P16">"hooks,\nthough now only one remains. The exit is a door to the east.",</text:p>
      <text:p text:style-name="P16">e = foyer, s = "You can not go that way.", n = "You can not go that way.",</text:p>
      <text:p text:style-name="P16">w = "You can not go that way."</text:p>
      <text:p text:style-name="P16">}</text:p>
      <text:p text:style-name="P16"/>
      <text:p text:style-name="P16">bar = {</text:p>
      <text:p text:style-name="P16">name = "bar",</text:p>
      <text:p text:style-name="P16">description = "The bar, much rougher than you'd have guessed after the "</text:p>
      <text:p text:style-name="P16">.. "opulence\nof the foyer to the north, is completely empty. There seems to"</text:p>
      <text:p text:style-name="P16">.. "\nbe some sort of message scrawled in the sawdust on the floor.",</text:p>
      <text:p text:style-name="P16">n = foyer, e = "You can not go that way.", w = "You can not go that way.",</text:p>
      <text:p text:style-name="P16">s = "You can not go that way."}</text:p>
      <text:p text:style-name="P16"/>
      <text:p text:style-name="P16">foyer.w = cloakroom</text:p>
      <text:p text:style-name="P16">foyer.s = bar</text:p>
      <text:p text:style-name="P16"/>
      <text:p text:style-name="P16">location = foyer</text:p>
      <text:p text:style-name="P16"/>
      <text:p text:style-name="P16">print("Hurrying through the rain swept November night, you're glad to see the"</text:p>
      <text:p text:style-name="P16">.. "\nbright lights of the Opera House. It's surprising that there aren't more"</text:p>
      <text:p text:style-name="P16">.. "\npeople about but, hey, what do you expect in a cheap demo game...?\n")</text:p>
      <text:p text:style-name="P16"/>
      <text:p text:style-name="P16">repeat</text:p>
      <text:p text:style-name="P16"><text:s text:c="2"/>print("You are in the " .. location.name .. "\n\n" .. location.description)</text:p>
      <text:p text:style-name="P16"><text:s text:c="2"/>io.stdout:write("Tell me what to do&gt; ")</text:p>
      <text:p text:style-name="P16"><text:s text:c="2"/>command = io.stdin:read("*l")</text:p>
      <text:p text:style-name="P16"><text:s text:c="2"/>if command then</text:p>
      <text:p text:style-name="P16"><text:s text:c="4"/>command = command:sub(1,1)</text:p>
      <text:p text:style-name="P16"><text:s text:c="4"/>command = command:lower()</text:p>
      <text:p text:style-name="P16"><text:s text:c="2"/>end</text:p>
      <text:p text:style-name="P16"><text:s text:c="2"/>if location[command] and type(location[command]) == "string" then</text:p>
      <text:p text:style-name="P16"><text:s text:c="4"/>print(location[command] .. "\n")</text:p>
      <text:p text:style-name="P16"><text:s text:c="2"/>elseif location[command] and type(location[command]) == "table" then</text:p>
      <text:p text:style-name="P16"><text:s text:c="4"/>location = location[command]</text:p>
      <text:p text:style-name="P16"><text:s text:c="2"/>else</text:p>
      <text:p text:style-name="P16"><text:s text:c="4"/>print("I'm sorry but I do not understand your command.\n")</text:p>
      <text:p text:style-name="P16"><text:s text:c="2"/>end</text:p>
      <text:p text:style-name="P16">until false</text:p>
      <text:p text:style-name="P12"><text:soft-page-break/>This is a very simple text adventure. In particular, we do not have a multi-word parser and the only thing we can do is move around the tiny map this adventure has. A <text:span text:style-name="T2">text adventure</text:span> is a type of video game which is now called <text:span text:style-name="T2">interactive fiction</text:span>. In interactive fiction games, rooms and objects in the game are described using text, and commands are given to the computer via simple text sentences typed in. Let’s see what’s it like to play the game on the previous page; here bold text (<text:span text:style-name="T4">like this</text:span>) is typed in by the player:</text:p>
      <text:p text:style-name="P12"/>
      <text:p text:style-name="P16">Hurrying through the rain swept November night, you're glad to see the</text:p>
      <text:p text:style-name="P16">bright lights of the Opera House. It's surprising that there aren't more</text:p>
      <text:p text:style-name="P16">people about but, hey, what do you expect in a cheap demo game...?</text:p>
      <text:p text:style-name="P16"/>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north</text:span></text:p>
      <text:p text:style-name="P16">You've only just arrived, and besides, the weather outside</text:p>
      <text:p text:style-name="P16">seems to be getting worse.</text:p>
      <text:p text:style-name="P16"/>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w</text:span></text:p>
      <text:p text:style-name="P16">You are in the cloakroom</text:p>
      <text:p text:style-name="P16"/>
      <text:p text:style-name="P16">The walls of this small room were clearly once lined with hooks,</text:p>
      <text:p text:style-name="P16">though now only one remains. The exit is a door to the east.</text:p>
      <text:p text:style-name="P12"><text:span text:style-name="T3">Tell me what to do&gt; </text:span><text:span text:style-name="T4">go east</text:span></text:p>
      <text:p text:style-name="P16">I'm sorry but I do not understand your command.</text:p>
      <text:p text:style-name="P15"/>
      <text:p text:style-name="P12">As people familiar with interactive fiction can see, the usual commands to move around, “<text:span text:style-name="T3">north</text:span>”, “<text:span text:style-name="T3">south</text:span>”, “<text:span text:style-name="T3">east</text:span>”, and “<text:span text:style-name="T3">west</text:span>” all work, as well as the abbreviated forms “<text:span text:style-name="T3">n</text:span>”, “<text:span text:style-name="T3">s</text:span>”, “<text:span text:style-name="T3">e</text:span>”, and “<text:span text:style-name="T3">w</text:span>”. However, the form “<text:span text:style-name="T3">go east</text:span>” which is standard for interactive fiction parsers to understand, does not work with our code. Let’s look at the parser for this very simple engine:</text:p>
      <text:p text:style-name="P12"/>
      <text:p text:style-name="P16">command = command:sub(1,1)</text:p>
      <text:p text:style-name="P16">command = command:lower()</text:p>
      <text:p text:style-name="P16"/>
      <text:p text:style-name="P12">This code takes the very first letter of the command they typed in and converts it in to lower case. So, “<text:span text:style-name="T3">north</text:span>” becomes “<text:span text:style-name="T3">n</text:span>”, “<text:span text:style-name="T3">South</text:span>” becomes “<text:span text:style-name="T3">s</text:span>”, “<text:span text:style-name="T3">go east</text:span>” becomes “<text:span text:style-name="T3">g</text:span>”, and so on. Once we make the command this one-letter abbreviation, we then look at the table for the location the player is in for that one letter command. If found, we see if the entry is a string; if the entry is a string, we output the string. Otherwise, if the entry in the table for the location the player is located is a table, we move the player to that location (“room”) and describe the new location the player is in.</text:p>
      <text:p text:style-name="P12"/>
      <text:p text:style-name="P12">The only thing this simple game engine can do is move the player around. A fully implemented interactive fiction game probably needs more. </text:p>
      <text:p text:style-name="P4">A text adventure: Part 2</text:p>
      <text:p text:style-name="P5"/>
      <text:p text:style-name="P12">Let’s add some features to the game. Here we will add:</text:p>
      <text:p text:style-name="P12"/>
      <text:list text:style-name="WW8Num16">
        <text:list-item>
          <text:p text:style-name="P35">A two word parser, with the option to make it multi-word later</text:p>
        </text:list-item>
        <text:list-item>
          <text:p text:style-name="P35">Default exits, e.g. we won’t need to specify <text:span text:style-name="T3">“You can not go that way</text:span>” for each non-exit in the room.</text:p>
        </text:list-item>
        <text:list-item>
          <text:p text:style-name="P35">An object in the player’s inventory which we can pick up or drop</text:p>
        </text:list-item>
        <text:list-item>
          <text:p text:style-name="P35">The ability to see the player’s inventory and objects in a room</text:p>
        </text:list-item>
      </text:list>
      <text:p text:style-name="P12"/>
      <text:p text:style-name="P12">Let’s start with the rooms. They are more or less the same as before; each room is a table with attributes (name, description, exits) detailed using table members:</text:p>
      <text:p text:style-name="P12"/>
      <text:p text:style-name="P16">foyer = {</text:p>
      <text:p text:style-name="P16">name = "foyer",</text:p>
      <text:p text:style-name="P16">description = "You are standing in a spacious hall, splendidly decorated in"</text:p>
      <text:p text:style-name="P16">.. "\nred and gold, with glittering chandeliers overhead. The entrance from"</text:p>
      <text:p text:style-name="P16">.. "\nthe street is to the north, and there are doorways south and west.",</text:p>
      <text:p text:style-name="P16">n = "You've only just arrived, and besides, the weather outside\n" ..</text:p>
      <text:p text:style-name="P16">"seems to be getting worse.", items = {}</text:p>
      <text:p text:style-name="P16">}</text:p>
      <text:p text:style-name="P16"/>
      <text:p text:style-name="P16">cloakroom = {</text:p>
      <text:p text:style-name="P16">name = "cloakroom",</text:p>
      <text:p text:style-name="P16">description = "The walls of this small room were clearly once lined with " ..</text:p>
      <text:p text:style-name="P16">"hooks,\nthough now only one remains. The exit is a door to the east.",</text:p>
      <text:p text:style-name="P16">e = foyer, items = {}</text:p>
      <text:p text:style-name="P16">}</text:p>
      <text:p text:style-name="P16"/>
      <text:p text:style-name="P16">bar = {</text:p>
      <text:p text:style-name="P16">name = "bar",</text:p>
      <text:p text:style-name="P16">description = "The bar, much rougher than you'd have guessed after the "</text:p>
      <text:p text:style-name="P16">.. "opulence\nof the foyer to the north, is completely empty. There seems to"</text:p>
      <text:p text:style-name="P16">.. "\nbe some sort of message scrawled in the sawdust on the floor.",</text:p>
      <text:p text:style-name="P16">n = foyer, items = {} }</text:p>
      <text:p text:style-name="P16"/>
      <text:p text:style-name="P16">-- Since the cloakroom and bar are now defined, we can give the foyer exits</text:p>
      <text:p text:style-name="P16">foyer.w = cloakroom</text:p>
      <text:p text:style-name="P16">foyer.s = bar</text:p>
      <text:p text:style-name="P16"/>
      <text:p text:style-name="P12">Observe that the rooms can now have objects (“<text:span text:style-name="T3">items</text:span>”) in them.</text:p>
      <text:p text:style-name="P12"/>
      <text:p text:style-name="P12">Now that we have three rooms described, let’s create an object which can be carried, the cloak of darkness which is this adventure’s namesake:</text:p>
      <text:p text:style-name="P12"/>
      <text:p text:style-name="P16">cloak = {</text:p>
      <text:p text:style-name="P16">name = "A velvet cloak", noun = "clo",</text:p>
      <text:p text:style-name="P16">description = "A handsome cloak, of velvet trimmed with satin, and slightly\n"</text:p>
      <text:p text:style-name="P16"><text:s text:c="12"/>.. "spattered with raindrops. Its blackness is so deep that it\n"</text:p>
      <text:p text:style-name="P16"><text:s text:c="12"/>.. "almost seems to suck light from the room."</text:p>
      <text:p text:style-name="P16">}</text:p>
      <text:p text:style-name="P12"><text:soft-page-break/>The cloak has to be somewhere in the game, and as per the Cloak of Darkness specification and reference implementation, that location is the player’s inventory. So let’s give the player an inventory and put the cloak in said inventory:</text:p>
      <text:p text:style-name="P12"/>
      <text:p text:style-name="P16">inventory = { cloak }</text:p>
      <text:p text:style-name="P16"/>
      <text:p text:style-name="P12">Let’s make the cloak a simple item we can carry or drop anywhere, ignoring for now that the Cloak of Darkness specification only allows the cloak to be dropped in the cloak room.</text:p>
      <text:p text:style-name="P12"/>
      <text:p text:style-name="P12">As mentioned before, we’re going to make the parser multi-word, so let’s add a function, described in the “more on regular expressions” chapter, to split words:</text:p>
      <text:p text:style-name="P12"/>
      <text:p text:style-name="P16">function regexSplit(subject, splitOn)</text:p>
      <text:p text:style-name="P16"><text:s text:c="2"/>if not splitOn then splitOn = "," end</text:p>
      <text:p text:style-name="P16"><text:s text:c="2"/>local place = true</text:p>
      <text:p text:style-name="P16"><text:s text:c="2"/>local out = {}</text:p>
      <text:p text:style-name="P16"><text:s text:c="2"/>local mark</text:p>
      <text:p text:style-name="P16"><text:s text:c="2"/>local last = 1</text:p>
      <text:p text:style-name="P16"><text:s text:c="2"/>while place do</text:p>
      <text:p text:style-name="P16"><text:s text:c="4"/>place, mark = string.find(subject, splitOn, last, false)</text:p>
      <text:p text:style-name="P16"><text:s text:c="4"/>if place then</text:p>
      <text:p text:style-name="P16"><text:s text:c="6"/>table.insert(out,string.sub(subject, last, place - 1))</text:p>
      <text:p text:style-name="P16"><text:s text:c="6"/>last = mark + 1</text:p>
      <text:p text:style-name="P16"><text:s text:c="4"/>end</text:p>
      <text:p text:style-name="P16"><text:s text:c="2"/>end</text:p>
      <text:p text:style-name="P16"><text:s text:c="2"/>table.insert(out,string.sub(subject, last, -1))</text:p>
      <text:p text:style-name="P16"><text:s text:c="2"/>return out</text:p>
      <text:p text:style-name="P16">end</text:p>
      <text:p text:style-name="P16"/>
      <text:p text:style-name="P12">Let’s have a function which allows common interactive fiction abbreviations to be used by the player, such as “<text:span text:style-name="T3">n</text:span>” for “<text:span text:style-name="T3">go north</text:span>” or “<text:span text:style-name="T3">x</text:span>” for “<text:span text:style-name="T3">examine</text:span>”.</text:p>
      <text:p text:style-name="P12"/>
      <text:p text:style-name="P16">function expand(command)</text:p>
      <text:p text:style-name="P16"><text:s text:c="2"/>if command:find("^%s*n%s*$") then -- Maybe space - "n" - maybe space</text:p>
      <text:p text:style-name="P16"><text:s text:c="4"/>return "go north"</text:p>
      <text:p text:style-name="P16"><text:s text:c="2"/>elseif command:find("^%s*s%s*$") then -- Maybe space - "s" - maybe space</text:p>
      <text:p text:style-name="P16"><text:s text:c="4"/>return "go south"</text:p>
      <text:p text:style-name="P16"><text:s text:c="2"/>elseif command:find("^%s*e%s*$") then -- Maybe space - "e" - maybe space</text:p>
      <text:p text:style-name="P16"><text:s text:c="4"/>return "go east"</text:p>
      <text:p text:style-name="P16"><text:s text:c="2"/>elseif command:find("^%s*w%s*$") then -- Maybe space - "w" - maybe space</text:p>
      <text:p text:style-name="P16"><text:s text:c="4"/>return "go west"</text:p>
      <text:p text:style-name="P16"><text:s text:c="2"/>elseif command:find("^%s*x%s+") then -- "x" short for "examine"</text:p>
      <text:p text:style-name="P16"><text:s text:c="4"/>return command:gsub("^%s*x%s+","examine ")</text:p>
      <text:p text:style-name="P16"><text:s text:c="2"/>end</text:p>
      <text:p text:style-name="P16"><text:s text:c="2"/>return command</text:p>
      <text:p text:style-name="P16">end</text:p>
      <text:p text:style-name="P16"/>
      <text:p text:style-name="P12">Each verb in the game should have its own function. The only verbs we will have for now are “<text:span text:style-name="T3">go</text:span>”, “<text:span text:style-name="T3">get</text:span>”, “<text:span text:style-name="T3">drop</text:span>”/“<text:span text:style-name="T3">put</text:span>”, and “<text:span text:style-name="T3">inventory</text:span>”.</text:p>
      <text:p text:style-name="P12"/>
      <text:p text:style-name="P12">The first function we have is one which moves the player around from location to location (see next page):</text:p>
      <text:p text:style-name="P16">-- Go to a location. <text:s/>Reads and affects the global variable "location"</text:p>
      <text:p text:style-name="P16"><text:soft-page-break/>function go(noun)</text:p>
      <text:p text:style-name="P16"><text:s text:c="2"/>local direction = nil</text:p>
      <text:p text:style-name="P16"><text:s text:c="2"/>if noun == "north" or noun == "south" or noun == "east" or noun == "west" then</text:p>
      <text:p text:style-name="P16"><text:s text:c="4"/>direction = noun:sub(1,1) -- First letter of noun</text:p>
      <text:p text:style-name="P16"><text:s text:c="2"/>else</text:p>
      <text:p text:style-name="P16"><text:s text:c="4"/>print("I do not know how to go " .. noun)</text:p>
      <text:p text:style-name="P16"><text:s text:c="4"/>return nil</text:p>
      <text:p text:style-name="P16"><text:s text:c="2"/>end</text:p>
      <text:p text:style-name="P16"><text:s text:c="2"/>if not location[direction] then</text:p>
      <text:p text:style-name="P16"><text:s text:c="4"/>print("You can not go that way.\n")</text:p>
      <text:p text:style-name="P16"><text:s text:c="4"/>return nil</text:p>
      <text:p text:style-name="P16"><text:s text:c="2"/>elseif type(location[direction]) == "string" then</text:p>
      <text:p text:style-name="P16"><text:s text:c="4"/>print(location[direction] .. "\n")</text:p>
      <text:p text:style-name="P16"><text:s text:c="4"/>return nil</text:p>
      <text:p text:style-name="P16"><text:s text:c="2"/>end</text:p>
      <text:p text:style-name="P16"><text:s text:c="2"/>location = location[direction]</text:p>
      <text:p text:style-name="P16"><text:s text:c="2"/>return true</text:p>
      <text:p text:style-name="P16">end</text:p>
      <text:p text:style-name="P16"/>
      <text:p text:style-name="P12">Now, let’s have another function to get an item in the room:</text:p>
      <text:p text:style-name="P16"/>
      <text:p text:style-name="P16">function get(noun)</text:p>
      <text:p text:style-name="P16"><text:s text:c="2"/>subNoun = noun:sub(1,3)</text:p>
      <text:p text:style-name="P16"><text:s text:c="2"/>for item = 1,#location.items do</text:p>
      <text:p text:style-name="P16"><text:s text:c="4"/>if subNoun == location.items[item].noun then</text:p>
      <text:p text:style-name="P16"><text:s text:c="6"/>table.insert(inventory,location.items[item])</text:p>
      <text:p text:style-name="P16"><text:s text:c="6"/>table.remove(location.items,item)</text:p>
      <text:p text:style-name="P16"><text:s text:c="6"/>print("Carried\n")</text:p>
      <text:p text:style-name="P16"><text:s text:c="6"/>return true</text:p>
      <text:p text:style-name="P16"><text:s text:c="4"/>end</text:p>
      <text:p text:style-name="P16"><text:s text:c="2"/>end</text:p>
      <text:p text:style-name="P16"><text:s text:c="2"/>print("I can not see the " .. noun .. " here.")</text:p>
      <text:p text:style-name="P16">end</text:p>
      <text:p text:style-name="P16"/>
      <text:p text:style-name="P12">The reason the above function has <text:span text:style-name="T3">subNoun</text:span> is because we match against the first three letters of the noun they type in, to both have more tolerance for typos and to allow the player to more quickly type in the noun they are looking for. It allows “<text:span text:style-name="T3">clo</text:span>” to mean “<text:span text:style-name="T3">cloak</text:span>”, since the first three letters match.</text:p>
      <text:p text:style-name="P12"/>
      <text:p text:style-name="P12">Like we have a function to pick up items, we also can have a function which drops items:</text:p>
      <text:p text:style-name="P12"/>
      <text:p text:style-name="P16">function drop(noun)</text:p>
      <text:p text:style-name="P16"><text:s text:c="2"/>subNoun = noun:sub(1,3)</text:p>
      <text:p text:style-name="P16"><text:s text:c="2"/>for item = 1,#inventory do</text:p>
      <text:p text:style-name="P16"><text:s text:c="4"/>if subNoun == inventory[item].noun then</text:p>
      <text:p text:style-name="P16"><text:s text:c="6"/>table.insert(location.items,inventory[item])</text:p>
      <text:p text:style-name="P16"><text:s text:c="6"/>table.remove(inventory,item)</text:p>
      <text:p text:style-name="P16"><text:s text:c="6"/>print("Dropped\n")</text:p>
      <text:p text:style-name="P16"><text:s text:c="6"/>return true</text:p>
      <text:p text:style-name="P16"><text:s text:c="4"/>end</text:p>
      <text:p text:style-name="P16"><text:s text:c="2"/>end</text:p>
      <text:p text:style-name="P16"><text:s text:c="2"/>print("I am not carrying the " .. noun .. ".")</text:p>
      <text:p text:style-name="P16">end</text:p>
      <text:p text:style-name="P12">We also need two functions to handle management of items. One function shows the items <text:soft-page-break/>the player is carrying (<text:span text:style-name="T3">seeInventory</text:span>) and another function lists what items are in the location where the player is (<text:span text:style-name="T3">viewItems</text:span>):</text:p>
      <text:p text:style-name="P12"/>
      <text:p text:style-name="P16">-- Print out what the character is carrying</text:p>
      <text:p text:style-name="P16">function seeInventory()</text:p>
      <text:p text:style-name="P16"><text:s text:c="2"/>local seen = false</text:p>
      <text:p text:style-name="P16"><text:s text:c="2"/>print("You are carrying: ")</text:p>
      <text:p text:style-name="P16"><text:s text:c="2"/>for counter = 1, #inventory do</text:p>
      <text:p text:style-name="P16"><text:s text:c="4"/>if type(inventory[counter]) == "table" then</text:p>
      <text:p text:style-name="P16"><text:s text:c="6"/>print(inventory[counter].name)</text:p>
      <text:p text:style-name="P16"><text:s text:c="6"/>seen = true</text:p>
      <text:p text:style-name="P16"><text:s text:c="4"/>end</text:p>
      <text:p text:style-name="P16"><text:s text:c="2"/>end</text:p>
      <text:p text:style-name="P16"><text:s text:c="2"/>if not seen then</text:p>
      <text:p text:style-name="P16"><text:s text:c="4"/>print("Nothing")</text:p>
      <text:p text:style-name="P16"><text:s text:c="2"/>end</text:p>
      <text:p text:style-name="P16"><text:s text:c="2"/>print("")</text:p>
      <text:p text:style-name="P16">end</text:p>
      <text:p text:style-name="P16"/>
      <text:p text:style-name="P16">-- Print out visible items in the room</text:p>
      <text:p text:style-name="P16">function viewItems(place)</text:p>
      <text:p text:style-name="P16"><text:s text:c="2"/>if not place or not place.items or #place.items &lt; 1 then</text:p>
      <text:p text:style-name="P16"><text:s text:c="4"/>return nil -- No items seen</text:p>
      <text:p text:style-name="P16"><text:s text:c="2"/>end</text:p>
      <text:p text:style-name="P16"><text:s text:c="2"/>print("")</text:p>
      <text:p text:style-name="P16"><text:s text:c="2"/>print("You can see: ")</text:p>
      <text:p text:style-name="P16"><text:s text:c="2"/>for counter = 1, #place.items do</text:p>
      <text:p text:style-name="P16"><text:s text:c="4"/>print(place.items[counter].name)</text:p>
      <text:p text:style-name="P16"><text:s text:c="2"/>end</text:p>
      <text:p text:style-name="P16"><text:s text:c="2"/>return true</text:p>
      <text:p text:style-name="P16">end</text:p>
      <text:p text:style-name="P16"/>
      <text:p text:style-name="P12">With these functions, we can now implement the kernel of the interactive fiction engine. The first thing we will do is show an introduction message, then put the player in the first location (the foyer):</text:p>
      <text:p text:style-name="P12"/>
      <text:p text:style-name="P16">print("Hurrying through the rain swept November night, you're glad to see the"</text:p>
      <text:p text:style-name="P16">.. "\nbright lights of the Opera House. It's surprising that there aren't more"</text:p>
      <text:p text:style-name="P16">.. "\npeople about but, hey, what do you expect in a cheap demo game...?\n")</text:p>
      <text:p text:style-name="P16"/>
      <text:p text:style-name="P16">location = foyer</text:p>
      <text:p text:style-name="P16"/>
      <text:p text:style-name="P12">Now that we have done that, let us enter a loop which is the interactive part of the game.</text:p>
      <text:p text:style-name="P12">In the loop, the first thing we do is describe the room they are in. <text:s/>Then we list any objects which are in the room. We then display a prompt they can reply to, then read a line from the terminal.</text:p>
      <text:p text:style-name="P12"/>
      <text:p text:style-name="P12">Once the command is entered, to make it easier to parse, we make the command lower case, then we expand any common interactive fiction abbreviations (“<text:span text:style-name="T3">n­</text:span>” for “<text:span text:style-name="T3">go north</text:span>”, etc.), remove leading whitespace, then split the command word by word. After that, we perform an action based on the command they typed in. This code is on the next page.</text:p>
      <text:p text:style-name="P16">repeat</text:p>
      <text:p text:style-name="P16"><text:s text:c="2"/>print("You are in the " .. location.name .. "\n\n" .. location.description)</text:p>
      <text:p text:style-name="P16"><text:soft-page-break/><text:s text:c="2"/>viewItems(location)</text:p>
      <text:p text:style-name="P16"><text:s text:c="2"/>io.stdout:write("Tell me what to do&gt; ")</text:p>
      <text:p text:style-name="P16"><text:s text:c="2"/>command = io.stdin:read("*l")</text:p>
      <text:p text:style-name="P16"><text:s text:c="2"/>command = command:lower() -- Case insensitive</text:p>
      <text:p text:style-name="P16"><text:s text:c="2"/>command = expand(command) -- process common interaction fiction abbreviations</text:p>
      <text:p text:style-name="P16"><text:s text:c="2"/>command = command:gsub("^%s+","") -- Remove leading whitespace</text:p>
      <text:p text:style-name="P16"><text:s text:c="2"/>words = regexSplit(command,"%s+")</text:p>
      <text:p text:style-name="P16"><text:s text:c="2"/>if #words == 1 and (words[1] == "i" or words[1]:sub(1,3) == "inv") then</text:p>
      <text:p text:style-name="P16"><text:s text:c="4"/>seeInventory()</text:p>
      <text:p text:style-name="P16"><text:s text:c="2"/>elseif #words &lt; 2 then</text:p>
      <text:p text:style-name="P16"><text:s text:c="4"/>print("Sorry, I can not understand you.\n")</text:p>
      <text:p text:style-name="P16"><text:s text:c="2"/>elseif words[1] == "go" or words[1] == "move" then</text:p>
      <text:p text:style-name="P16"><text:s text:c="4"/>go(words[2])</text:p>
      <text:p text:style-name="P16"><text:s text:c="2"/>elseif words[1] == "get" or words[1] == "carry" then</text:p>
      <text:p text:style-name="P16"><text:s text:c="4"/>get(words[2])</text:p>
      <text:p text:style-name="P16"><text:s text:c="2"/>elseif words[1] == "put" or words[1] == "drop" then</text:p>
      <text:p text:style-name="P16"><text:s text:c="4"/>drop(words[2])</text:p>
      <text:p text:style-name="P16"><text:s text:c="2"/>else</text:p>
      <text:p text:style-name="P16"><text:s text:c="4"/>print("Sorry, I can not understand you.\n")</text:p>
      <text:p text:style-name="P16"><text:s text:c="2"/>end</text:p>
      <text:p text:style-name="P16">until false</text:p>
      <text:p text:style-name="P16"/>
      <text:p text:style-name="P12">With all of this, it is now possible to move around, as well as drop and pick up one item (the cloak) <text:s/>Commands typed in are bold <text:span text:style-name="T4">like this</text:span>:</text:p>
      <text:p text:style-name="P12"/>
      <text:p text:style-name="P16">Hurrying through the rain swept November night, you're glad to see the</text:p>
      <text:p text:style-name="P16">bright lights of the Opera House. It's surprising that there aren't more</text:p>
      <text:p text:style-name="P16">people about but, hey, what do you expect in a cheap demo game...?</text:p>
      <text:p text:style-name="P16"/>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i</text:span></text:p>
      <text:p text:style-name="P16">You are carrying:</text:p>
      <text:p text:style-name="P16">A velvet cloak</text:p>
      <text:p text:style-name="P16"/>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drop cloak</text:span></text:p>
      <text:p text:style-name="P16">Dropped</text:p>
      <text:p text:style-name="P18"/>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6"/>
      <text:p text:style-name="P2">Transcript continued on next page</text:p>
      <text:p text:style-name="P16">You can see:</text:p>
      <text:p text:style-name="P16">A velvet cloak</text:p>
      <text:p text:style-name="P12"><text:soft-page-break/><text:span text:style-name="T3">Tell me what to do&gt; </text:span><text:span text:style-name="T4">get cloak</text:span></text:p>
      <text:p text:style-name="P16">Carried</text:p>
      <text:p text:style-name="P16"/>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w</text:span></text:p>
      <text:p text:style-name="P16">You are in the cloakroom</text:p>
      <text:p text:style-name="P16"/>
      <text:p text:style-name="P16">The walls of this small room were clearly once lined with hooks,</text:p>
      <text:p text:style-name="P16">though now only one remains. The exit is a door to the east.</text:p>
      <text:p text:style-name="P12"><text:span text:style-name="T3">Tell me what to do&gt; </text:span><text:span text:style-name="T4">drop cloak</text:span></text:p>
      <text:p text:style-name="P16">Dropped</text:p>
      <text:p text:style-name="P16"/>
      <text:p text:style-name="P16">You are in the cloakroom</text:p>
      <text:p text:style-name="P16"/>
      <text:p text:style-name="P16">The walls of this small room were clearly once lined with hooks,</text:p>
      <text:p text:style-name="P16">though now only one remains. The exit is a door to the east.</text:p>
      <text:p text:style-name="P16"/>
      <text:p text:style-name="P16">You can see:</text:p>
      <text:p text:style-name="P16">A velvet cloak</text:p>
      <text:p text:style-name="P12"><text:span text:style-name="T3">Tell me what to do&gt; </text:span><text:span text:style-name="T4">go east</text:span></text:p>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inventory</text:span></text:p>
      <text:p text:style-name="P16">You are carrying:</text:p>
      <text:p text:style-name="P16">Nothing</text:p>
      <text:p text:style-name="P16"/>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s</text:span></text:p>
      <text:p text:style-name="P16">You are in the bar</text:p>
      <text:p text:style-name="P16"/>
      <text:p text:style-name="P16">The bar, much rougher than you'd have guessed after the opulence</text:p>
      <text:p text:style-name="P16">of the foyer to the north, is completely empty. There seems to</text:p>
      <text:p text:style-name="P16">be some sort of message scrawled in the sawdust on the floor.</text:p>
      <text:p text:style-name="P16"/>
      <text:p text:style-name="P12">As one can see, the game is a little more fleshed out but there is still more that needs to be done before it’s a complete implementation of <text:span text:style-name="T2">Cloak of Darkness</text:span>.</text:p>
      <text:p text:style-name="P4">A text adventure: Part 3</text:p>
      <text:p text:style-name="P5"/>
      <text:p text:style-name="P12">Let’s flesh out <text:span text:style-name="T2">Cloak of Darkness</text:span> and make it a complete game. While this is not a general purpose interactive fiction engine, this provides enough code to provide a framework for making other interactive fiction games. First of all, let’s look at the objects in the game:</text:p>
      <text:p text:style-name="P12"><text:s/></text:p>
      <text:p text:style-name="P16">cloak = {</text:p>
      <text:p text:style-name="P16">name = "A velvet cloak", noun = "clo",</text:p>
      <text:p text:style-name="P16">description = "A handsome cloak, of velvet trimmed with satin, and slightly\n"</text:p>
      <text:p text:style-name="P16"><text:s text:c="12"/>.. "spattered with raindrops. Its blackness is so deep that it\n"</text:p>
      <text:p text:style-name="P16"><text:s text:c="12"/>.. "almost seems to suck light from the room.",</text:p>
      <text:p text:style-name="P16">carry = false, -- Because it can only be dropped/picked up in cloakroom</text:p>
      <text:p text:style-name="P16">carryWhy = "This isn't the best place to leave a smart cloak laying around"</text:p>
      <text:p text:style-name="P16">}</text:p>
      <text:p text:style-name="P16"/>
      <text:p text:style-name="P12">The main change here compared to the previous version is that the cloak can not normally be dropped, as per the <text:span text:style-name="T2">Cloak of Darkness</text:span> specification.</text:p>
      <text:p text:style-name="P12"/>
      <text:p text:style-name="P16">message = {</text:p>
      <text:p text:style-name="P16">name = "A message on the floor", noun="mes",</text:p>
      <text:p text:style-name="P16">description = "The message, neatly marked in the sawdust, reads\n" ..</text:p>
      <text:p text:style-name="P16"><text:s text:c="2"/>"You have won",</text:p>
      <text:p text:style-name="P16">carry = false</text:p>
      <text:p text:style-name="P16">}</text:p>
      <text:p text:style-name="P16"/>
      <text:p text:style-name="P16">hook = {</text:p>
      <text:p text:style-name="P16">name = "A small brass hook", noun="hoo",</text:p>
      <text:p text:style-name="P16">description = "It's just a small brass hook, screwed to the wall.",</text:p>
      <text:p text:style-name="P16">carry = false</text:p>
      <text:p text:style-name="P16">}</text:p>
      <text:p text:style-name="P16"/>
      <text:p text:style-name="P12">We now have two other objects: A message in the bar, and a hook in the cloakroom. Now that the engine has support for objects which can not be carried, we can add the other two objects in <text:span text:style-name="T2">Cloak of Darkness</text:span> to our implementation. </text:p>
      <text:p text:style-name="P12"/>
      <text:p text:style-name="P16">inventory = { cloak }</text:p>
      <text:p text:style-name="P16"/>
      <text:p text:style-name="P12">The cloak, as before, starts off in our personal inventory.</text:p>
      <text:p text:style-name="P16"/>
      <text:p text:style-name="P16">foyer = {</text:p>
      <text:p text:style-name="P16">name = "foyer",</text:p>
      <text:p text:style-name="P16">description = "You are standing in a spacious hall, splendidly decorated in"</text:p>
      <text:p text:style-name="P16">.. "\nred and gold, with glittering chandeliers overhead. The entrance from"</text:p>
      <text:p text:style-name="P16">.. "\nthe street is to the north, and there are doorways south and west.",</text:p>
      <text:p text:style-name="P16">n = "You've only just arrived, and besides, the weather outside\n" ..</text:p>
      <text:p text:style-name="P16">"seems to be getting worse.", items = {}</text:p>
      <text:p text:style-name="P16">}</text:p>
      <text:p text:style-name="P16"/>
      <text:p text:style-name="P12">This is as before, but we can see in the cloak room that we now support running functions when someone goes through a given exit in the room:</text:p>
      <text:p text:style-name="P17">cloakroom = {</text:p>
      <text:p text:style-name="P16">name = "cloakroom",</text:p>
      <text:p text:style-name="P16">description = "The walls of this small room were clearly once lined with " ..</text:p>
      <text:p text:style-name="P16">"hooks,\nthough now only one remains. The exit is a door to the east.",</text:p>
      <text:p text:style-name="P16">e = function()</text:p>
      <text:p text:style-name="P16"><text:s text:c="2"/>location = foyer</text:p>
      <text:p text:style-name="P16"><text:s text:c="2"/>cloak.carry = false</text:p>
      <text:p text:style-name="P16">end,</text:p>
      <text:p text:style-name="P16">items = { hook }</text:p>
      <text:p text:style-name="P16">}</text:p>
      <text:p text:style-name="P16"/>
      <text:p text:style-name="P12">We also support darkness in rooms, as seen with the bar:</text:p>
      <text:p text:style-name="P12"/>
      <text:p text:style-name="P16">bar = {</text:p>
      <text:p text:style-name="P16">name = "bar",</text:p>
      <text:p text:style-name="P16">dark = "It is too dark to see!",</text:p>
      <text:p text:style-name="P16">light = "The bar, much rougher than you'd have guessed after the "</text:p>
      <text:p text:style-name="P16">.. "opulence\nof the foyer to the north, is completely empty. There seems to"</text:p>
      <text:p text:style-name="P16">.. "\nbe some sort of message scrawled in the sawdust on the floor.",</text:p>
      <text:p text:style-name="P16">isLight = false,</text:p>
      <text:p text:style-name="P16">n = foyer, items = { message }</text:p>
      <text:p text:style-name="P16">}</text:p>
      <text:p text:style-name="P16"/>
      <text:p text:style-name="P12">We now have handlers for custom game processing when an item is dropped or picked up:</text:p>
      <text:p text:style-name="P12"/>
      <text:p text:style-name="P16">cloak.onDrop = function()</text:p>
      <text:p text:style-name="P16"><text:s text:c="2"/>bar.isLight = true</text:p>
      <text:p text:style-name="P16"><text:s text:c="2"/>hook.description = "It's just a small brass hook, with a cloak on it."</text:p>
      <text:p text:style-name="P16"><text:s text:c="2"/>return "You put the cloak on the hook."</text:p>
      <text:p text:style-name="P16">end</text:p>
      <text:p text:style-name="P16">cloak.onGet = function()</text:p>
      <text:p text:style-name="P16"><text:s text:c="2"/>bar.isLight = false</text:p>
      <text:p text:style-name="P16"><text:s text:c="2"/>hook.description = "It's just a small brass hook, screwed to the wall."</text:p>
      <text:p text:style-name="P16">end</text:p>
      <text:p text:style-name="P16"/>
      <text:p text:style-name="P12">We also can have a function which is run whenever someone does something in a given room:</text:p>
      <text:p text:style-name="P12"/>
      <text:p text:style-name="P16">-- We need function closure to track how many times we do stuff in the</text:p>
      <text:p text:style-name="P16">-- bar</text:p>
      <text:p text:style-name="P16">function makeBarMoveFunction()</text:p>
      <text:p text:style-name="P16"><text:s text:c="2"/>local barMoveCount = 0</text:p>
      <text:p text:style-name="P16"><text:s text:c="2"/>return function()</text:p>
      <text:p text:style-name="P16"><text:s text:c="4"/>if not bar.isLight then</text:p>
      <text:p text:style-name="P16"><text:s text:c="6"/>barMoveCount = barMoveCount + 1</text:p>
      <text:p text:style-name="P16"><text:s text:c="6"/>if barMoveCount &lt; 3 then</text:p>
      <text:p text:style-name="P16"><text:s text:c="8"/>print("In the dark? You could easily disturb something!")</text:p>
      <text:p text:style-name="P16"><text:s text:c="6"/>else</text:p>
      <text:p text:style-name="P16"><text:s text:c="8"/>print("Blundering around in the dark isn't a good idea!")</text:p>
      <text:p text:style-name="P16"><text:s text:c="8"/>message.description = "The message has been carelessly trampled, "</text:p>
      <text:p text:style-name="P16"><text:s text:c="18"/>.. " making it difficult to read.\n" ..</text:p>
      <text:p text:style-name="P16"><text:s text:c="18"/>"You can just distinguish the words...\nYou have lost"</text:p>
      <text:p text:style-name="P16"><text:s text:c="6"/>end</text:p>
      <text:p text:style-name="P16"><text:s text:c="4"/>end</text:p>
      <text:p text:style-name="P16"><text:s text:c="2"/>end</text:p>
      <text:p text:style-name="P16"><text:soft-page-break/>end</text:p>
      <text:p text:style-name="P16">bar.onAction = makeBarMoveFunction()</text:p>
      <text:p text:style-name="P16"/>
      <text:p text:style-name="P12">Here is what happens:</text:p>
      <text:p text:style-name="P12"/>
      <text:list text:style-name="WW8Num17">
        <text:list-item>
          <text:p text:style-name="P36">We create a function, <text:span text:style-name="T3">makeBarMoveFunction()</text:span>, that itself generates and returns a function.</text:p>
        </text:list-item>
        <text:list-item>
          <text:p text:style-name="P36" loext:marker-style-name="T3">We use <text:span text:style-name="T3">makeBarMoveFunction()</text:span> to generate the function <text:span text:style-name="T3">bar.onAction()</text:span></text:p>
        </text:list-item>
        <text:list-item>
          <text:p text:style-name="P36" loext:marker-style-name="T3">Since Lunacy has <text:span text:style-name="T2">function closure</text:span>, any variables declared in the <text:span text:style-name="T3">makeBarMoveFunction()</text:span> function are remembered by the <text:span text:style-name="T3">bar.onAction()</text:span> function; functions in the <text:span text:style-name="T3">makeBarMoveFunction()</text:span> namespace are remembered between invocations of <text:span text:style-name="T3">bar.onAction()</text:span></text:p>
        </text:list-item>
        <text:list-item>
          <text:p text:style-name="P36">This allows us to keep track of how many times the player does something in the dark bar, since <text:span text:style-name="T3">barMoveCount</text:span> is remembered between <text:span text:style-name="T3">bar.onAction()</text:span> invocations. <text:span text:style-name="T3">barMoveCount</text:span>, if you will, is like a static variable in C. Indeed, function closure is the only way Lunacy can have non-global variables remembered between invocations of a function.</text:p>
        </text:list-item>
      </text:list>
      <text:p text:style-name="P16"/>
      <text:p text:style-name="P12">Once that is done, we then make the path from the foyer to the cloakroom have a custom handler which makes it possible to drop the cloak (since the cloak can only be dropped in the cloakroom).</text:p>
      <text:p text:style-name="P12"/>
      <text:p text:style-name="P16">-- Since the cloakroom and bar are now defined, we can give the foyer exits</text:p>
      <text:p text:style-name="P16">foyer.w = function()</text:p>
      <text:p text:style-name="P16"><text:s text:c="2"/>location = cloakroom</text:p>
      <text:p text:style-name="P16"><text:s text:c="2"/>cloak.carry = true</text:p>
      <text:p text:style-name="P16">end</text:p>
      <text:p text:style-name="P16"/>
      <text:p text:style-name="P12">As before, the bar is to the south of the foyer:</text:p>
      <text:p text:style-name="P16"/>
      <text:p text:style-name="P16">foyer.s = bar</text:p>
      <text:p text:style-name="P16"/>
      <text:p text:style-name="P12">Here is a “battery” utility function for splitting a string on a regular expression, returning an array of sub-strings. This is the same as before:</text:p>
      <text:p text:style-name="P12"/>
      <text:p text:style-name="P16">function regexSplit(subject, splitOn)</text:p>
      <text:p text:style-name="P16"><text:s text:c="2"/>if not splitOn then splitOn = "," end</text:p>
      <text:p text:style-name="P16"><text:s text:c="2"/>local place = true</text:p>
      <text:p text:style-name="P16"><text:s text:c="2"/>local out = {}</text:p>
      <text:p text:style-name="P16"><text:s text:c="2"/>local mark</text:p>
      <text:p text:style-name="P16"><text:s text:c="2"/>local last = 1</text:p>
      <text:p text:style-name="P16"><text:s text:c="2"/>while place do</text:p>
      <text:p text:style-name="P16"><text:s text:c="4"/>place, mark = string.find(subject, splitOn, last, false)</text:p>
      <text:p text:style-name="P16"><text:s text:c="4"/>if place then</text:p>
      <text:p text:style-name="P16"><text:s text:c="6"/>table.insert(out,string.sub(subject, last, place - 1))</text:p>
      <text:p text:style-name="P16"><text:s text:c="6"/>last = mark + 1</text:p>
      <text:p text:style-name="P16"><text:s text:c="4"/>end</text:p>
      <text:p text:style-name="P16"><text:s text:c="2"/>end</text:p>
      <text:p text:style-name="P16"><text:s text:c="2"/>table.insert(out,string.sub(subject, last, -1))</text:p>
      <text:p text:style-name="P16"><text:s text:c="2"/>return out</text:p>
      <text:p text:style-name="P16">end</text:p>
      <text:p text:style-name="P16"/>
      <text:p text:style-name="P12">As before, we have a function which converts common interactive fiction abbreviations in to their complete form. This code uses a lot of regular expressions; see the chapter on Lunacy’s <text:soft-page-break/>regular expressions for details.</text:p>
      <text:p text:style-name="P12"/>
      <text:p text:style-name="P16">function expand(command)</text:p>
      <text:p text:style-name="P16"><text:s text:c="2"/>if command:find("^%s*n%s*$") then -- Maybe space - "n" - maybe space</text:p>
      <text:p text:style-name="P16"><text:s text:c="4"/>return "go north"</text:p>
      <text:p text:style-name="P16"><text:s text:c="2"/>elseif command:find("^%s*s%s*$") then -- Maybe space - "s" - maybe space</text:p>
      <text:p text:style-name="P16"><text:s text:c="4"/>return "go south"</text:p>
      <text:p text:style-name="P16"><text:s text:c="2"/>elseif command:find("^%s*e%s*$") then -- Maybe space - "e" - maybe space</text:p>
      <text:p text:style-name="P16"><text:s text:c="4"/>return "go east"</text:p>
      <text:p text:style-name="P16"><text:s text:c="2"/>elseif command:find("^%s*w%s*$") then -- Maybe space - "w" - maybe space</text:p>
      <text:p text:style-name="P16"><text:s text:c="4"/>return "go west"</text:p>
      <text:p text:style-name="P16"><text:s text:c="2"/>elseif command:find("^%s*x%s+") then -- "x" short for "examine"</text:p>
      <text:p text:style-name="P16"><text:s text:c="4"/>return command:gsub("^%s*x%s+","examine ")</text:p>
      <text:p text:style-name="P16"><text:s text:c="2"/>end</text:p>
      <text:p text:style-name="P16"><text:s text:c="2"/>return command</text:p>
      <text:p text:style-name="P16">end</text:p>
      <text:p text:style-name="P16"/>
      <text:p text:style-name="P12">The regular expression <text:span text:style-name="T3">^%s*n%s*$</text:span> means “The letter <text:span text:style-name="T3">n</text:span> by itself, possibly with whitespace either before and/or after the letter <text:span text:style-name="T3">n</text:span>”. We have similar regular expressions for the letters “<text:span text:style-name="T3">s</text:span>”, “<text:span text:style-name="T3">e</text:span>”, and “<text:span text:style-name="T3">w</text:span>”. Then we have the regular expression <text:span text:style-name="T3">^%s*x%s+</text:span> which means “starting at the beginning of the string, we optionally have any amount of whitespace, followed by the letter <text:span text:style-name="T3">x</text:span>, followed by one or more whitespace characters”. <text:span text:style-name="T3">command:gsub("^%s*x%s+","examine ")</text:span>,</text:p>
      <text:p text:style-name="P12">for example, converts “<text:span text:style-name="T3">x hook</text:span>” (or, say, “ <text:s text:c="2"/><text:span text:style-name="T3">x <text:s/>hook</text:span>”) into “<text:span text:style-name="T3">examine hook</text:span>”.</text:p>
      <text:p text:style-name="P16"/>
      <text:p text:style-name="P12">Next, we implement the verbs in the game. “<text:span text:style-name="T3">go</text:span>” is almost the same as before, but it now supports running a function when we go from one location to another:</text:p>
      <text:p text:style-name="P16"/>
      <text:p text:style-name="P16">-- Go to a location. <text:s/>Reads and affects the global variable "location"</text:p>
      <text:p text:style-name="P16">function go(noun)</text:p>
      <text:p text:style-name="P16"><text:s text:c="2"/>local direction = nil</text:p>
      <text:p text:style-name="P16"><text:s text:c="2"/>if noun == "north" or noun == "south" or</text:p>
      <text:p text:style-name="P16"><text:s text:c="5"/>noun == "east" or noun == "west" then</text:p>
      <text:p text:style-name="P16"><text:s text:c="4"/>direction = noun:sub(1,1) -- First letter, e.g. "north" becomes "n"</text:p>
      <text:p text:style-name="P16"><text:s text:c="2"/>else</text:p>
      <text:p text:style-name="P16"><text:s text:c="4"/>print("I do not know how to go " .. noun)</text:p>
      <text:p text:style-name="P16"><text:s text:c="4"/>return nil</text:p>
      <text:p text:style-name="P16"><text:s text:c="2"/>end</text:p>
      <text:p text:style-name="P16"><text:s text:c="2"/>if not location[direction] then</text:p>
      <text:p text:style-name="P16"><text:s text:c="4"/>print("You can not go that way.\n")</text:p>
      <text:p text:style-name="P16"><text:s text:c="4"/>return nil</text:p>
      <text:p text:style-name="P16"><text:s text:c="2"/>elseif type(location[direction]) == "string" then</text:p>
      <text:p text:style-name="P16"><text:s text:c="4"/>print(location[direction] .. "\n")</text:p>
      <text:p text:style-name="P16"><text:s text:c="4"/>return nil</text:p>
      <text:p text:style-name="P16"><text:s text:c="2"/>elseif type(location[direction]) == "function" then</text:p>
      <text:p text:style-name="P16"><text:s text:c="4"/>return location[direction]()</text:p>
      <text:p text:style-name="P16"><text:s text:c="2"/>elseif type(location[direction]) ~= "table" then -- Error detection</text:p>
      <text:p text:style-name="P16"><text:s text:c="4"/>print("Internal error trying to go " .. noun)</text:p>
      <text:p text:style-name="P16"><text:s text:c="4"/>return nil</text:p>
      <text:p text:style-name="P16"><text:s text:c="2"/>end</text:p>
      <text:p text:style-name="P16"><text:s text:c="2"/>location = location[direction]</text:p>
      <text:p text:style-name="P16"><text:s text:c="2"/>return true</text:p>
      <text:p text:style-name="P16">end</text:p>
      <text:p text:style-name="P16"/>
      <text:p text:style-name="P12">The “<text:span text:style-name="T3">get</text:span>” verb has been expanded. The code now checks to see if the object is one which can <text:soft-page-break/>be carried, and it also allows a function to be run when we pick up an item. See <text:span text:style-name="T3">cloak.onGet</text:span>() to see how a custom <text:span text:style-name="T3">get</text:span> function works. Here is the “<text:span text:style-name="T3">get</text:span>” code:</text:p>
      <text:p text:style-name="P12"/>
      <text:p text:style-name="P16">-- This reads the global "location" and affects the table for</text:p>
      <text:p text:style-name="P16">-- the room the player is in, as well as the player inventory</text:p>
      <text:p text:style-name="P16">function get(noun)</text:p>
      <text:p text:style-name="P16"><text:s text:c="2"/>if not location.items then -- Error correction</text:p>
      <text:p text:style-name="P16"><text:s text:c="4"/>print("I can not get anything in this location")</text:p>
      <text:p text:style-name="P16"><text:s text:c="4"/>return nil</text:p>
      <text:p text:style-name="P16"><text:s text:c="2"/>end</text:p>
      <text:p text:style-name="P16"><text:s text:c="2"/>subNoun = noun:sub(1,3)</text:p>
      <text:p text:style-name="P16"><text:s text:c="2"/>for item = 1,#location.items do</text:p>
      <text:p text:style-name="P16"><text:s text:c="4"/>if subNoun==location.items[item].noun and location.items[item].carry then</text:p>
      <text:p text:style-name="P16"><text:s text:c="6"/>local thisItem = location.items[item]</text:p>
      <text:p text:style-name="P16"><text:s text:c="6"/>table.insert(inventory,location.items[item])</text:p>
      <text:p text:style-name="P16"><text:s text:c="6"/>table.remove(location.items,item)</text:p>
      <text:p text:style-name="P16"><text:s text:c="6"/>if type(thisItem.onGet) == "function" then</text:p>
      <text:p text:style-name="P16"><text:s text:c="8"/>thisItem.onGet()</text:p>
      <text:p text:style-name="P16"><text:s text:c="6"/>end</text:p>
      <text:p text:style-name="P16"><text:s text:c="6"/>print("Carried\n")</text:p>
      <text:p text:style-name="P16"><text:s text:c="6"/>return true</text:p>
      <text:p text:style-name="P16"><text:s text:c="4"/>elseif subNoun==location.items[item].noun then -- Can not be carried</text:p>
      <text:p text:style-name="P16"><text:s text:c="6"/>if location.items[item].carryWhy then</text:p>
      <text:p text:style-name="P16"><text:s text:c="8"/>print(location.items[item].carryWhy)</text:p>
      <text:p text:style-name="P16"><text:s text:c="6"/>else</text:p>
      <text:p text:style-name="P16"><text:s text:c="8"/>print("That item can not be carried")</text:p>
      <text:p text:style-name="P16"><text:s text:c="6"/>end</text:p>
      <text:p text:style-name="P16"><text:s text:c="6"/>print("")</text:p>
      <text:p text:style-name="P16"><text:s text:c="6"/>return nil</text:p>
      <text:p text:style-name="P16"><text:s text:c="4"/>end</text:p>
      <text:p text:style-name="P16"><text:s text:c="2"/>end</text:p>
      <text:p text:style-name="P16"><text:s text:c="2"/>print("I can not see the " .. noun .. " here.")</text:p>
      <text:p text:style-name="P16">end</text:p>
      <text:p text:style-name="P16"/>
      <text:p text:style-name="P12">The “<text:span text:style-name="T3">drop</text:span>” verb has been expanded in the same ways “<text:span text:style-name="T3">get</text:span>” has been expanded, i.e. the code now checks to see if the object is one which can be carried, and it also allows a function to be run when we drop an item. The custom drop function also has the ability to change the message seen when an item is dropped. See <text:span text:style-name="T3">cloak.onDrop</text:span> to see how a custom <text:span text:style-name="T3">drop</text:span> function works:</text:p>
      <text:p text:style-name="P16"/>
      <text:p text:style-name="P16">-- This reads the global "location" and affects the table for</text:p>
      <text:p text:style-name="P16">-- the room the player is in, as well as the player inventory</text:p>
      <text:p text:style-name="P16">function drop(noun)</text:p>
      <text:p text:style-name="P16"><text:s text:c="2"/>if not location.items then</text:p>
      <text:p text:style-name="P16"><text:s text:c="4"/>print("I can not drop anything in this location")</text:p>
      <text:p text:style-name="P16"><text:s text:c="4"/>return nil</text:p>
      <text:p text:style-name="P16"><text:s text:c="2"/>end</text:p>
      <text:p text:style-name="P16"><text:s text:c="2"/>subNoun = noun:sub(1,3)</text:p>
      <text:p text:style-name="P16"><text:s text:c="2"/>for item = 1,#inventory do</text:p>
      <text:p text:style-name="P16"><text:s text:c="4"/>if subNoun == inventory[item].noun and inventory[item].carry then</text:p>
      <text:p text:style-name="P16"><text:s text:c="6"/>local thisItem = inventory[item]</text:p>
      <text:p text:style-name="P16"><text:s text:c="6"/>table.insert(location.items,inventory[item])</text:p>
      <text:p text:style-name="P16"><text:s text:c="6"/>table.remove(inventory,item)</text:p>
      <text:p text:style-name="P16"><text:s text:c="6"/>message = "Dropped"</text:p>
      <text:p text:style-name="P16"><text:s text:c="6"/>if type(thisItem.onDrop) == "function" then</text:p>
      <text:p text:style-name="P16"><text:soft-page-break/><text:s text:c="8"/>message = thisItem.onDrop()</text:p>
      <text:p text:style-name="P16"><text:s text:c="8"/>if type(message) ~= "string" then</text:p>
      <text:p text:style-name="P16"><text:s text:c="10"/>message = "Dropped"</text:p>
      <text:p text:style-name="P16"><text:s text:c="8"/>end</text:p>
      <text:p text:style-name="P16"><text:s text:c="6"/>end</text:p>
      <text:p text:style-name="P16"><text:s text:c="6"/>print(message .. "\n")</text:p>
      <text:p text:style-name="P16"><text:s text:c="6"/>return true</text:p>
      <text:p text:style-name="P16"><text:s text:c="4"/>elseif subNoun == inventory[item].noun then -- Can not be dropped</text:p>
      <text:p text:style-name="P16"><text:s text:c="6"/>if inventory[item].carryWhy then</text:p>
      <text:p text:style-name="P16"><text:s text:c="8"/>print(inventory[item].carryWhy)</text:p>
      <text:p text:style-name="P16"><text:s text:c="6"/>else</text:p>
      <text:p text:style-name="P16"><text:s text:c="8"/>print("That item can not be dropped")</text:p>
      <text:p text:style-name="P16"><text:s text:c="6"/>end</text:p>
      <text:p text:style-name="P16"><text:s text:c="6"/>print("")</text:p>
      <text:p text:style-name="P16"><text:s text:c="6"/>return nil</text:p>
      <text:p text:style-name="P16"><text:s text:c="4"/>end</text:p>
      <text:p text:style-name="P16"><text:s text:c="2"/>end</text:p>
      <text:p text:style-name="P16"><text:s text:c="2"/>print("I am not carrying the " .. noun .. ".")</text:p>
      <text:p text:style-name="P16">end</text:p>
      <text:p text:style-name="P16"/>
      <text:p text:style-name="P12">The functions for viewing a player’s inventory and listing items in a room are as before:</text:p>
      <text:p text:style-name="P12"/>
      <text:p text:style-name="P16">-- Print out what the character is carrying</text:p>
      <text:p text:style-name="P16">function seeInventory()</text:p>
      <text:p text:style-name="P16"><text:s text:c="2"/>local seen = false</text:p>
      <text:p text:style-name="P16"><text:s text:c="2"/>print("You are carrying: ")</text:p>
      <text:p text:style-name="P16"><text:s text:c="2"/>for counter = 1, #inventory do</text:p>
      <text:p text:style-name="P16"><text:s text:c="4"/>if type(inventory[counter]) == "table" then</text:p>
      <text:p text:style-name="P16"><text:s text:c="6"/>print(inventory[counter].name)</text:p>
      <text:p text:style-name="P16"><text:s text:c="6"/>seen = true</text:p>
      <text:p text:style-name="P16"><text:s text:c="4"/>end</text:p>
      <text:p text:style-name="P16"><text:s text:c="2"/>end</text:p>
      <text:p text:style-name="P16"><text:s text:c="2"/>if not seen then</text:p>
      <text:p text:style-name="P16"><text:s text:c="4"/>print("Nothing")</text:p>
      <text:p text:style-name="P16"><text:s text:c="2"/>end</text:p>
      <text:p text:style-name="P16"><text:s text:c="2"/>print("")</text:p>
      <text:p text:style-name="P16">end</text:p>
      <text:p text:style-name="P16"/>
      <text:p text:style-name="P16">-- Print out visible items in the room</text:p>
      <text:p text:style-name="P16">function viewItems(place)</text:p>
      <text:p text:style-name="P16"><text:s text:c="2"/>if not place or not place.items or #place.items &lt; 1 then</text:p>
      <text:p text:style-name="P16"><text:s text:c="4"/>return nil -- No items seen</text:p>
      <text:p text:style-name="P16"><text:s text:c="2"/>end</text:p>
      <text:p text:style-name="P16"><text:s text:c="2"/>print("")</text:p>
      <text:p text:style-name="P16"><text:s text:c="2"/>print("You can see: ")</text:p>
      <text:p text:style-name="P16"><text:s text:c="2"/>for counter = 1, #place.items do</text:p>
      <text:p text:style-name="P16"><text:s text:c="4"/>print(place.items[counter].name)</text:p>
      <text:p text:style-name="P16"><text:s text:c="2"/>end</text:p>
      <text:p text:style-name="P16"><text:s text:c="2"/>return true</text:p>
      <text:p text:style-name="P16">end</text:p>
      <text:p text:style-name="P16"/>
      <text:p text:style-name="P12">We have added the ability to examine an item:</text:p>
      <text:p text:style-name="P12"/>
      <text:p text:style-name="P16">-- Examine an item</text:p>
      <text:p text:style-name="P16">function examine(noun)</text:p>
      <text:p text:style-name="P16"><text:soft-page-break/><text:s text:c="2"/>local fullNoun = noun</text:p>
      <text:p text:style-name="P16"><text:s text:c="2"/>noun = noun:sub(1,3) -- We match on first three letters</text:p>
      <text:p text:style-name="P16"><text:s text:c="2"/>-- Look in the player's inventory for the item</text:p>
      <text:p text:style-name="P16"><text:s text:c="2"/>for counter = 1, #inventory do</text:p>
      <text:p text:style-name="P16"><text:s text:c="4"/>if inventory[counter].noun == noun then</text:p>
      <text:p text:style-name="P16"><text:s text:c="6"/>print(inventory[counter].description .. "\n")</text:p>
      <text:p text:style-name="P16"><text:s text:c="6"/>return true</text:p>
      <text:p text:style-name="P16"><text:s text:c="4"/>end</text:p>
      <text:p text:style-name="P16"><text:s text:c="2"/>end</text:p>
      <text:p text:style-name="P16"><text:s text:c="2"/>-- Look in the room for the item</text:p>
      <text:p text:style-name="P16"><text:s text:c="2"/>for counter = 1, #location.items do</text:p>
      <text:p text:style-name="P16"><text:s text:c="4"/>if location.items[counter].noun == noun then</text:p>
      <text:p text:style-name="P16"><text:s text:c="6"/>print(location.items[counter].description .. "\n")</text:p>
      <text:p text:style-name="P16"><text:s text:c="6"/>return true</text:p>
      <text:p text:style-name="P16"><text:s text:c="4"/>end</text:p>
      <text:p text:style-name="P16"><text:s text:c="2"/>end</text:p>
      <text:p text:style-name="P16"><text:s text:c="2"/>print("I can not see the " .. fullNoun .. "\n")</text:p>
      <text:p text:style-name="P16"><text:s text:c="2"/>return false</text:p>
      <text:p text:style-name="P16">end</text:p>
      <text:p text:style-name="P16"/>
      <text:p text:style-name="P12">The code which describes the room is now in a separate function because we support having darkness in rooms:</text:p>
      <text:p text:style-name="P12"/>
      <text:p text:style-name="P16">-- Describe a room</text:p>
      <text:p text:style-name="P16">function describeRoom(place)</text:p>
      <text:p text:style-name="P16"><text:s text:c="2"/>if place.description then</text:p>
      <text:p text:style-name="P16"><text:s text:c="4"/>print("You are in the " .. place.name .. "\n\n" .. place.description)</text:p>
      <text:p text:style-name="P16"><text:s text:c="4"/>viewItems(location)</text:p>
      <text:p text:style-name="P16"><text:s text:c="2"/>elseif place.isLight then</text:p>
      <text:p text:style-name="P16"><text:s text:c="4"/>print("You are in the " .. place.name .. "\n\n" .. place.light)</text:p>
      <text:p text:style-name="P16"><text:s text:c="4"/>viewItems(location)</text:p>
      <text:p text:style-name="P16"><text:s text:c="2"/>elseif place.dark then</text:p>
      <text:p text:style-name="P16"><text:s text:c="4"/>print(place.dark)</text:p>
      <text:p text:style-name="P16"><text:s text:c="2"/>else -- Error detection and handling</text:p>
      <text:p text:style-name="P16"><text:s text:c="4"/>print("This location has no description.")</text:p>
      <text:p text:style-name="P16"><text:s text:c="2"/>end</text:p>
      <text:p text:style-name="P16">end</text:p>
      <text:p text:style-name="P16"/>
      <text:p text:style-name="P12">The kernel has been expanded to separate the input sentence in to verbs, nouns, and preposition phrases.</text:p>
      <text:p text:style-name="P12"/>
      <text:p text:style-name="P16">print("Hurrying through the rain swept November night, you're glad to see the"</text:p>
      <text:p text:style-name="P16">.. "\nbright lights of the Opera House. It's surprising that there aren't more"</text:p>
      <text:p text:style-name="P16">.. "\npeople about but, hey, what do you expect in a cheap demo game...?\n")</text:p>
      <text:p text:style-name="P16"/>
      <text:p text:style-name="P16">location = foyer</text:p>
      <text:p text:style-name="P16"/>
      <text:p text:style-name="P16">repeat</text:p>
      <text:p text:style-name="P16"/>
      <text:p text:style-name="P12">The first thing we do is describe the room the player is located in:</text:p>
      <text:p text:style-name="P12"/>
      <text:p text:style-name="P16"><text:s text:c="2"/>describeRoom(location)</text:p>
      <text:p text:style-name="P12">We now optionally run a function if someone stays in a room and performs any action in that room. This is used in the bar when it is dark. Here is that code:</text:p>
      <text:p text:style-name="P12"><text:soft-page-break/></text:p>
      <text:p text:style-name="P16"><text:s text:c="2"/>if lastLocation == location and type(location.onAction) == "function" then</text:p>
      <text:p text:style-name="P16"><text:s text:c="4"/>location.onAction()</text:p>
      <text:p text:style-name="P16"><text:s text:c="2"/>end</text:p>
      <text:p text:style-name="P16"><text:s text:c="2"/>lastLocation = location</text:p>
      <text:p text:style-name="P16"/>
      <text:p text:style-name="P12">We now prompt the user to type in something.</text:p>
      <text:p text:style-name="P12"/>
      <text:p text:style-name="P16"><text:s text:c="2"/>io.stdout:write("Tell me what to do&gt; ")</text:p>
      <text:p text:style-name="P16"><text:s text:c="2"/>command = io.stdin:read("*l")</text:p>
      <text:p text:style-name="P16"/>
      <text:p text:style-name="P12">Now that they typed in a command, we process it to make their command easier to parse.</text:p>
      <text:p text:style-name="P12"/>
      <text:p text:style-name="P16"><text:s text:c="2"/>command = command:lower() -- Case insensitive</text:p>
      <text:p text:style-name="P16"><text:s text:c="2"/>command = expand(command) -- process common interaction fiction abbreviations</text:p>
      <text:p text:style-name="P16"><text:s text:c="2"/>command = command:gsub("^%s+","") -- Remove leading whitespace</text:p>
      <text:p text:style-name="P16"/>
      <text:p text:style-name="P12">We then split up the command they typed in in to words:</text:p>
      <text:p text:style-name="P12"/>
      <text:p text:style-name="P16"><text:s text:c="2"/>words = regexSplit(command,"%s+")</text:p>
      <text:p text:style-name="P16"/>
      <text:p text:style-name="P12">Now that we have separate words, let’s see if there are any prepositional phrases in the command they typed in. Right now, while we note any prepositional phrase typed in, we simply discard the preposition as if they didn’t type it; e.g. “<text:span text:style-name="T3">put cloak on hook</text:span>” is processed as if they simply typed in “<text:span text:style-name="T3">put cloak</text:span>”.</text:p>
      <text:p text:style-name="P12"/>
      <text:p text:style-name="P16"><text:s text:c="2"/>-- Look for prepositional phrase</text:p>
      <text:p text:style-name="P16"><text:s text:c="2"/>local preposition = nil</text:p>
      <text:p text:style-name="P16"><text:s text:c="2"/>local prepObject = nil</text:p>
      <text:p text:style-name="P16"><text:s text:c="2"/>for counter = 1, #words - 1 do</text:p>
      <text:p text:style-name="P16"><text:s text:c="4"/>if words[counter] == "on" then -- The only preposition this game has</text:p>
      <text:p text:style-name="P16"><text:s text:c="6"/>preposition = words[counter]</text:p>
      <text:p text:style-name="P16"><text:s text:c="6"/>table.remove(words,counter)</text:p>
      <text:p text:style-name="P16"><text:s text:c="6"/>prepObject = words[counter]</text:p>
      <text:p text:style-name="P16"><text:s text:c="6"/>table.remove(words,counter)</text:p>
      <text:p text:style-name="P16"/>
      <text:p text:style-name="P12">We handle phrasal verbs like “<text:span text:style-name="T3">look at</text:span>” as if they simply did not type in “<text:span text:style-name="T3">at</text:span>”, e.g. “<text:span text:style-name="T3">look at hook</text:span>” is processed so it simply becomes “<text:span text:style-name="T3">look hook</text:span>”.</text:p>
      <text:p text:style-name="P12"/>
      <text:p text:style-name="P16"><text:s text:c="4"/>elseif words[counter] == "at" then -- Allow "look at" to be "look"</text:p>
      <text:p text:style-name="P16"><text:s text:c="6"/>table.remove(words,counter)</text:p>
      <text:p text:style-name="P16"><text:s text:c="4"/>end</text:p>
      <text:p text:style-name="P16"><text:s text:c="2"/>end</text:p>
      <text:p text:style-name="P16"/>
      <text:p text:style-name="P12">Now that we have handled phrasal verbs and prepositional phrases, we grab the verb and noun from the command they typed in.</text:p>
      <text:p text:style-name="P12"/>
      <text:p text:style-name="P16"><text:s text:c="2"/>-- Now, grab the verb and noun</text:p>
      <text:p text:style-name="P16"><text:s text:c="2"/>local verb = nil</text:p>
      <text:p text:style-name="P16"><text:s text:c="2"/>local noun = nil</text:p>
      <text:p text:style-name="P16"><text:s text:c="2"/>if #words &gt;= 2 then</text:p>
      <text:p text:style-name="P16"><text:s text:c="4"/>verb = words[1]</text:p>
      <text:p text:style-name="P16"><text:s text:c="4"/>verb = verb:sub(1,3)</text:p>
      <text:p text:style-name="P16"><text:soft-page-break/><text:s text:c="4"/>noun = words[2]</text:p>
      <text:p text:style-name="P16"/>
      <text:p text:style-name="P12">The only intransitive verb (verb without a noun object) we support is “<text:span text:style-name="T3">inventory</text:span>”; we have a preprocessor which converts commands like “<text:span text:style-name="T3">n</text:span>” into “<text:span text:style-name="T3">go north</text:span>”.</text:p>
      <text:p text:style-name="P12"/>
      <text:p text:style-name="P16"><text:s text:c="2"/>elseif #words == 1 and (words[1] == "i" or words[1]:sub(1,3) == "inv") then</text:p>
      <text:p text:style-name="P16"><text:s text:c="4"/>seeInventory()</text:p>
      <text:p text:style-name="P16"><text:s text:c="2"/>elseif #words &lt; 2 then</text:p>
      <text:p text:style-name="P16"><text:s text:c="4"/>print("Sorry, I can not understand you.\n")</text:p>
      <text:p text:style-name="P16"><text:s text:c="2"/>end</text:p>
      <text:p text:style-name="P16"/>
      <text:p text:style-name="P12">We now process the verbs by calling the appropriate function based on the verb they typed in.</text:p>
      <text:p text:style-name="P12"/>
      <text:p text:style-name="P16"><text:s text:c="2"/>if verb == "go" or verb == "mov" then -- mov: Move</text:p>
      <text:p text:style-name="P16"><text:s text:c="4"/>go(noun)</text:p>
      <text:p text:style-name="P16"><text:s text:c="2"/>elseif verb == "get" or verb == "car" then -- car: Carry</text:p>
      <text:p text:style-name="P16"><text:s text:c="4"/>get(noun)</text:p>
      <text:p text:style-name="P16"><text:s text:c="2"/>elseif verb == "put" or verb == "dro" then -- dro: drop</text:p>
      <text:p text:style-name="P16"><text:s text:c="4"/>drop(noun)</text:p>
      <text:p text:style-name="P16"><text:s text:c="2"/>elseif verb=="loo" or verb=="exa" or verb=="rea" then -- look/examine/read</text:p>
      <text:p text:style-name="P16"><text:s text:c="4"/>examine(noun)</text:p>
      <text:p text:style-name="P16"><text:s text:c="2"/>elseif verb then</text:p>
      <text:p text:style-name="P16"><text:s text:c="4"/>print("Sorry, I can not understand you.\n")</text:p>
      <text:p text:style-name="P16"><text:s text:c="2"/>end</text:p>
      <text:p text:style-name="P16"/>
      <text:p text:style-name="P12">We continue to read and process commands until the user quits the Lunacy process running this text adventure game.</text:p>
      <text:p text:style-name="P12"/>
      <text:p text:style-name="P16">until false</text:p>
      <text:p text:style-name="P16"/>
      <text:p text:style-name="P12">To get a sense of how this code runs, here is a sample playthrough of the game:</text:p>
      <text:p text:style-name="P12"/>
      <text:p text:style-name="P16">Hurrying through the rain swept November night, you're glad to see the</text:p>
      <text:p text:style-name="P16">bright lights of the Opera House. It's surprising that there aren't more</text:p>
      <text:p text:style-name="P16">people about but, hey, what do you expect in a cheap demo game...?</text:p>
      <text:p text:style-name="P16"/>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n</text:span></text:p>
      <text:p text:style-name="P16">You've only just arrived, and besides, the weather outside</text:p>
      <text:p text:style-name="P16">seems to be getting worse.</text:p>
      <text:p text:style-name="P16"/>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i</text:span></text:p>
      <text:p text:style-name="P16">You are carrying:</text:p>
      <text:p text:style-name="P16">A velvet cloak</text:p>
      <text:p text:style-name="P16"><text:soft-page-break/></text:p>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drop cloak</text:span></text:p>
      <text:p text:style-name="P16">This isn't the best place to leave a smart cloak laying around</text:p>
      <text:p text:style-name="P16"/>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s</text:span></text:p>
      <text:p text:style-name="P16">It is too dark to see!</text:p>
      <text:p text:style-name="P12"><text:span text:style-name="T3">Tell me what to do&gt; </text:span><text:span text:style-name="T4">s</text:span></text:p>
      <text:p text:style-name="P16">You can not go that way.</text:p>
      <text:p text:style-name="P16"/>
      <text:p text:style-name="P16">It is too dark to see!</text:p>
      <text:p text:style-name="P16">In the dark? You could easily disturb something!</text:p>
      <text:p text:style-name="P12"><text:span text:style-name="T3">Tell me what to do&gt; </text:span><text:span text:style-name="T4">n</text:span></text:p>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w</text:span></text:p>
      <text:p text:style-name="P16">You are in the cloakroom</text:p>
      <text:p text:style-name="P16"/>
      <text:p text:style-name="P16">The walls of this small room were clearly once lined with hooks,</text:p>
      <text:p text:style-name="P16">though now only one remains. The exit is a door to the east.</text:p>
      <text:p text:style-name="P16"/>
      <text:p text:style-name="P16">You can see:</text:p>
      <text:p text:style-name="P16">A small brass hook</text:p>
      <text:p text:style-name="P12"><text:span text:style-name="T3">Tell me what to do&gt; </text:span><text:span text:style-name="T4">put cloak on hook</text:span></text:p>
      <text:p text:style-name="P16">You put the cloak on the hook.</text:p>
      <text:p text:style-name="P16"/>
      <text:p text:style-name="P16">You are in the cloakroom</text:p>
      <text:p text:style-name="P16"/>
      <text:p text:style-name="P16">The walls of this small room were clearly once lined with hooks,</text:p>
      <text:p text:style-name="P16">though now only one remains. The exit is a door to the east.</text:p>
      <text:p text:style-name="P16"/>
      <text:p text:style-name="P16">You can see:</text:p>
      <text:p text:style-name="P16">A small brass hook</text:p>
      <text:p text:style-name="P16">A velvet cloak</text:p>
      <text:p text:style-name="P12"><text:span text:style-name="T3">Tell me what to do&gt; </text:span><text:span text:style-name="T4">x hook</text:span></text:p>
      <text:p text:style-name="P16">It's just a small brass hook, with a cloak on it.</text:p>
      <text:p text:style-name="P16"/>
      <text:p text:style-name="P16">You are in the cloakroom</text:p>
      <text:p text:style-name="P16"/>
      <text:p text:style-name="P16">The walls of this small room were clearly once lined with hooks,</text:p>
      <text:p text:style-name="P16">though now only one remains. The exit is a door to the east.</text:p>
      <text:p text:style-name="P16"/>
      <text:p text:style-name="P16">You can see:</text:p>
      <text:p text:style-name="P16">A small brass hook</text:p>
      <text:p text:style-name="P16"><text:soft-page-break/>A velvet cloak</text:p>
      <text:p text:style-name="P12"><text:span text:style-name="T3">Tell me what to do&gt; </text:span><text:span text:style-name="T4">e</text:span></text:p>
      <text:p text:style-name="P16">You are in the foyer</text:p>
      <text:p text:style-name="P16"/>
      <text:p text:style-name="P16">You are standing in a spacious hall, splendidly decorated in</text:p>
      <text:p text:style-name="P16">red and gold, with glittering chandeliers overhead. The entrance from</text:p>
      <text:p text:style-name="P16">the street is to the north, and there are doorways south and west.</text:p>
      <text:p text:style-name="P12"><text:span text:style-name="T3">Tell me what to do&gt; </text:span><text:span text:style-name="T4">s</text:span></text:p>
      <text:p text:style-name="P16">You are in the bar</text:p>
      <text:p text:style-name="P16"/>
      <text:p text:style-name="P16">The bar, much rougher than you'd have guessed after the opulence</text:p>
      <text:p text:style-name="P16">of the foyer to the north, is completely empty. There seems to</text:p>
      <text:p text:style-name="P16">be some sort of message scrawled in the sawdust on the floor.</text:p>
      <text:p text:style-name="P16"/>
      <text:p text:style-name="P16">You can see:</text:p>
      <text:p text:style-name="P16">A message on the floor</text:p>
      <text:p text:style-name="P12"><text:span text:style-name="T3">Tell me what to do&gt; </text:span><text:span text:style-name="T4">read message</text:span></text:p>
      <text:p text:style-name="P16">The message, neatly marked in the sawdust, reads</text:p>
      <text:p text:style-name="P16">You have won</text:p>
      <text:p text:style-name="P16"/>
      <text:p text:style-name="P12">And with that, we have a complete implementation of <text:span text:style-name="T2">Cloak of Darkness</text:span>, a simple interactive fiction text adventure which is commonly used as a “Hello, world” example game.</text:p>
      <text:p text:style-name="P12"/>
      <text:p text:style-name="P12">Everything is here: The message keeping them in the opera house; a cloak which can only be dropped in the cloak room; a hook to put the cloak on; a bar which is dark unless they have put the cloak in the cloak room; and a message in the bar which either reads “<text:span text:style-name="T3">You have won</text:span>” (as long as the player hasn’t done too much in the dark bar) or “<text:span text:style-name="T3">You have lost</text:span>” (if the player has done too much in the dark bar). </text:p>
      <text:p text:style-name="P4">Text processing: Breaking long lines</text:p>
      <text:p text:style-name="P5"/>
      <text:p text:style-name="P12">Let’s look at a small Lunacy program which breaks up long lines. <text:s/>First of all, since Lunacy doesn’t have Unicode support, let’s make a simple function which tells us how long a UTF-8 encoded Unicode string is:</text:p>
      <text:p text:style-name="P12"/>
      <text:p text:style-name="P16">function UTF8count(from)</text:p>
      <text:p text:style-name="P16"><text:s text:c="2"/>local count = 0</text:p>
      <text:p text:style-name="P16"><text:s text:c="2"/>if not from:find("[\128-\255]") then return from:len() end</text:p>
      <text:p text:style-name="P16"><text:s text:c="2"/>from = from:gsub("[\194-\223][\128-\191]","@")</text:p>
      <text:p text:style-name="P16"><text:s text:c="2"/>from = from:gsub("[\224-\239][\128-\191][\128-\191]","#")</text:p>
      <text:p text:style-name="P16"><text:s text:c="2"/>from = from:gsub("[\240-\247][\128-\191][\128-\191][\128-\191]","$")</text:p>
      <text:p text:style-name="P16"><text:s text:c="2"/>return from:len()</text:p>
      <text:p text:style-name="P16">end</text:p>
      <text:p text:style-name="P16"/>
      <text:p text:style-name="P12">What this function does is simply convert 2-byte long UTF-8 code points in to the “<text:span text:style-name="T3">@</text:span>” character (so they are one byte long), 3-byte long UTF-8 code points in to the “<text:span text:style-name="T3">#</text:span>” character (so they are, again, one byte long), and 4-byte long UTF-8 code points in to the “<text:span text:style-name="T3">$</text:span>” character. Since UTF-8 no longer supports longer code points, this covers all of modern Unicode. </text:p>
      <text:p text:style-name="P12"/>
      <text:p text:style-name="P12">Once all of the characters in the input string are one byte per codepoint long, we count the number of bytes in the string to determine the number of UTF-8 code points a given string has.</text:p>
      <text:p text:style-name="P12"/>
      <text:p text:style-name="P12">Note that this isn’t necessarily the length of the string when rendered with a fixed width font on a terminal; there are a number of diacritics and other Unicode entities which do not generate a fixed width character. Finding the actual character width covering all of Unicode is a hard problem but the above script reasonably well covers the majority of cases when using European scripts.</text:p>
      <text:p text:style-name="P12"/>
      <text:p text:style-name="P9">Breaking long lines</text:p>
      <text:p text:style-name="P9"/>
      <text:p text:style-name="P12">The next thing we need to do is break up a long line. To see how this works, let’s look at an example long line of text:</text:p>
      <text:p text:style-name="P12"/>
      <text:p text:style-name="P16">This is a long line with a lot of text in it which will not fit well on a terminal.</text:p>
      <text:p text:style-name="P16"/>
      <text:p text:style-name="P12">We would like to take the above line and get it to fit on an 80-character wide terminal, looking something like this:</text:p>
      <text:p text:style-name="P12"/>
      <text:p text:style-name="P16">This is a long line with a lot of text in it which will not fit well on</text:p>
      <text:p text:style-name="P16">a terminal.</text:p>
      <text:p text:style-name="P16"/>
      <text:p text:style-name="P12">To do this, let’s have a function which breaks up longer lines by adding linefeeds if too many characters without line feeds have been written. What this function will do is count the number of characters a given line has; if we go past 72 characters being on a line, we break the line at the previous space seen before the line became too long. </text:p>
      <text:p text:style-name="P13"><text:span text:style-name="T3">breakLongLines</text:span> takes a (long) line as input and outputs a string with line breaks added:</text:p>
      <text:p text:style-name="P12"/>
      <text:p text:style-name="P16">function breakLongLines(from, len)</text:p>
      <text:p text:style-name="P16"><text:s text:c="2"/>if not len then len = 72 end</text:p>
      <text:p text:style-name="P16"><text:s text:c="2"/>local out = ""</text:p>
      <text:p text:style-name="P16"><text:s text:c="2"/>local index = 1</text:p>
      <text:p text:style-name="P16"><text:s text:c="2"/>local thisLineStart = 1</text:p>
      <text:p text:style-name="P16"><text:s text:c="2"/>local thisLineLength = 0</text:p>
      <text:p text:style-name="P16"><text:s text:c="2"/>while index &lt; from:len() do</text:p>
      <text:p text:style-name="P16"><text:s text:c="4"/>lastIndex = index</text:p>
      <text:p text:style-name="P16"/>
      <text:p text:style-name="P12">Now that we’ve initialized values, we scan the line for whitespace characters.</text:p>
      <text:p text:style-name="P12"/>
      <text:p text:style-name="P16"><text:s text:c="4"/>index = from:find("%s",index + 1)</text:p>
      <text:p text:style-name="P16"/>
      <text:p text:style-name="P12">If there are no longer any whitespace characters on the line, we take the remaining input string and add it to the end of our processed string (i.e. the string processed to have line breaks added to it)</text:p>
      <text:p text:style-name="P12"/>
      <text:p text:style-name="P16"><text:s text:c="4"/>if not index then</text:p>
      <text:p text:style-name="P16"><text:s text:c="6"/>return out .. from:sub(thisLineStart,-1) .. "\n"</text:p>
      <text:p text:style-name="P16"><text:s text:c="4"/>end</text:p>
      <text:p text:style-name="P16"/>
      <text:p text:style-name="P12">We need to figure out how long the current line we are processing is:</text:p>
      <text:p text:style-name="P12"/>
      <text:p text:style-name="P16"><text:s text:c="4"/>thisLineLength = thisLineLength + UTF8count(from:sub(lastIndex,index-1))</text:p>
      <text:p text:style-name="P16"/>
      <text:p text:style-name="P12">If there is a newline in the input string, we output it and begin processing a new line:</text:p>
      <text:p text:style-name="P12"/>
      <text:p text:style-name="P16"><text:s text:c="4"/>if from:sub(index,index) == "\n" then</text:p>
      <text:p text:style-name="P16"><text:s text:c="6"/>out = out .. from:sub(thisLineStart,index)</text:p>
      <text:p text:style-name="P16"><text:s text:c="6"/>thisLineStart = index + 1</text:p>
      <text:p text:style-name="P16"><text:s text:c="6"/>thisLineLength = 0</text:p>
      <text:p text:style-name="P16"><text:s text:c="4"/>end</text:p>
      <text:p text:style-name="P16"/>
      <text:p text:style-name="P12">If the current line is too long, we add a newline and begin processing a new line:</text:p>
      <text:p text:style-name="P12"/>
      <text:p text:style-name="P16"><text:s text:c="4"/>if thisLineLength &gt; len then</text:p>
      <text:p text:style-name="P16"><text:s text:c="6"/>thisLineLength = UTF8count(from:sub(lastIndex,index-1))</text:p>
      <text:p text:style-name="P16"><text:s text:c="6"/>out = out .. from:sub(thisLineStart,lastIndex) .. "\n"</text:p>
      <text:p text:style-name="P16"><text:s text:c="6"/>thisLineStart = lastIndex + 1</text:p>
      <text:p text:style-name="P16"><text:s text:c="4"/>end</text:p>
      <text:p text:style-name="P16"/>
      <text:p text:style-name="P12">We can now finish up the loop processing the input:</text:p>
      <text:p text:style-name="P12"/>
      <text:p text:style-name="P16"><text:s text:c="2"/>end</text:p>
      <text:p text:style-name="P16"/>
      <text:p text:style-name="P12">We make sure to have any remaining characters in the input string be in the output string:</text:p>
      <text:p text:style-name="P12"/>
      <text:p text:style-name="P16"><text:s text:c="2"/>return out .. from:sub(thisLineStart,-1) .. "\n"</text:p>
      <text:p text:style-name="P16">end</text:p>
      <text:p text:style-name="P4">Text processing: Generating a man page</text:p>
      <text:p text:style-name="P5"/>
      <text:p text:style-name="P12">Man pages are a universal format for Linux and UNIX documentation. Being an old tradition, they use a format from the 1970s that is rarely used today called “roff” to make man pages. It would be nice if we could take a more commonly known format, such as a subset of HTML, and convert that HTML in to a roff document to use as a man page. So, let’s look at a Lunacy script that can do that. </text:p>
      <text:p text:style-name="P12"/>
      <text:p text:style-name="P12">First, here is how the input HTML looks:</text:p>
      <text:p text:style-name="P12"/>
      <text:p text:style-name="P16">&lt;HEAD&gt;</text:p>
      <text:p text:style-name="P16">&lt;TH&gt;EXAMPLE 1 "April 2024" EXAMPLE "Example reference"&lt;/TH&gt;</text:p>
      <text:p text:style-name="P16">&lt;!-- This is a multi-line comment.</text:p>
      <text:p text:style-name="P16"><text:s text:c="5"/>This is a second line in the comment. --&gt;</text:p>
      <text:p text:style-name="P16">&lt;/HEAD&gt;</text:p>
      <text:p text:style-name="P16">&lt;BODY&gt;</text:p>
      <text:p text:style-name="P16"/>
      <text:p text:style-name="P16">&lt;H1&gt;NAME&lt;/H1&gt;</text:p>
      <text:p text:style-name="P16">Example - An example document</text:p>
      <text:p text:style-name="P16"/>
      <text:p text:style-name="P16">&lt;H1&gt;DESCRIPTION&lt;/H1&gt;</text:p>
      <text:p text:style-name="P16"/>
      <text:p text:style-name="P16">This is an example document.</text:p>
      <text:p text:style-name="P16"/>
      <text:p text:style-name="P16">&lt;P&gt;</text:p>
      <text:p text:style-name="P16"/>
      <text:p text:style-name="P16">This is a second paragraph.</text:p>
      <text:p text:style-name="P16"/>
      <text:p text:style-name="P16">&lt;p&gt;</text:p>
      <text:p text:style-name="P16"/>
      <text:p text:style-name="P16">Here are some angled brackets: &amp;lt; &amp;gt;</text:p>
      <text:p text:style-name="P16"/>
      <text:p text:style-name="P16">&lt;UL&gt;</text:p>
      <text:p text:style-name="P16">&lt;LI&gt;This is a bullet item</text:p>
      <text:p text:style-name="P16"/>
      <text:p text:style-name="P16">&lt;LI&gt;As is this</text:p>
      <text:p text:style-name="P16">&lt;/UL&gt;</text:p>
      <text:p text:style-name="P16"/>
      <text:p text:style-name="P16">&lt;B&gt;This is some bold text&lt;/B&gt;</text:p>
      <text:p text:style-name="P16">&lt;p&gt;</text:p>
      <text:p text:style-name="P16">&lt;I&gt;This is some italic text&lt;/I&gt;</text:p>
      <text:p text:style-name="P16">&lt;p&gt;</text:p>
      <text:p text:style-name="P16"/>
      <text:p text:style-name="P16">&lt;h1&gt;LICENSE&lt;/h1&gt;</text:p>
      <text:p text:style-name="P16">This example document is public domain.</text:p>
      <text:p text:style-name="P16"/>
      <text:p text:style-name="P16">&lt;/BODY&gt;&lt;/HTML&gt;</text:p>
      <text:p text:style-name="P16"/>
      <text:p text:style-name="P12">This is standard HTML, except for the unusual <text:span text:style-name="T3">&lt;TH&gt;</text:span> tag at the top which isn’t used by HTML but is needed for man pages. What we want is a script which will take HTML like this and convert it in to a man page. To get a sense of what roff looks like, on the next page we can see this example HTML-like document converted in to a roff document:</text:p>
      <text:p text:style-name="P16"><text:soft-page-break/>.\" Process this file with the following (replace filename.1)</text:p>
      <text:p text:style-name="P16">.\" preconv &lt; filename.1 | nroff -man -Tutf8</text:p>
      <text:p text:style-name="P16">.\"</text:p>
      <text:p text:style-name="P16">.TH EXAMPLE 1 "April 2024" EXAMPLE "Example reference"</text:p>
      <text:p text:style-name="P16">.\" We need the following stuff so that we can have single quotes</text:p>
      <text:p text:style-name="P16">.\" In both groff and other UNIX *roff processors</text:p>
      <text:p text:style-name="P16">.if \n(.g .mso www.tmac</text:p>
      <text:p text:style-name="P16">.ds aq \(aq</text:p>
      <text:p text:style-name="P16">.if !\n(.g .if '\(aq'' .ds aq \'</text:p>
      <text:p text:style-name="P16"/>
      <text:p text:style-name="P16"/>
      <text:p text:style-name="P16">.SH "NAME"</text:p>
      <text:p text:style-name="P16">.PP</text:p>
      <text:p text:style-name="P16">Example - An example document</text:p>
      <text:p text:style-name="P16">.SH "DESCRIPTION"</text:p>
      <text:p text:style-name="P16">.PP</text:p>
      <text:p text:style-name="P16">This is an example document.</text:p>
      <text:p text:style-name="P16">.PP</text:p>
      <text:p text:style-name="P16">This is a second paragraph.</text:p>
      <text:p text:style-name="P16">.PP</text:p>
      <text:p text:style-name="P16">Here are some angled brackets: &lt; &gt;</text:p>
      <text:p text:style-name="P16">.TP 2</text:p>
      <text:p text:style-name="P16">*</text:p>
      <text:p text:style-name="P16">This is a bullet item</text:p>
      <text:p text:style-name="P16">.TP 2</text:p>
      <text:p text:style-name="P16">*</text:p>
      <text:p text:style-name="P16">As is this</text:p>
      <text:p text:style-name="P16">.PP</text:p>
      <text:p text:style-name="P16"/>
      <text:p text:style-name="P16">.B "This is some bold text"</text:p>
      <text:p text:style-name="P16">.PP</text:p>
      <text:p text:style-name="P16">.I "This is some italic text"</text:p>
      <text:p text:style-name="P16">.PP</text:p>
      <text:p text:style-name="P16">.SH "LICENSE"</text:p>
      <text:p text:style-name="P16">.PP</text:p>
      <text:p text:style-name="P16">This example document is public domain.</text:p>
      <text:p text:style-name="P16"/>
      <text:p text:style-name="P12">As we can see, this is an unusual format. The first lines have some comments (marked by <text:span text:style-name="T3">.\"</text:span> at the beginning of the line) which indicate the nature of the document, and there are some commands for formatting the document before we hit the body of the document. Some notable commands:</text:p>
      <text:p text:style-name="P12"/>
      <text:list text:style-name="WW8Num18">
        <text:list-item>
          <text:p text:style-name="P37"><text:span text:style-name="T3">.SH</text:span> indicates the beginning of a section, and is in bold face in the rendered man page.</text:p>
        </text:list-item>
        <text:list-item>
          <text:p text:style-name="P37"><text:span text:style-name="T3">.PP</text:span> indicates the beginning of a new paragraph.</text:p>
        </text:list-item>
        <text:list-item>
          <text:p text:style-name="P37"><text:span text:style-name="T3">.B</text:span> indicates bold text</text:p>
        </text:list-item>
        <text:list-item>
          <text:p text:style-name="P37"><text:span text:style-name="T3">.I</text:span> indicates italic (underlined) text</text:p>
        </text:list-item>
        <text:list-item>
          <text:p text:style-name="P37">The <text:span text:style-name="T3">.TH</text:span> tag determines how the header and footers in the man page look</text:p>
        </text:list-item>
      </text:list>
      <text:p text:style-name="P12"/>
      <text:p text:style-name="P12">On the next page we can see how this document looks rendered as a UNIX man page:</text:p>
      <text:p text:style-name="P13"><text:span text:style-name="T6">EXAMPLE</text:span><text:span text:style-name="T3">(1) <text:s text:c="20"/>Example reference <text:s text:c="19"/></text:span><text:span text:style-name="T6">EXAMPLE</text:span><text:span text:style-name="T3">(1)</text:span></text:p>
      <text:p text:style-name="P16"/>
      <text:p text:style-name="P15">NAME</text:p>
      <text:p text:style-name="P16"><text:s text:c="7"/>Example - An example document</text:p>
      <text:p text:style-name="P16"/>
      <text:p text:style-name="P15">DESCRIPTION</text:p>
      <text:p text:style-name="P16"><text:s text:c="7"/>This is an example document.</text:p>
      <text:p text:style-name="P16"/>
      <text:p text:style-name="P16"><text:s text:c="7"/>This is a second paragraph.</text:p>
      <text:p text:style-name="P16"/>
      <text:p text:style-name="P16"><text:s text:c="7"/>Here are some angled brackets: &lt; &gt;</text:p>
      <text:p text:style-name="P16"/>
      <text:p text:style-name="P16"><text:s text:c="7"/>* This is a bullet item</text:p>
      <text:p text:style-name="P16"/>
      <text:p text:style-name="P16"><text:s text:c="7"/>* As is this</text:p>
      <text:p text:style-name="P16"/>
      <text:p text:style-name="P12"><text:span text:style-name="T3"><text:s text:c="7"/></text:span><text:span text:style-name="T4">This is some bold text</text:span></text:p>
      <text:p text:style-name="P16"/>
      <text:p text:style-name="P12"><text:span text:style-name="T3"><text:s text:c="7"/></text:span><text:span text:style-name="T6">This</text:span><text:span text:style-name="T3"> </text:span><text:span text:style-name="T6">is</text:span><text:span text:style-name="T3"> </text:span><text:span text:style-name="T6">some</text:span><text:span text:style-name="T3"> </text:span><text:span text:style-name="T6">italic</text:span><text:span text:style-name="T3"> </text:span><text:span text:style-name="T6">text</text:span></text:p>
      <text:p text:style-name="P16"/>
      <text:p text:style-name="P15">LICENSE</text:p>
      <text:p text:style-name="P16"><text:s text:c="7"/>This example document is public domain.</text:p>
      <text:p text:style-name="P16"/>
      <text:p text:style-name="P16"/>
      <text:p text:style-name="P12"><text:span text:style-name="T3">EXAMPLE <text:s text:c="26"/>April 2024 <text:s text:c="23"/></text:span><text:span text:style-name="T6">EXAMPLE</text:span><text:span text:style-name="T3">(1)</text:span></text:p>
      <text:p text:style-name="P16"/>
      <text:p text:style-name="P12">So, now that we see how a roff man page looks, both in its raw and rendered form, how do we go about converting a semi-HTML document in to a man page?</text:p>
      <text:p text:style-name="P12"/>
      <text:p text:style-name="P12">Here is a Lunacy script which uses regular expressions and other tools to perform this conversion. I will include the entire script here, along with commentary on how the code runs. Some of this code has been seen previously in this book.</text:p>
      <text:p text:style-name="P12"/>
      <text:p text:style-name="P16">-- mc() converts a string in to a case insensitive regex; mc('th') is [Tt][Hh]</text:p>
      <text:p text:style-name="P16">function mc(i)</text:p>
      <text:p text:style-name="P16"><text:s text:c="2"/>local out = ""</text:p>
      <text:p text:style-name="P16"><text:s text:c="2"/>local afterPercent = false</text:p>
      <text:p text:style-name="P16"><text:s text:c="2"/>for a=1,i:len() do</text:p>
      <text:p text:style-name="P16"><text:s text:c="4"/>seek = i:sub(a,a)</text:p>
      <text:p text:style-name="P16"><text:s text:c="4"/>-- Do not mangle anything right after a %</text:p>
      <text:p text:style-name="P16"><text:s text:c="4"/>if seek == "%" and not afterPercent then</text:p>
      <text:p text:style-name="P16"><text:s text:c="6"/>out = out .. seek</text:p>
      <text:p text:style-name="P16"><text:s text:c="6"/>afterPercent = true</text:p>
      <text:p text:style-name="P16"><text:s text:c="4"/>-- Only letters not after a % get mangled</text:p>
      <text:p text:style-name="P16"><text:s text:c="4"/>elseif seek:find("%a") and not afterPercent then</text:p>
      <text:p text:style-name="P16"><text:s text:c="6"/>out = out .. "[" .. seek:upper() .. seek:lower() .. "]"</text:p>
      <text:p text:style-name="P16"><text:s text:c="4"/>-- Other stuff is copied as is</text:p>
      <text:p text:style-name="P16"><text:s text:c="4"/>elseif seek and not afterPercent then</text:p>
      <text:p text:style-name="P16"><text:s text:c="6"/>out = out .. seek</text:p>
      <text:p text:style-name="P16"><text:s text:c="4"/>-- Everything right after a % is passed as-is</text:p>
      <text:p text:style-name="P16"><text:s text:c="4"/>elseif afterPercent then</text:p>
      <text:p text:style-name="P16"><text:s text:c="6"/>out = out .. seek</text:p>
      <text:p text:style-name="P16"><text:s text:c="6"/>afterPercent = false</text:p>
      <text:p text:style-name="P16"><text:s text:c="4"/>end</text:p>
      <text:p text:style-name="P16"><text:s text:c="2"/>end</text:p>
      <text:p text:style-name="P16"><text:soft-page-break/><text:s text:c="2"/>return out</text:p>
      <text:p text:style-name="P16">end</text:p>
      <text:p text:style-name="P16"/>
      <text:p text:style-name="P12">Since Lunacy doesn’t have support for case insensitive regular expressions, we have a function which converts a regular expression in to its case insensitive form. This function assumes that we do not put letters inside of square brackets; in cases where need to put letters inside square brackets, we don’t use this function, e.g. <text:span text:style-name="T3">"&lt;/[DdOoUu][Ll]&gt;"</text:span> is a regular expression we <text:span text:style-name="T2">don’t</text:span> run through this <text:span text:style-name="T3">mc</text:span> function.</text:p>
      <text:p text:style-name="P16"/>
      <text:p text:style-name="P16">function UTF8count(from)</text:p>
      <text:p text:style-name="P16"><text:s text:c="2"/>local count = 0</text:p>
      <text:p text:style-name="P16"><text:s text:c="2"/>if not from:find("[\128-\255]") then return from:len() end</text:p>
      <text:p text:style-name="P16"><text:s text:c="2"/>from = from:gsub("[\194-\223][\128-\191]","@")</text:p>
      <text:p text:style-name="P16"><text:s text:c="2"/>from = from:gsub("[\224-\239][\128-\191][\128-\191]","#")</text:p>
      <text:p text:style-name="P16"><text:s text:c="2"/>from = from:gsub("[\240-\247][\128-\191][\128-\191][\128-\191]","$")</text:p>
      <text:p text:style-name="P16"><text:s text:c="2"/>return from:len()</text:p>
      <text:p text:style-name="P16">end</text:p>
      <text:p text:style-name="P16"/>
      <text:p text:style-name="P12">This is a “quick and dirty” way of seeing how long a string with UTF-8 characters in it is; this function is discussed at depth in the previous chapter.</text:p>
      <text:p text:style-name="P16"/>
      <text:p text:style-name="P16">function breakLongLines(from, len)</text:p>
      <text:p text:style-name="P16"><text:s text:c="2"/>if not len then len = 72 end</text:p>
      <text:p text:style-name="P16"><text:s text:c="2"/>local out = ""</text:p>
      <text:p text:style-name="P16"><text:s text:c="2"/>local index = 1</text:p>
      <text:p text:style-name="P16"><text:s text:c="2"/>local thisLineStart = 1</text:p>
      <text:p text:style-name="P16"><text:s text:c="2"/>local thisLineLength = 0</text:p>
      <text:p text:style-name="P16"><text:s text:c="2"/>while index &lt; from:len() do</text:p>
      <text:p text:style-name="P16"><text:s text:c="4"/>lastIndex = index</text:p>
      <text:p text:style-name="P16"><text:s text:c="4"/>index = from:find("%s",index + 1)</text:p>
      <text:p text:style-name="P16"><text:s text:c="4"/>if not index then</text:p>
      <text:p text:style-name="P16"><text:s text:c="6"/>return out .. from:sub(thisLineStart,-1) .. "\n"</text:p>
      <text:p text:style-name="P16"><text:s text:c="4"/>end</text:p>
      <text:p text:style-name="P16"><text:s text:c="4"/>thisLineLength = thisLineLength + UTF8count(from:sub(lastIndex,index-1))</text:p>
      <text:p text:style-name="P16"><text:s text:c="4"/>if from:sub(index,index) == "\n" then</text:p>
      <text:p text:style-name="P16"><text:s text:c="6"/>out = out .. from:sub(thisLineStart,index)</text:p>
      <text:p text:style-name="P16"><text:s text:c="6"/>thisLineStart = index + 1</text:p>
      <text:p text:style-name="P16"><text:s text:c="6"/>thisLineLength = 0</text:p>
      <text:p text:style-name="P16"><text:s text:c="4"/>end</text:p>
      <text:p text:style-name="P16"><text:s text:c="4"/>if thisLineLength &gt; len then</text:p>
      <text:p text:style-name="P16"><text:s text:c="6"/>thisLineLength = UTF8count(from:sub(lastIndex,index-1))</text:p>
      <text:p text:style-name="P16"><text:s text:c="6"/>out = out .. from:sub(thisLineStart,lastIndex) .. "\n"</text:p>
      <text:p text:style-name="P16"><text:s text:c="6"/>thisLineStart = lastIndex + 1</text:p>
      <text:p text:style-name="P16"><text:s text:c="4"/>end</text:p>
      <text:p text:style-name="P16"><text:s text:c="2"/>end</text:p>
      <text:p text:style-name="P16"><text:s text:c="2"/>return out .. from:sub(thisLineStart,-1) .. "\n"</text:p>
      <text:p text:style-name="P16">end</text:p>
      <text:p text:style-name="P16"/>
      <text:p text:style-name="P12">This function takes a long line and breaks it, at places where there is white space, in to lines which fit on an 80 column screen. This function is discussed more at depth in the previous chapter.</text:p>
      <text:p text:style-name="P16"/>
      <text:p text:style-name="P16">-- If they give a filename as an argument try to open that file</text:p>
      <text:p text:style-name="P16">if arg[1] then</text:p>
      <text:p text:style-name="P16"><text:soft-page-break/><text:s/>fh = io.open(arg[1],"rb")</text:p>
      <text:p text:style-name="P16"><text:s/>if not fh then</text:p>
      <text:p text:style-name="P16"><text:s text:c="3"/>print("Error opening file " .. arg[1])</text:p>
      <text:p text:style-name="P16"><text:s text:c="3"/>os.exit(1)</text:p>
      <text:p text:style-name="P16"><text:s/>end</text:p>
      <text:p text:style-name="P16"><text:s/>io.input(fh)</text:p>
      <text:p text:style-name="P16"><text:s/>fhSave = fh</text:p>
      <text:p text:style-name="P16">else</text:p>
      <text:p text:style-name="P16"><text:s/>fhSave = io.stdin</text:p>
      <text:p text:style-name="P16">end</text:p>
      <text:p text:style-name="P16"/>
      <text:p text:style-name="P12">We can either specify a file on the command line or have this script process the standard input.</text:p>
      <text:p text:style-name="P12"/>
      <text:p text:style-name="P16">-- Grab input file line by line, make it one long line</text:p>
      <text:p text:style-name="P16">out = ""</text:p>
      <text:p text:style-name="P16">l = io.read()</text:p>
      <text:p text:style-name="P16">while l do</text:p>
      <text:p text:style-name="P16"><text:s text:c="2"/>out = out .. l .. " "</text:p>
      <text:p text:style-name="P16"><text:s text:c="2"/>l = io.read()</text:p>
      <text:p text:style-name="P16">end</text:p>
      <text:p text:style-name="P16"/>
      <text:p text:style-name="P12">In order to make the input semi-HTML file easier to process, we read the file and make it a single long line. We will use <text:span text:style-name="T3">breakLongLines</text:span> to convert it back in to shorter lines after processing.</text:p>
      <text:p text:style-name="P16"/>
      <text:p text:style-name="P16">-- Get rid of multiple spaces</text:p>
      <text:p text:style-name="P16">out = out:gsub("%s+"," ")</text:p>
      <text:p text:style-name="P16">out = out:gsub("\n(%s*)\n","\n")</text:p>
      <text:p text:style-name="P16"/>
      <text:p text:style-name="P12">Now that the file is a single long line, we can get rid of spaces so that multiple spaces collapse in to a single space.</text:p>
      <text:p text:style-name="P16"/>
      <text:p text:style-name="P16">-- Create heading for man page</text:p>
      <text:p text:style-name="P16">print('.\\" Process this file with the following (replace filename.1)')</text:p>
      <text:p text:style-name="P16">print('.\\" ' .. "preconv &lt; filename.1 | nroff -man -Tutf8")</text:p>
      <text:p text:style-name="P16">print('.\\"')</text:p>
      <text:p text:style-name="P16">-- The TH heading, needed by man pages, is placed here</text:p>
      <text:p text:style-name="P16">TH = nil</text:p>
      <text:p text:style-name="P16">if out:find(mc('.*&lt;th&gt;([^&lt;]*)&lt;/th&gt;.*')) then</text:p>
      <text:p text:style-name="P16"><text:s text:c="2"/>TH = out:gsub(mc('.*&lt;th&gt;([^&lt;]*)&lt;/th&gt;.*'),'%1')</text:p>
      <text:p text:style-name="P16">end</text:p>
      <text:p text:style-name="P16">if TH then</text:p>
      <text:p text:style-name="P16"><text:s text:c="2"/>print(".TH " .. TH)</text:p>
      <text:p text:style-name="P16">else</text:p>
      <text:p text:style-name="P16"><text:s text:c="2"/>print(".TH ")</text:p>
      <text:p text:style-name="P16">end</text:p>
      <text:p text:style-name="P16">print('.\\" We need the following stuff so that we can have single quotes')</text:p>
      <text:p text:style-name="P16">print('.\\" In both groff and other UNIX *roff processors')</text:p>
      <text:p text:style-name="P16">print('.if \\n(.g .mso www.tmac')</text:p>
      <text:p text:style-name="P16">print('.ds aq \\(aq')</text:p>
      <text:p text:style-name="P16">print('.if !\\n(.g .if \'\\(aq\'\' .ds aq \\\'')</text:p>
      <text:p text:style-name="P16">print("")</text:p>
      <text:p text:style-name="P16"/>
      <text:p text:style-name="P12"><text:soft-page-break/>We need a fairly long header with “black box” incantations to start off our man page. </text:p>
      <text:p text:style-name="P16"/>
      <text:p text:style-name="P16">out = out:gsub("&lt;!%-%-.-%-%-&gt;","") -- Remove HTML comments</text:p>
      <text:p text:style-name="P16"/>
      <text:p text:style-name="P12">The “<text:span text:style-name="T3">.-</text:span>” in the above regular expression means “the shortest possible regular expression which matches any character, followed by the subsequent part of the regular expression”.</text:p>
      <text:p text:style-name="P12"/>
      <text:p text:style-name="P16">out=out:gsub(mc('&lt;head&gt;.*&lt;/head&gt;'),"") -- Scrub HEAD section</text:p>
      <text:p text:style-name="P16">out=out:gsub(mc('&lt;/?body&gt;'),"") -- Scrub BODY tag</text:p>
      <text:p text:style-name="P16">out=out:gsub(mc('&lt;/?html&gt;'),"") -- Scrub HTML tag</text:p>
      <text:p text:style-name="P16"/>
      <text:p text:style-name="P12">We remove HTML comments, the head section of the document, and the HTML tags which indicate we’re in a HTML document or the body of said document, since such tags are meaningless to roff.</text:p>
      <text:p text:style-name="P16"/>
      <text:p text:style-name="P16">out=out:gsub("\\","\\\\") -- escape backslashes</text:p>
      <text:p text:style-name="P16">out=out:gsub("'",'\\(aq') -- escape quotes</text:p>
      <text:p text:style-name="P16"/>
      <text:p text:style-name="P12">Backslashes and quotes need to be escaped in roff.</text:p>
      <text:p text:style-name="P16"/>
      <text:p text:style-name="P16">out=out:gsub(mc("&lt;h1&gt;([^&lt;]*)&lt;/h1&gt;%s*"),'\n.SH "%1"\n.PP\n') -- H1</text:p>
      <text:p text:style-name="P16"/>
      <text:p text:style-name="P12">The H1 tag becomes a section header in roff, followed by a newline (<text:span text:style-name="T3">.PP</text:span>).</text:p>
      <text:p text:style-name="P16"/>
      <text:p text:style-name="P16">-- Ignore various tags</text:p>
      <text:p text:style-name="P16">out=out:gsub(mc("&lt;/?a[^&lt;]+&gt;"),"") -- A tag part 1</text:p>
      <text:p text:style-name="P16">out=out:gsub(mc("&lt;/?a&gt;"),"") -- A tag part 2</text:p>
      <text:p text:style-name="P16">out=out:gsub(mc("&lt;/?tt&gt;"),"") -- TT tag</text:p>
      <text:p text:style-name="P16">out=out:gsub("&lt;[DdOoUu][Ll]&gt;","") -- DL, OL, and UL tags removed</text:p>
      <text:p text:style-name="P16"/>
      <text:p text:style-name="P12">We scrub some other tags which are meaningless to roff. Note that the first regex really should be <text:span text:style-name="T3">"&lt;/?a[^&gt;]+&gt;"</text:span> instead of <text:span text:style-name="T3">"&lt;/?a[^&lt;]+&gt;"</text:span>, but since <text:span text:style-name="T3">&lt;&gt;</text:span> doesn’t show up in HTML very often, this is only a minor bug.</text:p>
      <text:p text:style-name="P16"/>
      <text:p text:style-name="P16">out=out:gsub(mc("&lt;hr&gt;"),'\n.PP\n.RS 28\n* * *\n.RE\n.PP\n') -- HR tag</text:p>
      <text:p text:style-name="P16"/>
      <text:p text:style-name="P12">The HR tag becomes “<text:span text:style-name="T3">* * *</text:span>” in the middle of a row.</text:p>
      <text:p text:style-name="P12"/>
      <text:p text:style-name="P16">out=out:gsub(mc("&lt;blockquote&gt;"),'\n.PP\n.RS 4\n') -- BLOCKQUOTE open</text:p>
      <text:p text:style-name="P16">out=out:gsub(mc("&lt;/blockquote&gt;"),'\n.RE\n.PP\n') -- BLOCKQUOTE close</text:p>
      <text:p text:style-name="P16"/>
      <text:p text:style-name="P12">We handle the BLOCKQUOTE tag by indenting blockquoted text in roff.</text:p>
      <text:p text:style-name="P16"/>
      <text:p text:style-name="P16">-- The B tag</text:p>
      <text:p text:style-name="P16">while out:find(mc("&lt;b&gt;([^&lt;]*)[\'\"]([^&lt;]*)&lt;/b&gt;")) do</text:p>
      <text:p text:style-name="P16"><text:s text:c="2"/>out = out:gsub(mc("&lt;b&gt;([^&lt;]*)[\'\"]([^&lt;]*)&lt;/b&gt;"),"&lt;b&gt;%1%2&lt;/b&gt;")</text:p>
      <text:p text:style-name="P16">end</text:p>
      <text:p text:style-name="P16">out=out:gsub(mc("&lt;b&gt;([^&lt;]*)&lt;/b&gt;([^%s\'\"]+)"),'\n.BR "%1" "%2"\n')</text:p>
      <text:p text:style-name="P16">out=out:gsub(mc("&lt;b&gt;([^&lt;]*)&lt;/b&gt;%s*"),'\n.B "%1"\n')</text:p>
      <text:p text:style-name="P16"/>
      <text:p text:style-name="P16">-- The I tag</text:p>
      <text:p text:style-name="P16">while out:find(mc("&lt;i&gt;([^&lt;]*)[\'\"]([^&lt;]*)&lt;/i&gt;")) do</text:p>
      <text:p text:style-name="P16"><text:s text:c="2"/>out = out:gsub(mc("&lt;i&gt;([^&lt;]*)[\'\"]([^&lt;]*)&lt;/i&gt;"),"&lt;i&gt;%1%2&lt;/i&gt;")</text:p>
      <text:p text:style-name="P16"><text:soft-page-break/>end</text:p>
      <text:p text:style-name="P16">out=out:gsub(mc("&lt;i&gt;([^&lt;]*)&lt;/i&gt;([^%s\"\']+)"),'\n.IR "%1" "%2"\n')</text:p>
      <text:p text:style-name="P12"><text:span text:style-name="T3">out=out:gsub(mc("&lt;i&gt;([^&lt;]*)&lt;/i&gt;%s*"),'\n.I "%1"\n')<text:line-break/><text:line-break/></text:span>We handle bold and italic text by converting the B (bold) and I (italic) tags in to their appropriate roff form. The <text:span text:style-name="T3">.BR</text:span> roff tag indicates bold text immediately followed, without space, by non-bold (“Roman”) text; the <text:span text:style-name="T3">.IR</text:span> roff tag is the corresponding tag for italic then Roman text. Since man pages can not have italic text, italic text is instead underlined.</text:p>
      <text:p text:style-name="P16"/>
      <text:p text:style-name="P16">-- The P tag</text:p>
      <text:p text:style-name="P16">out=out:gsub(mc("&lt;p&gt;%s*"),'\n.PP\n')</text:p>
      <text:p text:style-name="P16"/>
      <text:p text:style-name="P12">The P tag becomes a roff newline.</text:p>
      <text:p text:style-name="P16"/>
      <text:p text:style-name="P16">out=out:gsub(mc("&lt;li&gt;\n?"),'\n.TP 2\n*\n') -- The LI tag</text:p>
      <text:p text:style-name="P16"/>
      <text:p text:style-name="P12">The LI tag becomes a bulleted list item. While HTML supports both numbered lists and bulleted lists, all lists are converted in to bulleted lists by this HTML-to-roff conversion script.</text:p>
      <text:p text:style-name="P12"/>
      <text:p text:style-name="P16">out=out:gsub("&lt;/[DdOoUu][Ll]&gt;",'\n.PP\n') -- /UL, /OL, and /DL made newlines</text:p>
      <text:p text:style-name="P16"/>
      <text:p text:style-name="P12">Tags which end lists are simply converted in to newlines.</text:p>
      <text:p text:style-name="P12"/>
      <text:p text:style-name="P16">out=out:gsub("\n+(\n%.[TP]P)","%1") -- Zap empty lines before .TP or .PP roff</text:p>
      <text:p text:style-name="P16">out=out:gsub("(\n%.RE)","\n%1") -- Make RE tags look nice</text:p>
      <text:p text:style-name="P16">-- Get rid of empty lines after a .RE flag; this does not look nice</text:p>
      <text:p text:style-name="P16">out=out:gsub("(\n%.RE[^\n]+\n)\n+","%1")</text:p>
      <text:p text:style-name="P16">-- Put a newline before the .in flag; this looks nicer</text:p>
      <text:p text:style-name="P16">out=out:gsub("(\n%.in)","\n%1")</text:p>
      <text:p text:style-name="P16">-- Get rid of empty lines after a .TP or .PP flag; this never looks nice</text:p>
      <text:p text:style-name="P16">out=out:gsub("(\n%,[TP]P[^\n]+\n)\n+","%1")</text:p>
      <text:p text:style-name="P16">out=out:gsub("\n[ \t]+","\n") -- Remove leading space; confuses nroff</text:p>
      <text:p text:style-name="P16"/>
      <text:p text:style-name="P12">We do some more clean up of the generated roff output.</text:p>
      <text:p text:style-name="P12"/>
      <text:p text:style-name="P16">out=out:gsub(mc("&amp;lt;"),"&lt;") -- HTML entities </text:p>
      <text:p text:style-name="P16">out=out:gsub(mc("&amp;gt;"),"&gt;") -- HTML entities </text:p>
      <text:p text:style-name="P16">out=out:gsub(mc("&amp;amp;"),"&amp;") -- HTML entities </text:p>
      <text:p text:style-name="P16"/>
      <text:p text:style-name="P12">Since roff does not understand HTML entities, we convert them in to their literal form when converting HTML in to man page roff.</text:p>
      <text:p text:style-name="P12"/>
      <text:p text:style-name="P16">out=breakLongLines(out)</text:p>
      <text:p text:style-name="P16">print(out)</text:p>
      <text:p text:style-name="P16"/>
      <text:p text:style-name="P12">We finally split up the output roff in to lines which fit on an 80 column terminal, and output the generated roff on standard output.</text:p>
      <text:p text:style-name="P4">Some other ways Lua is used</text:p>
      <text:p text:style-name="P5"/>
      <text:p text:style-name="P12">While Lunacy is targeted as being a version of Lua used as a UNIX scripting language, being something bigger than AWK while being smaller than Perl/Python/Ruby/PHP/etc., since Lua embeds nicely in to bigger C/C++ projects there are a lot of projects out there which use Lua in some form:</text:p>
      <text:p text:style-name="P12"/>
      <text:list text:style-name="WW8Num19">
        <text:list-item>
          <text:p text:style-name="P38" loext:marker-style-name="T3">The very popular Roblox uses Luau, a Lua 5.1 variant, as its game scripting language. Luau is available as a free download at <text:span text:style-name="T3">https://luau-lang.org/</text:span></text:p>
        </text:list-item>
        <text:list-item>
          <text:p text:style-name="P38" loext:marker-style-name="T3">Redbean is a tiny web server that utilizes Lua scripting. <text:span text:style-name="T3">https://redbean.dev/</text:span></text:p>
        </text:list-item>
        <text:list-item>
          <text:p text:style-name="P38" loext:marker-style-name="T3">LOVE is a framework for making 2d games with Lua. <text:span text:style-name="T3">https://love2d.org/</text:span></text:p>
        </text:list-item>
        <text:list-item>
          <text:p text:style-name="P38" loext:marker-style-name="T3">LOVR is similar to LOVE, but is used to develop 3d games. <text:span text:style-name="T3">https://lovr.org/</text:span></text:p>
        </text:list-item>
        <text:list-item>
          <text:p text:style-name="P38" loext:marker-style-name="T3">Moonsharp is an implementation of Lua in C# for .NET projects available at <text:span text:style-name="T3">https://www.moonsharp.org/</text:span></text:p>
        </text:list-item>
        <text:list-item>
          <text:p text:style-name="P38" loext:marker-style-name="T3">Gopher Lua is an implementation of Lua in Go. <text:span text:style-name="T3">https://github.com/yuin/gopher-lua</text:span></text:p>
        </text:list-item>
        <text:list-item>
          <text:p text:style-name="P38" loext:marker-style-name="T3">Fengari is a Lua implementation in Javascript: <text:span text:style-name="T3">https://github.com/fengari-lua/fengari</text:span></text:p>
        </text:list-item>
        <text:list-item>
          <text:p text:style-name="P38" loext:marker-style-name="T3">Openresty allows the nginx web server to run Lua scripts. See the page at <text:span text:style-name="T3">https://github.com/openresty/lua-nginx-module#readme</text:span></text:p>
        </text:list-item>
        <text:list-item>
          <text:p text:style-name="P38" loext:marker-style-name="T3">Pico-8 is a fantasy console which uses Lua scripting. See<text:span text:style-name="T3"> https://www.lexaloffle.com/pico-8.php</text:span></text:p>
        </text:list-item>
        <text:list-item>
          <text:p text:style-name="P38" loext:marker-style-name="T3">TIC-80 is another fantasy console with Lua support: <text:span text:style-name="T3">https://tic80.com/</text:span></text:p>
        </text:list-item>
        <text:list-item>
          <text:p text:style-name="P38">The Oblige procedural “random” map generator for Doom uses a Lua 5.1 variant (but uses stock Lua 5.1 in earlier versions): <text:span text:style-name="T3">https://oblige.sourceforge.net/</text:span> </text:p>
        </text:list-item>
        <text:list-item>
          <text:p text:style-name="P38" loext:marker-style-name="T3">Minetest allows one to make Minecraft-like games utilizing Lua scripting: <text:span text:style-name="T3">https://www.minetest.net/</text:span></text:p>
        </text:list-item>
        <text:list-item>
          <text:p text:style-name="P38" loext:marker-style-name="T3">The Wikipedia allows one to have Lua 5.1 scripts to generate Wikipedia content. See <text:span text:style-name="T3">https://en.wikipedia.org/wiki/Wikipedia:Lua</text:span></text:p>
        </text:list-item>
        <text:list-item>
          <text:p text:style-name="P38" loext:marker-style-name="T3">Defold is another game engine which uses Lua scripting: <text:span text:style-name="T3">https://defold.com/</text:span></text:p>
        </text:list-item>
        <text:list-item>
          <text:p text:style-name="P38" loext:marker-style-name="T3">Aseprite is a pixel art drawing tool with Lua scripting: <text:span text:style-name="T3">https://aseprite.org/</text:span></text:p>
        </text:list-item>
        <text:list-item>
          <text:p text:style-name="P38" loext:marker-style-name="T3">LibreSprite is a 100% open source fork of Aseprite: <text:span text:style-name="T3">https://libresprite.github.io/</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naTermMini" svg:font-family="AnnaTermMini" style:font-family-generic="modern"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ulixtla009Sans" svg:font-family="Caulixtla009Sans" style:font-family-generic="swiss" style:font-pitch="variable"/>
    <style:font-face style:name="Caulixtla009Serif" svg:font-family="Caulixtla009Serif"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Liberation Serif" fo:font-size="12pt" fo:language="en" fo:country="US"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fo:color="#000000" loext:opacity="100%" style:font-name="Caulixtla009Serif" fo:font-family="Caulixtla009Serif" style:font-pitch="variable" fo:font-size="12pt" fo:language="en" fo:country="US" style:font-name-asian="Caulixtla009Serif" style:font-family-asian="Caulixtla009Serif" style:font-pitch-asian="variable" style:font-size-asian="12pt" style:language-asian="en" style:country-asian="US" style:font-name-complex="Caulixtla009Serif" style:font-family-complex="Caulixtla009Serif" style:font-pitch-complex="variable" style:font-size-complex="12pt" style:language-complex="en" style:country-complex="U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text">
      <loext:graphic-properties draw:fill="none" draw:fill-color="#ffffff"/>
      <style:paragraph-properties fo:margin-top="0in" fo:margin-bottom="0.0835in" style:contextual-spacing="false" fo:keep-together="always" fo:background-color="transparent" fo:keep-with-next="always"/>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font-size-complex="18pt" style:font-weight-complex="normal"/>
    </style:style>
    <style:style style:name="Heading_20_2" style:display-name="Heading 2" style:family="paragraph" style:parent-style-name="Heading_20_1" style:next-style-name="Standard" style:default-outline-level="2" style:class="text">
      <loext:graphic-properties draw:fill="none" draw:fill-color="#ffffff"/>
      <style:paragraph-properties fo:background-color="transparent"/>
      <style:text-properties fo:font-size="16pt" style:font-size-asian="16pt" style:font-size-complex="16pt"/>
    </style:style>
    <style:style style:name="Heading_20_3" style:display-name="Heading 3" style:family="paragraph" style:parent-style-name="Heading_20_2" style:next-style-name="Standard" style:default-outline-level="3" style:class="text">
      <loext:graphic-properties draw:fill="none" draw:fill-color="#ffffff"/>
      <style:paragraph-properties fo:background-color="transparent"/>
      <style:text-properties fo:font-size="14pt" style:font-size-asian="14pt"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loext:graphic-properties draw:fill="none" draw:fill-color="#ffffff"/>
      <style:paragraph-properties fo:background-color="transparent"/>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8z0"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fo:font-style="italic" style:font-style-asian="italic" style:font-style-complex="italic"/>
    </style:style>
    <style:page-layout style:name="Mpm1">
      <style:page-layout-properties fo:page-width="8.5in" fo:page-height="11in" style:num-format="1" style:print-orientation="portrait" fo:margin-top="0.3929in" fo:margin-bottom="0.7866in" fo:margin-left="0.7866in" fo:margin-right="0.786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Sam Discusses Lunacy</text:span><text:tab/><text:tab/><text:tab/><text:tab/><text:tab/><text:tab/><text:tab/><text:tab/><text:tab/>Page <text:page-number style:num-format="1" text:select-page="current">50</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6T04:21:46</meta:creation-date>
    <dc:date>2024-04-15T00:04:28.372000000</dc:date>
    <meta:print-date>2024-04-14T23:21:41.622000000</meta:print-date>
    <meta:generator>LibreOffice/7.6.6.3$Windows_X86_64 LibreOffice_project/d97b2716a9a4a2ce1391dee1765565ea469b0ae7</meta:generator>
    <meta:printed-by>PDF files</meta:printed-by>
    <meta:editing-duration>PT30M1S</meta:editing-duration>
    <meta:editing-cycles>6</meta:editing-cycles>
    <meta:document-statistic meta:table-count="0" meta:image-count="0" meta:object-count="0" meta:page-count="95" meta:paragraph-count="3126" meta:word-count="24588" meta:character-count="147513" meta:non-whitespace-character-count="121893"/>
  </office:meta>
</office:document-meta>
</file>